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7" style:family="table-cell" style:parent-style-name="Normal_32_4" style:data-style-name="N0">
      <style:table-cell-properties style:vertical-align="middle" fo:background-color="#000000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background-color="#000000"/>
      <style:text-properties fo:color="#FFFFFF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3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7.1714583333333cm"/>
    </style:style>
    <style:style style:name="co4" style:family="table-column">
      <style:table-column-properties fo:break-before="auto" style:column-width="4.25979166666667cm" style:use-optimal-column-width="true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false"/>
      <table:table table:name="Notes_and_sources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2"/>
          <table:table-cell office:value-type="string" table:style-name="ce3">
            <text:p>Notes on the data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table:number-columns-repeated="7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The data within this workbook is a reflection of Annual Data Return data, provided by forces to the Home Office, taken as a snapshot on 31 March 2016.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Subsequently, the following forces have made HMIC aware of data issues or discrepancies compared to the Home Office police workforce statistics publication: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4">
            <text:p>-<text:s/><text:span text:style-name="T1">Dorset police</text:span>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1">
          <table:table-cell table:style-name="ce2"/>
          <table:table-cell office:value-type="string" table:style-name="ce4">
            <text:p>-<text:s/><text:span text:style-name="T1">Wiltshire police</text:span>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3">
          <table:table-cell table:number-columns-repeated="16384"/>
        </table:table-row>
        <table:table-row table:style-name="ro2">
          <table:table-cell table:style-name="ce2"/>
          <table:table-cell office:value-type="string" table:style-name="ce5">
            <text:p>The 2016 Value for Money Profiles and summaries also referrence the following data sets:</text:p>
          </table:table-cell>
          <table:table-cell table:number-columns-repeated="6" table:style-name="ce4"/>
          <table:table-cell table:number-columns-repeated="16376" table:style-name="ce2"/>
        </table:table-row>
        <table:table-row table:style-name="ro2">
          <table:table-cell table:style-name="ce2"/>
          <table:table-cell office:value-type="string" table:style-name="ce4">
            <text:p>- Crime Outcomes in England and Wales 2015/16, Home Office.</text:p>
          </table:table-cell>
          <table:table-cell table:number-columns-repeated="5" table:style-name="ce4"/>
          <table:table-cell office:value-type="string" table:style-name="ce6">
            <text:p><text:a xlink:href="https://www.gov.uk/government/statistics/crime-outcomes-in-england-and-wales-2015-to-2016">www.gov.uk/government/statistics/crime-outcomes-in-england-and-wales-2015-to-2016</text:a></text:p>
          </table:table-cell>
          <table:table-cell table:number-columns-repeated="16376" table:style-name="ce2"/>
        </table:table-row>
        <table:table-row table:number-rows-repeated="1048567" table:style-name="ro3">
          <table:table-cell table:number-columns-repeated="16384"/>
        </table:table-row>
      </table:table>
      <table:table table:name="Data" table:style-name="ta1">
        <table:table-column table:style-name="co3" table:default-cell-style-name="ce2"/>
        <table:table-column table:style-name="co4" table:default-cell-style-name="ce2"/>
        <table:table-column table:style-name="co5" table:number-columns-repeated="42" table:default-cell-style-name="ce2"/>
        <table:table-column table:style-name="co2" table:number-columns-repeated="16340" table:default-cell-style-name="ce2"/>
        <table:table-row table:style-name="ro4">
          <table:table-cell office:value-type="string" table:style-name="ce7">
            <text:p>Home Office ADR data</text:p>
          </table:table-cell>
          <table:table-cell table:number-columns-repeated="16383" table:style-name="ce8"/>
        </table:table-row>
        <table:table-row table:style-name="ro2">
          <table:table-cell table:number-columns-repeated="16384"/>
        </table:table-row>
        <table:table-row table:style-name="ro5">
          <table:table-cell table:style-name="ce9"/>
          <table:table-cell office:value-type="string" table:style-name="ce10">
            <text:p>Avon and Somerset</text:p>
          </table:table-cell>
          <table:table-cell office:value-type="string" table:style-name="ce10">
            <text:p>Bedfordshire</text:p>
          </table:table-cell>
          <table:table-cell office:value-type="string" table:style-name="ce10">
            <text:p>Cambridgeshire</text:p>
          </table:table-cell>
          <table:table-cell office:value-type="string" table:style-name="ce10">
            <text:p>Cheshire</text:p>
          </table:table-cell>
          <table:table-cell office:value-type="string" table:style-name="ce10">
            <text:p>City of London</text:p>
          </table:table-cell>
          <table:table-cell office:value-type="string" table:style-name="ce10">
            <text:p>Cleveland</text:p>
          </table:table-cell>
          <table:table-cell office:value-type="string" table:style-name="ce10">
            <text:p>Cumbria</text:p>
          </table:table-cell>
          <table:table-cell office:value-type="string" table:style-name="ce10">
            <text:p>Derbyshire</text:p>
          </table:table-cell>
          <table:table-cell office:value-type="string" table:style-name="ce10">
            <text:p>Devon and Cornwall</text:p>
          </table:table-cell>
          <table:table-cell office:value-type="string" table:style-name="ce10">
            <text:p>Dorset</text:p>
          </table:table-cell>
          <table:table-cell office:value-type="string" table:style-name="ce10">
            <text:p>Durham</text:p>
          </table:table-cell>
          <table:table-cell office:value-type="string" table:style-name="ce10">
            <text:p>Dyfed-Powys</text:p>
          </table:table-cell>
          <table:table-cell office:value-type="string" table:style-name="ce10">
            <text:p>Essex</text:p>
          </table:table-cell>
          <table:table-cell office:value-type="string" table:style-name="ce10">
            <text:p>Gloucestershire</text:p>
          </table:table-cell>
          <table:table-cell office:value-type="string" table:style-name="ce10">
            <text:p>Greater Manchester</text:p>
          </table:table-cell>
          <table:table-cell office:value-type="string" table:style-name="ce10">
            <text:p>Gwent</text:p>
          </table:table-cell>
          <table:table-cell office:value-type="string" table:style-name="ce10">
            <text:p>Hampshire</text:p>
          </table:table-cell>
          <table:table-cell office:value-type="string" table:style-name="ce10">
            <text:p>Hertfordshire</text:p>
          </table:table-cell>
          <table:table-cell office:value-type="string" table:style-name="ce10">
            <text:p>Humberside</text:p>
          </table:table-cell>
          <table:table-cell office:value-type="string" table:style-name="ce10">
            <text:p>Kent</text:p>
          </table:table-cell>
          <table:table-cell office:value-type="string" table:style-name="ce10">
            <text:p>Lancashire</text:p>
          </table:table-cell>
          <table:table-cell office:value-type="string" table:style-name="ce10">
            <text:p>Leicestershire</text:p>
          </table:table-cell>
          <table:table-cell office:value-type="string" table:style-name="ce10">
            <text:p>Lincolnshire</text:p>
          </table:table-cell>
          <table:table-cell office:value-type="string" table:style-name="ce10">
            <text:p>Merseyside</text:p>
          </table:table-cell>
          <table:table-cell office:value-type="string" table:style-name="ce10">
            <text:p>Metropolitan Police</text:p>
          </table:table-cell>
          <table:table-cell office:value-type="string" table:style-name="ce10">
            <text:p>Norfolk</text:p>
          </table:table-cell>
          <table:table-cell office:value-type="string" table:style-name="ce10">
            <text:p>North Wales</text:p>
          </table:table-cell>
          <table:table-cell office:value-type="string" table:style-name="ce10">
            <text:p>North Yorkshire</text:p>
          </table:table-cell>
          <table:table-cell office:value-type="string" table:style-name="ce10">
            <text:p>Northamptonshire</text:p>
          </table:table-cell>
          <table:table-cell office:value-type="string" table:style-name="ce10">
            <text:p>Northumbria</text:p>
          </table:table-cell>
          <table:table-cell office:value-type="string" table:style-name="ce10">
            <text:p>Nottinghamshire</text:p>
          </table:table-cell>
          <table:table-cell office:value-type="string" table:style-name="ce10">
            <text:p>South Wales</text:p>
          </table:table-cell>
          <table:table-cell office:value-type="string" table:style-name="ce10">
            <text:p>South Yorkshire</text:p>
          </table:table-cell>
          <table:table-cell office:value-type="string" table:style-name="ce10">
            <text:p>Staffordshire</text:p>
          </table:table-cell>
          <table:table-cell office:value-type="string" table:style-name="ce10">
            <text:p>Suffolk</text:p>
          </table:table-cell>
          <table:table-cell office:value-type="string" table:style-name="ce10">
            <text:p>Surrey</text:p>
          </table:table-cell>
          <table:table-cell office:value-type="string" table:style-name="ce10">
            <text:p>Sussex</text:p>
          </table:table-cell>
          <table:table-cell office:value-type="string" table:style-name="ce10">
            <text:p>Thames Valley</text:p>
          </table:table-cell>
          <table:table-cell office:value-type="string" table:style-name="ce10">
            <text:p>Warwickshire</text:p>
          </table:table-cell>
          <table:table-cell office:value-type="string" table:style-name="ce10">
            <text:p>West Mercia</text:p>
          </table:table-cell>
          <table:table-cell office:value-type="string" table:style-name="ce10">
            <text:p>West Midlands</text:p>
          </table:table-cell>
          <table:table-cell office:value-type="string" table:style-name="ce10">
            <text:p>West Yorkshire</text:p>
          </table:table-cell>
          <table:table-cell office:value-type="string" table:style-name="ce10">
            <text:p>Wiltshire</text:p>
          </table:table-cell>
          <table:table-cell table:number-columns-repeated="2" table:style-name="ce11"/>
          <table:table-cell table:number-columns-repeated="16338"/>
        </table:table-row>
        <table:table-row table:style-name="ro2">
          <table:table-cell office:value-type="string" table:style-name="ce12">
            <text:p>Population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4">
            <text:p>Population (1000s) [Office of National Statistics mid-2016 estimates]</text:p>
          </table:table-cell>
          <table:table-cell office:value-type="float" office:value="1680.7149999999999" table:style-name="ce13">
            <text:p>1,681</text:p>
          </table:table-cell>
          <table:table-cell office:value-type="float" office:value="664.47900000000004" table:style-name="ce13">
            <text:p>664</text:p>
          </table:table-cell>
          <table:table-cell office:value-type="float" office:value="849.03499999999997" table:style-name="ce13">
            <text:p>849</text:p>
          </table:table-cell>
          <table:table-cell office:value-type="float" office:value="1048.087" table:style-name="ce13">
            <text:p>1,048</text:p>
          </table:table-cell>
          <table:table-cell office:value-type="float" office:value="464.101" table:style-name="ce13">
            <text:p>464</text:p>
          </table:table-cell>
          <table:table-cell office:value-type="float" office:value="564.29999999999995" table:style-name="ce13">
            <text:p>564</text:p>
          </table:table-cell>
          <table:table-cell office:value-type="float" office:value="497.90600000000001" table:style-name="ce13">
            <text:p>498</text:p>
          </table:table-cell>
          <table:table-cell office:value-type="float" office:value="1041.998" table:style-name="ce13">
            <text:p>1,042</text:p>
          </table:table-cell>
          <table:table-cell office:value-type="float" office:value="1733.9110000000001" table:style-name="ce13">
            <text:p>1,734</text:p>
          </table:table-cell>
          <table:table-cell office:value-type="float" office:value="771.88400000000001" table:style-name="ce13">
            <text:p>772</text:p>
          </table:table-cell>
          <table:table-cell office:value-type="float" office:value="627.78899999999999" table:style-name="ce13">
            <text:p>628</text:p>
          </table:table-cell>
          <table:table-cell office:value-type="float" office:value="515.87" table:style-name="ce13">
            <text:p>516</text:p>
          </table:table-cell>
          <table:table-cell office:value-type="float" office:value="1802.164" table:style-name="ce13">
            <text:p>1,802</text:p>
          </table:table-cell>
          <table:table-cell office:value-type="float" office:value="623.12900000000002" table:style-name="ce13">
            <text:p>623</text:p>
          </table:table-cell>
          <table:table-cell office:value-type="float" office:value="2782.1410000000001" table:style-name="ce13">
            <text:p>2,782</text:p>
          </table:table-cell>
          <table:table-cell office:value-type="float" office:value="584.13300000000004" table:style-name="ce13">
            <text:p>584</text:p>
          </table:table-cell>
          <table:table-cell office:value-type="float" office:value="1969.3309999999999" table:style-name="ce13">
            <text:p>1,969</text:p>
          </table:table-cell>
          <table:table-cell office:value-type="float" office:value="1176.72" table:style-name="ce13">
            <text:p>1,177</text:p>
          </table:table-cell>
          <table:table-cell office:value-type="float" office:value="927.86599999999999" table:style-name="ce13">
            <text:p>928</text:p>
          </table:table-cell>
          <table:table-cell office:value-type="float" office:value="1820.4349999999999" table:style-name="ce13">
            <text:p>1,820</text:p>
          </table:table-cell>
          <table:table-cell office:value-type="float" office:value="1485.0419999999999" table:style-name="ce13">
            <text:p>1,485</text:p>
          </table:table-cell>
          <table:table-cell office:value-type="float" office:value="1069.9059999999999" table:style-name="ce13">
            <text:p>1,070</text:p>
          </table:table-cell>
          <table:table-cell office:value-type="float" office:value="743.41300000000001" table:style-name="ce13">
            <text:p>743</text:p>
          </table:table-cell>
          <table:table-cell office:value-type="float" office:value="1406.4469999999999" table:style-name="ce13">
            <text:p>1,406</text:p>
          </table:table-cell>
          <table:table-cell office:value-type="float" office:value="8778.491" table:style-name="ce13">
            <text:p>8,778</text:p>
          </table:table-cell>
          <table:table-cell office:value-type="float" office:value="892.87" table:style-name="ce13">
            <text:p>893</text:p>
          </table:table-cell>
          <table:table-cell office:value-type="float" office:value="695.822" table:style-name="ce13">
            <text:p>696</text:p>
          </table:table-cell>
          <table:table-cell office:value-type="float" office:value="813.23299999999995" table:style-name="ce13">
            <text:p>813</text:p>
          </table:table-cell>
          <table:table-cell office:value-type="float" office:value="733.12800000000004" table:style-name="ce13">
            <text:p>733</text:p>
          </table:table-cell>
          <table:table-cell office:value-type="float" office:value="1444.759" table:style-name="ce13">
            <text:p>1,445</text:p>
          </table:table-cell>
          <table:table-cell office:value-type="float" office:value="1135.992" table:style-name="ce13">
            <text:p>1,136</text:p>
          </table:table-cell>
          <table:table-cell office:value-type="float" office:value="1317.325" table:style-name="ce13">
            <text:p>1,317</text:p>
          </table:table-cell>
          <table:table-cell office:value-type="float" office:value="1384.9690000000001" table:style-name="ce13">
            <text:p>1,385</text:p>
          </table:table-cell>
          <table:table-cell office:value-type="float" office:value="1120.348" table:style-name="ce13">
            <text:p>1,120</text:p>
          </table:table-cell>
          <table:table-cell office:value-type="float" office:value="745.274" table:style-name="ce13">
            <text:p>745</text:p>
          </table:table-cell>
          <table:table-cell office:value-type="float" office:value="1176.549" table:style-name="ce13">
            <text:p>1,177</text:p>
          </table:table-cell>
          <table:table-cell office:value-type="float" office:value="1680.7909999999999" table:style-name="ce13">
            <text:p>1,681</text:p>
          </table:table-cell>
          <table:table-cell office:value-type="float" office:value="2379.1909999999998" table:style-name="ce13">
            <text:p>2,379</text:p>
          </table:table-cell>
          <table:table-cell office:value-type="float" office:value="556.75" table:style-name="ce13">
            <text:p>557</text:p>
          </table:table-cell>
          <table:table-cell office:value-type="float" office:value="1258.711" table:style-name="ce13">
            <text:p>1,259</text:p>
          </table:table-cell>
          <table:table-cell office:value-type="float" office:value="2864.9250000000002" table:style-name="ce13">
            <text:p>2,865</text:p>
          </table:table-cell>
          <table:table-cell office:value-type="float" office:value="2299.6729999999998" table:style-name="ce13">
            <text:p>2,300</text:p>
          </table:table-cell>
          <table:table-cell office:value-type="float" office:value="706.31399999999996" table:style-name="ce13">
            <text:p>706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Officers by ran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ACPO (FTE) [ADR 502 - Workforce as of 31 March 2017]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33" table:style-name="ce13">
            <text:p>3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hief Superintendent (FTE) [ADR 502 - Workforce as of 31 March 2017]</text:p>
          </table:table-cell>
          <table:table-cell office:value-type="float" office:value="7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3" table:style-name="ce13">
            <text:p>3</text:p>
          </table:table-cell>
          <table:table-cell office:value-type="float" office:value="15" table:style-name="ce13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7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11" table:style-name="ce13">
            <text:p>11</text:p>
          </table:table-cell>
          <table:table-cell office:value-type="float" office:value="71" table:style-name="ce13">
            <text:p>71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9" table:style-name="ce13">
            <text:p>9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3" table:style-name="ce13">
            <text:p>23</text:p>
          </table:table-cell>
          <table:table-cell office:value-type="float" office:value="12" table:style-name="ce13">
            <text:p>12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uperintendent (FTE) [ADR 502 - Workforce as of 31 March 2017]</text:p>
          </table:table-cell>
          <table:table-cell office:value-type="float" office:value="20" table:style-name="ce13">
            <text:p>20</text:p>
          </table:table-cell>
          <table:table-cell office:value-type="float" office:value="13" table:style-name="ce13">
            <text:p>13</text:p>
          </table:table-cell>
          <table:table-cell office:value-type="float" office:value="14" table:style-name="ce13">
            <text:p>14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2" table:style-name="ce13">
            <text:p>12</text:p>
          </table:table-cell>
          <table:table-cell office:value-type="float" office:value="7" table:style-name="ce13">
            <text:p>7</text:p>
          </table:table-cell>
          <table:table-cell office:value-type="float" office:value="11" table:style-name="ce13">
            <text:p>11</text:p>
          </table:table-cell>
          <table:table-cell office:value-type="float" office:value="24" table:style-name="ce13">
            <text:p>24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10" table:style-name="ce13">
            <text:p>10</text:p>
          </table:table-cell>
          <table:table-cell office:value-type="float" office:value="21" table:style-name="ce13">
            <text:p>21</text:p>
          </table:table-cell>
          <table:table-cell office:value-type="float" office:value="9" table:style-name="ce13">
            <text:p>9</text:p>
          </table:table-cell>
          <table:table-cell office:value-type="float" office:value="42.8" table:style-name="ce13">
            <text:p>43</text:p>
          </table:table-cell>
          <table:table-cell office:value-type="float" office:value="11" table:style-name="ce13">
            <text:p>11</text:p>
          </table:table-cell>
          <table:table-cell office:value-type="float" office:value="25" table:style-name="ce13">
            <text:p>25</text:p>
          </table:table-cell>
          <table:table-cell office:value-type="float" office:value="12" table:style-name="ce13">
            <text:p>12</text:p>
          </table:table-cell>
          <table:table-cell office:value-type="float" office:value="17" table:style-name="ce13">
            <text:p>17</text:p>
          </table:table-cell>
          <table:table-cell office:value-type="float" office:value="19" table:style-name="ce13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7" table:style-name="ce13">
            <text:p>7</text:p>
          </table:table-cell>
          <table:table-cell office:value-type="float" office:value="10" table:style-name="ce13">
            <text:p>10</text:p>
          </table:table-cell>
          <table:table-cell office:value-type="float" office:value="29" table:style-name="ce13">
            <text:p>29</text:p>
          </table:table-cell>
          <table:table-cell office:value-type="float" office:value="202" table:style-name="ce13">
            <text:p>202</text:p>
          </table:table-cell>
          <table:table-cell office:value-type="float" office:value="14.8" table:style-name="ce13">
            <text:p>15</text:p>
          </table:table-cell>
          <table:table-cell office:value-type="float" office:value="11" table:style-name="ce13">
            <text:p>11</text:p>
          </table:table-cell>
          <table:table-cell office:value-type="float" office:value="13" table:style-name="ce13">
            <text:p>13</text:p>
          </table:table-cell>
          <table:table-cell office:value-type="float" office:value="9" table:style-name="ce13">
            <text:p>9</text:p>
          </table:table-cell>
          <table:table-cell office:value-type="float" office:value="21" table:style-name="ce13">
            <text:p>21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15" table:style-name="ce13">
            <text:p>15</text:p>
          </table:table-cell>
          <table:table-cell office:value-type="float" office:value="14" table:style-name="ce13">
            <text:p>14</text:p>
          </table:table-cell>
          <table:table-cell office:value-type="float" office:value="12" table:style-name="ce13">
            <text:p>12</text:p>
          </table:table-cell>
          <table:table-cell office:value-type="float" office:value="18" table:style-name="ce13">
            <text:p>18</text:p>
          </table:table-cell>
          <table:table-cell office:value-type="float" office:value="16" table:style-name="ce13">
            <text:p>16</text:p>
          </table:table-cell>
          <table:table-cell office:value-type="float" office:value="26" table:style-name="ce13">
            <text:p>26</text:p>
          </table:table-cell>
          <table:table-cell office:value-type="float" office:value="7" table:style-name="ce13">
            <text:p>7</text:p>
          </table:table-cell>
          <table:table-cell office:value-type="float" office:value="13" table:style-name="ce13">
            <text:p>13</text:p>
          </table:table-cell>
          <table:table-cell office:value-type="float" office:value="40" table:style-name="ce13">
            <text:p>40</text:p>
          </table:table-cell>
          <table:table-cell office:value-type="float" office:value="31" table:style-name="ce13">
            <text:p>31</text:p>
          </table:table-cell>
          <table:table-cell office:value-type="float" office:value="13.6" table:style-name="ce13">
            <text:p>1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hief Inspector (FTE) [ADR 502 - Workforce as of 31 March 2017]</text:p>
          </table:table-cell>
          <table:table-cell office:value-type="float" office:value="35" table:style-name="ce13">
            <text:p>35</text:p>
          </table:table-cell>
          <table:table-cell office:value-type="float" office:value="24.75" table:style-name="ce13">
            <text:p>25</text:p>
          </table:table-cell>
          <table:table-cell office:value-type="float" office:value="26" table:style-name="ce13">
            <text:p>26</text:p>
          </table:table-cell>
          <table:table-cell office:value-type="float" office:value="22" table:style-name="ce13">
            <text:p>22</text:p>
          </table:table-cell>
          <table:table-cell office:value-type="float" office:value="17.68" table:style-name="ce13">
            <text:p>18</text:p>
          </table:table-cell>
          <table:table-cell office:value-type="float" office:value="18.8" table:style-name="ce13">
            <text:p>19</text:p>
          </table:table-cell>
          <table:table-cell office:value-type="float" office:value="13.68" table:style-name="ce13">
            <text:p>14</text:p>
          </table:table-cell>
          <table:table-cell office:value-type="float" office:value="21" table:style-name="ce13">
            <text:p>21</text:p>
          </table:table-cell>
          <table:table-cell office:value-type="float" office:value="34" table:style-name="ce13">
            <text:p>34</text:p>
          </table:table-cell>
          <table:table-cell office:value-type="float" office:value="25" table:style-name="ce13">
            <text:p>25</text:p>
          </table:table-cell>
          <table:table-cell office:value-type="float" office:value="18" table:style-name="ce13">
            <text:p>18</text:p>
          </table:table-cell>
          <table:table-cell office:value-type="float" office:value="19" table:style-name="ce13">
            <text:p>19</text:p>
          </table:table-cell>
          <table:table-cell office:value-type="float" office:value="39" table:style-name="ce13">
            <text:p>39</text:p>
          </table:table-cell>
          <table:table-cell office:value-type="float" office:value="19" table:style-name="ce13">
            <text:p>19</text:p>
          </table:table-cell>
          <table:table-cell office:value-type="float" office:value="94" table:style-name="ce13">
            <text:p>94</text:p>
          </table:table-cell>
          <table:table-cell office:value-type="float" office:value="18" table:style-name="ce13">
            <text:p>18</text:p>
          </table:table-cell>
          <table:table-cell office:value-type="float" office:value="43" table:style-name="ce13">
            <text:p>43</text:p>
          </table:table-cell>
          <table:table-cell office:value-type="float" office:value="31.7" table:style-name="ce13">
            <text:p>32</text:p>
          </table:table-cell>
          <table:table-cell office:value-type="float" office:value="26" table:style-name="ce13">
            <text:p>26</text:p>
          </table:table-cell>
          <table:table-cell office:value-type="float" office:value="45" table:style-name="ce13">
            <text:p>45</text:p>
          </table:table-cell>
          <table:table-cell office:value-type="float" office:value="41.730000000000004" table:style-name="ce13">
            <text:p>42</text:p>
          </table:table-cell>
          <table:table-cell office:value-type="float" office:value="23" table:style-name="ce13">
            <text:p>23</text:p>
          </table:table-cell>
          <table:table-cell office:value-type="float" office:value="14" table:style-name="ce13">
            <text:p>14</text:p>
          </table:table-cell>
          <table:table-cell office:value-type="float" office:value="50" table:style-name="ce13">
            <text:p>50</text:p>
          </table:table-cell>
          <table:table-cell office:value-type="float" office:value="299.40999999999997" table:style-name="ce13">
            <text:p>299</text:p>
          </table:table-cell>
          <table:table-cell office:value-type="float" office:value="21" table:style-name="ce13">
            <text:p>21</text:p>
          </table:table-cell>
          <table:table-cell office:value-type="float" office:value="25" table:style-name="ce13">
            <text:p>25</text:p>
          </table:table-cell>
          <table:table-cell office:value-type="float" office:value="16" table:style-name="ce13">
            <text:p>16</text:p>
          </table:table-cell>
          <table:table-cell office:value-type="float" office:value="12.85" table:style-name="ce13">
            <text:p>13</text:p>
          </table:table-cell>
          <table:table-cell office:value-type="float" office:value="48" table:style-name="ce13">
            <text:p>48</text:p>
          </table:table-cell>
          <table:table-cell office:value-type="float" office:value="33" table:style-name="ce13">
            <text:p>33</text:p>
          </table:table-cell>
          <table:table-cell office:value-type="float" office:value="44" table:style-name="ce13">
            <text:p>44</text:p>
          </table:table-cell>
          <table:table-cell office:value-type="float" office:value="37.880000000000003" table:style-name="ce13">
            <text:p>38</text:p>
          </table:table-cell>
          <table:table-cell office:value-type="float" office:value="24" table:style-name="ce13">
            <text:p>24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3">
            <text:p>21</text:p>
          </table:table-cell>
          <table:table-cell office:value-type="float" office:value="39" table:style-name="ce13">
            <text:p>39</text:p>
          </table:table-cell>
          <table:table-cell office:value-type="float" office:value="52.879999999999995" table:style-name="ce13">
            <text:p>53</text:p>
          </table:table-cell>
          <table:table-cell office:value-type="float" office:value="10" table:style-name="ce13">
            <text:p>10</text:p>
          </table:table-cell>
          <table:table-cell office:value-type="float" office:value="35" table:style-name="ce13">
            <text:p>35</text:p>
          </table:table-cell>
          <table:table-cell office:value-type="float" office:value="82" table:style-name="ce13">
            <text:p>82</text:p>
          </table:table-cell>
          <table:table-cell office:value-type="float" office:value="66.87" table:style-name="ce13">
            <text:p>67</text:p>
          </table:table-cell>
          <table:table-cell office:value-type="float" office:value="4.75" table:style-name="ce13">
            <text:p>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Inspector (FTE) [ADR 502 - Workforce as of 31 March 2017]</text:p>
          </table:table-cell>
          <table:table-cell office:value-type="float" office:value="137.11000000000001" table:style-name="ce13">
            <text:p>137</text:p>
          </table:table-cell>
          <table:table-cell office:value-type="float" office:value="42.5" table:style-name="ce13">
            <text:p>43</text:p>
          </table:table-cell>
          <table:table-cell office:value-type="float" office:value="60.93" table:style-name="ce13">
            <text:p>61</text:p>
          </table:table-cell>
          <table:table-cell office:value-type="float" office:value="93.710000000000008" table:style-name="ce13">
            <text:p>94</text:p>
          </table:table-cell>
          <table:table-cell office:value-type="float" office:value="57.8" table:style-name="ce13">
            <text:p>58</text:p>
          </table:table-cell>
          <table:table-cell office:value-type="float" office:value="60.8" table:style-name="ce13">
            <text:p>61</text:p>
          </table:table-cell>
          <table:table-cell office:value-type="float" office:value="51.83" table:style-name="ce13">
            <text:p>52</text:p>
          </table:table-cell>
          <table:table-cell office:value-type="float" office:value="78" table:style-name="ce13">
            <text:p>78</text:p>
          </table:table-cell>
          <table:table-cell office:value-type="float" office:value="153.56" table:style-name="ce13">
            <text:p>154</text:p>
          </table:table-cell>
          <table:table-cell office:value-type="float" office:value="60.9" table:style-name="ce13">
            <text:p>61</text:p>
          </table:table-cell>
          <table:table-cell office:value-type="float" office:value="63.83" table:style-name="ce13">
            <text:p>64</text:p>
          </table:table-cell>
          <table:table-cell office:value-type="float" office:value="67.8" table:style-name="ce13">
            <text:p>68</text:p>
          </table:table-cell>
          <table:table-cell office:value-type="float" office:value="154.65" table:style-name="ce13">
            <text:p>155</text:p>
          </table:table-cell>
          <table:table-cell office:value-type="float" office:value="55.575000000000003" table:style-name="ce13">
            <text:p>56</text:p>
          </table:table-cell>
          <table:table-cell office:value-type="float" office:value="295.84000000000003" table:style-name="ce13">
            <text:p>296</text:p>
          </table:table-cell>
          <table:table-cell office:value-type="float" office:value="42" table:style-name="ce13">
            <text:p>42</text:p>
          </table:table-cell>
          <table:table-cell office:value-type="float" office:value="135.71" table:style-name="ce13">
            <text:p>136</text:p>
          </table:table-cell>
          <table:table-cell office:value-type="float" office:value="91.37" table:style-name="ce13">
            <text:p>91</text:p>
          </table:table-cell>
          <table:table-cell office:value-type="float" office:value="85" table:style-name="ce13">
            <text:p>85</text:p>
          </table:table-cell>
          <table:table-cell office:value-type="float" office:value="164.81" table:style-name="ce13">
            <text:p>165</text:p>
          </table:table-cell>
          <table:table-cell office:value-type="float" office:value="130.75" table:style-name="ce13">
            <text:p>131</text:p>
          </table:table-cell>
          <table:table-cell office:value-type="float" office:value="77.237499999999997" table:style-name="ce13">
            <text:p>77</text:p>
          </table:table-cell>
          <table:table-cell office:value-type="float" office:value="63" table:style-name="ce13">
            <text:p>63</text:p>
          </table:table-cell>
          <table:table-cell office:value-type="float" office:value="169.9" table:style-name="ce13">
            <text:p>170</text:p>
          </table:table-cell>
          <table:table-cell office:value-type="float" office:value="1159.7" table:style-name="ce13">
            <text:p>1,160</text:p>
          </table:table-cell>
          <table:table-cell office:value-type="float" office:value="70.430000000000007" table:style-name="ce13">
            <text:p>70</text:p>
          </table:table-cell>
          <table:table-cell office:value-type="float" office:value="65" table:style-name="ce13">
            <text:p>65</text:p>
          </table:table-cell>
          <table:table-cell office:value-type="float" office:value="77" table:style-name="ce13">
            <text:p>77</text:p>
          </table:table-cell>
          <table:table-cell office:value-type="float" office:value="52.71" table:style-name="ce13">
            <text:p>53</text:p>
          </table:table-cell>
          <table:table-cell office:value-type="float" office:value="127" table:style-name="ce13">
            <text:p>127</text:p>
          </table:table-cell>
          <table:table-cell office:value-type="float" office:value="111.32" table:style-name="ce13">
            <text:p>111</text:p>
          </table:table-cell>
          <table:table-cell office:value-type="float" office:value="129" table:style-name="ce13">
            <text:p>129</text:p>
          </table:table-cell>
          <table:table-cell office:value-type="float" office:value="102.82" table:style-name="ce13">
            <text:p>103</text:p>
          </table:table-cell>
          <table:table-cell office:value-type="float" office:value="76" table:style-name="ce13">
            <text:p>76</text:p>
          </table:table-cell>
          <table:table-cell office:value-type="float" office:value="49.6" table:style-name="ce13">
            <text:p>50</text:p>
          </table:table-cell>
          <table:table-cell office:value-type="float" office:value="97.33" table:style-name="ce13">
            <text:p>97</text:p>
          </table:table-cell>
          <table:table-cell office:value-type="float" office:value="121.28" table:style-name="ce13">
            <text:p>121</text:p>
          </table:table-cell>
          <table:table-cell office:value-type="float" office:value="182.61" table:style-name="ce13">
            <text:p>183</text:p>
          </table:table-cell>
          <table:table-cell office:value-type="float" office:value="44" table:style-name="ce13">
            <text:p>44</text:p>
          </table:table-cell>
          <table:table-cell office:value-type="float" office:value="113" table:style-name="ce13">
            <text:p>113</text:p>
          </table:table-cell>
          <table:table-cell office:value-type="float" office:value="271.11" table:style-name="ce13">
            <text:p>271</text:p>
          </table:table-cell>
          <table:table-cell office:value-type="float" office:value="219.42000000000002" table:style-name="ce13">
            <text:p>219</text:p>
          </table:table-cell>
          <table:table-cell office:value-type="float" office:value="56.96" table:style-name="ce13">
            <text:p>5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ergeant (FTE) [ADR 502 - Workforce as of 31 March 2017]</text:p>
          </table:table-cell>
          <table:table-cell office:value-type="float" office:value="388.3" table:style-name="ce13">
            <text:p>388</text:p>
          </table:table-cell>
          <table:table-cell office:value-type="float" office:value="172.78" table:style-name="ce13">
            <text:p>173</text:p>
          </table:table-cell>
          <table:table-cell office:value-type="float" office:value="226.69" table:style-name="ce13">
            <text:p>227</text:p>
          </table:table-cell>
          <table:table-cell office:value-type="float" office:value="321.27" table:style-name="ce13">
            <text:p>321</text:p>
          </table:table-cell>
          <table:table-cell office:value-type="float" office:value="117.53" table:style-name="ce13">
            <text:p>118</text:p>
          </table:table-cell>
          <table:table-cell office:value-type="float" office:value="204.01" table:style-name="ce13">
            <text:p>204</text:p>
          </table:table-cell>
          <table:table-cell office:value-type="float" office:value="182.82999999999998" table:style-name="ce13">
            <text:p>183</text:p>
          </table:table-cell>
          <table:table-cell office:value-type="float" office:value="247.49" table:style-name="ce13">
            <text:p>247</text:p>
          </table:table-cell>
          <table:table-cell office:value-type="float" office:value="519.1" table:style-name="ce13">
            <text:p>519</text:p>
          </table:table-cell>
          <table:table-cell office:value-type="float" office:value="224.76" table:style-name="ce13">
            <text:p>225</text:p>
          </table:table-cell>
          <table:table-cell office:value-type="float" office:value="153.76999999999998" table:style-name="ce13">
            <text:p>154</text:p>
          </table:table-cell>
          <table:table-cell office:value-type="float" office:value="207.48" table:style-name="ce13">
            <text:p>207</text:p>
          </table:table-cell>
          <table:table-cell office:value-type="float" office:value="409.66189999999995" table:style-name="ce13">
            <text:p>410</text:p>
          </table:table-cell>
          <table:table-cell office:value-type="float" office:value="182.02125000000001" table:style-name="ce13">
            <text:p>182</text:p>
          </table:table-cell>
          <table:table-cell office:value-type="float" office:value="1013.39" table:style-name="ce13">
            <text:p>1,013</text:p>
          </table:table-cell>
          <table:table-cell office:value-type="float" office:value="159.97999999999999" table:style-name="ce13">
            <text:p>160</text:p>
          </table:table-cell>
          <table:table-cell office:value-type="float" office:value="450.96" table:style-name="ce13">
            <text:p>451</text:p>
          </table:table-cell>
          <table:table-cell office:value-type="float" office:value="306.13" table:style-name="ce13">
            <text:p>306</text:p>
          </table:table-cell>
          <table:table-cell office:value-type="float" office:value="238.68" table:style-name="ce13">
            <text:p>239</text:p>
          </table:table-cell>
          <table:table-cell office:value-type="float" office:value="468.58880000000005" table:style-name="ce13">
            <text:p>469</text:p>
          </table:table-cell>
          <table:table-cell office:value-type="float" office:value="446.45" table:style-name="ce13">
            <text:p>446</text:p>
          </table:table-cell>
          <table:table-cell office:value-type="float" office:value="297.59999999999997" table:style-name="ce13">
            <text:p>298</text:p>
          </table:table-cell>
          <table:table-cell office:value-type="float" office:value="195.41" table:style-name="ce13">
            <text:p>195</text:p>
          </table:table-cell>
          <table:table-cell office:value-type="float" office:value="523.09" table:style-name="ce13">
            <text:p>523</text:p>
          </table:table-cell>
          <table:table-cell office:value-type="float" office:value="4504.22" table:style-name="ce13">
            <text:p>4,504</text:p>
          </table:table-cell>
          <table:table-cell office:value-type="float" office:value="263.46999999999997" table:style-name="ce13">
            <text:p>263</text:p>
          </table:table-cell>
          <table:table-cell office:value-type="float" office:value="237.7" table:style-name="ce13">
            <text:p>238</text:p>
          </table:table-cell>
          <table:table-cell office:value-type="float" office:value="235.31" table:style-name="ce13">
            <text:p>235</text:p>
          </table:table-cell>
          <table:table-cell office:value-type="float" office:value="194.79" table:style-name="ce13">
            <text:p>195</text:p>
          </table:table-cell>
          <table:table-cell office:value-type="float" office:value="432.47999999999996" table:style-name="ce13">
            <text:p>432</text:p>
          </table:table-cell>
          <table:table-cell office:value-type="float" office:value="328.54999999999995" table:style-name="ce13">
            <text:p>329</text:p>
          </table:table-cell>
          <table:table-cell office:value-type="float" office:value="468.56" table:style-name="ce13">
            <text:p>469</text:p>
          </table:table-cell>
          <table:table-cell office:value-type="float" office:value="345.69" table:style-name="ce13">
            <text:p>346</text:p>
          </table:table-cell>
          <table:table-cell office:value-type="float" office:value="282.92" table:style-name="ce13">
            <text:p>283</text:p>
          </table:table-cell>
          <table:table-cell office:value-type="float" office:value="167.36" table:style-name="ce13">
            <text:p>167</text:p>
          </table:table-cell>
          <table:table-cell office:value-type="float" office:value="350.88" table:style-name="ce13">
            <text:p>351</text:p>
          </table:table-cell>
          <table:table-cell office:value-type="float" office:value="386.79" table:style-name="ce13">
            <text:p>387</text:p>
          </table:table-cell>
          <table:table-cell office:value-type="float" office:value="648.87" table:style-name="ce13">
            <text:p>649</text:p>
          </table:table-cell>
          <table:table-cell office:value-type="float" office:value="129.59" table:style-name="ce13">
            <text:p>130</text:p>
          </table:table-cell>
          <table:table-cell office:value-type="float" office:value="347" table:style-name="ce13">
            <text:p>347</text:p>
          </table:table-cell>
          <table:table-cell office:value-type="float" office:value="988.35" table:style-name="ce13">
            <text:p>988</text:p>
          </table:table-cell>
          <table:table-cell office:value-type="float" office:value="604.65" table:style-name="ce13">
            <text:p>605</text:p>
          </table:table-cell>
          <table:table-cell office:value-type="float" office:value="173.4" table:style-name="ce13">
            <text:p>17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onstable (FTE) [ADR 502 - Workforce as of 31 March 2017]</text:p>
          </table:table-cell>
          <table:table-cell office:value-type="float" office:value="2075.9" table:style-name="ce13">
            <text:p>2,076</text:p>
          </table:table-cell>
          <table:table-cell office:value-type="float" office:value="860.06" table:style-name="ce13">
            <text:p>860</text:p>
          </table:table-cell>
          <table:table-cell office:value-type="float" office:value="1009.06" table:style-name="ce13">
            <text:p>1,009</text:p>
          </table:table-cell>
          <table:table-cell office:value-type="float" office:value="1550.66" table:style-name="ce13">
            <text:p>1,551</text:p>
          </table:table-cell>
          <table:table-cell office:value-type="float" office:value="469.48" table:style-name="ce13">
            <text:p>469</text:p>
          </table:table-cell>
          <table:table-cell office:value-type="float" office:value="979.94" table:style-name="ce13">
            <text:p>980</text:p>
          </table:table-cell>
          <table:table-cell office:value-type="float" office:value="850.18" table:style-name="ce13">
            <text:p>850</text:p>
          </table:table-cell>
          <table:table-cell office:value-type="float" office:value="1341.67" table:style-name="ce13">
            <text:p>1,342</text:p>
          </table:table-cell>
          <table:table-cell office:value-type="float" office:value="2170.5500000000002" table:style-name="ce13">
            <text:p>2,171</text:p>
          </table:table-cell>
          <table:table-cell office:value-type="float" office:value="936.3" table:style-name="ce13">
            <text:p>936</text:p>
          </table:table-cell>
          <table:table-cell office:value-type="float" office:value="894.3900000000001" table:style-name="ce13">
            <text:p>894</text:p>
          </table:table-cell>
          <table:table-cell office:value-type="float" office:value="847.56" table:style-name="ce13">
            <text:p>848</text:p>
          </table:table-cell>
          <table:table-cell office:value-type="float" office:value="2180.2788" table:style-name="ce13">
            <text:p>2,180</text:p>
          </table:table-cell>
          <table:table-cell office:value-type="float" office:value="816.03525000000013" table:style-name="ce13">
            <text:p>816</text:p>
          </table:table-cell>
          <table:table-cell office:value-type="float" office:value="4849.22" table:style-name="ce13">
            <text:p>4,849</text:p>
          </table:table-cell>
          <table:table-cell office:value-type="float" office:value="938.81999999999994" table:style-name="ce13">
            <text:p>939</text:p>
          </table:table-cell>
          <table:table-cell office:value-type="float" office:value="2231.0100000000002" table:style-name="ce13">
            <text:p>2,231</text:p>
          </table:table-cell>
          <table:table-cell office:value-type="float" office:value="1501.19" table:style-name="ce13">
            <text:p>1,501</text:p>
          </table:table-cell>
          <table:table-cell office:value-type="float" office:value="1263.1099999999999" table:style-name="ce13">
            <text:p>1,263</text:p>
          </table:table-cell>
          <table:table-cell office:value-type="float" office:value="2546.3309999999997" table:style-name="ce13">
            <text:p>2,546</text:p>
          </table:table-cell>
          <table:table-cell office:value-type="float" office:value="2197.73" table:style-name="ce13">
            <text:p>2,198</text:p>
          </table:table-cell>
          <table:table-cell office:value-type="float" office:value="1388.4749999999999" table:style-name="ce13">
            <text:p>1,388</text:p>
          </table:table-cell>
          <table:table-cell office:value-type="float" office:value="798.49" table:style-name="ce13">
            <text:p>798</text:p>
          </table:table-cell>
          <table:table-cell office:value-type="float" office:value="2750.0099999999998" table:style-name="ce13">
            <text:p>2,750</text:p>
          </table:table-cell>
          <table:table-cell office:value-type="float" office:value="25247.960000000003" table:style-name="ce13">
            <text:p>25,248</text:p>
          </table:table-cell>
          <table:table-cell office:value-type="float" office:value="1138.3800000000001" table:style-name="ce13">
            <text:p>1,138</text:p>
          </table:table-cell>
          <table:table-cell office:value-type="float" office:value="1096.71" table:style-name="ce13">
            <text:p>1,097</text:p>
          </table:table-cell>
          <table:table-cell office:value-type="float" office:value="1032.2" table:style-name="ce13">
            <text:p>1,032</text:p>
          </table:table-cell>
          <table:table-cell office:value-type="float" office:value="912.4" table:style-name="ce13">
            <text:p>912</text:p>
          </table:table-cell>
          <table:table-cell office:value-type="float" office:value="2649.1" table:style-name="ce13">
            <text:p>2,649</text:p>
          </table:table-cell>
          <table:table-cell office:value-type="float" office:value="1341.34" table:style-name="ce13">
            <text:p>1,341</text:p>
          </table:table-cell>
          <table:table-cell office:value-type="float" office:value="2228.23" table:style-name="ce13">
            <text:p>2,228</text:p>
          </table:table-cell>
          <table:table-cell office:value-type="float" office:value="1967.7799999999997" table:style-name="ce13">
            <text:p>1,968</text:p>
          </table:table-cell>
          <table:table-cell office:value-type="float" office:value="1220.6199999999999" table:style-name="ce13">
            <text:p>1,221</text:p>
          </table:table-cell>
          <table:table-cell office:value-type="float" office:value="849.6" table:style-name="ce13">
            <text:p>850</text:p>
          </table:table-cell>
          <table:table-cell office:value-type="float" office:value="1490.1599999999999" table:style-name="ce13">
            <text:p>1,490</text:p>
          </table:table-cell>
          <table:table-cell office:value-type="float" office:value="2012.02" table:style-name="ce13">
            <text:p>2,012</text:p>
          </table:table-cell>
          <table:table-cell office:value-type="float" office:value="3171.6" table:style-name="ce13">
            <text:p>3,172</text:p>
          </table:table-cell>
          <table:table-cell office:value-type="float" office:value="638.57999999999993" table:style-name="ce13">
            <text:p>639</text:p>
          </table:table-cell>
          <table:table-cell office:value-type="float" office:value="1542.3600000000001" table:style-name="ce13">
            <text:p>1,542</text:p>
          </table:table-cell>
          <table:table-cell office:value-type="float" office:value="5345.5" table:style-name="ce13">
            <text:p>5,346</text:p>
          </table:table-cell>
          <table:table-cell office:value-type="float" office:value="3780.3" table:style-name="ce13">
            <text:p>3,780</text:p>
          </table:table-cell>
          <table:table-cell office:value-type="float" office:value="729.11" table:style-name="ce13">
            <text:p>7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SO (FTE) [ADR 502 - Workforce as of 31 March 2017]</text:p>
          </table:table-cell>
          <table:table-cell office:value-type="float" office:value="315.77" table:style-name="ce13">
            <text:p>316</text:p>
          </table:table-cell>
          <table:table-cell office:value-type="float" office:value="45.7" table:style-name="ce13">
            <text:p>46</text:p>
          </table:table-cell>
          <table:table-cell office:value-type="float" office:value="136.02000000000001" table:style-name="ce13">
            <text:p>136</text:p>
          </table:table-cell>
          <table:table-cell office:value-type="float" office:value="177.56" table:style-name="ce13">
            <text:p>178</text:p>
          </table:table-cell>
          <table:table-cell office:value-type="float" office:value="12.79" table:style-name="ce13">
            <text:p>13</text:p>
          </table:table-cell>
          <table:table-cell office:value-type="float" office:value="125.32" table:style-name="ce13">
            <text:p>125</text:p>
          </table:table-cell>
          <table:table-cell office:value-type="float" office:value="88.89" table:style-name="ce13">
            <text:p>89</text:p>
          </table:table-cell>
          <table:table-cell office:value-type="float" office:value="152.22" table:style-name="ce13">
            <text:p>152</text:p>
          </table:table-cell>
          <table:table-cell office:value-type="float" office:value="311.27" table:style-name="ce13">
            <text:p>311</text:p>
          </table:table-cell>
          <table:table-cell office:value-type="float" office:value="134.86000000000001" table:style-name="ce13">
            <text:p>135</text:p>
          </table:table-cell>
          <table:table-cell office:value-type="float" office:value="141.88" table:style-name="ce13">
            <text:p>142</text:p>
          </table:table-cell>
          <table:table-cell office:value-type="float" office:value="143.32" table:style-name="ce13">
            <text:p>143</text:p>
          </table:table-cell>
          <table:table-cell office:value-type="float" office:value="96.487799999999993" table:style-name="ce13">
            <text:p>96</text:p>
          </table:table-cell>
          <table:table-cell office:value-type="float" office:value="101.63548648599999" table:style-name="ce13">
            <text:p>102</text:p>
          </table:table-cell>
          <table:table-cell office:value-type="float" office:value="600.02" table:style-name="ce13">
            <text:p>600</text:p>
          </table:table-cell>
          <table:table-cell office:value-type="float" office:value="121.99000000000001" table:style-name="ce13">
            <text:p>122</text:p>
          </table:table-cell>
          <table:table-cell office:value-type="float" office:value="384.58000000000004" table:style-name="ce13">
            <text:p>385</text:p>
          </table:table-cell>
          <table:table-cell office:value-type="float" office:value="219.31" table:style-name="ce13">
            <text:p>219</text:p>
          </table:table-cell>
          <table:table-cell office:value-type="float" office:value="250.03000000000003" table:style-name="ce13">
            <text:p>250</text:p>
          </table:table-cell>
          <table:table-cell office:value-type="float" office:value="286.93939999999998" table:style-name="ce13">
            <text:p>287</text:p>
          </table:table-cell>
          <table:table-cell office:value-type="float" office:value="274.57000000000005" table:style-name="ce13">
            <text:p>275</text:p>
          </table:table-cell>
          <table:table-cell office:value-type="float" office:value="239.74378378378378" table:style-name="ce13">
            <text:p>240</text:p>
          </table:table-cell>
          <table:table-cell office:value-type="float" office:value="105.19" table:style-name="ce13">
            <text:p>105</text:p>
          </table:table-cell>
          <table:table-cell office:value-type="float" office:value="259.83" table:style-name="ce13">
            <text:p>260</text:p>
          </table:table-cell>
          <table:table-cell office:value-type="float" office:value="1442.37" table:style-name="ce13">
            <text:p>1,442</text:p>
          </table:table-cell>
          <table:table-cell office:value-type="float" office:value="148.91" table:style-name="ce13">
            <text:p>149</text:p>
          </table:table-cell>
          <table:table-cell office:value-type="float" office:value="223.55" table:style-name="ce13">
            <text:p>224</text:p>
          </table:table-cell>
          <table:table-cell office:value-type="float" office:value="181.38" table:style-name="ce13">
            <text:p>181</text:p>
          </table:table-cell>
          <table:table-cell office:value-type="float" office:value="87.210000000000008" table:style-name="ce13">
            <text:p>87</text:p>
          </table:table-cell>
          <table:table-cell office:value-type="float" office:value="162.62" table:style-name="ce13">
            <text:p>163</text:p>
          </table:table-cell>
          <table:table-cell office:value-type="float" office:value="174.91000000000003" table:style-name="ce13">
            <text:p>175</text:p>
          </table:table-cell>
          <table:table-cell office:value-type="float" office:value="413.07" table:style-name="ce13">
            <text:p>413</text:p>
          </table:table-cell>
          <table:table-cell office:value-type="float" office:value="208.37" table:style-name="ce13">
            <text:p>208</text:p>
          </table:table-cell>
          <table:table-cell office:value-type="float" office:value="230.26" table:style-name="ce13">
            <text:p>230</text:p>
          </table:table-cell>
          <table:table-cell office:value-type="float" office:value="95.08" table:style-name="ce13">
            <text:p>95</text:p>
          </table:table-cell>
          <table:table-cell office:value-type="float" office:value="119.83" table:style-name="ce13">
            <text:p>120</text:p>
          </table:table-cell>
          <table:table-cell office:value-type="float" office:value="180.35" table:style-name="ce13">
            <text:p>180</text:p>
          </table:table-cell>
          <table:table-cell office:value-type="float" office:value="425.28999999999996" table:style-name="ce13">
            <text:p>425</text:p>
          </table:table-cell>
          <table:table-cell office:value-type="float" office:value="100.09" table:style-name="ce13">
            <text:p>100</text:p>
          </table:table-cell>
          <table:table-cell office:value-type="float" office:value="239.48000000000002" table:style-name="ce13">
            <text:p>239</text:p>
          </table:table-cell>
          <table:table-cell office:value-type="float" office:value="397.28" table:style-name="ce13">
            <text:p>397</text:p>
          </table:table-cell>
          <table:table-cell office:value-type="float" office:value="551.12" table:style-name="ce13">
            <text:p>551</text:p>
          </table:table-cell>
          <table:table-cell office:value-type="float" office:value="106.38" table:style-name="ce13">
            <text:p>10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Police staff (including s38) (FTE) [ADR 502 - Workforce as of 31 March 2017]</text:p>
          </table:table-cell>
          <table:table-cell office:value-type="float" office:value="1997.42" table:style-name="ce13">
            <text:p>1,997</text:p>
          </table:table-cell>
          <table:table-cell office:value-type="float" office:value="848.67" table:style-name="ce13">
            <text:p>849</text:p>
          </table:table-cell>
          <table:table-cell office:value-type="float" office:value="750.46" table:style-name="ce13">
            <text:p>750</text:p>
          </table:table-cell>
          <table:table-cell office:value-type="float" office:value="1316.04" table:style-name="ce13">
            <text:p>1,316</text:p>
          </table:table-cell>
          <table:table-cell office:value-type="float" office:value="403.67" table:style-name="ce13">
            <text:p>404</text:p>
          </table:table-cell>
          <table:table-cell office:value-type="float" office:value="266.7" table:style-name="ce13">
            <text:p>267</text:p>
          </table:table-cell>
          <table:table-cell office:value-type="float" office:value="565.26" table:style-name="ce13">
            <text:p>565</text:p>
          </table:table-cell>
          <table:table-cell office:value-type="float" office:value="1229.8700000000003" table:style-name="ce13">
            <text:p>1,230</text:p>
          </table:table-cell>
          <table:table-cell office:value-type="float" office:value="1465.33" table:style-name="ce13">
            <text:p>1,465</text:p>
          </table:table-cell>
          <table:table-cell office:value-type="float" office:value="1081.72" table:style-name="ce13">
            <text:p>1,082</text:p>
          </table:table-cell>
          <table:table-cell office:value-type="float" office:value="814.96" table:style-name="ce13">
            <text:p>815</text:p>
          </table:table-cell>
          <table:table-cell office:value-type="float" office:value="621.61999999999989" table:style-name="ce13">
            <text:p>622</text:p>
          </table:table-cell>
          <table:table-cell office:value-type="float" office:value="1924.7008999999985" table:style-name="ce13">
            <text:p>1,925</text:p>
          </table:table-cell>
          <table:table-cell office:value-type="float" office:value="595.40232433000006" table:style-name="ce13">
            <text:p>595</text:p>
          </table:table-cell>
          <table:table-cell office:value-type="float" office:value="3437.59" table:style-name="ce13">
            <text:p>3,438</text:p>
          </table:table-cell>
          <table:table-cell office:value-type="float" office:value="537.99" table:style-name="ce13">
            <text:p>538</text:p>
          </table:table-cell>
          <table:table-cell office:value-type="float" office:value="1725.34" table:style-name="ce13">
            <text:p>1,725</text:p>
          </table:table-cell>
          <table:table-cell office:value-type="float" office:value="1226.58" table:style-name="ce13">
            <text:p>1,227</text:p>
          </table:table-cell>
          <table:table-cell office:value-type="float" office:value="1081.33" table:style-name="ce13">
            <text:p>1,081</text:p>
          </table:table-cell>
          <table:table-cell office:value-type="float" office:value="2037.1571999999985" table:style-name="ce13">
            <text:p>2,037</text:p>
          </table:table-cell>
          <table:table-cell office:value-type="float" office:value="1706.35" table:style-name="ce13">
            <text:p>1,706</text:p>
          </table:table-cell>
          <table:table-cell office:value-type="float" office:value="1232.9778378378392" table:style-name="ce13">
            <text:p>1,233</text:p>
          </table:table-cell>
          <table:table-cell office:value-type="float" office:value="250.90000000000003" table:style-name="ce13">
            <text:p>251</text:p>
          </table:table-cell>
          <table:table-cell office:value-type="float" office:value="1772.59" table:style-name="ce13">
            <text:p>1,773</text:p>
          </table:table-cell>
          <table:table-cell office:value-type="float" office:value="8914.7900000000009" table:style-name="ce13">
            <text:p>8,915</text:p>
          </table:table-cell>
          <table:table-cell office:value-type="float" office:value="1059.5400000000002" table:style-name="ce13">
            <text:p>1,060</text:p>
          </table:table-cell>
          <table:table-cell office:value-type="float" office:value="852.83999999999992" table:style-name="ce13">
            <text:p>853</text:p>
          </table:table-cell>
          <table:table-cell office:value-type="float" office:value="1037.8699999999999" table:style-name="ce13">
            <text:p>1,038</text:p>
          </table:table-cell>
          <table:table-cell office:value-type="float" office:value="751" table:style-name="ce13">
            <text:p>751</text:p>
          </table:table-cell>
          <table:table-cell office:value-type="float" office:value="1449.32" table:style-name="ce13">
            <text:p>1,449</text:p>
          </table:table-cell>
          <table:table-cell office:value-type="float" office:value="1052.04" table:style-name="ce13">
            <text:p>1,052</text:p>
          </table:table-cell>
          <table:table-cell office:value-type="float" office:value="1689.71" table:style-name="ce13">
            <text:p>1,690</text:p>
          </table:table-cell>
          <table:table-cell office:value-type="float" office:value="1877.77" table:style-name="ce13">
            <text:p>1,878</text:p>
          </table:table-cell>
          <table:table-cell office:value-type="float" office:value="1159.48" table:style-name="ce13">
            <text:p>1,159</text:p>
          </table:table-cell>
          <table:table-cell office:value-type="float" office:value="807.87" table:style-name="ce13">
            <text:p>808</text:p>
          </table:table-cell>
          <table:table-cell office:value-type="float" office:value="1567.9299999999998" table:style-name="ce13">
            <text:p>1,568</text:p>
          </table:table-cell>
          <table:table-cell office:value-type="float" office:value="1831.4099999999999" table:style-name="ce13">
            <text:p>1,831</text:p>
          </table:table-cell>
          <table:table-cell office:value-type="float" office:value="2659.8599999999997" table:style-name="ce13">
            <text:p>2,660</text:p>
          </table:table-cell>
          <table:table-cell office:value-type="float" office:value="586.87" table:style-name="ce13">
            <text:p>587</text:p>
          </table:table-cell>
          <table:table-cell office:value-type="float" office:value="1508.65" table:style-name="ce13">
            <text:p>1,509</text:p>
          </table:table-cell>
          <table:table-cell office:value-type="float" office:value="3127.16" table:style-name="ce13">
            <text:p>3,127</text:p>
          </table:table-cell>
          <table:table-cell office:value-type="float" office:value="3317.0299999999997" table:style-name="ce13">
            <text:p>3,317</text:p>
          </table:table-cell>
          <table:table-cell office:value-type="float" office:value="869.82" table:style-name="ce13">
            <text:p>87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Traffic (FTE) [ADR 502 - Workforce as of 31 March 2017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Special (FTE) [ADR 502 - Workforce as of 31 March 2017]</text:p>
          </table:table-cell>
          <table:table-cell office:value-type="float" office:value="343" table:style-name="ce13">
            <text:p>343</text:p>
          </table:table-cell>
          <table:table-cell office:value-type="float" office:value="211" table:style-name="ce13">
            <text:p>211</text:p>
          </table:table-cell>
          <table:table-cell office:value-type="float" office:value="236" table:style-name="ce13">
            <text:p>236</text:p>
          </table:table-cell>
          <table:table-cell office:value-type="float" office:value="435" table:style-name="ce13">
            <text:p>435</text:p>
          </table:table-cell>
          <table:table-cell office:value-type="float" office:value="58" table:style-name="ce13">
            <text:p>58</text:p>
          </table:table-cell>
          <table:table-cell office:value-type="float" office:value="72" table:style-name="ce13">
            <text:p>72</text:p>
          </table:table-cell>
          <table:table-cell office:value-type="float" office:value="88" table:style-name="ce13">
            <text:p>88</text:p>
          </table:table-cell>
          <table:table-cell office:value-type="float" office:value="229" table:style-name="ce13">
            <text:p>229</text:p>
          </table:table-cell>
          <table:table-cell office:value-type="float" office:value="469" table:style-name="ce13">
            <text:p>469</text:p>
          </table:table-cell>
          <table:table-cell office:value-type="float" office:value="125" table:style-name="ce13">
            <text:p>125</text:p>
          </table:table-cell>
          <table:table-cell office:value-type="float" office:value="77" table:style-name="ce13">
            <text:p>77</text:p>
          </table:table-cell>
          <table:table-cell office:value-type="float" office:value="163" table:style-name="ce13">
            <text:p>163</text:p>
          </table:table-cell>
          <table:table-cell office:value-type="float" office:value="368" table:style-name="ce13">
            <text:p>368</text:p>
          </table:table-cell>
          <table:table-cell office:value-type="float" office:value="118" table:style-name="ce13">
            <text:p>118</text:p>
          </table:table-cell>
          <table:table-cell office:value-type="float" office:value="661" table:style-name="ce13">
            <text:p>661</text:p>
          </table:table-cell>
          <table:table-cell office:value-type="float" office:value="92" table:style-name="ce13">
            <text:p>92</text:p>
          </table:table-cell>
          <table:table-cell office:value-type="float" office:value="364" table:style-name="ce13">
            <text:p>364</text:p>
          </table:table-cell>
          <table:table-cell office:value-type="float" office:value="235" table:style-name="ce13">
            <text:p>235</text:p>
          </table:table-cell>
          <table:table-cell office:value-type="float" office:value="253" table:style-name="ce13">
            <text:p>253</text:p>
          </table:table-cell>
          <table:table-cell office:value-type="float" office:value="332" table:style-name="ce13">
            <text:p>332</text:p>
          </table:table-cell>
          <table:table-cell office:value-type="float" office:value="482" table:style-name="ce13">
            <text:p>482</text:p>
          </table:table-cell>
          <table:table-cell office:value-type="float" office:value="317" table:style-name="ce13">
            <text:p>317</text:p>
          </table:table-cell>
          <table:table-cell office:value-type="float" office:value="165" table:style-name="ce13">
            <text:p>165</text:p>
          </table:table-cell>
          <table:table-cell office:value-type="float" office:value="225" table:style-name="ce13">
            <text:p>225</text:p>
          </table:table-cell>
          <table:table-cell office:value-type="float" office:value="2661" table:style-name="ce13">
            <text:p>2,661</text:p>
          </table:table-cell>
          <table:table-cell office:value-type="float" office:value="218" table:style-name="ce13">
            <text:p>218</text:p>
          </table:table-cell>
          <table:table-cell office:value-type="float" office:value="201" table:style-name="ce13">
            <text:p>201</text:p>
          </table:table-cell>
          <table:table-cell office:value-type="float" office:value="126" table:style-name="ce13">
            <text:p>126</text:p>
          </table:table-cell>
          <table:table-cell office:value-type="float" office:value="474" table:style-name="ce13">
            <text:p>474</text:p>
          </table:table-cell>
          <table:table-cell office:value-type="float" office:value="180" table:style-name="ce13">
            <text:p>180</text:p>
          </table:table-cell>
          <table:table-cell office:value-type="float" office:value="239" table:style-name="ce13">
            <text:p>239</text:p>
          </table:table-cell>
          <table:table-cell office:value-type="float" office:value="89" table:style-name="ce13">
            <text:p>89</text:p>
          </table:table-cell>
          <table:table-cell office:value-type="float" office:value="271" table:style-name="ce13">
            <text:p>271</text:p>
          </table:table-cell>
          <table:table-cell office:value-type="float" office:value="259" table:style-name="ce13">
            <text:p>259</text:p>
          </table:table-cell>
          <table:table-cell office:value-type="float" office:value="215" table:style-name="ce13">
            <text:p>215</text:p>
          </table:table-cell>
          <table:table-cell office:value-type="float" office:value="118" table:style-name="ce13">
            <text:p>118</text:p>
          </table:table-cell>
          <table:table-cell office:value-type="float" office:value="301" table:style-name="ce13">
            <text:p>301</text:p>
          </table:table-cell>
          <table:table-cell office:value-type="float" office:value="503" table:style-name="ce13">
            <text:p>503</text:p>
          </table:table-cell>
          <table:table-cell office:value-type="float" office:value="225" table:style-name="ce13">
            <text:p>225</text:p>
          </table:table-cell>
          <table:table-cell office:value-type="float" office:value="410" table:style-name="ce13">
            <text:p>410</text:p>
          </table:table-cell>
          <table:table-cell office:value-type="float" office:value="205" table:style-name="ce13">
            <text:p>205</text:p>
          </table:table-cell>
          <table:table-cell office:value-type="float" office:value="527" table:style-name="ce13">
            <text:p>527</text:p>
          </table:table-cell>
          <table:table-cell office:value-type="float" office:value="163" table:style-name="ce13">
            <text:p>16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by rank - Contract (FTE) [ADR 502 - Workforce as of 31 March 2017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.54" table:style-name="ce13">
            <text:p>41</text:p>
          </table:table-cell>
          <table:table-cell office:value-type="float" office:value="177.57" table:style-name="ce13">
            <text:p>17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8.64" table:style-name="ce13">
            <text:p>4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.27027027027027029" table:style-name="ce13">
            <text:p>0</text:p>
          </table:table-cell>
          <table:table-cell office:value-type="float" office:value="439.2" table:style-name="ce13">
            <text:p>439</text:p>
          </table:table-cell>
          <table:table-cell office:value-type="float" office:value="90.4" table:style-name="ce13">
            <text:p>90</text:p>
          </table:table-cell>
          <table:table-cell office:value-type="float" office:value="682" table:style-name="ce13">
            <text:p>68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.08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7.69" table:style-name="ce13">
            <text:p>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590000000000003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8.1999999999999993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225.32" table:style-name="ce13">
            <text:p>2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0.95" table:style-name="ce13">
            <text:p>1,6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Join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Joiners - Officer transfers (FTE) [ADR 521 - Joiners year to 31 March 2017]</text:p>
          </table:table-cell>
          <table:table-cell office:value-type="float" office:value="49.66" table:style-name="ce13">
            <text:p>50</text:p>
          </table:table-cell>
          <table:table-cell office:value-type="float" office:value="19" table:style-name="ce13">
            <text:p>19</text:p>
          </table:table-cell>
          <table:table-cell office:value-type="float" office:value="4" table:style-name="ce13">
            <text:p>4</text:p>
          </table:table-cell>
          <table:table-cell office:value-type="float" office:value="31" table:style-name="ce13">
            <text:p>31</text:p>
          </table:table-cell>
          <table:table-cell office:value-type="float" office:value="37" table:style-name="ce13">
            <text:p>37</text:p>
          </table:table-cell>
          <table:table-cell office:value-type="float" office:value="19" table:style-name="ce13">
            <text:p>19</text:p>
          </table:table-cell>
          <table:table-cell office:value-type="float" office:value="1" table:style-name="ce13">
            <text:p>1</text:p>
          </table:table-cell>
          <table:table-cell office:value-type="float" office:value="26.92" table:style-name="ce13">
            <text:p>27</text:p>
          </table:table-cell>
          <table:table-cell office:value-type="float" office:value="11" table:style-name="ce13">
            <text:p>11</text:p>
          </table:table-cell>
          <table:table-cell office:value-type="float" office:value="42.49" table:style-name="ce13">
            <text:p>42</text:p>
          </table:table-cell>
          <table:table-cell office:value-type="float" office:value="9.6" table:style-name="ce13">
            <text:p>10</text:p>
          </table:table-cell>
          <table:table-cell office:value-type="float" office:value="14" table:style-name="ce13">
            <text:p>14</text:p>
          </table:table-cell>
          <table:table-cell office:value-type="float" office:value="7" table:style-name="ce13">
            <text:p>7</text:p>
          </table:table-cell>
          <table:table-cell office:value-type="float" office:value="42" table:style-name="ce13">
            <text:p>42</text:p>
          </table:table-cell>
          <table:table-cell office:value-type="float" office:value="123" table:style-name="ce13">
            <text:p>123</text:p>
          </table:table-cell>
          <table:table-cell office:value-type="float" office:value="0" table:style-name="ce13">
            <text:p>0</text:p>
          </table:table-cell>
          <table:table-cell office:value-type="float" office:value="58" table:style-name="ce13">
            <text:p>58</text:p>
          </table:table-cell>
          <table:table-cell office:value-type="float" office:value="14" table:style-name="ce13">
            <text:p>14</text:p>
          </table:table-cell>
          <table:table-cell office:value-type="float" office:value="16.3" table:style-name="ce13">
            <text:p>16</text:p>
          </table:table-cell>
          <table:table-cell office:value-type="float" office:value="14" table:style-name="ce13">
            <text:p>14</text:p>
          </table:table-cell>
          <table:table-cell office:value-type="float" office:value="52" table:style-name="ce13">
            <text:p>52</text:p>
          </table:table-cell>
          <table:table-cell office:value-type="float" office:value="5" table:style-name="ce13">
            <text:p>5</text:p>
          </table:table-cell>
          <table:table-cell office:value-type="float" office:value="35" table:style-name="ce13">
            <text:p>35</text:p>
          </table:table-cell>
          <table:table-cell office:value-type="float" office:value="21" table:style-name="ce13">
            <text:p>21</text:p>
          </table:table-cell>
          <table:table-cell office:value-type="float" office:value="105" table:style-name="ce13">
            <text:p>105</text:p>
          </table:table-cell>
          <table:table-cell office:value-type="float" office:value="1" table:style-name="ce13">
            <text:p>1</text:p>
          </table:table-cell>
          <table:table-cell office:value-type="float" office:value="14.68" table:style-name="ce13">
            <text:p>15</text:p>
          </table:table-cell>
          <table:table-cell office:value-type="float" office:value="39" table:style-name="ce13">
            <text:p>39</text:p>
          </table:table-cell>
          <table:table-cell office:value-type="float" office:value="8" table:style-name="ce13">
            <text:p>8</text:p>
          </table:table-cell>
          <table:table-cell office:value-type="float" office:value="6" table:style-name="ce13">
            <text:p>6</text:p>
          </table:table-cell>
          <table:table-cell office:value-type="float" office:value="8.7899999999999991" table:style-name="ce13">
            <text:p>9</text:p>
          </table:table-cell>
          <table:table-cell office:value-type="float" office:value="7" table:style-name="ce13">
            <text:p>7</text:p>
          </table:table-cell>
          <table:table-cell office:value-type="float" office:value="52" table:style-name="ce13">
            <text:p>52</text:p>
          </table:table-cell>
          <table:table-cell office:value-type="float" office:value="42" table:style-name="ce13">
            <text:p>42</text:p>
          </table:table-cell>
          <table:table-cell office:value-type="float" office:value="20" table:style-name="ce13">
            <text:p>20</text:p>
          </table:table-cell>
          <table:table-cell office:value-type="float" office:value="20" table:style-name="ce13">
            <text:p>20</text:p>
          </table:table-cell>
          <table:table-cell office:value-type="float" office:value="27.580000000000002" table:style-name="ce13">
            <text:p>28</text:p>
          </table:table-cell>
          <table:table-cell office:value-type="float" office:value="50.53" table:style-name="ce13">
            <text:p>51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32.36" table:style-name="ce13">
            <text:p>32</text:p>
          </table:table-cell>
          <table:table-cell office:value-type="float" office:value="39.53" table:style-name="ce13">
            <text:p>4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Officers (FTE) [ADR 521 - Joiners year to 31 March 2017]</text:p>
          </table:table-cell>
          <table:table-cell office:value-type="float" office:value="165.66" table:style-name="ce13">
            <text:p>166</text:p>
          </table:table-cell>
          <table:table-cell office:value-type="float" office:value="118.93" table:style-name="ce13">
            <text:p>119</text:p>
          </table:table-cell>
          <table:table-cell office:value-type="float" office:value="60" table:style-name="ce13">
            <text:p>60</text:p>
          </table:table-cell>
          <table:table-cell office:value-type="float" office:value="126" table:style-name="ce13">
            <text:p>126</text:p>
          </table:table-cell>
          <table:table-cell office:value-type="float" office:value="38" table:style-name="ce13">
            <text:p>38</text:p>
          </table:table-cell>
          <table:table-cell office:value-type="float" office:value="85" table:style-name="ce13">
            <text:p>85</text:p>
          </table:table-cell>
          <table:table-cell office:value-type="float" office:value="81" table:style-name="ce13">
            <text:p>81</text:p>
          </table:table-cell>
          <table:table-cell office:value-type="float" office:value="88.92" table:style-name="ce13">
            <text:p>89</text:p>
          </table:table-cell>
          <table:table-cell office:value-type="float" office:value="131" table:style-name="ce13">
            <text:p>131</text:p>
          </table:table-cell>
          <table:table-cell office:value-type="float" office:value="115.49000000000001" table:style-name="ce13">
            <text:p>115</text:p>
          </table:table-cell>
          <table:table-cell office:value-type="float" office:value="105.6" table:style-name="ce13">
            <text:p>106</text:p>
          </table:table-cell>
          <table:table-cell office:value-type="float" office:value="50" table:style-name="ce13">
            <text:p>50</text:p>
          </table:table-cell>
          <table:table-cell office:value-type="float" office:value="203" table:style-name="ce13">
            <text:p>203</text:p>
          </table:table-cell>
          <table:table-cell office:value-type="float" office:value="103" table:style-name="ce13">
            <text:p>103</text:p>
          </table:table-cell>
          <table:table-cell office:value-type="float" office:value="511" table:style-name="ce13">
            <text:p>511</text:p>
          </table:table-cell>
          <table:table-cell office:value-type="float" office:value="155" table:style-name="ce13">
            <text:p>155</text:p>
          </table:table-cell>
          <table:table-cell office:value-type="float" office:value="207" table:style-name="ce13">
            <text:p>207</text:p>
          </table:table-cell>
          <table:table-cell office:value-type="float" office:value="98" table:style-name="ce13">
            <text:p>98</text:p>
          </table:table-cell>
          <table:table-cell office:value-type="float" office:value="189.3" table:style-name="ce13">
            <text:p>189</text:p>
          </table:table-cell>
          <table:table-cell office:value-type="float" office:value="286" table:style-name="ce13">
            <text:p>286</text:p>
          </table:table-cell>
          <table:table-cell office:value-type="float" office:value="225.16" table:style-name="ce13">
            <text:p>225</text:p>
          </table:table-cell>
          <table:table-cell office:value-type="float" office:value="53.765000000000001" table:style-name="ce13">
            <text:p>54</text:p>
          </table:table-cell>
          <table:table-cell office:value-type="float" office:value="75" table:style-name="ce13">
            <text:p>75</text:p>
          </table:table-cell>
          <table:table-cell office:value-type="float" office:value="232" table:style-name="ce13">
            <text:p>232</text:p>
          </table:table-cell>
          <table:table-cell office:value-type="float" office:value="1470.6" table:style-name="ce13">
            <text:p>1,471</text:p>
          </table:table-cell>
          <table:table-cell office:value-type="float" office:value="79.72" table:style-name="ce13">
            <text:p>80</text:p>
          </table:table-cell>
          <table:table-cell office:value-type="float" office:value="56.68" table:style-name="ce13">
            <text:p>57</text:p>
          </table:table-cell>
          <table:table-cell office:value-type="float" office:value="163" table:style-name="ce13">
            <text:p>163</text:p>
          </table:table-cell>
          <table:table-cell office:value-type="float" office:value="58" table:style-name="ce13">
            <text:p>58</text:p>
          </table:table-cell>
          <table:table-cell office:value-type="float" office:value="134" table:style-name="ce13">
            <text:p>134</text:p>
          </table:table-cell>
          <table:table-cell office:value-type="float" office:value="29.79" table:style-name="ce13">
            <text:p>30</text:p>
          </table:table-cell>
          <table:table-cell office:value-type="float" office:value="194" table:style-name="ce13">
            <text:p>194</text:p>
          </table:table-cell>
          <table:table-cell office:value-type="float" office:value="179" table:style-name="ce13">
            <text:p>179</text:p>
          </table:table-cell>
          <table:table-cell office:value-type="float" office:value="90" table:style-name="ce13">
            <text:p>90</text:p>
          </table:table-cell>
          <table:table-cell office:value-type="float" office:value="76" table:style-name="ce13">
            <text:p>76</text:p>
          </table:table-cell>
          <table:table-cell office:value-type="float" office:value="221" table:style-name="ce13">
            <text:p>221</text:p>
          </table:table-cell>
          <table:table-cell office:value-type="float" office:value="118.58" table:style-name="ce13">
            <text:p>119</text:p>
          </table:table-cell>
          <table:table-cell office:value-type="float" office:value="189.53" table:style-name="ce13">
            <text:p>190</text:p>
          </table:table-cell>
          <table:table-cell office:value-type="float" office:value="46" table:style-name="ce13">
            <text:p>46</text:p>
          </table:table-cell>
          <table:table-cell office:value-type="float" office:value="91" table:style-name="ce13">
            <text:p>91</text:p>
          </table:table-cell>
          <table:table-cell office:value-type="float" office:value="219.36" table:style-name="ce13">
            <text:p>219</text:p>
          </table:table-cell>
          <table:table-cell office:value-type="float" office:value="557.53" table:style-name="ce13">
            <text:p>558</text:p>
          </table:table-cell>
          <table:table-cell office:value-type="float" office:value="48" table:style-name="ce13">
            <text:p>4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PCSOs (FTE) [ADR 521 - Joiners year to 31 March 2017]</text:p>
          </table:table-cell>
          <table:table-cell office:value-type="float" office:value="34" table:style-name="ce13">
            <text:p>34</text:p>
          </table:table-cell>
          <table:table-cell office:value-type="float" office:value="20" table:style-name="ce13">
            <text:p>20</text:p>
          </table:table-cell>
          <table:table-cell office:value-type="float" office:value="17" table:style-name="ce13">
            <text:p>17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16" table:style-name="ce13">
            <text:p>16</text:p>
          </table:table-cell>
          <table:table-cell office:value-type="float" office:value="21" table:style-name="ce13">
            <text:p>21</text:p>
          </table:table-cell>
          <table:table-cell office:value-type="float" office:value="32" table:style-name="ce13">
            <text:p>32</text:p>
          </table:table-cell>
          <table:table-cell office:value-type="float" office:value="19.86" table:style-name="ce13">
            <text:p>20</text:p>
          </table:table-cell>
          <table:table-cell office:value-type="float" office:value="34" table:style-name="ce13">
            <text:p>34</text:p>
          </table:table-cell>
          <table:table-cell office:value-type="float" office:value="31" table:style-name="ce13">
            <text:p>31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1" table:style-name="ce13">
            <text:p>81</text:p>
          </table:table-cell>
          <table:table-cell office:value-type="float" office:value="36" table:style-name="ce13">
            <text:p>36</text:p>
          </table:table-cell>
          <table:table-cell office:value-type="float" office:value="76" table:style-name="ce13">
            <text:p>76</text:p>
          </table:table-cell>
          <table:table-cell office:value-type="float" office:value="56" table:style-name="ce13">
            <text:p>56</text:p>
          </table:table-cell>
          <table:table-cell office:value-type="float" office:value="47.839999999999996" table:style-name="ce13">
            <text:p>48</text:p>
          </table:table-cell>
          <table:table-cell office:value-type="float" office:value="53" table:style-name="ce13">
            <text:p>53</text:p>
          </table:table-cell>
          <table:table-cell office:value-type="float" office:value="0" table:style-name="ce13">
            <text:p>0</text:p>
          </table:table-cell>
          <table:table-cell office:value-type="float" office:value="59" table:style-name="ce13">
            <text:p>5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6" table:style-name="ce13">
            <text:p>46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99" table:style-name="ce13">
            <text:p>99</text:p>
          </table:table-cell>
          <table:table-cell office:value-type="float" office:value="20" table:style-name="ce13">
            <text:p>20</text:p>
          </table:table-cell>
          <table:table-cell office:value-type="float" office:value="33" table:style-name="ce13">
            <text:p>33</text:p>
          </table:table-cell>
          <table:table-cell office:value-type="float" office:value="19" table:style-name="ce13">
            <text:p>19</text:p>
          </table:table-cell>
          <table:table-cell office:value-type="float" office:value="17" table:style-name="ce13">
            <text:p>17</text:p>
          </table:table-cell>
          <table:table-cell office:value-type="float" office:value="64" table:style-name="ce13">
            <text:p>64</text:p>
          </table:table-cell>
          <table:table-cell office:value-type="float" office:value="58" table:style-name="ce13">
            <text:p>58</text:p>
          </table:table-cell>
          <table:table-cell office:value-type="float" office:value="9.59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110" table:style-name="ce13">
            <text:p>110</text:p>
          </table:table-cell>
          <table:table-cell office:value-type="float" office:value="7" table:style-name="ce13">
            <text:p>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Joiners - Police staff (FTE) [ADR 521 - Joiners year to 31 March 2017]</text:p>
          </table:table-cell>
          <table:table-cell office:value-type="float" office:value="231.89" table:style-name="ce13">
            <text:p>232</text:p>
          </table:table-cell>
          <table:table-cell office:value-type="float" office:value="152.94999999999999" table:style-name="ce13">
            <text:p>153</text:p>
          </table:table-cell>
          <table:table-cell office:value-type="float" office:value="110.97" table:style-name="ce13">
            <text:p>111</text:p>
          </table:table-cell>
          <table:table-cell office:value-type="float" office:value="191.85" table:style-name="ce13">
            <text:p>192</text:p>
          </table:table-cell>
          <table:table-cell office:value-type="float" office:value="50.97" table:style-name="ce13">
            <text:p>51</text:p>
          </table:table-cell>
          <table:table-cell office:value-type="float" office:value="51.08" table:style-name="ce13">
            <text:p>51</text:p>
          </table:table-cell>
          <table:table-cell office:value-type="float" office:value="54.35" table:style-name="ce13">
            <text:p>54</text:p>
          </table:table-cell>
          <table:table-cell office:value-type="float" office:value="178.87" table:style-name="ce13">
            <text:p>179</text:p>
          </table:table-cell>
          <table:table-cell office:value-type="float" office:value="151.77000000000001" table:style-name="ce13">
            <text:p>152</text:p>
          </table:table-cell>
          <table:table-cell office:value-type="float" office:value="114.89999999999999" table:style-name="ce13">
            <text:p>115</text:p>
          </table:table-cell>
          <table:table-cell office:value-type="float" office:value="66.41" table:style-name="ce13">
            <text:p>66</text:p>
          </table:table-cell>
          <table:table-cell office:value-type="float" office:value="43.81" table:style-name="ce13">
            <text:p>44</text:p>
          </table:table-cell>
          <table:table-cell office:value-type="float" office:value="252.20410000000001" table:style-name="ce13">
            <text:p>252</text:p>
          </table:table-cell>
          <table:table-cell office:value-type="float" office:value="69.133783784000002" table:style-name="ce13">
            <text:p>69</text:p>
          </table:table-cell>
          <table:table-cell office:value-type="float" office:value="342.28000000000003" table:style-name="ce13">
            <text:p>342</text:p>
          </table:table-cell>
          <table:table-cell office:value-type="float" office:value="68.09" table:style-name="ce13">
            <text:p>68</text:p>
          </table:table-cell>
          <table:table-cell office:value-type="float" office:value="275.07000000000005" table:style-name="ce13">
            <text:p>275</text:p>
          </table:table-cell>
          <table:table-cell office:value-type="float" office:value="124.81" table:style-name="ce13">
            <text:p>125</text:p>
          </table:table-cell>
          <table:table-cell office:value-type="float" office:value="143.92999999999998" table:style-name="ce13">
            <text:p>144</text:p>
          </table:table-cell>
          <table:table-cell office:value-type="float" office:value="307.69990000000001" table:style-name="ce13">
            <text:p>308</text:p>
          </table:table-cell>
          <table:table-cell office:value-type="float" office:value="184.10999999999999" table:style-name="ce13">
            <text:p>184</text:p>
          </table:table-cell>
          <table:table-cell office:value-type="float" office:value="144.26486486486488" table:style-name="ce13">
            <text:p>144</text:p>
          </table:table-cell>
          <table:table-cell office:value-type="float" office:value="32.090000000000003" table:style-name="ce13">
            <text:p>32</text:p>
          </table:table-cell>
          <table:table-cell office:value-type="float" office:value="80.09" table:style-name="ce13">
            <text:p>80</text:p>
          </table:table-cell>
          <table:table-cell office:value-type="float" office:value="348.78000000000003" table:style-name="ce13">
            <text:p>349</text:p>
          </table:table-cell>
          <table:table-cell office:value-type="float" office:value="154.96" table:style-name="ce13">
            <text:p>155</text:p>
          </table:table-cell>
          <table:table-cell office:value-type="float" office:value="51.82" table:style-name="ce13">
            <text:p>52</text:p>
          </table:table-cell>
          <table:table-cell office:value-type="float" office:value="117.49000000000001" table:style-name="ce13">
            <text:p>117</text:p>
          </table:table-cell>
          <table:table-cell office:value-type="float" office:value="57.53" table:style-name="ce13">
            <text:p>58</text:p>
          </table:table-cell>
          <table:table-cell office:value-type="float" office:value="174.68" table:style-name="ce13">
            <text:p>175</text:p>
          </table:table-cell>
          <table:table-cell office:value-type="float" office:value="106.98000000000002" table:style-name="ce13">
            <text:p>107</text:p>
          </table:table-cell>
          <table:table-cell office:value-type="float" office:value="184.26" table:style-name="ce13">
            <text:p>184</text:p>
          </table:table-cell>
          <table:table-cell office:value-type="float" office:value="280.34000000000003" table:style-name="ce13">
            <text:p>280</text:p>
          </table:table-cell>
          <table:table-cell office:value-type="float" office:value="134.57999999999998" table:style-name="ce13">
            <text:p>135</text:p>
          </table:table-cell>
          <table:table-cell office:value-type="float" office:value="119.94000000000001" table:style-name="ce13">
            <text:p>120</text:p>
          </table:table-cell>
          <table:table-cell office:value-type="float" office:value="306.25" table:style-name="ce13">
            <text:p>306</text:p>
          </table:table-cell>
          <table:table-cell office:value-type="float" office:value="242.90000000000003" table:style-name="ce13">
            <text:p>243</text:p>
          </table:table-cell>
          <table:table-cell office:value-type="float" office:value="377.31" table:style-name="ce13">
            <text:p>377</text:p>
          </table:table-cell>
          <table:table-cell office:value-type="float" office:value="89.43" table:style-name="ce13">
            <text:p>89</text:p>
          </table:table-cell>
          <table:table-cell office:value-type="float" office:value="301.10000000000002" table:style-name="ce13">
            <text:p>301</text:p>
          </table:table-cell>
          <table:table-cell office:value-type="float" office:value="291.51" table:style-name="ce13">
            <text:p>292</text:p>
          </table:table-cell>
          <table:table-cell office:value-type="float" office:value="520.79999999999995" table:style-name="ce13">
            <text:p>521</text:p>
          </table:table-cell>
          <table:table-cell office:value-type="float" office:value="142.43" table:style-name="ce13">
            <text:p>142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eav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eavers - Officers (FTE) [ADR 531 - Leavers year to 31 March 2017]</text:p>
          </table:table-cell>
          <table:table-cell office:value-type="float" office:value="171.31" table:style-name="ce13">
            <text:p>171</text:p>
          </table:table-cell>
          <table:table-cell office:value-type="float" office:value="88.289999999999992" table:style-name="ce13">
            <text:p>88</text:p>
          </table:table-cell>
          <table:table-cell office:value-type="float" office:value="88.09" table:style-name="ce13">
            <text:p>88</text:p>
          </table:table-cell>
          <table:table-cell office:value-type="float" office:value="129.98000000000002" table:style-name="ce13">
            <text:p>130</text:p>
          </table:table-cell>
          <table:table-cell office:value-type="float" office:value="58.68" table:style-name="ce13">
            <text:p>59</text:p>
          </table:table-cell>
          <table:table-cell office:value-type="float" office:value="69.73" table:style-name="ce13">
            <text:p>70</text:p>
          </table:table-cell>
          <table:table-cell office:value-type="float" office:value="84.38000000000001" table:style-name="ce13">
            <text:p>84</text:p>
          </table:table-cell>
          <table:table-cell office:value-type="float" office:value="141.78" table:style-name="ce13">
            <text:p>142</text:p>
          </table:table-cell>
          <table:table-cell office:value-type="float" office:value="174.49" table:style-name="ce13">
            <text:p>174</text:p>
          </table:table-cell>
          <table:table-cell office:value-type="float" office:value="66.14" table:style-name="ce13">
            <text:p>66</text:p>
          </table:table-cell>
          <table:table-cell office:value-type="float" office:value="77.75" table:style-name="ce13">
            <text:p>78</text:p>
          </table:table-cell>
          <table:table-cell office:value-type="float" office:value="41" table:style-name="ce13">
            <text:p>41</text:p>
          </table:table-cell>
          <table:table-cell office:value-type="float" office:value="277.17" table:style-name="ce13">
            <text:p>277</text:p>
          </table:table-cell>
          <table:table-cell office:value-type="float" office:value="100.8" table:style-name="ce13">
            <text:p>101</text:p>
          </table:table-cell>
          <table:table-cell office:value-type="float" office:value="480.39" table:style-name="ce13">
            <text:p>480</text:p>
          </table:table-cell>
          <table:table-cell office:value-type="float" office:value="105.22999999999999" table:style-name="ce13">
            <text:p>105</text:p>
          </table:table-cell>
          <table:table-cell office:value-type="float" office:value="194.64" table:style-name="ce13">
            <text:p>195</text:p>
          </table:table-cell>
          <table:table-cell office:value-type="float" office:value="105.05000000000001" table:style-name="ce13">
            <text:p>105</text:p>
          </table:table-cell>
          <table:table-cell office:value-type="float" office:value="131.49" table:style-name="ce13">
            <text:p>131</text:p>
          </table:table-cell>
          <table:table-cell office:value-type="float" office:value="205.02" table:style-name="ce13">
            <text:p>205</text:p>
          </table:table-cell>
          <table:table-cell office:value-type="float" office:value="274.09999999999997" table:style-name="ce13">
            <text:p>274</text:p>
          </table:table-cell>
          <table:table-cell office:value-type="float" office:value="93.960000000000008" table:style-name="ce13">
            <text:p>94</text:p>
          </table:table-cell>
          <table:table-cell office:value-type="float" office:value="62.730000000000004" table:style-name="ce13">
            <text:p>63</text:p>
          </table:table-cell>
          <table:table-cell office:value-type="float" office:value="319.95000000000005" table:style-name="ce13">
            <text:p>320</text:p>
          </table:table-cell>
          <table:table-cell office:value-type="float" office:value="2067.3500000000004" table:style-name="ce13">
            <text:p>2,067</text:p>
          </table:table-cell>
          <table:table-cell office:value-type="float" office:value="104.24" table:style-name="ce13">
            <text:p>104</text:p>
          </table:table-cell>
          <table:table-cell office:value-type="float" office:value="92.41" table:style-name="ce13">
            <text:p>92</text:p>
          </table:table-cell>
          <table:table-cell office:value-type="float" office:value="95" table:style-name="ce13">
            <text:p>95</text:p>
          </table:table-cell>
          <table:table-cell office:value-type="float" office:value="88.41" table:style-name="ce13">
            <text:p>88</text:p>
          </table:table-cell>
          <table:table-cell office:value-type="float" office:value="204.67000000000002" table:style-name="ce13">
            <text:p>205</text:p>
          </table:table-cell>
          <table:table-cell office:value-type="float" office:value="158.81" table:style-name="ce13">
            <text:p>159</text:p>
          </table:table-cell>
          <table:table-cell office:value-type="float" office:value="166.48" table:style-name="ce13">
            <text:p>166</text:p>
          </table:table-cell>
          <table:table-cell office:value-type="float" office:value="192.23" table:style-name="ce13">
            <text:p>192</text:p>
          </table:table-cell>
          <table:table-cell office:value-type="float" office:value="121.13" table:style-name="ce13">
            <text:p>121</text:p>
          </table:table-cell>
          <table:table-cell office:value-type="float" office:value="82.789999999999992" table:style-name="ce13">
            <text:p>83</text:p>
          </table:table-cell>
          <table:table-cell office:value-type="float" office:value="165.56" table:style-name="ce13">
            <text:p>166</text:p>
          </table:table-cell>
          <table:table-cell office:value-type="float" office:value="183.95" table:style-name="ce13">
            <text:p>184</text:p>
          </table:table-cell>
          <table:table-cell office:value-type="float" office:value="327.86" table:style-name="ce13">
            <text:p>328</text:p>
          </table:table-cell>
          <table:table-cell office:value-type="float" office:value="53" table:style-name="ce13">
            <text:p>53</text:p>
          </table:table-cell>
          <table:table-cell office:value-type="float" office:value="117" table:style-name="ce13">
            <text:p>117</text:p>
          </table:table-cell>
          <table:table-cell office:value-type="float" office:value="410.08999999999992" table:style-name="ce13">
            <text:p>410</text:p>
          </table:table-cell>
          <table:table-cell office:value-type="float" office:value="295.65000000000003" table:style-name="ce13">
            <text:p>296</text:p>
          </table:table-cell>
          <table:table-cell office:value-type="float" office:value="100.1" table:style-name="ce13">
            <text:p>10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Officers (excl transfers) (FTE) [ADR 531 - Leavers year to 31 March 2017]</text:p>
          </table:table-cell>
          <table:table-cell office:value-type="float" office:value="163.63" table:style-name="ce13">
            <text:p>164</text:p>
          </table:table-cell>
          <table:table-cell office:value-type="float" office:value="81.289999999999992" table:style-name="ce13">
            <text:p>81</text:p>
          </table:table-cell>
          <table:table-cell office:value-type="float" office:value="77.59" table:style-name="ce13">
            <text:p>78</text:p>
          </table:table-cell>
          <table:table-cell office:value-type="float" office:value="108.98" table:style-name="ce13">
            <text:p>109</text:p>
          </table:table-cell>
          <table:table-cell office:value-type="float" office:value="51.68" table:style-name="ce13">
            <text:p>52</text:p>
          </table:table-cell>
          <table:table-cell office:value-type="float" office:value="65.73" table:style-name="ce13">
            <text:p>66</text:p>
          </table:table-cell>
          <table:table-cell office:value-type="float" office:value="79.38000000000001" table:style-name="ce13">
            <text:p>79</text:p>
          </table:table-cell>
          <table:table-cell office:value-type="float" office:value="121.78" table:style-name="ce13">
            <text:p>122</text:p>
          </table:table-cell>
          <table:table-cell office:value-type="float" office:value="168.49" table:style-name="ce13">
            <text:p>168</text:p>
          </table:table-cell>
          <table:table-cell office:value-type="float" office:value="61.14" table:style-name="ce13">
            <text:p>61</text:p>
          </table:table-cell>
          <table:table-cell office:value-type="float" office:value="70.75" table:style-name="ce13">
            <text:p>71</text:p>
          </table:table-cell>
          <table:table-cell office:value-type="float" office:value="40" table:style-name="ce13">
            <text:p>40</text:p>
          </table:table-cell>
          <table:table-cell office:value-type="float" office:value="207.77" table:style-name="ce13">
            <text:p>208</text:p>
          </table:table-cell>
          <table:table-cell office:value-type="float" office:value="86.8" table:style-name="ce13">
            <text:p>87</text:p>
          </table:table-cell>
          <table:table-cell office:value-type="float" office:value="403.10999999999996" table:style-name="ce13">
            <text:p>403</text:p>
          </table:table-cell>
          <table:table-cell office:value-type="float" office:value="104.22999999999999" table:style-name="ce13">
            <text:p>104</text:p>
          </table:table-cell>
          <table:table-cell office:value-type="float" office:value="147.63999999999999" table:style-name="ce13">
            <text:p>148</text:p>
          </table:table-cell>
          <table:table-cell office:value-type="float" office:value="93.300000000000011" table:style-name="ce13">
            <text:p>93</text:p>
          </table:table-cell>
          <table:table-cell office:value-type="float" office:value="125.49000000000001" table:style-name="ce13">
            <text:p>125</text:p>
          </table:table-cell>
          <table:table-cell office:value-type="float" office:value="190.02" table:style-name="ce13">
            <text:p>190</text:p>
          </table:table-cell>
          <table:table-cell office:value-type="float" office:value="266.51" table:style-name="ce13">
            <text:p>267</text:p>
          </table:table-cell>
          <table:table-cell office:value-type="float" office:value="81.960000000000008" table:style-name="ce13">
            <text:p>82</text:p>
          </table:table-cell>
          <table:table-cell office:value-type="float" office:value="53.730000000000004" table:style-name="ce13">
            <text:p>54</text:p>
          </table:table-cell>
          <table:table-cell office:value-type="float" office:value="284.12" table:style-name="ce13">
            <text:p>284</text:p>
          </table:table-cell>
          <table:table-cell office:value-type="float" office:value="1774.73" table:style-name="ce13">
            <text:p>1,775</text:p>
          </table:table-cell>
          <table:table-cell office:value-type="float" office:value="98.24" table:style-name="ce13">
            <text:p>98</text:p>
          </table:table-cell>
          <table:table-cell office:value-type="float" office:value="89.41" table:style-name="ce13">
            <text:p>89</text:p>
          </table:table-cell>
          <table:table-cell office:value-type="float" office:value="92" table:style-name="ce13">
            <text:p>92</text:p>
          </table:table-cell>
          <table:table-cell office:value-type="float" office:value="73.67" table:style-name="ce13">
            <text:p>74</text:p>
          </table:table-cell>
          <table:table-cell office:value-type="float" office:value="198.67000000000002" table:style-name="ce13">
            <text:p>199</text:p>
          </table:table-cell>
          <table:table-cell office:value-type="float" office:value="129.81" table:style-name="ce13">
            <text:p>130</text:p>
          </table:table-cell>
          <table:table-cell office:value-type="float" office:value="165.48" table:style-name="ce13">
            <text:p>165</text:p>
          </table:table-cell>
          <table:table-cell office:value-type="float" office:value="167.23" table:style-name="ce13">
            <text:p>167</text:p>
          </table:table-cell>
          <table:table-cell office:value-type="float" office:value="119.13" table:style-name="ce13">
            <text:p>119</text:p>
          </table:table-cell>
          <table:table-cell office:value-type="float" office:value="70.819999999999993" table:style-name="ce13">
            <text:p>71</text:p>
          </table:table-cell>
          <table:table-cell office:value-type="float" office:value="128.63" table:style-name="ce13">
            <text:p>129</text:p>
          </table:table-cell>
          <table:table-cell office:value-type="float" office:value="152.35" table:style-name="ce13">
            <text:p>152</text:p>
          </table:table-cell>
          <table:table-cell office:value-type="float" office:value="232.42" table:style-name="ce13">
            <text:p>232</text:p>
          </table:table-cell>
          <table:table-cell office:value-type="float" office:value="42" table:style-name="ce13">
            <text:p>42</text:p>
          </table:table-cell>
          <table:table-cell office:value-type="float" office:value="106" table:style-name="ce13">
            <text:p>106</text:p>
          </table:table-cell>
          <table:table-cell office:value-type="float" office:value="358.81999999999994" table:style-name="ce13">
            <text:p>359</text:p>
          </table:table-cell>
          <table:table-cell office:value-type="float" office:value="248.10000000000002" table:style-name="ce13">
            <text:p>248</text:p>
          </table:table-cell>
          <table:table-cell office:value-type="float" office:value="93.13" table:style-name="ce13">
            <text:p>9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PCSOs (FTE) [ADR 531 - Leavers year to 31 March 2017]</text:p>
          </table:table-cell>
          <table:table-cell office:value-type="float" office:value="23.69" table:style-name="ce13">
            <text:p>24</text:p>
          </table:table-cell>
          <table:table-cell office:value-type="float" office:value="10" table:style-name="ce13">
            <text:p>10</text:p>
          </table:table-cell>
          <table:table-cell office:value-type="float" office:value="14.94" table:style-name="ce13">
            <text:p>15</text:p>
          </table:table-cell>
          <table:table-cell office:value-type="float" office:value="37.97" table:style-name="ce13">
            <text:p>38</text:p>
          </table:table-cell>
          <table:table-cell office:value-type="float" office:value="2" table:style-name="ce13">
            <text:p>2</text:p>
          </table:table-cell>
          <table:table-cell office:value-type="float" office:value="14.57" table:style-name="ce13">
            <text:p>15</text:p>
          </table:table-cell>
          <table:table-cell office:value-type="float" office:value="13.8" table:style-name="ce13">
            <text:p>14</text:p>
          </table:table-cell>
          <table:table-cell office:value-type="float" office:value="28.240000000000002" table:style-name="ce13">
            <text:p>28</text:p>
          </table:table-cell>
          <table:table-cell office:value-type="float" office:value="33.31" table:style-name="ce13">
            <text:p>33</text:p>
          </table:table-cell>
          <table:table-cell office:value-type="float" office:value="31" table:style-name="ce13">
            <text:p>31</text:p>
          </table:table-cell>
          <table:table-cell office:value-type="float" office:value="36" table:style-name="ce13">
            <text:p>36</text:p>
          </table:table-cell>
          <table:table-cell office:value-type="float" office:value="4" table:style-name="ce13">
            <text:p>4</text:p>
          </table:table-cell>
          <table:table-cell office:value-type="float" office:value="85.18" table:style-name="ce13">
            <text:p>85</text:p>
          </table:table-cell>
          <table:table-cell office:value-type="float" office:value="14" table:style-name="ce13">
            <text:p>14</text:p>
          </table:table-cell>
          <table:table-cell office:value-type="float" office:value="137.70000000000002" table:style-name="ce13">
            <text:p>138</text:p>
          </table:table-cell>
          <table:table-cell office:value-type="float" office:value="27.26" table:style-name="ce13">
            <text:p>27</text:p>
          </table:table-cell>
          <table:table-cell office:value-type="float" office:value="55.43" table:style-name="ce13">
            <text:p>55</text:p>
          </table:table-cell>
          <table:table-cell office:value-type="float" office:value="33.450000000000003" table:style-name="ce13">
            <text:p>33</text:p>
          </table:table-cell>
          <table:table-cell office:value-type="float" office:value="44.16" table:style-name="ce13">
            <text:p>44</text:p>
          </table:table-cell>
          <table:table-cell office:value-type="float" office:value="52.190000000000005" table:style-name="ce13">
            <text:p>52</text:p>
          </table:table-cell>
          <table:table-cell office:value-type="float" office:value="84.56" table:style-name="ce13">
            <text:p>85</text:p>
          </table:table-cell>
          <table:table-cell office:value-type="float" office:value="30.88" table:style-name="ce13">
            <text:p>31</text:p>
          </table:table-cell>
          <table:table-cell office:value-type="float" office:value="28.4" table:style-name="ce13">
            <text:p>28</text:p>
          </table:table-cell>
          <table:table-cell office:value-type="float" office:value="76.95" table:style-name="ce13">
            <text:p>77</text:p>
          </table:table-cell>
          <table:table-cell office:value-type="float" office:value="148.46999999999997" table:style-name="ce13">
            <text:p>148</text:p>
          </table:table-cell>
          <table:table-cell office:value-type="float" office:value="13.77" table:style-name="ce13">
            <text:p>14</text:p>
          </table:table-cell>
          <table:table-cell office:value-type="float" office:value="7.7700000000000005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24.11" table:style-name="ce13">
            <text:p>24</text:p>
          </table:table-cell>
          <table:table-cell office:value-type="float" office:value="33" table:style-name="ce13">
            <text:p>33</text:p>
          </table:table-cell>
          <table:table-cell office:value-type="float" office:value="74.81" table:style-name="ce13">
            <text:p>75</text:p>
          </table:table-cell>
          <table:table-cell office:value-type="float" office:value="27.62" table:style-name="ce13">
            <text:p>28</text:p>
          </table:table-cell>
          <table:table-cell office:value-type="float" office:value="17.850000000000001" table:style-name="ce13">
            <text:p>18</text:p>
          </table:table-cell>
          <table:table-cell office:value-type="float" office:value="26.48" table:style-name="ce13">
            <text:p>26</text:p>
          </table:table-cell>
          <table:table-cell office:value-type="float" office:value="12.66" table:style-name="ce13">
            <text:p>13</text:p>
          </table:table-cell>
          <table:table-cell office:value-type="float" office:value="94.46" table:style-name="ce13">
            <text:p>94</text:p>
          </table:table-cell>
          <table:table-cell office:value-type="float" office:value="81.510000000000005" table:style-name="ce13">
            <text:p>82</text:p>
          </table:table-cell>
          <table:table-cell office:value-type="float" office:value="7" table:style-name="ce13">
            <text:p>7</text:p>
          </table:table-cell>
          <table:table-cell office:value-type="float" office:value="18" table:style-name="ce13">
            <text:p>18</text:p>
          </table:table-cell>
          <table:table-cell office:value-type="float" office:value="95.41" table:style-name="ce13">
            <text:p>95</text:p>
          </table:table-cell>
          <table:table-cell office:value-type="float" office:value="73.84" table:style-name="ce13">
            <text:p>74</text:p>
          </table:table-cell>
          <table:table-cell office:value-type="float" office:value="16.5" table:style-name="ce13">
            <text:p>1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avers - Police staff (FTE) [ADR 531 - Leavers year to 31 March 2017]</text:p>
          </table:table-cell>
          <table:table-cell office:value-type="float" office:value="109.93" table:style-name="ce13">
            <text:p>110</text:p>
          </table:table-cell>
          <table:table-cell office:value-type="float" office:value="131.19" table:style-name="ce13">
            <text:p>131</text:p>
          </table:table-cell>
          <table:table-cell office:value-type="float" office:value="107.27" table:style-name="ce13">
            <text:p>107</text:p>
          </table:table-cell>
          <table:table-cell office:value-type="float" office:value="133.74" table:style-name="ce13">
            <text:p>134</text:p>
          </table:table-cell>
          <table:table-cell office:value-type="float" office:value="46.74" table:style-name="ce13">
            <text:p>47</text:p>
          </table:table-cell>
          <table:table-cell office:value-type="float" office:value="17.600000000000001" table:style-name="ce13">
            <text:p>18</text:p>
          </table:table-cell>
          <table:table-cell office:value-type="float" office:value="50.94" table:style-name="ce13">
            <text:p>51</text:p>
          </table:table-cell>
          <table:table-cell office:value-type="float" office:value="110.34" table:style-name="ce13">
            <text:p>110</text:p>
          </table:table-cell>
          <table:table-cell office:value-type="float" office:value="206.79" table:style-name="ce13">
            <text:p>207</text:p>
          </table:table-cell>
          <table:table-cell office:value-type="float" office:value="92.19" table:style-name="ce13">
            <text:p>92</text:p>
          </table:table-cell>
          <table:table-cell office:value-type="float" office:value="79.38" table:style-name="ce13">
            <text:p>79</text:p>
          </table:table-cell>
          <table:table-cell office:value-type="float" office:value="16.89" table:style-name="ce13">
            <text:p>17</text:p>
          </table:table-cell>
          <table:table-cell office:value-type="float" office:value="207.61" table:style-name="ce13">
            <text:p>208</text:p>
          </table:table-cell>
          <table:table-cell office:value-type="float" office:value="77" table:style-name="ce13">
            <text:p>77</text:p>
          </table:table-cell>
          <table:table-cell office:value-type="float" office:value="346.85" table:style-name="ce13">
            <text:p>347</text:p>
          </table:table-cell>
          <table:table-cell office:value-type="float" office:value="142.67000000000002" table:style-name="ce13">
            <text:p>143</text:p>
          </table:table-cell>
          <table:table-cell office:value-type="float" office:value="207.48" table:style-name="ce13">
            <text:p>207</text:p>
          </table:table-cell>
          <table:table-cell office:value-type="float" office:value="133.42000000000002" table:style-name="ce13">
            <text:p>133</text:p>
          </table:table-cell>
          <table:table-cell office:value-type="float" office:value="163.71" table:style-name="ce13">
            <text:p>164</text:p>
          </table:table-cell>
          <table:table-cell office:value-type="float" office:value="284.46999999999997" table:style-name="ce13">
            <text:p>284</text:p>
          </table:table-cell>
          <table:table-cell office:value-type="float" office:value="139.75" table:style-name="ce13">
            <text:p>140</text:p>
          </table:table-cell>
          <table:table-cell office:value-type="float" office:value="121.96000000000001" table:style-name="ce13">
            <text:p>122</text:p>
          </table:table-cell>
          <table:table-cell office:value-type="float" office:value="34.42" table:style-name="ce13">
            <text:p>34</text:p>
          </table:table-cell>
          <table:table-cell office:value-type="float" office:value="123.71" table:style-name="ce13">
            <text:p>124</text:p>
          </table:table-cell>
          <table:table-cell office:value-type="float" office:value="1160.47" table:style-name="ce13">
            <text:p>1,160</text:p>
          </table:table-cell>
          <table:table-cell office:value-type="float" office:value="109.33" table:style-name="ce13">
            <text:p>109</text:p>
          </table:table-cell>
          <table:table-cell office:value-type="float" office:value="64.42" table:style-name="ce13">
            <text:p>64</text:p>
          </table:table-cell>
          <table:table-cell office:value-type="float" office:value="164" table:style-name="ce13">
            <text:p>164</text:p>
          </table:table-cell>
          <table:table-cell office:value-type="float" office:value="74.92" table:style-name="ce13">
            <text:p>75</text:p>
          </table:table-cell>
          <table:table-cell office:value-type="float" office:value="118.47" table:style-name="ce13">
            <text:p>118</text:p>
          </table:table-cell>
          <table:table-cell office:value-type="float" office:value="161.30000000000001" table:style-name="ce13">
            <text:p>161</text:p>
          </table:table-cell>
          <table:table-cell office:value-type="float" office:value="136.29000000000002" table:style-name="ce13">
            <text:p>136</text:p>
          </table:table-cell>
          <table:table-cell office:value-type="float" office:value="173.24" table:style-name="ce13">
            <text:p>173</text:p>
          </table:table-cell>
          <table:table-cell office:value-type="float" office:value="130.6" table:style-name="ce13">
            <text:p>131</text:p>
          </table:table-cell>
          <table:table-cell office:value-type="float" office:value="99.2" table:style-name="ce13">
            <text:p>99</text:p>
          </table:table-cell>
          <table:table-cell office:value-type="float" office:value="314.24" table:style-name="ce13">
            <text:p>314</text:p>
          </table:table-cell>
          <table:table-cell office:value-type="float" office:value="259.64" table:style-name="ce13">
            <text:p>260</text:p>
          </table:table-cell>
          <table:table-cell office:value-type="float" office:value="352.59000000000003" table:style-name="ce13">
            <text:p>353</text:p>
          </table:table-cell>
          <table:table-cell office:value-type="float" office:value="94.09" table:style-name="ce13">
            <text:p>94</text:p>
          </table:table-cell>
          <table:table-cell office:value-type="float" office:value="191.45999999999998" table:style-name="ce13">
            <text:p>191</text:p>
          </table:table-cell>
          <table:table-cell office:value-type="float" office:value="338.45" table:style-name="ce13">
            <text:p>338</text:p>
          </table:table-cell>
          <table:table-cell office:value-type="float" office:value="245.04" table:style-name="ce13">
            <text:p>245</text:p>
          </table:table-cell>
          <table:table-cell office:value-type="float" office:value="107.38" table:style-name="ce13">
            <text:p>107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Short-medium term sic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Officers (FTE) [ADR 502 - Short and medium term (28 calendar days or less) sick absence as of 31 March 2017]</text:p>
          </table:table-cell>
          <table:table-cell office:value-type="float" office:value="56" table:style-name="ce13">
            <text:p>56</text:p>
          </table:table-cell>
          <table:table-cell office:value-type="float" office:value="30.7" table:style-name="ce13">
            <text:p>31</text:p>
          </table:table-cell>
          <table:table-cell office:value-type="float" office:value="10.6" table:style-name="ce13">
            <text:p>11</text:p>
          </table:table-cell>
          <table:table-cell office:value-type="float" office:value="28.35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38.1" table:style-name="ce13">
            <text:p>38</text:p>
          </table:table-cell>
          <table:table-cell office:value-type="float" office:value="21.22" table:style-name="ce13">
            <text:p>21</text:p>
          </table:table-cell>
          <table:table-cell office:value-type="float" office:value="34.840000000000003" table:style-name="ce13">
            <text:p>35</text:p>
          </table:table-cell>
          <table:table-cell office:value-type="float" office:value="0" table:style-name="ce13">
            <text:p>0</text:p>
          </table:table-cell>
          <table:table-cell office:value-type="float" office:value="18.45" table:style-name="ce13">
            <text:p>18</text:p>
          </table:table-cell>
          <table:table-cell office:value-type="float" office:value="19" table:style-name="ce13">
            <text:p>19</text:p>
          </table:table-cell>
          <table:table-cell office:value-type="float" office:value="4.75" table:style-name="ce13">
            <text:p>5</text:p>
          </table:table-cell>
          <table:table-cell office:value-type="float" office:value="47.839399999999998" table:style-name="ce13">
            <text:p>48</text:p>
          </table:table-cell>
          <table:table-cell office:value-type="float" office:value="34.8675" table:style-name="ce13">
            <text:p>35</text:p>
          </table:table-cell>
          <table:table-cell office:value-type="float" office:value="162" table:style-name="ce13">
            <text:p>162</text:p>
          </table:table-cell>
          <table:table-cell office:value-type="string" table:style-name="ce13">
            <text:p>n/a</text:p>
          </table:table-cell>
          <table:table-cell office:value-type="float" office:value="55.769999999999996" table:style-name="ce13">
            <text:p>56</text:p>
          </table:table-cell>
          <table:table-cell office:value-type="float" office:value="29.32" table:style-name="ce13">
            <text:p>29</text:p>
          </table:table-cell>
          <table:table-cell office:value-type="float" office:value="21.16" table:style-name="ce13">
            <text:p>21</text:p>
          </table:table-cell>
          <table:table-cell office:value-type="float" office:value="59.8675" table:style-name="ce13">
            <text:p>60</text:p>
          </table:table-cell>
          <table:table-cell office:value-type="float" office:value="52.69" table:style-name="ce13">
            <text:p>53</text:p>
          </table:table-cell>
          <table:table-cell office:value-type="float" office:value="24.375" table:style-name="ce13">
            <text:p>24</text:p>
          </table:table-cell>
          <table:table-cell office:value-type="float" office:value="19.86" table:style-name="ce13">
            <text:p>20</text:p>
          </table:table-cell>
          <table:table-cell office:value-type="float" office:value="42.4" table:style-name="ce13">
            <text:p>42</text:p>
          </table:table-cell>
          <table:table-cell office:value-type="float" office:value="583.32000000000005" table:style-name="ce13">
            <text:p>583</text:p>
          </table:table-cell>
          <table:table-cell office:value-type="float" office:value="23.82" table:style-name="ce13">
            <text:p>24</text:p>
          </table:table-cell>
          <table:table-cell office:value-type="float" office:value="27.95" table:style-name="ce13">
            <text:p>28</text:p>
          </table:table-cell>
          <table:table-cell office:value-type="float" office:value="30.55" table:style-name="ce13">
            <text:p>31</text:p>
          </table:table-cell>
          <table:table-cell office:value-type="string" table:style-name="ce13">
            <text:p>n/a</text:p>
          </table:table-cell>
          <table:table-cell office:value-type="float" office:value="40.549999999999997" table:style-name="ce13">
            <text:p>41</text:p>
          </table:table-cell>
          <table:table-cell office:value-type="float" office:value="37.08" table:style-name="ce13">
            <text:p>37</text:p>
          </table:table-cell>
          <table:table-cell office:value-type="float" office:value="6" table:style-name="ce13">
            <text:p>6</text:p>
          </table:table-cell>
          <table:table-cell office:value-type="float" office:value="60.81" table:style-name="ce13">
            <text:p>61</text:p>
          </table:table-cell>
          <table:table-cell office:value-type="float" office:value="43.26" table:style-name="ce13">
            <text:p>43</text:p>
          </table:table-cell>
          <table:table-cell office:value-type="float" office:value="16.73" table:style-name="ce13">
            <text:p>17</text:p>
          </table:table-cell>
          <table:table-cell office:value-type="float" office:value="31" table:style-name="ce13">
            <text:p>31</text:p>
          </table:table-cell>
          <table:table-cell office:value-type="float" office:value="57.53" table:style-name="ce13">
            <text:p>58</text:p>
          </table:table-cell>
          <table:table-cell office:value-type="float" office:value="73.710000000000008" table:style-name="ce13">
            <text:p>74</text:p>
          </table:table-cell>
          <table:table-cell office:value-type="float" office:value="23.1" table:style-name="ce13">
            <text:p>23</text:p>
          </table:table-cell>
          <table:table-cell office:value-type="float" office:value="41.3" table:style-name="ce13">
            <text:p>41</text:p>
          </table:table-cell>
          <table:table-cell office:value-type="float" office:value="166.48999999999998" table:style-name="ce13">
            <text:p>166</text:p>
          </table:table-cell>
          <table:table-cell office:value-type="float" office:value="90.08" table:style-name="ce13">
            <text:p>90</text:p>
          </table:table-cell>
          <table:table-cell office:value-type="float" office:value="21.8" table:style-name="ce13">
            <text:p>2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PCSOs (FTE) [ADR 502 - Short and medium term (28 calendar days or less) sick absence as of 31 March 2017]</text:p>
          </table:table-cell>
          <table:table-cell office:value-type="float" office:value="6.88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7.75" table:style-name="ce13">
            <text:p>8</text:p>
          </table:table-cell>
          <table:table-cell office:value-type="string" table:style-name="ce13">
            <text:p>..</text:p>
          </table:table-cell>
          <table:table-cell office:value-type="float" office:value="0" table:style-name="ce13">
            <text:p>0</text:p>
          </table:table-cell>
          <table:table-cell office:value-type="float" office:value="2.8600000000000003" table:style-name="ce13">
            <text:p>3</text:p>
          </table:table-cell>
          <table:table-cell office:value-type="float" office:value="3.58" table:style-name="ce13">
            <text:p>4</text:p>
          </table:table-cell>
          <table:table-cell office:value-type="float" office:value="9.26" table:style-name="ce13">
            <text:p>9</text:p>
          </table:table-cell>
          <table:table-cell office:value-type="float" office:value="3.91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3" table:style-name="ce13">
            <text:p>23</text:p>
          </table:table-cell>
          <table:table-cell office:value-type="string" table:style-name="ce13">
            <text:p>n/a</text:p>
          </table:table-cell>
          <table:table-cell office:value-type="float" office:value="8.879999999999999" table:style-name="ce13">
            <text:p>9</text:p>
          </table:table-cell>
          <table:table-cell office:value-type="float" office:value="4.18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6.8108000000000004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6.6810810810810812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5.9" table:style-name="ce13">
            <text:p>6</text:p>
          </table:table-cell>
          <table:table-cell office:value-type="float" office:value="39.96" table:style-name="ce13">
            <text:p>40</text:p>
          </table:table-cell>
          <table:table-cell office:value-type="float" office:value="7.24" table:style-name="ce13">
            <text:p>7</text:p>
          </table:table-cell>
          <table:table-cell office:value-type="float" office:value="3.79" table:style-name="ce13">
            <text:p>4</text:p>
          </table:table-cell>
          <table:table-cell office:value-type="float" office:value="3.83" table:style-name="ce13">
            <text:p>4</text:p>
          </table:table-cell>
          <table:table-cell office:value-type="string" table:style-name="ce13">
            <text:p>n/a</text:p>
          </table:table-cell>
          <table:table-cell office:value-type="float" office:value="8.4" table:style-name="ce13">
            <text:p>8</text:p>
          </table:table-cell>
          <table:table-cell office:value-type="float" office:value="3" table:style-name="ce13">
            <text:p>3</text:p>
          </table:table-cell>
          <table:table-cell office:value-type="float" office:value="16.43" table:style-name="ce13">
            <text:p>16</text:p>
          </table:table-cell>
          <table:table-cell office:value-type="float" office:value="4" table:style-name="ce13">
            <text:p>4</text:p>
          </table:table-cell>
          <table:table-cell office:value-type="float" office:value="16" table:style-name="ce13">
            <text:p>16</text:p>
          </table:table-cell>
          <table:table-cell office:value-type="float" office:value="1.6" table:style-name="ce13">
            <text:p>2</text:p>
          </table:table-cell>
          <table:table-cell office:value-type="float" office:value="1.680000000000000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7.08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11.7" table:style-name="ce13">
            <text:p>12</text:p>
          </table:table-cell>
          <table:table-cell office:value-type="float" office:value="11.8" table:style-name="ce13">
            <text:p>12</text:p>
          </table:table-cell>
          <table:table-cell office:value-type="float" office:value="13.25" table:style-name="ce13">
            <text:p>13</text:p>
          </table:table-cell>
          <table:table-cell office:value-type="float" office:value="2" table:style-name="ce13">
            <text:p>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Short-medium term sick - Police staff (FTE) [ADR 502 - Short and medium term (28 calendar days or less) sick absence as of 31 March 2017]</text:p>
          </table:table-cell>
          <table:table-cell office:value-type="float" office:value="22.37" table:style-name="ce13">
            <text:p>22</text:p>
          </table:table-cell>
          <table:table-cell office:value-type="float" office:value="18.78" table:style-name="ce13">
            <text:p>19</text:p>
          </table:table-cell>
          <table:table-cell office:value-type="float" office:value="11.3" table:style-name="ce13">
            <text:p>11</text:p>
          </table:table-cell>
          <table:table-cell office:value-type="float" office:value="26.92" table:style-name="ce13">
            <text:p>27</text:p>
          </table:table-cell>
          <table:table-cell table:style-name="ce13"/>
          <table:table-cell office:value-type="float" office:value="4.95" table:style-name="ce13">
            <text:p>5</text:p>
          </table:table-cell>
          <table:table-cell office:value-type="float" office:value="8.120000000000001" table:style-name="ce13">
            <text:p>8</text:p>
          </table:table-cell>
          <table:table-cell office:value-type="float" office:value="15.45" table:style-name="ce13">
            <text:p>15</text:p>
          </table:table-cell>
          <table:table-cell office:value-type="float" office:value="36.25" table:style-name="ce13">
            <text:p>36</text:p>
          </table:table-cell>
          <table:table-cell office:value-type="float" office:value="14.93" table:style-name="ce13">
            <text:p>15</text:p>
          </table:table-cell>
          <table:table-cell office:value-type="float" office:value="15.28" table:style-name="ce13">
            <text:p>15</text:p>
          </table:table-cell>
          <table:table-cell office:value-type="float" office:value="2" table:style-name="ce13">
            <text:p>2</text:p>
          </table:table-cell>
          <table:table-cell office:value-type="float" office:value="34.933199999999999" table:style-name="ce13">
            <text:p>35</text:p>
          </table:table-cell>
          <table:table-cell office:value-type="float" office:value="11.842432432000001" table:style-name="ce13">
            <text:p>12</text:p>
          </table:table-cell>
          <table:table-cell office:value-type="float" office:value="97" table:style-name="ce13">
            <text:p>97</text:p>
          </table:table-cell>
          <table:table-cell office:value-type="string" table:style-name="ce13">
            <text:p>n/a</text:p>
          </table:table-cell>
          <table:table-cell office:value-type="float" office:value="32.86" table:style-name="ce13">
            <text:p>33</text:p>
          </table:table-cell>
          <table:table-cell office:value-type="float" office:value="21.74" table:style-name="ce13">
            <text:p>22</text:p>
          </table:table-cell>
          <table:table-cell office:value-type="float" office:value="17.46" table:style-name="ce13">
            <text:p>17</text:p>
          </table:table-cell>
          <table:table-cell office:value-type="float" office:value="37.9572" table:style-name="ce13">
            <text:p>38</text:p>
          </table:table-cell>
          <table:table-cell office:value-type="float" office:value="39.89" table:style-name="ce13">
            <text:p>40</text:p>
          </table:table-cell>
          <table:table-cell office:value-type="float" office:value="23.463783783783782" table:style-name="ce13">
            <text:p>23</text:p>
          </table:table-cell>
          <table:table-cell office:value-type="float" office:value="5.81" table:style-name="ce13">
            <text:p>6</text:p>
          </table:table-cell>
          <table:table-cell office:value-type="float" office:value="24.61" table:style-name="ce13">
            <text:p>25</text:p>
          </table:table-cell>
          <table:table-cell office:value-type="float" office:value="195.53" table:style-name="ce13">
            <text:p>196</text:p>
          </table:table-cell>
          <table:table-cell office:value-type="float" office:value="17.600000000000001" table:style-name="ce13">
            <text:p>18</text:p>
          </table:table-cell>
          <table:table-cell office:value-type="float" office:value="25.82" table:style-name="ce13">
            <text:p>26</text:p>
          </table:table-cell>
          <table:table-cell office:value-type="float" office:value="19.420000000000002" table:style-name="ce13">
            <text:p>19</text:p>
          </table:table-cell>
          <table:table-cell office:value-type="string" table:style-name="ce13">
            <text:p>n/a</text:p>
          </table:table-cell>
          <table:table-cell office:value-type="float" office:value="15.22" table:style-name="ce13">
            <text:p>15</text:p>
          </table:table-cell>
          <table:table-cell office:value-type="float" office:value="31.94" table:style-name="ce13">
            <text:p>32</text:p>
          </table:table-cell>
          <table:table-cell office:value-type="float" office:value="85.22999999999999" table:style-name="ce13">
            <text:p>85</text:p>
          </table:table-cell>
          <table:table-cell office:value-type="float" office:value="35.629999999999995" table:style-name="ce13">
            <text:p>36</text:p>
          </table:table-cell>
          <table:table-cell office:value-type="float" office:value="24.67" table:style-name="ce13">
            <text:p>25</text:p>
          </table:table-cell>
          <table:table-cell office:value-type="float" office:value="11.14" table:style-name="ce13">
            <text:p>11</text:p>
          </table:table-cell>
          <table:table-cell office:value-type="float" office:value="33.49" table:style-name="ce13">
            <text:p>33</text:p>
          </table:table-cell>
          <table:table-cell office:value-type="float" office:value="44.35" table:style-name="ce13">
            <text:p>44</text:p>
          </table:table-cell>
          <table:table-cell office:value-type="float" office:value="60.019999999999996" table:style-name="ce13">
            <text:p>60</text:p>
          </table:table-cell>
          <table:table-cell office:value-type="float" office:value="13" table:style-name="ce13">
            <text:p>13</text:p>
          </table:table-cell>
          <table:table-cell office:value-type="float" office:value="35.700000000000003" table:style-name="ce13">
            <text:p>36</text:p>
          </table:table-cell>
          <table:table-cell office:value-type="float" office:value="106.52" table:style-name="ce13">
            <text:p>107</text:p>
          </table:table-cell>
          <table:table-cell office:value-type="float" office:value="46.120000000000005" table:style-name="ce13">
            <text:p>46</text:p>
          </table:table-cell>
          <table:table-cell office:value-type="float" office:value="18.630000000000003" table:style-name="ce13">
            <text:p>19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ong term sick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Officers (FTE) [ADR 551 - Long-term absence, certified sickness as of 31 March 2017]</text:p>
          </table:table-cell>
          <table:table-cell office:value-type="float" office:value="42.53" table:style-name="ce13">
            <text:p>43</text:p>
          </table:table-cell>
          <table:table-cell office:value-type="float" office:value="36.840000000000003" table:style-name="ce13">
            <text:p>37</text:p>
          </table:table-cell>
          <table:table-cell office:value-type="float" office:value="13" table:style-name="ce13">
            <text:p>13</text:p>
          </table:table-cell>
          <table:table-cell office:value-type="float" office:value="47.489999999999995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40.71" table:style-name="ce13">
            <text:p>41</text:p>
          </table:table-cell>
          <table:table-cell office:value-type="float" office:value="16" table:style-name="ce13">
            <text:p>16</text:p>
          </table:table-cell>
          <table:table-cell office:value-type="float" office:value="29.84" table:style-name="ce13">
            <text:p>30</text:p>
          </table:table-cell>
          <table:table-cell office:value-type="float" office:value="43.330000000000005" table:style-name="ce13">
            <text:p>43</text:p>
          </table:table-cell>
          <table:table-cell office:value-type="float" office:value="23.02" table:style-name="ce13">
            <text:p>23</text:p>
          </table:table-cell>
          <table:table-cell office:value-type="float" office:value="19.93" table:style-name="ce13">
            <text:p>20</text:p>
          </table:table-cell>
          <table:table-cell office:value-type="float" office:value="20.18" table:style-name="ce13">
            <text:p>20</text:p>
          </table:table-cell>
          <table:table-cell office:value-type="float" office:value="55.3157" table:style-name="ce13">
            <text:p>55</text:p>
          </table:table-cell>
          <table:table-cell office:value-type="float" office:value="19.38" table:style-name="ce13">
            <text:p>19</text:p>
          </table:table-cell>
          <table:table-cell office:value-type="float" office:value="208.89" table:style-name="ce13">
            <text:p>209</text:p>
          </table:table-cell>
          <table:table-cell office:value-type="float" office:value="44" table:style-name="ce13">
            <text:p>44</text:p>
          </table:table-cell>
          <table:table-cell office:value-type="float" office:value="42.78" table:style-name="ce13">
            <text:p>43</text:p>
          </table:table-cell>
          <table:table-cell office:value-type="float" office:value="29.53" table:style-name="ce13">
            <text:p>30</text:p>
          </table:table-cell>
          <table:table-cell office:value-type="float" office:value="20.3" table:style-name="ce13">
            <text:p>20</text:p>
          </table:table-cell>
          <table:table-cell office:value-type="float" office:value="42.339999999999996" table:style-name="ce13">
            <text:p>42</text:p>
          </table:table-cell>
          <table:table-cell office:value-type="float" office:value="72.53" table:style-name="ce13">
            <text:p>73</text:p>
          </table:table-cell>
          <table:table-cell office:value-type="float" office:value="37.1" table:style-name="ce13">
            <text:p>37</text:p>
          </table:table-cell>
          <table:table-cell office:value-type="float" office:value="8" table:style-name="ce13">
            <text:p>8</text:p>
          </table:table-cell>
          <table:table-cell office:value-type="float" office:value="96.61" table:style-name="ce13">
            <text:p>97</text:p>
          </table:table-cell>
          <table:table-cell office:value-type="float" office:value="539.84999999999991" table:style-name="ce13">
            <text:p>540</text:p>
          </table:table-cell>
          <table:table-cell office:value-type="float" office:value="12.25" table:style-name="ce13">
            <text:p>12</text:p>
          </table:table-cell>
          <table:table-cell office:value-type="float" office:value="19.880000000000003" table:style-name="ce13">
            <text:p>20</text:p>
          </table:table-cell>
          <table:table-cell office:value-type="float" office:value="40.200000000000003" table:style-name="ce13">
            <text:p>40</text:p>
          </table:table-cell>
          <table:table-cell office:value-type="string" table:style-name="ce13">
            <text:p>n/a</text:p>
          </table:table-cell>
          <table:table-cell office:value-type="float" office:value="44.57" table:style-name="ce13">
            <text:p>45</text:p>
          </table:table-cell>
          <table:table-cell office:value-type="float" office:value="37.39" table:style-name="ce13">
            <text:p>37</text:p>
          </table:table-cell>
          <table:table-cell office:value-type="float" office:value="137.57" table:style-name="ce13">
            <text:p>138</text:p>
          </table:table-cell>
          <table:table-cell office:value-type="float" office:value="57.78" table:style-name="ce13">
            <text:p>58</text:p>
          </table:table-cell>
          <table:table-cell office:value-type="float" office:value="17.46" table:style-name="ce13">
            <text:p>17</text:p>
          </table:table-cell>
          <table:table-cell office:value-type="float" office:value="12.71" table:style-name="ce13">
            <text:p>13</text:p>
          </table:table-cell>
          <table:table-cell office:value-type="float" office:value="26.73" table:style-name="ce13">
            <text:p>27</text:p>
          </table:table-cell>
          <table:table-cell office:value-type="float" office:value="60.389999999999993" table:style-name="ce13">
            <text:p>60</text:p>
          </table:table-cell>
          <table:table-cell office:value-type="float" office:value="50.72" table:style-name="ce13">
            <text:p>51</text:p>
          </table:table-cell>
          <table:table-cell office:value-type="float" office:value="24.31" table:style-name="ce13">
            <text:p>24</text:p>
          </table:table-cell>
          <table:table-cell office:value-type="float" office:value="49.16" table:style-name="ce13">
            <text:p>49</text:p>
          </table:table-cell>
          <table:table-cell office:value-type="float" office:value="90.92" table:style-name="ce13">
            <text:p>91</text:p>
          </table:table-cell>
          <table:table-cell office:value-type="float" office:value="98.25" table:style-name="ce13">
            <text:p>98</text:p>
          </table:table-cell>
          <table:table-cell office:value-type="float" office:value="18.13" table:style-name="ce13">
            <text:p>1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PCSO (FTE) [ADR 551 - Long-term absence, certified sickness as of 31 March 2017]</text:p>
          </table:table-cell>
          <table:table-cell office:value-type="float" office:value="3.7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2.75" table:style-name="ce13">
            <text:p>3</text:p>
          </table:table-cell>
          <table:table-cell office:value-type="float" office:value="4.62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.71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5.96" table:style-name="ce13">
            <text:p>6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3.36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9.87" table:style-name="ce13">
            <text:p>20</text:p>
          </table:table-cell>
          <table:table-cell office:value-type="float" office:value="4" table:style-name="ce13">
            <text:p>4</text:p>
          </table:table-cell>
          <table:table-cell office:value-type="float" office:value="2.76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3.54" table:style-name="ce13">
            <text:p>4</text:p>
          </table:table-cell>
          <table:table-cell office:value-type="float" office:value="2.8108" table:style-name="ce13">
            <text:p>3</text:p>
          </table:table-cell>
          <table:table-cell office:value-type="float" office:value="3.360000000000000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1.8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44.400000000000006" table:style-name="ce13">
            <text:p>44</text:p>
          </table:table-cell>
          <table:table-cell office:value-type="float" office:value="2.34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.53" table:style-name="ce13">
            <text:p>2</text:p>
          </table:table-cell>
          <table:table-cell office:value-type="float" office:value="16.43" table:style-name="ce13">
            <text:p>16</text:p>
          </table:table-cell>
          <table:table-cell office:value-type="float" office:value="2.81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5.58" table:style-name="ce13">
            <text:p>6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6.17" table:style-name="ce13">
            <text:p>6</text:p>
          </table:table-cell>
          <table:table-cell office:value-type="float" office:value="8.24" table:style-name="ce13">
            <text:p>8</text:p>
          </table:table-cell>
          <table:table-cell office:value-type="float" office:value="1" table:style-name="ce13">
            <text:p>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ong term sick - Police staff (FTE) [ADR 551 - Long-term absence, certified sickness as of 31 March 2017]</text:p>
          </table:table-cell>
          <table:table-cell office:value-type="float" office:value="21.4" table:style-name="ce13">
            <text:p>21</text:p>
          </table:table-cell>
          <table:table-cell office:value-type="float" office:value="13.53" table:style-name="ce13">
            <text:p>14</text:p>
          </table:table-cell>
          <table:table-cell office:value-type="float" office:value="5.83" table:style-name="ce13">
            <text:p>6</text:p>
          </table:table-cell>
          <table:table-cell office:value-type="float" office:value="25.39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9.4" table:style-name="ce13">
            <text:p>9</text:p>
          </table:table-cell>
          <table:table-cell office:value-type="float" office:value="6.5" table:style-name="ce13">
            <text:p>7</text:p>
          </table:table-cell>
          <table:table-cell office:value-type="float" office:value="22.12" table:style-name="ce13">
            <text:p>22</text:p>
          </table:table-cell>
          <table:table-cell office:value-type="float" office:value="27.64" table:style-name="ce13">
            <text:p>28</text:p>
          </table:table-cell>
          <table:table-cell office:value-type="float" office:value="15.92" table:style-name="ce13">
            <text:p>16</text:p>
          </table:table-cell>
          <table:table-cell office:value-type="float" office:value="12.14" table:style-name="ce13">
            <text:p>12</text:p>
          </table:table-cell>
          <table:table-cell office:value-type="float" office:value="9.14" table:style-name="ce13">
            <text:p>9</text:p>
          </table:table-cell>
          <table:table-cell office:value-type="float" office:value="21.206199999999995" table:style-name="ce13">
            <text:p>21</text:p>
          </table:table-cell>
          <table:table-cell office:value-type="float" office:value="9.4" table:style-name="ce13">
            <text:p>9</text:p>
          </table:table-cell>
          <table:table-cell office:value-type="float" office:value="87.6" table:style-name="ce13">
            <text:p>88</text:p>
          </table:table-cell>
          <table:table-cell office:value-type="float" office:value="17.41" table:style-name="ce13">
            <text:p>17</text:p>
          </table:table-cell>
          <table:table-cell office:value-type="float" office:value="18.369999999999997" table:style-name="ce13">
            <text:p>18</text:p>
          </table:table-cell>
          <table:table-cell office:value-type="float" office:value="21.57" table:style-name="ce13">
            <text:p>22</text:p>
          </table:table-cell>
          <table:table-cell office:value-type="float" office:value="15.08" table:style-name="ce13">
            <text:p>15</text:p>
          </table:table-cell>
          <table:table-cell office:value-type="float" office:value="20.7622" table:style-name="ce13">
            <text:p>21</text:p>
          </table:table-cell>
          <table:table-cell office:value-type="float" office:value="35.879999999999995" table:style-name="ce13">
            <text:p>36</text:p>
          </table:table-cell>
          <table:table-cell office:value-type="float" office:value="21.667297297297296" table:style-name="ce13">
            <text:p>22</text:p>
          </table:table-cell>
          <table:table-cell office:value-type="float" office:value="3" table:style-name="ce13">
            <text:p>3</text:p>
          </table:table-cell>
          <table:table-cell office:value-type="float" office:value="46.300000000000004" table:style-name="ce13">
            <text:p>46</text:p>
          </table:table-cell>
          <table:table-cell office:value-type="float" office:value="155.92000000000002" table:style-name="ce13">
            <text:p>156</text:p>
          </table:table-cell>
          <table:table-cell office:value-type="float" office:value="19.55" table:style-name="ce13">
            <text:p>20</text:p>
          </table:table-cell>
          <table:table-cell office:value-type="float" office:value="8.1" table:style-name="ce13">
            <text:p>8</text:p>
          </table:table-cell>
          <table:table-cell office:value-type="float" office:value="14.8" table:style-name="ce13">
            <text:p>15</text:p>
          </table:table-cell>
          <table:table-cell office:value-type="float" office:value="9.15" table:style-name="ce13">
            <text:p>9</text:p>
          </table:table-cell>
          <table:table-cell office:value-type="float" office:value="25.909999999999997" table:style-name="ce13">
            <text:p>26</text:p>
          </table:table-cell>
          <table:table-cell office:value-type="float" office:value="16.259999999999998" table:style-name="ce13">
            <text:p>16</text:p>
          </table:table-cell>
          <table:table-cell office:value-type="float" office:value="85.22999999999999" table:style-name="ce13">
            <text:p>85</text:p>
          </table:table-cell>
          <table:table-cell office:value-type="float" office:value="26.39" table:style-name="ce13">
            <text:p>26</text:p>
          </table:table-cell>
          <table:table-cell office:value-type="float" office:value="8.1999999999999993" table:style-name="ce13">
            <text:p>8</text:p>
          </table:table-cell>
          <table:table-cell office:value-type="float" office:value="13.459999999999999" table:style-name="ce13">
            <text:p>13</text:p>
          </table:table-cell>
          <table:table-cell office:value-type="float" office:value="15.49" table:style-name="ce13">
            <text:p>15</text:p>
          </table:table-cell>
          <table:table-cell office:value-type="float" office:value="18.57" table:style-name="ce13">
            <text:p>19</text:p>
          </table:table-cell>
          <table:table-cell office:value-type="float" office:value="39.99" table:style-name="ce13">
            <text:p>40</text:p>
          </table:table-cell>
          <table:table-cell office:value-type="float" office:value="10" table:style-name="ce13">
            <text:p>10</text:p>
          </table:table-cell>
          <table:table-cell office:value-type="float" office:value="23.64" table:style-name="ce13">
            <text:p>24</text:p>
          </table:table-cell>
          <table:table-cell office:value-type="float" office:value="29.68" table:style-name="ce13">
            <text:p>30</text:p>
          </table:table-cell>
          <table:table-cell office:value-type="float" office:value="41.370000000000005" table:style-name="ce13">
            <text:p>41</text:p>
          </table:table-cell>
          <table:table-cell office:value-type="float" office:value="16.04" table:style-name="ce13">
            <text:p>16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Recuperative and restrictive dutie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Recuperative duty - Officers (headcount) [ADR 554 - Officers on recuperative and restrictive duties as of 31 March 2017]</text:p>
          </table:table-cell>
          <table:table-cell office:value-type="float" office:value="18" table:style-name="ce13">
            <text:p>18</text:p>
          </table:table-cell>
          <table:table-cell office:value-type="float" office:value="28" table:style-name="ce13">
            <text:p>28</text:p>
          </table:table-cell>
          <table:table-cell office:value-type="float" office:value="4" table:style-name="ce13">
            <text:p>4</text:p>
          </table:table-cell>
          <table:table-cell office:value-type="float" office:value="60" table:style-name="ce13">
            <text:p>60</text:p>
          </table:table-cell>
          <table:table-cell office:value-type="float" office:value="22" table:style-name="ce13">
            <text:p>22</text:p>
          </table:table-cell>
          <table:table-cell office:value-type="float" office:value="157" table:style-name="ce13">
            <text:p>157</text:p>
          </table:table-cell>
          <table:table-cell office:value-type="float" office:value="74" table:style-name="ce13">
            <text:p>74</text:p>
          </table:table-cell>
          <table:table-cell office:value-type="float" office:value="61" table:style-name="ce13">
            <text:p>61</text:p>
          </table:table-cell>
          <table:table-cell office:value-type="float" office:value="152" table:style-name="ce13">
            <text:p>152</text:p>
          </table:table-cell>
          <table:table-cell office:value-type="float" office:value="77" table:style-name="ce13">
            <text:p>77</text:p>
          </table:table-cell>
          <table:table-cell office:value-type="float" office:value="49" table:style-name="ce13">
            <text:p>49</text:p>
          </table:table-cell>
          <table:table-cell office:value-type="float" office:value="38" table:style-name="ce13">
            <text:p>38</text:p>
          </table:table-cell>
          <table:table-cell office:value-type="float" office:value="190" table:style-name="ce13">
            <text:p>190</text:p>
          </table:table-cell>
          <table:table-cell office:value-type="float" office:value="34" table:style-name="ce13">
            <text:p>34</text:p>
          </table:table-cell>
          <table:table-cell office:value-type="float" office:value="172" table:style-name="ce13">
            <text:p>172</text:p>
          </table:table-cell>
          <table:table-cell office:value-type="float" office:value="48" table:style-name="ce13">
            <text:p>48</text:p>
          </table:table-cell>
          <table:table-cell office:value-type="float" office:value="48" table:style-name="ce13">
            <text:p>48</text:p>
          </table:table-cell>
          <table:table-cell office:value-type="float" office:value="190" table:style-name="ce13">
            <text:p>190</text:p>
          </table:table-cell>
          <table:table-cell office:value-type="float" office:value="55" table:style-name="ce13">
            <text:p>55</text:p>
          </table:table-cell>
          <table:table-cell office:value-type="float" office:value="142" table:style-name="ce13">
            <text:p>142</text:p>
          </table:table-cell>
          <table:table-cell office:value-type="float" office:value="123" table:style-name="ce13">
            <text:p>123</text:p>
          </table:table-cell>
          <table:table-cell office:value-type="float" office:value="94" table:style-name="ce13">
            <text:p>94</text:p>
          </table:table-cell>
          <table:table-cell office:value-type="float" office:value="24" table:style-name="ce13">
            <text:p>24</text:p>
          </table:table-cell>
          <table:table-cell office:value-type="float" office:value="11" table:style-name="ce13">
            <text:p>11</text:p>
          </table:table-cell>
          <table:table-cell office:value-type="float" office:value="1159" table:style-name="ce13">
            <text:p>1,159</text:p>
          </table:table-cell>
          <table:table-cell office:value-type="float" office:value="109" table:style-name="ce13">
            <text:p>109</text:p>
          </table:table-cell>
          <table:table-cell office:value-type="float" office:value="34" table:style-name="ce13">
            <text:p>34</text:p>
          </table:table-cell>
          <table:table-cell office:value-type="float" office:value="72" table:style-name="ce13">
            <text:p>72</text:p>
          </table:table-cell>
          <table:table-cell office:value-type="float" office:value="29" table:style-name="ce13">
            <text:p>29</text:p>
          </table:table-cell>
          <table:table-cell office:value-type="float" office:value="38" table:style-name="ce13">
            <text:p>38</text:p>
          </table:table-cell>
          <table:table-cell office:value-type="float" office:value="24" table:style-name="ce13">
            <text:p>24</text:p>
          </table:table-cell>
          <table:table-cell office:value-type="float" office:value="114" table:style-name="ce13">
            <text:p>114</text:p>
          </table:table-cell>
          <table:table-cell office:value-type="float" office:value="65" table:style-name="ce13">
            <text:p>65</text:p>
          </table:table-cell>
          <table:table-cell office:value-type="float" office:value="70" table:style-name="ce13">
            <text:p>70</text:p>
          </table:table-cell>
          <table:table-cell office:value-type="float" office:value="95" table:style-name="ce13">
            <text:p>95</text:p>
          </table:table-cell>
          <table:table-cell office:value-type="float" office:value="86" table:style-name="ce13">
            <text:p>86</text:p>
          </table:table-cell>
          <table:table-cell office:value-type="string" table:style-name="ce13">
            <text:p>n/a</text:p>
          </table:table-cell>
          <table:table-cell office:value-type="float" office:value="171" table:style-name="ce13">
            <text:p>171</text:p>
          </table:table-cell>
          <table:table-cell office:value-type="float" office:value="38" table:style-name="ce13">
            <text:p>38</text:p>
          </table:table-cell>
          <table:table-cell office:value-type="float" office:value="77" table:style-name="ce13">
            <text:p>77</text:p>
          </table:table-cell>
          <table:table-cell office:value-type="float" office:value="30" table:style-name="ce13">
            <text:p>30</text:p>
          </table:table-cell>
          <table:table-cell office:value-type="float" office:value="310" table:style-name="ce13">
            <text:p>310</text:p>
          </table:table-cell>
          <table:table-cell office:value-type="float" office:value="34" table:style-name="ce13">
            <text:p>3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Restrictive duty - Officers (headcount) [ADR 554 - Officers on recuperative and restrictive duties as of 31 March 2017]</text:p>
          </table:table-cell>
          <table:table-cell office:value-type="float" office:value="106" table:style-name="ce13">
            <text:p>106</text:p>
          </table:table-cell>
          <table:table-cell office:value-type="float" office:value="45" table:style-name="ce13">
            <text:p>45</text:p>
          </table:table-cell>
          <table:table-cell office:value-type="float" office:value="9" table:style-name="ce13">
            <text:p>9</text:p>
          </table:table-cell>
          <table:table-cell office:value-type="float" office:value="75" table:style-name="ce13">
            <text:p>75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22" table:style-name="ce13">
            <text:p>22</text:p>
          </table:table-cell>
          <table:table-cell office:value-type="float" office:value="50" table:style-name="ce13">
            <text:p>50</text:p>
          </table:table-cell>
          <table:table-cell office:value-type="float" office:value="147" table:style-name="ce13">
            <text:p>147</text:p>
          </table:table-cell>
          <table:table-cell office:value-type="float" office:value="0" table:style-name="ce13">
            <text:p>0</text:p>
          </table:table-cell>
          <table:table-cell office:value-type="float" office:value="40" table:style-name="ce13">
            <text:p>40</text:p>
          </table:table-cell>
          <table:table-cell office:value-type="float" office:value="23" table:style-name="ce13">
            <text:p>23</text:p>
          </table:table-cell>
          <table:table-cell office:value-type="float" office:value="160" table:style-name="ce13">
            <text:p>160</text:p>
          </table:table-cell>
          <table:table-cell office:value-type="float" office:value="85" table:style-name="ce13">
            <text:p>85</text:p>
          </table:table-cell>
          <table:table-cell office:value-type="float" office:value="488" table:style-name="ce13">
            <text:p>488</text:p>
          </table:table-cell>
          <table:table-cell office:value-type="float" office:value="53" table:style-name="ce13">
            <text:p>53</text:p>
          </table:table-cell>
          <table:table-cell office:value-type="float" office:value="39" table:style-name="ce13">
            <text:p>39</text:p>
          </table:table-cell>
          <table:table-cell office:value-type="float" office:value="35" table:style-name="ce13">
            <text:p>35</text:p>
          </table:table-cell>
          <table:table-cell office:value-type="float" office:value="68" table:style-name="ce13">
            <text:p>68</text:p>
          </table:table-cell>
          <table:table-cell office:value-type="float" office:value="107" table:style-name="ce13">
            <text:p>107</text:p>
          </table:table-cell>
          <table:table-cell office:value-type="float" office:value="51" table:style-name="ce13">
            <text:p>51</text:p>
          </table:table-cell>
          <table:table-cell office:value-type="float" office:value="102" table:style-name="ce13">
            <text:p>102</text:p>
          </table:table-cell>
          <table:table-cell office:value-type="float" office:value="20" table:style-name="ce13">
            <text:p>20</text:p>
          </table:table-cell>
          <table:table-cell office:value-type="float" office:value="155" table:style-name="ce13">
            <text:p>155</text:p>
          </table:table-cell>
          <table:table-cell office:value-type="float" office:value="1172" table:style-name="ce13">
            <text:p>1,172</text:p>
          </table:table-cell>
          <table:table-cell office:value-type="float" office:value="27" table:style-name="ce13">
            <text:p>27</text:p>
          </table:table-cell>
          <table:table-cell office:value-type="float" office:value="58" table:style-name="ce13">
            <text:p>58</text:p>
          </table:table-cell>
          <table:table-cell office:value-type="float" office:value="13" table:style-name="ce13">
            <text:p>13</text:p>
          </table:table-cell>
          <table:table-cell office:value-type="float" office:value="33" table:style-name="ce13">
            <text:p>33</text:p>
          </table:table-cell>
          <table:table-cell office:value-type="float" office:value="124" table:style-name="ce13">
            <text:p>124</text:p>
          </table:table-cell>
          <table:table-cell office:value-type="float" office:value="49" table:style-name="ce13">
            <text:p>49</text:p>
          </table:table-cell>
          <table:table-cell office:value-type="float" office:value="108" table:style-name="ce13">
            <text:p>108</text:p>
          </table:table-cell>
          <table:table-cell office:value-type="float" office:value="50" table:style-name="ce13">
            <text:p>50</text:p>
          </table:table-cell>
          <table:table-cell office:value-type="float" office:value="95" table:style-name="ce13">
            <text:p>95</text:p>
          </table:table-cell>
          <table:table-cell office:value-type="float" office:value="40" table:style-name="ce13">
            <text:p>40</text:p>
          </table:table-cell>
          <table:table-cell office:value-type="float" office:value="54" table:style-name="ce13">
            <text:p>54</text:p>
          </table:table-cell>
          <table:table-cell office:value-type="float" office:value="34" table:style-name="ce13">
            <text:p>34</text:p>
          </table:table-cell>
          <table:table-cell office:value-type="float" office:value="132" table:style-name="ce13">
            <text:p>132</text:p>
          </table:table-cell>
          <table:table-cell office:value-type="float" office:value="26" table:style-name="ce13">
            <text:p>26</text:p>
          </table:table-cell>
          <table:table-cell office:value-type="float" office:value="76" table:style-name="ce13">
            <text:p>76</text:p>
          </table:table-cell>
          <table:table-cell office:value-type="float" office:value="72" table:style-name="ce13">
            <text:p>72</text:p>
          </table:table-cell>
          <table:table-cell office:value-type="float" office:value="117" table:style-name="ce13">
            <text:p>117</text:p>
          </table:table-cell>
          <table:table-cell office:value-type="float" office:value="9" table:style-name="ce13">
            <text:p>9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Length of service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6 months and under (headcount) [ADR 582 - Officers by length of service as of 31 March 2017]</text:p>
          </table:table-cell>
          <table:table-cell office:value-type="float" office:value="75" table:style-name="ce13">
            <text:p>75</text:p>
          </table:table-cell>
          <table:table-cell office:value-type="float" office:value="94" table:style-name="ce13">
            <text:p>94</text:p>
          </table:table-cell>
          <table:table-cell office:value-type="float" office:value="29" table:style-name="ce13">
            <text:p>29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44" table:style-name="ce13">
            <text:p>44</text:p>
          </table:table-cell>
          <table:table-cell office:value-type="float" office:value="71" table:style-name="ce13">
            <text:p>71</text:p>
          </table:table-cell>
          <table:table-cell office:value-type="float" office:value="64" table:style-name="ce13">
            <text:p>64</text:p>
          </table:table-cell>
          <table:table-cell office:value-type="float" office:value="65" table:style-name="ce13">
            <text:p>65</text:p>
          </table:table-cell>
          <table:table-cell office:value-type="float" office:value="59" table:style-name="ce13">
            <text:p>59</text:p>
          </table:table-cell>
          <table:table-cell office:value-type="float" office:value="36" table:style-name="ce13">
            <text:p>36</text:p>
          </table:table-cell>
          <table:table-cell office:value-type="float" office:value="124" table:style-name="ce13">
            <text:p>124</text:p>
          </table:table-cell>
          <table:table-cell office:value-type="float" office:value="60" table:style-name="ce13">
            <text:p>60</text:p>
          </table:table-cell>
          <table:table-cell office:value-type="float" office:value="289" table:style-name="ce13">
            <text:p>289</text:p>
          </table:table-cell>
          <table:table-cell office:value-type="float" office:value="75" table:style-name="ce13">
            <text:p>75</text:p>
          </table:table-cell>
          <table:table-cell office:value-type="float" office:value="67" table:style-name="ce13">
            <text:p>67</text:p>
          </table:table-cell>
          <table:table-cell office:value-type="float" office:value="51" table:style-name="ce13">
            <text:p>51</text:p>
          </table:table-cell>
          <table:table-cell office:value-type="float" office:value="141" table:style-name="ce13">
            <text:p>141</text:p>
          </table:table-cell>
          <table:table-cell office:value-type="float" office:value="159" table:style-name="ce13">
            <text:p>159</text:p>
          </table:table-cell>
          <table:table-cell office:value-type="float" office:value="99" table:style-name="ce13">
            <text:p>99</text:p>
          </table:table-cell>
          <table:table-cell office:value-type="float" office:value="22" table:style-name="ce13">
            <text:p>22</text:p>
          </table:table-cell>
          <table:table-cell office:value-type="float" office:value="30" table:style-name="ce13">
            <text:p>30</text:p>
          </table:table-cell>
          <table:table-cell office:value-type="float" office:value="120" table:style-name="ce13">
            <text:p>120</text:p>
          </table:table-cell>
          <table:table-cell office:value-type="float" office:value="727" table:style-name="ce13">
            <text:p>727</text:p>
          </table:table-cell>
          <table:table-cell office:value-type="float" office:value="28" table:style-name="ce13">
            <text:p>28</text:p>
          </table:table-cell>
          <table:table-cell office:value-type="float" office:value="29" table:style-name="ce13">
            <text:p>29</text:p>
          </table:table-cell>
          <table:table-cell office:value-type="float" office:value="80" table:style-name="ce13">
            <text:p>80</text:p>
          </table:table-cell>
          <table:table-cell office:value-type="float" office:value="20" table:style-name="ce13">
            <text:p>20</text:p>
          </table:table-cell>
          <table:table-cell office:value-type="float" office:value="95" table:style-name="ce13">
            <text:p>95</text:p>
          </table:table-cell>
          <table:table-cell office:value-type="float" office:value="29" table:style-name="ce13">
            <text:p>29</text:p>
          </table:table-cell>
          <table:table-cell office:value-type="float" office:value="138" table:style-name="ce13">
            <text:p>138</text:p>
          </table:table-cell>
          <table:table-cell office:value-type="float" office:value="97" table:style-name="ce13">
            <text:p>97</text:p>
          </table:table-cell>
          <table:table-cell office:value-type="float" office:value="31" table:style-name="ce13">
            <text:p>31</text:p>
          </table:table-cell>
          <table:table-cell office:value-type="float" office:value="28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72" table:style-name="ce13">
            <text:p>72</text:p>
          </table:table-cell>
          <table:table-cell office:value-type="float" office:value="39" table:style-name="ce13">
            <text:p>39</text:p>
          </table:table-cell>
          <table:table-cell office:value-type="float" office:value="21" table:style-name="ce13">
            <text:p>21</text:p>
          </table:table-cell>
          <table:table-cell office:value-type="float" office:value="28" table:style-name="ce13">
            <text:p>28</text:p>
          </table:table-cell>
          <table:table-cell office:value-type="float" office:value="92" table:style-name="ce13">
            <text:p>92</text:p>
          </table:table-cell>
          <table:table-cell office:value-type="float" office:value="323" table:style-name="ce13">
            <text:p>323</text:p>
          </table:table-cell>
          <table:table-cell office:value-type="float" office:value="44" table:style-name="ce13">
            <text:p>4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6 to 12 months (headcount) [ADR 582 - Officers by length of service as of 31 March 2017]</text:p>
          </table:table-cell>
          <table:table-cell office:value-type="float" office:value="47" table:style-name="ce13">
            <text:p>47</text:p>
          </table:table-cell>
          <table:table-cell office:value-type="float" office:value="1" table:style-name="ce13">
            <text:p>1</text:p>
          </table:table-cell>
          <table:table-cell office:value-type="float" office:value="26" table:style-name="ce13">
            <text:p>26</text:p>
          </table:table-cell>
          <table:table-cell office:value-type="float" office:value="68" table:style-name="ce13">
            <text:p>68</text:p>
          </table:table-cell>
          <table:table-cell office:value-type="float" office:value="0" table:style-name="ce13">
            <text:p>0</text:p>
          </table:table-cell>
          <table:table-cell office:value-type="float" office:value="26" table:style-name="ce13">
            <text:p>26</text:p>
          </table:table-cell>
          <table:table-cell office:value-type="float" office:value="36" table:style-name="ce13">
            <text:p>36</text:p>
          </table:table-cell>
          <table:table-cell office:value-type="float" office:value="17" table:style-name="ce13">
            <text:p>17</text:p>
          </table:table-cell>
          <table:table-cell office:value-type="float" office:value="56" table:style-name="ce13">
            <text:p>56</text:p>
          </table:table-cell>
          <table:table-cell office:value-type="float" office:value="20" table:style-name="ce13">
            <text:p>20</text:p>
          </table:table-cell>
          <table:table-cell office:value-type="float" office:value="40" table:style-name="ce13">
            <text:p>40</text:p>
          </table:table-cell>
          <table:table-cell office:value-type="float" office:value="16" table:style-name="ce13">
            <text:p>16</text:p>
          </table:table-cell>
          <table:table-cell office:value-type="float" office:value="74" table:style-name="ce13">
            <text:p>74</text:p>
          </table:table-cell>
          <table:table-cell office:value-type="float" office:value="1" table:style-name="ce13">
            <text:p>1</text:p>
          </table:table-cell>
          <table:table-cell office:value-type="float" office:value="112" table:style-name="ce13">
            <text:p>112</text:p>
          </table:table-cell>
          <table:table-cell office:value-type="float" office:value="73" table:style-name="ce13">
            <text:p>73</text:p>
          </table:table-cell>
          <table:table-cell office:value-type="float" office:value="80" table:style-name="ce13">
            <text:p>80</text:p>
          </table:table-cell>
          <table:table-cell office:value-type="float" office:value="30" table:style-name="ce13">
            <text:p>30</text:p>
          </table:table-cell>
          <table:table-cell office:value-type="float" office:value="33" table:style-name="ce13">
            <text:p>33</text:p>
          </table:table-cell>
          <table:table-cell office:value-type="float" office:value="113" table:style-name="ce13">
            <text:p>113</text:p>
          </table:table-cell>
          <table:table-cell office:value-type="float" office:value="72" table:style-name="ce13">
            <text:p>72</text:p>
          </table:table-cell>
          <table:table-cell office:value-type="float" office:value="21" table:style-name="ce13">
            <text:p>21</text:p>
          </table:table-cell>
          <table:table-cell office:value-type="float" office:value="10" table:style-name="ce13">
            <text:p>10</text:p>
          </table:table-cell>
          <table:table-cell office:value-type="float" office:value="91" table:style-name="ce13">
            <text:p>91</text:p>
          </table:table-cell>
          <table:table-cell office:value-type="float" office:value="619" table:style-name="ce13">
            <text:p>619</text:p>
          </table:table-cell>
          <table:table-cell office:value-type="float" office:value="25" table:style-name="ce13">
            <text:p>25</text:p>
          </table:table-cell>
          <table:table-cell office:value-type="float" office:value="16" table:style-name="ce13">
            <text:p>16</text:p>
          </table:table-cell>
          <table:table-cell office:value-type="float" office:value="9" table:style-name="ce13">
            <text:p>9</text:p>
          </table:table-cell>
          <table:table-cell office:value-type="float" office:value="20" table:style-name="ce13">
            <text:p>20</text:p>
          </table:table-cell>
          <table:table-cell office:value-type="float" office:value="28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45" table:style-name="ce13">
            <text:p>45</text:p>
          </table:table-cell>
          <table:table-cell office:value-type="float" office:value="77" table:style-name="ce13">
            <text:p>77</text:p>
          </table:table-cell>
          <table:table-cell office:value-type="float" office:value="17" table:style-name="ce13">
            <text:p>17</text:p>
          </table:table-cell>
          <table:table-cell office:value-type="float" office:value="24" table:style-name="ce13">
            <text:p>24</text:p>
          </table:table-cell>
          <table:table-cell office:value-type="float" office:value="184" table:style-name="ce13">
            <text:p>184</text:p>
          </table:table-cell>
          <table:table-cell office:value-type="float" office:value="12" table:style-name="ce13">
            <text:p>12</text:p>
          </table:table-cell>
          <table:table-cell office:value-type="float" office:value="101" table:style-name="ce13">
            <text:p>101</text:p>
          </table:table-cell>
          <table:table-cell office:value-type="float" office:value="19" table:style-name="ce13">
            <text:p>19</text:p>
          </table:table-cell>
          <table:table-cell office:value-type="float" office:value="51" table:style-name="ce13">
            <text:p>51</text:p>
          </table:table-cell>
          <table:table-cell office:value-type="float" office:value="173" table:style-name="ce13">
            <text:p>173</text:p>
          </table:table-cell>
          <table:table-cell office:value-type="float" office:value="316" table:style-name="ce13">
            <text:p>316</text:p>
          </table:table-cell>
          <table:table-cell office:value-type="float" office:value="14" table:style-name="ce13">
            <text:p>1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 to 2 years <text:s/>(headcount) [ADR 582 - Officers by length of service as of 31 March 2017]</text:p>
          </table:table-cell>
          <table:table-cell office:value-type="float" office:value="119" table:style-name="ce13">
            <text:p>119</text:p>
          </table:table-cell>
          <table:table-cell office:value-type="float" office:value="63" table:style-name="ce13">
            <text:p>63</text:p>
          </table:table-cell>
          <table:table-cell office:value-type="float" office:value="61" table:style-name="ce13">
            <text:p>61</text:p>
          </table:table-cell>
          <table:table-cell office:value-type="float" office:value="160" table:style-name="ce13">
            <text:p>160</text:p>
          </table:table-cell>
          <table:table-cell office:value-type="float" office:value="10" table:style-name="ce13">
            <text:p>10</text:p>
          </table:table-cell>
          <table:table-cell office:value-type="float" office:value="48" table:style-name="ce13">
            <text:p>48</text:p>
          </table:table-cell>
          <table:table-cell office:value-type="float" office:value="50" table:style-name="ce13">
            <text:p>50</text:p>
          </table:table-cell>
          <table:table-cell office:value-type="float" office:value="32" table:style-name="ce13">
            <text:p>32</text:p>
          </table:table-cell>
          <table:table-cell office:value-type="float" office:value="60" table:style-name="ce13">
            <text:p>60</text:p>
          </table:table-cell>
          <table:table-cell office:value-type="float" office:value="39" table:style-name="ce13">
            <text:p>39</text:p>
          </table:table-cell>
          <table:table-cell office:value-type="float" office:value="54" table:style-name="ce13">
            <text:p>54</text:p>
          </table:table-cell>
          <table:table-cell office:value-type="float" office:value="28" table:style-name="ce13">
            <text:p>28</text:p>
          </table:table-cell>
          <table:table-cell office:value-type="float" office:value="47" table:style-name="ce13">
            <text:p>47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9" table:style-name="ce13">
            <text:p>19</text:p>
          </table:table-cell>
          <table:table-cell office:value-type="float" office:value="22" table:style-name="ce13">
            <text:p>22</text:p>
          </table:table-cell>
          <table:table-cell office:value-type="float" office:value="112" table:style-name="ce13">
            <text:p>112</text:p>
          </table:table-cell>
          <table:table-cell office:value-type="float" office:value="62" table:style-name="ce13">
            <text:p>62</text:p>
          </table:table-cell>
          <table:table-cell office:value-type="float" office:value="203" table:style-name="ce13">
            <text:p>203</text:p>
          </table:table-cell>
          <table:table-cell office:value-type="float" office:value="77" table:style-name="ce13">
            <text:p>77</text:p>
          </table:table-cell>
          <table:table-cell office:value-type="float" office:value="24" table:style-name="ce13">
            <text:p>24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1442" table:style-name="ce13">
            <text:p>1,442</text:p>
          </table:table-cell>
          <table:table-cell office:value-type="float" office:value="26" table:style-name="ce13">
            <text:p>26</text:p>
          </table:table-cell>
          <table:table-cell office:value-type="float" office:value="16" table:style-name="ce13">
            <text:p>16</text:p>
          </table:table-cell>
          <table:table-cell office:value-type="float" office:value="36" table:style-name="ce13">
            <text:p>36</text:p>
          </table:table-cell>
          <table:table-cell office:value-type="float" office:value="61" table:style-name="ce13">
            <text:p>61</text:p>
          </table:table-cell>
          <table:table-cell office:value-type="float" office:value="42" table:style-name="ce13">
            <text:p>42</text:p>
          </table:table-cell>
          <table:table-cell office:value-type="float" office:value="0" table:style-name="ce13">
            <text:p>0</text:p>
          </table:table-cell>
          <table:table-cell office:value-type="float" office:value="154" table:style-name="ce13">
            <text:p>154</text:p>
          </table:table-cell>
          <table:table-cell office:value-type="float" office:value="42" table:style-name="ce13">
            <text:p>42</text:p>
          </table:table-cell>
          <table:table-cell office:value-type="float" office:value="44" table:style-name="ce13">
            <text:p>44</text:p>
          </table:table-cell>
          <table:table-cell office:value-type="float" office:value="11" table:style-name="ce13">
            <text:p>11</text:p>
          </table:table-cell>
          <table:table-cell office:value-type="float" office:value="164" table:style-name="ce13">
            <text:p>164</text:p>
          </table:table-cell>
          <table:table-cell office:value-type="float" office:value="19" table:style-name="ce13">
            <text:p>19</text:p>
          </table:table-cell>
          <table:table-cell office:value-type="float" office:value="124" table:style-name="ce13">
            <text:p>124</text:p>
          </table:table-cell>
          <table:table-cell office:value-type="float" office:value="53" table:style-name="ce13">
            <text:p>53</text:p>
          </table:table-cell>
          <table:table-cell office:value-type="float" office:value="107" table:style-name="ce13">
            <text:p>107</text:p>
          </table:table-cell>
          <table:table-cell office:value-type="float" office:value="167" table:style-name="ce13">
            <text:p>167</text:p>
          </table:table-cell>
          <table:table-cell office:value-type="float" office:value="131" table:style-name="ce13">
            <text:p>131</text:p>
          </table:table-cell>
          <table:table-cell office:value-type="float" office:value="55" table:style-name="ce13">
            <text:p>5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 to 3 years <text:s/>(headcount) [ADR 582 - Officers by length of service as of 31 March 2017]</text:p>
          </table:table-cell>
          <table:table-cell office:value-type="float" office:value="60" table:style-name="ce13">
            <text:p>60</text:p>
          </table:table-cell>
          <table:table-cell office:value-type="float" office:value="41" table:style-name="ce13">
            <text:p>41</text:p>
          </table:table-cell>
          <table:table-cell office:value-type="float" office:value="50" table:style-name="ce13">
            <text:p>50</text:p>
          </table:table-cell>
          <table:table-cell office:value-type="float" office:value="91" table:style-name="ce13">
            <text:p>91</text:p>
          </table:table-cell>
          <table:table-cell office:value-type="float" office:value="10" table:style-name="ce13">
            <text:p>10</text:p>
          </table:table-cell>
          <table:table-cell office:value-type="float" office:value="23" table:style-name="ce13">
            <text:p>23</text:p>
          </table:table-cell>
          <table:table-cell office:value-type="float" office:value="58" table:style-name="ce13">
            <text:p>58</text:p>
          </table:table-cell>
          <table:table-cell office:value-type="float" office:value="53" table:style-name="ce13">
            <text:p>53</text:p>
          </table:table-cell>
          <table:table-cell office:value-type="float" office:value="115" table:style-name="ce13">
            <text:p>115</text:p>
          </table:table-cell>
          <table:table-cell office:value-type="float" office:value="92" table:style-name="ce13">
            <text:p>92</text:p>
          </table:table-cell>
          <table:table-cell office:value-type="float" office:value="0" table:style-name="ce13">
            <text:p>0</text:p>
          </table:table-cell>
          <table:table-cell office:value-type="float" office:value="102" table:style-name="ce13">
            <text:p>102</text:p>
          </table:table-cell>
          <table:table-cell office:value-type="float" office:value="97" table:style-name="ce13">
            <text:p>97</text:p>
          </table:table-cell>
          <table:table-cell office:value-type="float" office:value="29" table:style-name="ce13">
            <text:p>29</text:p>
          </table:table-cell>
          <table:table-cell office:value-type="float" office:value="60" table:style-name="ce13">
            <text:p>60</text:p>
          </table:table-cell>
          <table:table-cell office:value-type="float" office:value="0" table:style-name="ce1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98" table:style-name="ce13">
            <text:p>98</text:p>
          </table:table-cell>
          <table:table-cell office:value-type="float" office:value="15" table:style-name="ce13">
            <text:p>15</text:p>
          </table:table-cell>
          <table:table-cell office:value-type="float" office:value="150" table:style-name="ce13">
            <text:p>150</text:p>
          </table:table-cell>
          <table:table-cell office:value-type="float" office:value="60" table:style-name="ce13">
            <text:p>60</text:p>
          </table:table-cell>
          <table:table-cell office:value-type="float" office:value="40" table:style-name="ce13">
            <text:p>40</text:p>
          </table:table-cell>
          <table:table-cell office:value-type="float" office:value="43" table:style-name="ce13">
            <text:p>43</text:p>
          </table:table-cell>
          <table:table-cell office:value-type="float" office:value="42" table:style-name="ce13">
            <text:p>42</text:p>
          </table:table-cell>
          <table:table-cell office:value-type="float" office:value="2809" table:style-name="ce13">
            <text:p>2,809</text:p>
          </table:table-cell>
          <table:table-cell office:value-type="float" office:value="65" table:style-name="ce13">
            <text:p>65</text:p>
          </table:table-cell>
          <table:table-cell office:value-type="float" office:value="28" table:style-name="ce13">
            <text:p>28</text:p>
          </table:table-cell>
          <table:table-cell office:value-type="float" office:value="64" table:style-name="ce13">
            <text:p>64</text:p>
          </table:table-cell>
          <table:table-cell office:value-type="float" office:value="54" table:style-name="ce13">
            <text:p>54</text:p>
          </table:table-cell>
          <table:table-cell office:value-type="float" office:value="76" table:style-name="ce13">
            <text:p>76</text:p>
          </table:table-cell>
          <table:table-cell office:value-type="float" office:value="59" table:style-name="ce13">
            <text:p>59</text:p>
          </table:table-cell>
          <table:table-cell office:value-type="float" office:value="119" table:style-name="ce13">
            <text:p>119</text:p>
          </table:table-cell>
          <table:table-cell office:value-type="float" office:value="33" table:style-name="ce13">
            <text:p>33</text:p>
          </table:table-cell>
          <table:table-cell office:value-type="float" office:value="45" table:style-name="ce13">
            <text:p>45</text:p>
          </table:table-cell>
          <table:table-cell office:value-type="float" office:value="2" table:style-name="ce13">
            <text:p>2</text:p>
          </table:table-cell>
          <table:table-cell office:value-type="float" office:value="42" table:style-name="ce13">
            <text:p>42</text:p>
          </table:table-cell>
          <table:table-cell office:value-type="float" office:value="134" table:style-name="ce13">
            <text:p>134</text:p>
          </table:table-cell>
          <table:table-cell office:value-type="float" office:value="178" table:style-name="ce13">
            <text:p>178</text:p>
          </table:table-cell>
          <table:table-cell office:value-type="float" office:value="49" table:style-name="ce13">
            <text:p>49</text:p>
          </table:table-cell>
          <table:table-cell office:value-type="float" office:value="131" table:style-name="ce13">
            <text:p>131</text:p>
          </table:table-cell>
          <table:table-cell office:value-type="float" office:value="171" table:style-name="ce13">
            <text:p>171</text:p>
          </table:table-cell>
          <table:table-cell office:value-type="float" office:value="45" table:style-name="ce13">
            <text:p>45</text:p>
          </table:table-cell>
          <table:table-cell office:value-type="float" office:value="44" table:style-name="ce13">
            <text:p>4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 to 4 years <text:s/>(headcount) [ADR 582 - Officers by length of service as of 31 March 2017]</text:p>
          </table:table-cell>
          <table:table-cell office:value-type="float" office:value="59" table:style-name="ce13">
            <text:p>59</text:p>
          </table:table-cell>
          <table:table-cell office:value-type="float" office:value="58" table:style-name="ce13">
            <text:p>58</text:p>
          </table:table-cell>
          <table:table-cell office:value-type="float" office:value="44" table:style-name="ce13">
            <text:p>44</text:p>
          </table:table-cell>
          <table:table-cell office:value-type="float" office:value="22" table:style-name="ce13">
            <text:p>22</text:p>
          </table:table-cell>
          <table:table-cell office:value-type="float" office:value="10" table:style-name="ce13">
            <text:p>10</text:p>
          </table:table-cell>
          <table:table-cell office:value-type="float" office:value="2" table:style-name="ce13">
            <text:p>2</text:p>
          </table:table-cell>
          <table:table-cell office:value-type="float" office:value="67" table:style-name="ce13">
            <text:p>67</text:p>
          </table:table-cell>
          <table:table-cell office:value-type="float" office:value="40" table:style-name="ce13">
            <text:p>40</text:p>
          </table:table-cell>
          <table:table-cell office:value-type="float" office:value="119" table:style-name="ce13">
            <text:p>119</text:p>
          </table:table-cell>
          <table:table-cell office:value-type="float" office:value="11" table:style-name="ce13">
            <text:p>11</text:p>
          </table:table-cell>
          <table:table-cell office:value-type="float" office:value="2" table:style-name="ce13">
            <text:p>2</text:p>
          </table:table-cell>
          <table:table-cell office:value-type="float" office:value="38" table:style-name="ce13">
            <text:p>38</text:p>
          </table:table-cell>
          <table:table-cell office:value-type="float" office:value="60" table:style-name="ce13">
            <text:p>60</text:p>
          </table:table-cell>
          <table:table-cell office:value-type="float" office:value="39" table:style-name="ce13">
            <text:p>39</text:p>
          </table:table-cell>
          <table:table-cell office:value-type="float" office:value="86" table:style-name="ce13">
            <text:p>86</text:p>
          </table:table-cell>
          <table:table-cell office:value-type="float" office:value="25" table:style-name="ce13">
            <text:p>25</text:p>
          </table:table-cell>
          <table:table-cell office:value-type="float" office:value="48" table:style-name="ce13">
            <text:p>48</text:p>
          </table:table-cell>
          <table:table-cell office:value-type="float" office:value="44" table:style-name="ce13">
            <text:p>44</text:p>
          </table:table-cell>
          <table:table-cell office:value-type="float" office:value="22" table:style-name="ce13">
            <text:p>22</text:p>
          </table:table-cell>
          <table:table-cell office:value-type="float" office:value="126" table:style-name="ce13">
            <text:p>126</text:p>
          </table:table-cell>
          <table:table-cell office:value-type="float" office:value="52" table:style-name="ce13">
            <text:p>52</text:p>
          </table:table-cell>
          <table:table-cell office:value-type="float" office:value="86" table:style-name="ce13">
            <text:p>86</text:p>
          </table:table-cell>
          <table:table-cell office:value-type="float" office:value="24" table:style-name="ce13">
            <text:p>24</text:p>
          </table:table-cell>
          <table:table-cell office:value-type="float" office:value="214" table:style-name="ce13">
            <text:p>214</text:p>
          </table:table-cell>
          <table:table-cell office:value-type="float" office:value="1952" table:style-name="ce13">
            <text:p>1,952</text:p>
          </table:table-cell>
          <table:table-cell office:value-type="float" office:value="71" table:style-name="ce13">
            <text:p>71</text:p>
          </table:table-cell>
          <table:table-cell office:value-type="float" office:value="52" table:style-name="ce13">
            <text:p>52</text:p>
          </table:table-cell>
          <table:table-cell office:value-type="float" office:value="16" table:style-name="ce13">
            <text:p>16</text:p>
          </table:table-cell>
          <table:table-cell office:value-type="float" office:value="20" table:style-name="ce13">
            <text:p>20</text:p>
          </table:table-cell>
          <table:table-cell office:value-type="float" office:value="81" table:style-name="ce13">
            <text:p>81</text:p>
          </table:table-cell>
          <table:table-cell office:value-type="float" office:value="101" table:style-name="ce13">
            <text:p>101</text:p>
          </table:table-cell>
          <table:table-cell office:value-type="float" office:value="89" table:style-name="ce13">
            <text:p>89</text:p>
          </table:table-cell>
          <table:table-cell office:value-type="float" office:value="63" table:style-name="ce13">
            <text:p>63</text:p>
          </table:table-cell>
          <table:table-cell office:value-type="float" office:value="34" table:style-name="ce13">
            <text:p>34</text:p>
          </table:table-cell>
          <table:table-cell office:value-type="float" office:value="69" table:style-name="ce13">
            <text:p>69</text:p>
          </table:table-cell>
          <table:table-cell office:value-type="float" office:value="53" table:style-name="ce13">
            <text:p>53</text:p>
          </table:table-cell>
          <table:table-cell office:value-type="float" office:value="61" table:style-name="ce13">
            <text:p>61</text:p>
          </table:table-cell>
          <table:table-cell office:value-type="float" office:value="206" table:style-name="ce13">
            <text:p>206</text:p>
          </table:table-cell>
          <table:table-cell office:value-type="float" office:value="30" table:style-name="ce13">
            <text:p>30</text:p>
          </table:table-cell>
          <table:table-cell office:value-type="float" office:value="16" table:style-name="ce13">
            <text:p>16</text:p>
          </table:table-cell>
          <table:table-cell office:value-type="float" office:value="14" table:style-name="ce13">
            <text:p>14</text:p>
          </table:table-cell>
          <table:table-cell office:value-type="float" office:value="86" table:style-name="ce13">
            <text:p>86</text:p>
          </table:table-cell>
          <table:table-cell office:value-type="float" office:value="27" table:style-name="ce13">
            <text:p>2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4 to 5 years <text:s/>(headcount) [ADR 582 - Officers by length of service as of 31 March 2017]</text:p>
          </table:table-cell>
          <table:table-cell office:value-type="float" office:value="25" table:style-name="ce13">
            <text:p>25</text:p>
          </table:table-cell>
          <table:table-cell office:value-type="float" office:value="5" table:style-name="ce13">
            <text:p>5</text:p>
          </table:table-cell>
          <table:table-cell office:value-type="float" office:value="60" table:style-name="ce13">
            <text:p>60</text:p>
          </table:table-cell>
          <table:table-cell office:value-type="float" office:value="56" table:style-name="ce13">
            <text:p>5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5" table:style-name="ce13">
            <text:p>45</text:p>
          </table:table-cell>
          <table:table-cell office:value-type="float" office:value="44" table:style-name="ce13">
            <text:p>44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45" table:style-name="ce13">
            <text:p>45</text:p>
          </table:table-cell>
          <table:table-cell office:value-type="float" office:value="2" table:style-name="ce13">
            <text:p>2</text:p>
          </table:table-cell>
          <table:table-cell office:value-type="float" office:value="56" table:style-name="ce13">
            <text:p>56</text:p>
          </table:table-cell>
          <table:table-cell office:value-type="float" office:value="2" table:style-name="ce13">
            <text:p>2</text:p>
          </table:table-cell>
          <table:table-cell office:value-type="float" office:value="43" table:style-name="ce13">
            <text:p>43</text:p>
          </table:table-cell>
          <table:table-cell office:value-type="float" office:value="0" table:style-name="ce13">
            <text:p>0</text:p>
          </table:table-cell>
          <table:table-cell office:value-type="float" office:value="61" table:style-name="ce13">
            <text:p>61</text:p>
          </table:table-cell>
          <table:table-cell office:value-type="float" office:value="39" table:style-name="ce13">
            <text:p>39</text:p>
          </table:table-cell>
          <table:table-cell office:value-type="float" office:value="9" table:style-name="ce13">
            <text:p>9</text:p>
          </table:table-cell>
          <table:table-cell office:value-type="float" office:value="21" table:style-name="ce13">
            <text:p>21</text:p>
          </table:table-cell>
          <table:table-cell office:value-type="float" office:value="54" table:style-name="ce13">
            <text:p>54</text:p>
          </table:table-cell>
          <table:table-cell office:value-type="float" office:value="63" table:style-name="ce13">
            <text:p>63</text:p>
          </table:table-cell>
          <table:table-cell office:value-type="float" office:value="41" table:style-name="ce13">
            <text:p>41</text:p>
          </table:table-cell>
          <table:table-cell office:value-type="float" office:value="72" table:style-name="ce13">
            <text:p>72</text:p>
          </table:table-cell>
          <table:table-cell office:value-type="float" office:value="158" table:style-name="ce13">
            <text:p>158</text:p>
          </table:table-cell>
          <table:table-cell office:value-type="float" office:value="56" table:style-name="ce13">
            <text:p>56</text:p>
          </table:table-cell>
          <table:table-cell office:value-type="float" office:value="96" table:style-name="ce13">
            <text:p>96</text:p>
          </table:table-cell>
          <table:table-cell office:value-type="float" office:value="1" table:style-name="ce13">
            <text:p>1</text:p>
          </table:table-cell>
          <table:table-cell office:value-type="float" office:value="55" table:style-name="ce13">
            <text:p>55</text:p>
          </table:table-cell>
          <table:table-cell office:value-type="float" office:value="22" table:style-name="ce13">
            <text:p>22</text:p>
          </table:table-cell>
          <table:table-cell office:value-type="float" office:value="7" table:style-name="ce13">
            <text:p>7</text:p>
          </table:table-cell>
          <table:table-cell office:value-type="float" office:value="67" table:style-name="ce13">
            <text:p>67</text:p>
          </table:table-cell>
          <table:table-cell office:value-type="float" office:value="74" table:style-name="ce13">
            <text:p>74</text:p>
          </table:table-cell>
          <table:table-cell office:value-type="float" office:value="2" table:style-name="ce13">
            <text:p>2</text:p>
          </table:table-cell>
          <table:table-cell office:value-type="float" office:value="64" table:style-name="ce13">
            <text:p>64</text:p>
          </table:table-cell>
          <table:table-cell office:value-type="float" office:value="52" table:style-name="ce13">
            <text:p>52</text:p>
          </table:table-cell>
          <table:table-cell office:value-type="float" office:value="2" table:style-name="ce13">
            <text:p>2</text:p>
          </table:table-cell>
          <table:table-cell office:value-type="float" office:value="134" table:style-name="ce13">
            <text:p>134</text:p>
          </table:table-cell>
          <table:table-cell office:value-type="float" office:value="1" table:style-name="ce13">
            <text:p>1</text:p>
          </table:table-cell>
          <table:table-cell office:value-type="float" office:value="21" table:style-name="ce13">
            <text:p>21</text:p>
          </table:table-cell>
          <table:table-cell office:value-type="float" office:value="16" table:style-name="ce13">
            <text:p>16</text:p>
          </table:table-cell>
          <table:table-cell office:value-type="float" office:value="2" table:style-name="ce13">
            <text:p>2</text:p>
          </table:table-cell>
          <table:table-cell office:value-type="float" office:value="33" table:style-name="ce13">
            <text:p>3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5 to 10 years (headcount) [ADR 582 - Officers by length of service as of 31 March 2017]</text:p>
          </table:table-cell>
          <table:table-cell office:value-type="float" office:value="306" table:style-name="ce13">
            <text:p>306</text:p>
          </table:table-cell>
          <table:table-cell office:value-type="float" office:value="169" table:style-name="ce13">
            <text:p>169</text:p>
          </table:table-cell>
          <table:table-cell office:value-type="float" office:value="289" table:style-name="ce13">
            <text:p>289</text:p>
          </table:table-cell>
          <table:table-cell office:value-type="float" office:value="222" table:style-name="ce13">
            <text:p>222</text:p>
          </table:table-cell>
          <table:table-cell office:value-type="float" office:value="132" table:style-name="ce13">
            <text:p>132</text:p>
          </table:table-cell>
          <table:table-cell office:value-type="float" office:value="193" table:style-name="ce13">
            <text:p>193</text:p>
          </table:table-cell>
          <table:table-cell office:value-type="float" office:value="120" table:style-name="ce13">
            <text:p>120</text:p>
          </table:table-cell>
          <table:table-cell office:value-type="float" office:value="229" table:style-name="ce13">
            <text:p>229</text:p>
          </table:table-cell>
          <table:table-cell office:value-type="float" office:value="341" table:style-name="ce13">
            <text:p>341</text:p>
          </table:table-cell>
          <table:table-cell office:value-type="float" office:value="205" table:style-name="ce13">
            <text:p>205</text:p>
          </table:table-cell>
          <table:table-cell office:value-type="float" office:value="62" table:style-name="ce13">
            <text:p>62</text:p>
          </table:table-cell>
          <table:table-cell office:value-type="float" office:value="179" table:style-name="ce13">
            <text:p>179</text:p>
          </table:table-cell>
          <table:table-cell office:value-type="float" office:value="523" table:style-name="ce13">
            <text:p>523</text:p>
          </table:table-cell>
          <table:table-cell office:value-type="float" office:value="179" table:style-name="ce13">
            <text:p>179</text:p>
          </table:table-cell>
          <table:table-cell office:value-type="float" office:value="780" table:style-name="ce13">
            <text:p>780</text:p>
          </table:table-cell>
          <table:table-cell office:value-type="float" office:value="169" table:style-name="ce13">
            <text:p>169</text:p>
          </table:table-cell>
          <table:table-cell office:value-type="float" office:value="463" table:style-name="ce13">
            <text:p>463</text:p>
          </table:table-cell>
          <table:table-cell office:value-type="float" office:value="302" table:style-name="ce13">
            <text:p>302</text:p>
          </table:table-cell>
          <table:table-cell office:value-type="float" office:value="122" table:style-name="ce13">
            <text:p>122</text:p>
          </table:table-cell>
          <table:table-cell office:value-type="float" office:value="451" table:style-name="ce13">
            <text:p>451</text:p>
          </table:table-cell>
          <table:table-cell office:value-type="float" office:value="457" table:style-name="ce13">
            <text:p>457</text:p>
          </table:table-cell>
          <table:table-cell office:value-type="float" office:value="291" table:style-name="ce13">
            <text:p>291</text:p>
          </table:table-cell>
          <table:table-cell office:value-type="float" office:value="190" table:style-name="ce13">
            <text:p>190</text:p>
          </table:table-cell>
          <table:table-cell office:value-type="float" office:value="617" table:style-name="ce13">
            <text:p>617</text:p>
          </table:table-cell>
          <table:table-cell office:value-type="float" office:value="5363" table:style-name="ce13">
            <text:p>5,363</text:p>
          </table:table-cell>
          <table:table-cell office:value-type="float" office:value="285" table:style-name="ce13">
            <text:p>285</text:p>
          </table:table-cell>
          <table:table-cell office:value-type="float" office:value="238" table:style-name="ce13">
            <text:p>238</text:p>
          </table:table-cell>
          <table:table-cell office:value-type="float" office:value="222" table:style-name="ce13">
            <text:p>222</text:p>
          </table:table-cell>
          <table:table-cell office:value-type="float" office:value="190" table:style-name="ce13">
            <text:p>190</text:p>
          </table:table-cell>
          <table:table-cell office:value-type="float" office:value="555" table:style-name="ce13">
            <text:p>555</text:p>
          </table:table-cell>
          <table:table-cell office:value-type="float" office:value="221" table:style-name="ce13">
            <text:p>221</text:p>
          </table:table-cell>
          <table:table-cell office:value-type="float" office:value="254" table:style-name="ce13">
            <text:p>254</text:p>
          </table:table-cell>
          <table:table-cell office:value-type="float" office:value="259" table:style-name="ce13">
            <text:p>259</text:p>
          </table:table-cell>
          <table:table-cell office:value-type="float" office:value="137" table:style-name="ce13">
            <text:p>137</text:p>
          </table:table-cell>
          <table:table-cell office:value-type="float" office:value="132" table:style-name="ce13">
            <text:p>132</text:p>
          </table:table-cell>
          <table:table-cell office:value-type="float" office:value="475" table:style-name="ce13">
            <text:p>475</text:p>
          </table:table-cell>
          <table:table-cell office:value-type="float" office:value="549" table:style-name="ce13">
            <text:p>549</text:p>
          </table:table-cell>
          <table:table-cell office:value-type="float" office:value="917" table:style-name="ce13">
            <text:p>917</text:p>
          </table:table-cell>
          <table:table-cell office:value-type="float" office:value="50" table:style-name="ce13">
            <text:p>50</text:p>
          </table:table-cell>
          <table:table-cell office:value-type="float" office:value="277" table:style-name="ce13">
            <text:p>277</text:p>
          </table:table-cell>
          <table:table-cell office:value-type="float" office:value="1314" table:style-name="ce13">
            <text:p>1,314</text:p>
          </table:table-cell>
          <table:table-cell office:value-type="float" office:value="979" table:style-name="ce13">
            <text:p>979</text:p>
          </table:table-cell>
          <table:table-cell office:value-type="float" office:value="109" table:style-name="ce13">
            <text:p>10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0 to 15 years (headcount) [ADR 582 - Officers by length of service as of 31 March 2017]</text:p>
          </table:table-cell>
          <table:table-cell office:value-type="float" office:value="697" table:style-name="ce13">
            <text:p>697</text:p>
          </table:table-cell>
          <table:table-cell office:value-type="float" office:value="287" table:style-name="ce13">
            <text:p>287</text:p>
          </table:table-cell>
          <table:table-cell office:value-type="float" office:value="313" table:style-name="ce13">
            <text:p>313</text:p>
          </table:table-cell>
          <table:table-cell office:value-type="float" office:value="508" table:style-name="ce13">
            <text:p>508</text:p>
          </table:table-cell>
          <table:table-cell office:value-type="float" office:value="183" table:style-name="ce13">
            <text:p>183</text:p>
          </table:table-cell>
          <table:table-cell office:value-type="float" office:value="399" table:style-name="ce13">
            <text:p>399</text:p>
          </table:table-cell>
          <table:table-cell office:value-type="float" office:value="274" table:style-name="ce13">
            <text:p>274</text:p>
          </table:table-cell>
          <table:table-cell office:value-type="float" office:value="441" table:style-name="ce13">
            <text:p>441</text:p>
          </table:table-cell>
          <table:table-cell office:value-type="float" office:value="829" table:style-name="ce13">
            <text:p>829</text:p>
          </table:table-cell>
          <table:table-cell office:value-type="float" office:value="363" table:style-name="ce13">
            <text:p>363</text:p>
          </table:table-cell>
          <table:table-cell office:value-type="float" office:value="298" table:style-name="ce13">
            <text:p>298</text:p>
          </table:table-cell>
          <table:table-cell office:value-type="float" office:value="246" table:style-name="ce13">
            <text:p>246</text:p>
          </table:table-cell>
          <table:table-cell office:value-type="float" office:value="844" table:style-name="ce13">
            <text:p>844</text:p>
          </table:table-cell>
          <table:table-cell office:value-type="float" office:value="318" table:style-name="ce13">
            <text:p>318</text:p>
          </table:table-cell>
          <table:table-cell office:value-type="float" office:value="1616" table:style-name="ce13">
            <text:p>1,616</text:p>
          </table:table-cell>
          <table:table-cell office:value-type="float" office:value="299" table:style-name="ce13">
            <text:p>299</text:p>
          </table:table-cell>
          <table:table-cell office:value-type="float" office:value="944" table:style-name="ce13">
            <text:p>944</text:p>
          </table:table-cell>
          <table:table-cell office:value-type="float" office:value="648" table:style-name="ce13">
            <text:p>648</text:p>
          </table:table-cell>
          <table:table-cell office:value-type="float" office:value="476" table:style-name="ce13">
            <text:p>476</text:p>
          </table:table-cell>
          <table:table-cell office:value-type="float" office:value="813" table:style-name="ce13">
            <text:p>813</text:p>
          </table:table-cell>
          <table:table-cell office:value-type="float" office:value="774" table:style-name="ce13">
            <text:p>774</text:p>
          </table:table-cell>
          <table:table-cell office:value-type="float" office:value="463" table:style-name="ce13">
            <text:p>463</text:p>
          </table:table-cell>
          <table:table-cell office:value-type="float" office:value="276" table:style-name="ce13">
            <text:p>276</text:p>
          </table:table-cell>
          <table:table-cell office:value-type="float" office:value="1001" table:style-name="ce13">
            <text:p>1,001</text:p>
          </table:table-cell>
          <table:table-cell office:value-type="float" office:value="7610" table:style-name="ce13">
            <text:p>7,610</text:p>
          </table:table-cell>
          <table:table-cell office:value-type="float" office:value="335" table:style-name="ce13">
            <text:p>335</text:p>
          </table:table-cell>
          <table:table-cell office:value-type="float" office:value="328" table:style-name="ce13">
            <text:p>328</text:p>
          </table:table-cell>
          <table:table-cell office:value-type="float" office:value="546" table:style-name="ce13">
            <text:p>546</text:p>
          </table:table-cell>
          <table:table-cell office:value-type="float" office:value="348" table:style-name="ce13">
            <text:p>348</text:p>
          </table:table-cell>
          <table:table-cell office:value-type="float" office:value="696" table:style-name="ce13">
            <text:p>696</text:p>
          </table:table-cell>
          <table:table-cell office:value-type="float" office:value="452" table:style-name="ce13">
            <text:p>452</text:p>
          </table:table-cell>
          <table:table-cell office:value-type="float" office:value="631" table:style-name="ce13">
            <text:p>631</text:p>
          </table:table-cell>
          <table:table-cell office:value-type="float" office:value="677" table:style-name="ce13">
            <text:p>677</text:p>
          </table:table-cell>
          <table:table-cell office:value-type="float" office:value="466" table:style-name="ce13">
            <text:p>466</text:p>
          </table:table-cell>
          <table:table-cell office:value-type="float" office:value="350" table:style-name="ce13">
            <text:p>350</text:p>
          </table:table-cell>
          <table:table-cell office:value-type="float" office:value="450" table:style-name="ce13">
            <text:p>450</text:p>
          </table:table-cell>
          <table:table-cell office:value-type="float" office:value="785" table:style-name="ce13">
            <text:p>785</text:p>
          </table:table-cell>
          <table:table-cell office:value-type="float" office:value="1168" table:style-name="ce13">
            <text:p>1,168</text:p>
          </table:table-cell>
          <table:table-cell office:value-type="float" office:value="246" table:style-name="ce13">
            <text:p>246</text:p>
          </table:table-cell>
          <table:table-cell office:value-type="float" office:value="548" table:style-name="ce13">
            <text:p>548</text:p>
          </table:table-cell>
          <table:table-cell office:value-type="float" office:value="2066" table:style-name="ce13">
            <text:p>2,066</text:p>
          </table:table-cell>
          <table:table-cell office:value-type="float" office:value="1555" table:style-name="ce13">
            <text:p>1,555</text:p>
          </table:table-cell>
          <table:table-cell office:value-type="float" office:value="194" table:style-name="ce13">
            <text:p>19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15 to 20 years (headcount) [ADR 582 - Officers by length of service as of 31 March 2017]</text:p>
          </table:table-cell>
          <table:table-cell office:value-type="float" office:value="569" table:style-name="ce13">
            <text:p>569</text:p>
          </table:table-cell>
          <table:table-cell office:value-type="float" office:value="190" table:style-name="ce13">
            <text:p>190</text:p>
          </table:table-cell>
          <table:table-cell office:value-type="float" office:value="221" table:style-name="ce13">
            <text:p>221</text:p>
          </table:table-cell>
          <table:table-cell office:value-type="float" office:value="355" table:style-name="ce13">
            <text:p>355</text:p>
          </table:table-cell>
          <table:table-cell office:value-type="float" office:value="108" table:style-name="ce13">
            <text:p>108</text:p>
          </table:table-cell>
          <table:table-cell office:value-type="float" office:value="245" table:style-name="ce13">
            <text:p>245</text:p>
          </table:table-cell>
          <table:table-cell office:value-type="float" office:value="145" table:style-name="ce13">
            <text:p>145</text:p>
          </table:table-cell>
          <table:table-cell office:value-type="float" office:value="326" table:style-name="ce13">
            <text:p>326</text:p>
          </table:table-cell>
          <table:table-cell office:value-type="float" office:value="608" table:style-name="ce13">
            <text:p>608</text:p>
          </table:table-cell>
          <table:table-cell office:value-type="float" office:value="263" table:style-name="ce13">
            <text:p>263</text:p>
          </table:table-cell>
          <table:table-cell office:value-type="float" office:value="270" table:style-name="ce13">
            <text:p>270</text:p>
          </table:table-cell>
          <table:table-cell office:value-type="float" office:value="222" table:style-name="ce13">
            <text:p>222</text:p>
          </table:table-cell>
          <table:table-cell office:value-type="float" office:value="410" table:style-name="ce13">
            <text:p>410</text:p>
          </table:table-cell>
          <table:table-cell office:value-type="float" office:value="249" table:style-name="ce13">
            <text:p>249</text:p>
          </table:table-cell>
          <table:table-cell office:value-type="float" office:value="1339" table:style-name="ce13">
            <text:p>1,339</text:p>
          </table:table-cell>
          <table:table-cell office:value-type="float" office:value="218" table:style-name="ce13">
            <text:p>218</text:p>
          </table:table-cell>
          <table:table-cell office:value-type="float" office:value="527" table:style-name="ce13">
            <text:p>527</text:p>
          </table:table-cell>
          <table:table-cell office:value-type="float" office:value="288" table:style-name="ce13">
            <text:p>288</text:p>
          </table:table-cell>
          <table:table-cell office:value-type="float" office:value="379" table:style-name="ce13">
            <text:p>379</text:p>
          </table:table-cell>
          <table:table-cell office:value-type="float" office:value="545" table:style-name="ce13">
            <text:p>545</text:p>
          </table:table-cell>
          <table:table-cell office:value-type="float" office:value="479" table:style-name="ce13">
            <text:p>479</text:p>
          </table:table-cell>
          <table:table-cell office:value-type="float" office:value="339" table:style-name="ce13">
            <text:p>339</text:p>
          </table:table-cell>
          <table:table-cell office:value-type="float" office:value="208" table:style-name="ce13">
            <text:p>208</text:p>
          </table:table-cell>
          <table:table-cell office:value-type="float" office:value="559" table:style-name="ce13">
            <text:p>559</text:p>
          </table:table-cell>
          <table:table-cell office:value-type="float" office:value="4859" table:style-name="ce13">
            <text:p>4,859</text:p>
          </table:table-cell>
          <table:table-cell office:value-type="float" office:value="267" table:style-name="ce13">
            <text:p>267</text:p>
          </table:table-cell>
          <table:table-cell office:value-type="float" office:value="308" table:style-name="ce13">
            <text:p>308</text:p>
          </table:table-cell>
          <table:table-cell office:value-type="float" office:value="242" table:style-name="ce13">
            <text:p>242</text:p>
          </table:table-cell>
          <table:table-cell office:value-type="float" office:value="175" table:style-name="ce13">
            <text:p>175</text:p>
          </table:table-cell>
          <table:table-cell office:value-type="float" office:value="757" table:style-name="ce13">
            <text:p>757</text:p>
          </table:table-cell>
          <table:table-cell office:value-type="float" office:value="404" table:style-name="ce13">
            <text:p>404</text:p>
          </table:table-cell>
          <table:table-cell office:value-type="float" office:value="681" table:style-name="ce13">
            <text:p>681</text:p>
          </table:table-cell>
          <table:table-cell office:value-type="float" office:value="454" table:style-name="ce13">
            <text:p>454</text:p>
          </table:table-cell>
          <table:table-cell office:value-type="float" office:value="307" table:style-name="ce13">
            <text:p>307</text:p>
          </table:table-cell>
          <table:table-cell office:value-type="float" office:value="208" table:style-name="ce13">
            <text:p>208</text:p>
          </table:table-cell>
          <table:table-cell office:value-type="float" office:value="309" table:style-name="ce13">
            <text:p>309</text:p>
          </table:table-cell>
          <table:table-cell office:value-type="float" office:value="414" table:style-name="ce13">
            <text:p>414</text:p>
          </table:table-cell>
          <table:table-cell office:value-type="float" office:value="576" table:style-name="ce13">
            <text:p>576</text:p>
          </table:table-cell>
          <table:table-cell office:value-type="float" office:value="176" table:style-name="ce13">
            <text:p>176</text:p>
          </table:table-cell>
          <table:table-cell office:value-type="float" office:value="351" table:style-name="ce13">
            <text:p>351</text:p>
          </table:table-cell>
          <table:table-cell office:value-type="float" office:value="1424" table:style-name="ce13">
            <text:p>1,424</text:p>
          </table:table-cell>
          <table:table-cell office:value-type="float" office:value="471" table:style-name="ce13">
            <text:p>471</text:p>
          </table:table-cell>
          <table:table-cell office:value-type="float" office:value="154" table:style-name="ce13">
            <text:p>15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0 to 25 years (headcount) [ADR 582 - Officers by length of service as of 31 March 2017]</text:p>
          </table:table-cell>
          <table:table-cell office:value-type="float" office:value="450" table:style-name="ce13">
            <text:p>450</text:p>
          </table:table-cell>
          <table:table-cell office:value-type="float" office:value="102" table:style-name="ce13">
            <text:p>102</text:p>
          </table:table-cell>
          <table:table-cell office:value-type="float" office:value="149" table:style-name="ce13">
            <text:p>149</text:p>
          </table:table-cell>
          <table:table-cell office:value-type="float" office:value="334" table:style-name="ce13">
            <text:p>334</text:p>
          </table:table-cell>
          <table:table-cell office:value-type="float" office:value="136" table:style-name="ce13">
            <text:p>136</text:p>
          </table:table-cell>
          <table:table-cell office:value-type="float" office:value="167" table:style-name="ce13">
            <text:p>167</text:p>
          </table:table-cell>
          <table:table-cell office:value-type="float" office:value="128" table:style-name="ce13">
            <text:p>128</text:p>
          </table:table-cell>
          <table:table-cell office:value-type="float" office:value="257" table:style-name="ce13">
            <text:p>257</text:p>
          </table:table-cell>
          <table:table-cell office:value-type="float" office:value="465" table:style-name="ce13">
            <text:p>465</text:p>
          </table:table-cell>
          <table:table-cell office:value-type="float" office:value="113" table:style-name="ce13">
            <text:p>113</text:p>
          </table:table-cell>
          <table:table-cell office:value-type="float" office:value="196" table:style-name="ce13">
            <text:p>196</text:p>
          </table:table-cell>
          <table:table-cell office:value-type="float" office:value="145" table:style-name="ce13">
            <text:p>145</text:p>
          </table:table-cell>
          <table:table-cell office:value-type="float" office:value="326" table:style-name="ce13">
            <text:p>326</text:p>
          </table:table-cell>
          <table:table-cell office:value-type="float" office:value="134" table:style-name="ce13">
            <text:p>134</text:p>
          </table:table-cell>
          <table:table-cell office:value-type="float" office:value="1038" table:style-name="ce13">
            <text:p>1,038</text:p>
          </table:table-cell>
          <table:table-cell office:value-type="float" office:value="180" table:style-name="ce13">
            <text:p>180</text:p>
          </table:table-cell>
          <table:table-cell office:value-type="float" office:value="457" table:style-name="ce13">
            <text:p>457</text:p>
          </table:table-cell>
          <table:table-cell office:value-type="float" office:value="183" table:style-name="ce13">
            <text:p>183</text:p>
          </table:table-cell>
          <table:table-cell office:value-type="float" office:value="252" table:style-name="ce13">
            <text:p>252</text:p>
          </table:table-cell>
          <table:table-cell office:value-type="float" office:value="403" table:style-name="ce13">
            <text:p>403</text:p>
          </table:table-cell>
          <table:table-cell office:value-type="float" office:value="449" table:style-name="ce13">
            <text:p>449</text:p>
          </table:table-cell>
          <table:table-cell office:value-type="float" office:value="281" table:style-name="ce13">
            <text:p>281</text:p>
          </table:table-cell>
          <table:table-cell office:value-type="float" office:value="151" table:style-name="ce13">
            <text:p>151</text:p>
          </table:table-cell>
          <table:table-cell office:value-type="float" office:value="433" table:style-name="ce13">
            <text:p>433</text:p>
          </table:table-cell>
          <table:table-cell office:value-type="float" office:value="2999" table:style-name="ce13">
            <text:p>2,999</text:p>
          </table:table-cell>
          <table:table-cell office:value-type="float" office:value="247" table:style-name="ce13">
            <text:p>247</text:p>
          </table:table-cell>
          <table:table-cell office:value-type="float" office:value="194" table:style-name="ce13">
            <text:p>194</text:p>
          </table:table-cell>
          <table:table-cell office:value-type="float" office:value="235" table:style-name="ce13">
            <text:p>235</text:p>
          </table:table-cell>
          <table:table-cell office:value-type="float" office:value="160" table:style-name="ce13">
            <text:p>160</text:p>
          </table:table-cell>
          <table:table-cell office:value-type="float" office:value="610" table:style-name="ce13">
            <text:p>610</text:p>
          </table:table-cell>
          <table:table-cell office:value-type="float" office:value="285" table:style-name="ce13">
            <text:p>285</text:p>
          </table:table-cell>
          <table:table-cell office:value-type="float" office:value="414" table:style-name="ce13">
            <text:p>414</text:p>
          </table:table-cell>
          <table:table-cell office:value-type="float" office:value="421" table:style-name="ce13">
            <text:p>421</text:p>
          </table:table-cell>
          <table:table-cell office:value-type="float" office:value="336" table:style-name="ce13">
            <text:p>336</text:p>
          </table:table-cell>
          <table:table-cell office:value-type="float" office:value="134" table:style-name="ce13">
            <text:p>134</text:p>
          </table:table-cell>
          <table:table-cell office:value-type="float" office:value="118" table:style-name="ce13">
            <text:p>118</text:p>
          </table:table-cell>
          <table:table-cell office:value-type="float" office:value="347" table:style-name="ce13">
            <text:p>347</text:p>
          </table:table-cell>
          <table:table-cell office:value-type="float" office:value="365" table:style-name="ce13">
            <text:p>365</text:p>
          </table:table-cell>
          <table:table-cell office:value-type="float" office:value="107" table:style-name="ce13">
            <text:p>107</text:p>
          </table:table-cell>
          <table:table-cell office:value-type="float" office:value="302" table:style-name="ce13">
            <text:p>302</text:p>
          </table:table-cell>
          <table:table-cell office:value-type="float" office:value="930" table:style-name="ce13">
            <text:p>930</text:p>
          </table:table-cell>
          <table:table-cell office:value-type="float" office:value="524" table:style-name="ce13">
            <text:p>524</text:p>
          </table:table-cell>
          <table:table-cell office:value-type="float" office:value="147" table:style-name="ce13">
            <text:p>14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5 to 26 years (headcount) [ADR 582 - Officers by length of service as of 31 March 2017]</text:p>
          </table:table-cell>
          <table:table-cell office:value-type="float" office:value="51" table:style-name="ce13">
            <text:p>51</text:p>
          </table:table-cell>
          <table:table-cell office:value-type="float" office:value="12" table:style-name="ce13">
            <text:p>12</text:p>
          </table:table-cell>
          <table:table-cell office:value-type="float" office:value="38" table:style-name="ce13">
            <text:p>38</text:p>
          </table:table-cell>
          <table:table-cell office:value-type="float" office:value="30" table:style-name="ce13">
            <text:p>30</text:p>
          </table:table-cell>
          <table:table-cell office:value-type="float" office:value="14" table:style-name="ce13">
            <text:p>14</text:p>
          </table:table-cell>
          <table:table-cell office:value-type="float" office:value="44" table:style-name="ce13">
            <text:p>44</text:p>
          </table:table-cell>
          <table:table-cell office:value-type="float" office:value="34" table:style-name="ce13">
            <text:p>34</text:p>
          </table:table-cell>
          <table:table-cell office:value-type="float" office:value="38" table:style-name="ce13">
            <text:p>38</text:p>
          </table:table-cell>
          <table:table-cell office:value-type="float" office:value="76" table:style-name="ce13">
            <text:p>76</text:p>
          </table:table-cell>
          <table:table-cell office:value-type="float" office:value="28" table:style-name="ce13">
            <text:p>28</text:p>
          </table:table-cell>
          <table:table-cell office:value-type="float" office:value="31" table:style-name="ce13">
            <text:p>31</text:p>
          </table:table-cell>
          <table:table-cell office:value-type="float" office:value="34" table:style-name="ce13">
            <text:p>34</text:p>
          </table:table-cell>
          <table:table-cell office:value-type="float" office:value="52" table:style-name="ce13">
            <text:p>52</text:p>
          </table:table-cell>
          <table:table-cell office:value-type="float" office:value="21" table:style-name="ce13">
            <text:p>21</text:p>
          </table:table-cell>
          <table:table-cell office:value-type="float" office:value="203" table:style-name="ce13">
            <text:p>203</text:p>
          </table:table-cell>
          <table:table-cell office:value-type="float" office:value="34" table:style-name="ce13">
            <text:p>34</text:p>
          </table:table-cell>
          <table:table-cell office:value-type="float" office:value="75" table:style-name="ce13">
            <text:p>75</text:p>
          </table:table-cell>
          <table:table-cell office:value-type="float" office:value="36" table:style-name="ce13">
            <text:p>36</text:p>
          </table:table-cell>
          <table:table-cell office:value-type="float" office:value="43" table:style-name="ce13">
            <text:p>43</text:p>
          </table:table-cell>
          <table:table-cell office:value-type="float" office:value="100" table:style-name="ce13">
            <text:p>100</text:p>
          </table:table-cell>
          <table:table-cell office:value-type="float" office:value="72" table:style-name="ce13">
            <text:p>72</text:p>
          </table:table-cell>
          <table:table-cell office:value-type="float" office:value="49" table:style-name="ce13">
            <text:p>49</text:p>
          </table:table-cell>
          <table:table-cell office:value-type="float" office:value="22" table:style-name="ce13">
            <text:p>22</text:p>
          </table:table-cell>
          <table:table-cell office:value-type="float" office:value="63" table:style-name="ce13">
            <text:p>63</text:p>
          </table:table-cell>
          <table:table-cell office:value-type="float" office:value="529" table:style-name="ce13">
            <text:p>529</text:p>
          </table:table-cell>
          <table:table-cell office:value-type="float" office:value="36" table:style-name="ce13">
            <text:p>36</text:p>
          </table:table-cell>
          <table:table-cell office:value-type="float" office:value="33" table:style-name="ce13">
            <text:p>33</text:p>
          </table:table-cell>
          <table:table-cell office:value-type="float" office:value="43" table:style-name="ce13">
            <text:p>43</text:p>
          </table:table-cell>
          <table:table-cell office:value-type="float" office:value="22" table:style-name="ce13">
            <text:p>22</text:p>
          </table:table-cell>
          <table:table-cell office:value-type="float" office:value="45" table:style-name="ce13">
            <text:p>45</text:p>
          </table:table-cell>
          <table:table-cell office:value-type="float" office:value="59" table:style-name="ce13">
            <text:p>59</text:p>
          </table:table-cell>
          <table:table-cell office:value-type="float" office:value="63" table:style-name="ce13">
            <text:p>63</text:p>
          </table:table-cell>
          <table:table-cell office:value-type="float" office:value="63" table:style-name="ce13">
            <text:p>63</text:p>
          </table:table-cell>
          <table:table-cell office:value-type="float" office:value="25" table:style-name="ce13">
            <text:p>25</text:p>
          </table:table-cell>
          <table:table-cell office:value-type="float" office:value="26" table:style-name="ce13">
            <text:p>26</text:p>
          </table:table-cell>
          <table:table-cell office:value-type="float" office:value="36" table:style-name="ce13">
            <text:p>36</text:p>
          </table:table-cell>
          <table:table-cell office:value-type="float" office:value="61" table:style-name="ce13">
            <text:p>61</text:p>
          </table:table-cell>
          <table:table-cell office:value-type="float" office:value="84" table:style-name="ce13">
            <text:p>84</text:p>
          </table:table-cell>
          <table:table-cell office:value-type="float" office:value="6" table:style-name="ce13">
            <text:p>6</text:p>
          </table:table-cell>
          <table:table-cell office:value-type="float" office:value="56" table:style-name="ce13">
            <text:p>56</text:p>
          </table:table-cell>
          <table:table-cell office:value-type="float" office:value="110" table:style-name="ce13">
            <text:p>110</text:p>
          </table:table-cell>
          <table:table-cell office:value-type="float" office:value="96" table:style-name="ce13">
            <text:p>96</text:p>
          </table:table-cell>
          <table:table-cell office:value-type="float" office:value="33" table:style-name="ce13">
            <text:p>3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6 to 27 years (headcount) [ADR 582 - Officers by length of service as of 31 March 2017]</text:p>
          </table:table-cell>
          <table:table-cell office:value-type="float" office:value="73" table:style-name="ce13">
            <text:p>73</text:p>
          </table:table-cell>
          <table:table-cell office:value-type="float" office:value="28" table:style-name="ce13">
            <text:p>28</text:p>
          </table:table-cell>
          <table:table-cell office:value-type="float" office:value="23" table:style-name="ce13">
            <text:p>23</text:p>
          </table:table-cell>
          <table:table-cell office:value-type="float" office:value="46" table:style-name="ce13">
            <text:p>46</text:p>
          </table:table-cell>
          <table:table-cell office:value-type="float" office:value="16" table:style-name="ce13">
            <text:p>16</text:p>
          </table:table-cell>
          <table:table-cell office:value-type="float" office:value="44" table:style-name="ce13">
            <text:p>44</text:p>
          </table:table-cell>
          <table:table-cell office:value-type="float" office:value="41" table:style-name="ce13">
            <text:p>41</text:p>
          </table:table-cell>
          <table:table-cell office:value-type="float" office:value="20" table:style-name="ce13">
            <text:p>20</text:p>
          </table:table-cell>
          <table:table-cell office:value-type="float" office:value="61" table:style-name="ce13">
            <text:p>61</text:p>
          </table:table-cell>
          <table:table-cell office:value-type="float" office:value="31" table:style-name="ce13">
            <text:p>31</text:p>
          </table:table-cell>
          <table:table-cell office:value-type="float" office:value="17" table:style-name="ce13">
            <text:p>17</text:p>
          </table:table-cell>
          <table:table-cell office:value-type="float" office:value="23" table:style-name="ce13">
            <text:p>23</text:p>
          </table:table-cell>
          <table:table-cell office:value-type="float" office:value="77" table:style-name="ce13">
            <text:p>77</text:p>
          </table:table-cell>
          <table:table-cell office:value-type="float" office:value="22" table:style-name="ce13">
            <text:p>22</text:p>
          </table:table-cell>
          <table:table-cell office:value-type="float" office:value="198" table:style-name="ce13">
            <text:p>198</text:p>
          </table:table-cell>
          <table:table-cell office:value-type="float" office:value="15" table:style-name="ce13">
            <text:p>15</text:p>
          </table:table-cell>
          <table:table-cell office:value-type="float" office:value="57" table:style-name="ce13">
            <text:p>57</text:p>
          </table:table-cell>
          <table:table-cell office:value-type="float" office:value="47" table:style-name="ce13">
            <text:p>47</text:p>
          </table:table-cell>
          <table:table-cell office:value-type="float" office:value="26" table:style-name="ce13">
            <text:p>26</text:p>
          </table:table-cell>
          <table:table-cell office:value-type="float" office:value="63" table:style-name="ce13">
            <text:p>63</text:p>
          </table:table-cell>
          <table:table-cell office:value-type="float" office:value="72" table:style-name="ce13">
            <text:p>72</text:p>
          </table:table-cell>
          <table:table-cell office:value-type="float" office:value="52" table:style-name="ce13">
            <text:p>52</text:p>
          </table:table-cell>
          <table:table-cell office:value-type="float" office:value="27" table:style-name="ce13">
            <text:p>27</text:p>
          </table:table-cell>
          <table:table-cell office:value-type="float" office:value="84" table:style-name="ce13">
            <text:p>84</text:p>
          </table:table-cell>
          <table:table-cell office:value-type="float" office:value="522" table:style-name="ce13">
            <text:p>522</text:p>
          </table:table-cell>
          <table:table-cell office:value-type="float" office:value="30" table:style-name="ce13">
            <text:p>30</text:p>
          </table:table-cell>
          <table:table-cell office:value-type="float" office:value="36" table:style-name="ce13">
            <text:p>36</text:p>
          </table:table-cell>
          <table:table-cell office:value-type="float" office:value="42" table:style-name="ce13">
            <text:p>42</text:p>
          </table:table-cell>
          <table:table-cell office:value-type="float" office:value="23" table:style-name="ce13">
            <text:p>23</text:p>
          </table:table-cell>
          <table:table-cell office:value-type="float" office:value="86" table:style-name="ce13">
            <text:p>86</text:p>
          </table:table-cell>
          <table:table-cell office:value-type="float" office:value="60" table:style-name="ce13">
            <text:p>60</text:p>
          </table:table-cell>
          <table:table-cell office:value-type="float" office:value="56" table:style-name="ce13">
            <text:p>56</text:p>
          </table:table-cell>
          <table:table-cell office:value-type="float" office:value="89" table:style-name="ce13">
            <text:p>89</text:p>
          </table:table-cell>
          <table:table-cell office:value-type="float" office:value="56" table:style-name="ce13">
            <text:p>56</text:p>
          </table:table-cell>
          <table:table-cell office:value-type="float" office:value="22" table:style-name="ce13">
            <text:p>22</text:p>
          </table:table-cell>
          <table:table-cell office:value-type="float" office:value="33" table:style-name="ce13">
            <text:p>33</text:p>
          </table:table-cell>
          <table:table-cell office:value-type="float" office:value="53" table:style-name="ce13">
            <text:p>53</text:p>
          </table:table-cell>
          <table:table-cell office:value-type="float" office:value="70" table:style-name="ce13">
            <text:p>70</text:p>
          </table:table-cell>
          <table:table-cell office:value-type="float" office:value="31" table:style-name="ce13">
            <text:p>31</text:p>
          </table:table-cell>
          <table:table-cell office:value-type="float" office:value="51" table:style-name="ce13">
            <text:p>51</text:p>
          </table:table-cell>
          <table:table-cell office:value-type="float" office:value="89" table:style-name="ce13">
            <text:p>89</text:p>
          </table:table-cell>
          <table:table-cell office:value-type="float" office:value="107" table:style-name="ce13">
            <text:p>107</text:p>
          </table:table-cell>
          <table:table-cell office:value-type="float" office:value="30" table:style-name="ce13">
            <text:p>3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7 to 28 years (headcount) [ADR 582 - Officers by length of service as of 31 March 2017]</text:p>
          </table:table-cell>
          <table:table-cell office:value-type="float" office:value="102" table:style-name="ce13">
            <text:p>102</text:p>
          </table:table-cell>
          <table:table-cell office:value-type="float" office:value="22" table:style-name="ce13">
            <text:p>22</text:p>
          </table:table-cell>
          <table:table-cell office:value-type="float" office:value="25" table:style-name="ce13">
            <text:p>25</text:p>
          </table:table-cell>
          <table:table-cell office:value-type="float" office:value="33" table:style-name="ce13">
            <text:p>33</text:p>
          </table:table-cell>
          <table:table-cell office:value-type="float" office:value="31" table:style-name="ce13">
            <text:p>31</text:p>
          </table:table-cell>
          <table:table-cell office:value-type="float" office:value="36" table:style-name="ce13">
            <text:p>36</text:p>
          </table:table-cell>
          <table:table-cell office:value-type="float" office:value="32" table:style-name="ce13">
            <text:p>32</text:p>
          </table:table-cell>
          <table:table-cell office:value-type="float" office:value="61" table:style-name="ce13">
            <text:p>61</text:p>
          </table:table-cell>
          <table:table-cell office:value-type="float" office:value="52" table:style-name="ce13">
            <text:p>52</text:p>
          </table:table-cell>
          <table:table-cell office:value-type="float" office:value="27" table:style-name="ce13">
            <text:p>27</text:p>
          </table:table-cell>
          <table:table-cell office:value-type="float" office:value="29" table:style-name="ce13">
            <text:p>29</text:p>
          </table:table-cell>
          <table:table-cell office:value-type="float" office:value="26" table:style-name="ce13">
            <text:p>26</text:p>
          </table:table-cell>
          <table:table-cell office:value-type="float" office:value="85" table:style-name="ce13">
            <text:p>85</text:p>
          </table:table-cell>
          <table:table-cell office:value-type="float" office:value="23" table:style-name="ce13">
            <text:p>23</text:p>
          </table:table-cell>
          <table:table-cell office:value-type="float" office:value="193" table:style-name="ce13">
            <text:p>193</text:p>
          </table:table-cell>
          <table:table-cell office:value-type="float" office:value="23" table:style-name="ce13">
            <text:p>23</text:p>
          </table:table-cell>
          <table:table-cell office:value-type="float" office:value="38" table:style-name="ce13">
            <text:p>38</text:p>
          </table:table-cell>
          <table:table-cell office:value-type="float" office:value="39" table:style-name="ce13">
            <text:p>39</text:p>
          </table:table-cell>
          <table:table-cell office:value-type="float" office:value="33" table:style-name="ce13">
            <text:p>33</text:p>
          </table:table-cell>
          <table:table-cell office:value-type="float" office:value="58" table:style-name="ce13">
            <text:p>58</text:p>
          </table:table-cell>
          <table:table-cell office:value-type="float" office:value="59" table:style-name="ce13">
            <text:p>59</text:p>
          </table:table-cell>
          <table:table-cell office:value-type="float" office:value="52" table:style-name="ce13">
            <text:p>52</text:p>
          </table:table-cell>
          <table:table-cell office:value-type="float" office:value="28" table:style-name="ce13">
            <text:p>28</text:p>
          </table:table-cell>
          <table:table-cell office:value-type="float" office:value="93" table:style-name="ce13">
            <text:p>93</text:p>
          </table:table-cell>
          <table:table-cell office:value-type="float" office:value="627" table:style-name="ce13">
            <text:p>627</text:p>
          </table:table-cell>
          <table:table-cell office:value-type="float" office:value="35" table:style-name="ce13">
            <text:p>35</text:p>
          </table:table-cell>
          <table:table-cell office:value-type="float" office:value="19" table:style-name="ce13">
            <text:p>19</text:p>
          </table:table-cell>
          <table:table-cell office:value-type="float" office:value="44" table:style-name="ce13">
            <text:p>44</text:p>
          </table:table-cell>
          <table:table-cell office:value-type="float" office:value="23" table:style-name="ce13">
            <text:p>23</text:p>
          </table:table-cell>
          <table:table-cell office:value-type="float" office:value="89" table:style-name="ce13">
            <text:p>89</text:p>
          </table:table-cell>
          <table:table-cell office:value-type="float" office:value="66" table:style-name="ce13">
            <text:p>66</text:p>
          </table:table-cell>
          <table:table-cell office:value-type="float" office:value="79" table:style-name="ce13">
            <text:p>79</text:p>
          </table:table-cell>
          <table:table-cell office:value-type="float" office:value="56" table:style-name="ce13">
            <text:p>56</text:p>
          </table:table-cell>
          <table:table-cell office:value-type="float" office:value="60" table:style-name="ce13">
            <text:p>60</text:p>
          </table:table-cell>
          <table:table-cell office:value-type="float" office:value="24" table:style-name="ce13">
            <text:p>24</text:p>
          </table:table-cell>
          <table:table-cell office:value-type="float" office:value="38" table:style-name="ce13">
            <text:p>38</text:p>
          </table:table-cell>
          <table:table-cell office:value-type="float" office:value="42" table:style-name="ce13">
            <text:p>42</text:p>
          </table:table-cell>
          <table:table-cell office:value-type="float" office:value="72" table:style-name="ce13">
            <text:p>72</text:p>
          </table:table-cell>
          <table:table-cell office:value-type="float" office:value="23" table:style-name="ce13">
            <text:p>23</text:p>
          </table:table-cell>
          <table:table-cell office:value-type="float" office:value="44" table:style-name="ce13">
            <text:p>44</text:p>
          </table:table-cell>
          <table:table-cell office:value-type="float" office:value="97" table:style-name="ce13">
            <text:p>97</text:p>
          </table:table-cell>
          <table:table-cell office:value-type="float" office:value="115" table:style-name="ce13">
            <text:p>115</text:p>
          </table:table-cell>
          <table:table-cell office:value-type="float" office:value="30" table:style-name="ce13">
            <text:p>3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8 to 29 years (headcount) [ADR 582 - Officers by length of service as of 31 March 2017]</text:p>
          </table:table-cell>
          <table:table-cell office:value-type="float" office:value="63" table:style-name="ce13">
            <text:p>63</text:p>
          </table:table-cell>
          <table:table-cell office:value-type="float" office:value="25" table:style-name="ce13">
            <text:p>25</text:p>
          </table:table-cell>
          <table:table-cell office:value-type="float" office:value="17" table:style-name="ce13">
            <text:p>17</text:p>
          </table:table-cell>
          <table:table-cell office:value-type="float" office:value="43" table:style-name="ce13">
            <text:p>43</text:p>
          </table:table-cell>
          <table:table-cell office:value-type="float" office:value="17" table:style-name="ce13">
            <text:p>17</text:p>
          </table:table-cell>
          <table:table-cell office:value-type="float" office:value="28" table:style-name="ce13">
            <text:p>28</text:p>
          </table:table-cell>
          <table:table-cell office:value-type="float" office:value="29" table:style-name="ce13">
            <text:p>29</text:p>
          </table:table-cell>
          <table:table-cell office:value-type="float" office:value="63" table:style-name="ce13">
            <text:p>63</text:p>
          </table:table-cell>
          <table:table-cell office:value-type="float" office:value="70" table:style-name="ce13">
            <text:p>70</text:p>
          </table:table-cell>
          <table:table-cell office:value-type="float" office:value="33" table:style-name="ce13">
            <text:p>33</text:p>
          </table:table-cell>
          <table:table-cell office:value-type="float" office:value="24" table:style-name="ce13">
            <text:p>24</text:p>
          </table:table-cell>
          <table:table-cell office:value-type="float" office:value="38" table:style-name="ce13">
            <text:p>38</text:p>
          </table:table-cell>
          <table:table-cell office:value-type="float" office:value="57" table:style-name="ce13">
            <text:p>57</text:p>
          </table:table-cell>
          <table:table-cell office:value-type="float" office:value="22" table:style-name="ce13">
            <text:p>22</text:p>
          </table:table-cell>
          <table:table-cell office:value-type="float" office:value="185" table:style-name="ce13">
            <text:p>185</text:p>
          </table:table-cell>
          <table:table-cell office:value-type="float" office:value="27" table:style-name="ce13">
            <text:p>27</text:p>
          </table:table-cell>
          <table:table-cell office:value-type="float" office:value="56" table:style-name="ce13">
            <text:p>56</text:p>
          </table:table-cell>
          <table:table-cell office:value-type="float" office:value="30" table:style-name="ce13">
            <text:p>30</text:p>
          </table:table-cell>
          <table:table-cell office:value-type="float" office:value="44" table:style-name="ce13">
            <text:p>44</text:p>
          </table:table-cell>
          <table:table-cell office:value-type="float" office:value="63" table:style-name="ce13">
            <text:p>63</text:p>
          </table:table-cell>
          <table:table-cell office:value-type="float" office:value="67" table:style-name="ce13">
            <text:p>67</text:p>
          </table:table-cell>
          <table:table-cell office:value-type="float" office:value="39" table:style-name="ce13">
            <text:p>39</text:p>
          </table:table-cell>
          <table:table-cell office:value-type="float" office:value="16" table:style-name="ce13">
            <text:p>16</text:p>
          </table:table-cell>
          <table:table-cell office:value-type="float" office:value="86" table:style-name="ce13">
            <text:p>86</text:p>
          </table:table-cell>
          <table:table-cell office:value-type="float" office:value="684" table:style-name="ce13">
            <text:p>684</text:p>
          </table:table-cell>
          <table:table-cell office:value-type="float" office:value="32" table:style-name="ce13">
            <text:p>32</text:p>
          </table:table-cell>
          <table:table-cell office:value-type="float" office:value="35" table:style-name="ce13">
            <text:p>35</text:p>
          </table:table-cell>
          <table:table-cell office:value-type="float" office:value="35" table:style-name="ce13">
            <text:p>35</text:p>
          </table:table-cell>
          <table:table-cell office:value-type="float" office:value="19" table:style-name="ce13">
            <text:p>19</text:p>
          </table:table-cell>
          <table:table-cell office:value-type="float" office:value="72" table:style-name="ce13">
            <text:p>72</text:p>
          </table:table-cell>
          <table:table-cell office:value-type="float" office:value="70" table:style-name="ce13">
            <text:p>70</text:p>
          </table:table-cell>
          <table:table-cell office:value-type="float" office:value="65" table:style-name="ce13">
            <text:p>65</text:p>
          </table:table-cell>
          <table:table-cell office:value-type="float" office:value="63" table:style-name="ce13">
            <text:p>63</text:p>
          </table:table-cell>
          <table:table-cell office:value-type="float" office:value="40" table:style-name="ce13">
            <text:p>40</text:p>
          </table:table-cell>
          <table:table-cell office:value-type="float" office:value="11" table:style-name="ce13">
            <text:p>11</text:p>
          </table:table-cell>
          <table:table-cell office:value-type="float" office:value="27" table:style-name="ce13">
            <text:p>27</text:p>
          </table:table-cell>
          <table:table-cell office:value-type="float" office:value="60" table:style-name="ce13">
            <text:p>60</text:p>
          </table:table-cell>
          <table:table-cell office:value-type="float" office:value="78" table:style-name="ce13">
            <text:p>78</text:p>
          </table:table-cell>
          <table:table-cell office:value-type="float" office:value="10" table:style-name="ce13">
            <text:p>10</text:p>
          </table:table-cell>
          <table:table-cell office:value-type="float" office:value="43" table:style-name="ce13">
            <text:p>43</text:p>
          </table:table-cell>
          <table:table-cell office:value-type="float" office:value="147" table:style-name="ce13">
            <text:p>147</text:p>
          </table:table-cell>
          <table:table-cell office:value-type="float" office:value="79" table:style-name="ce13">
            <text:p>79</text:p>
          </table:table-cell>
          <table:table-cell office:value-type="float" office:value="32" table:style-name="ce13">
            <text:p>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29 to 30 years (headcount) [ADR 582 - Officers by length of service as of 31 March 2017]</text:p>
          </table:table-cell>
          <table:table-cell office:value-type="float" office:value="43" table:style-name="ce13">
            <text:p>43</text:p>
          </table:table-cell>
          <table:table-cell office:value-type="float" office:value="22" table:style-name="ce13">
            <text:p>22</text:p>
          </table:table-cell>
          <table:table-cell office:value-type="float" office:value="26" table:style-name="ce13">
            <text:p>26</text:p>
          </table:table-cell>
          <table:table-cell office:value-type="float" office:value="34" table:style-name="ce13">
            <text:p>34</text:p>
          </table:table-cell>
          <table:table-cell office:value-type="float" office:value="17" table:style-name="ce13">
            <text:p>17</text:p>
          </table:table-cell>
          <table:table-cell office:value-type="float" office:value="27" table:style-name="ce13">
            <text:p>27</text:p>
          </table:table-cell>
          <table:table-cell office:value-type="float" office:value="30" table:style-name="ce13">
            <text:p>30</text:p>
          </table:table-cell>
          <table:table-cell office:value-type="float" office:value="48" table:style-name="ce13">
            <text:p>48</text:p>
          </table:table-cell>
          <table:table-cell office:value-type="float" office:value="57" table:style-name="ce13">
            <text:p>57</text:p>
          </table:table-cell>
          <table:table-cell office:value-type="float" office:value="23" table:style-name="ce13">
            <text:p>23</text:p>
          </table:table-cell>
          <table:table-cell office:value-type="float" office:value="28" table:style-name="ce13">
            <text:p>28</text:p>
          </table:table-cell>
          <table:table-cell office:value-type="float" office:value="38" table:style-name="ce13">
            <text:p>38</text:p>
          </table:table-cell>
          <table:table-cell office:value-type="float" office:value="69" table:style-name="ce13">
            <text:p>69</text:p>
          </table:table-cell>
          <table:table-cell office:value-type="float" office:value="24" table:style-name="ce13">
            <text:p>24</text:p>
          </table:table-cell>
          <table:table-cell office:value-type="float" office:value="228" table:style-name="ce13">
            <text:p>228</text:p>
          </table:table-cell>
          <table:table-cell office:value-type="float" office:value="28" table:style-name="ce13">
            <text:p>28</text:p>
          </table:table-cell>
          <table:table-cell office:value-type="float" office:value="50" table:style-name="ce13">
            <text:p>50</text:p>
          </table:table-cell>
          <table:table-cell office:value-type="float" office:value="37" table:style-name="ce13">
            <text:p>37</text:p>
          </table:table-cell>
          <table:table-cell office:value-type="float" office:value="22" table:style-name="ce13">
            <text:p>22</text:p>
          </table:table-cell>
          <table:table-cell office:value-type="float" office:value="46" table:style-name="ce13">
            <text:p>46</text:p>
          </table:table-cell>
          <table:table-cell office:value-type="float" office:value="56" table:style-name="ce13">
            <text:p>56</text:p>
          </table:table-cell>
          <table:table-cell office:value-type="float" office:value="32" table:style-name="ce13">
            <text:p>32</text:p>
          </table:table-cell>
          <table:table-cell office:value-type="float" office:value="14" table:style-name="ce13">
            <text:p>14</text:p>
          </table:table-cell>
          <table:table-cell office:value-type="float" office:value="74" table:style-name="ce13">
            <text:p>74</text:p>
          </table:table-cell>
          <table:table-cell office:value-type="float" office:value="784" table:style-name="ce13">
            <text:p>784</text:p>
          </table:table-cell>
          <table:table-cell office:value-type="float" office:value="23" table:style-name="ce13">
            <text:p>23</text:p>
          </table:table-cell>
          <table:table-cell office:value-type="float" office:value="23" table:style-name="ce13">
            <text:p>23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float" office:value="78" table:style-name="ce13">
            <text:p>78</text:p>
          </table:table-cell>
          <table:table-cell office:value-type="float" office:value="64" table:style-name="ce13">
            <text:p>64</text:p>
          </table:table-cell>
          <table:table-cell office:value-type="float" office:value="78" table:style-name="ce13">
            <text:p>78</text:p>
          </table:table-cell>
          <table:table-cell office:value-type="float" office:value="50" table:style-name="ce13">
            <text:p>50</text:p>
          </table:table-cell>
          <table:table-cell office:value-type="float" office:value="44" table:style-name="ce13">
            <text:p>44</text:p>
          </table:table-cell>
          <table:table-cell office:value-type="float" office:value="22" table:style-name="ce13">
            <text:p>22</text:p>
          </table:table-cell>
          <table:table-cell office:value-type="float" office:value="30" table:style-name="ce13">
            <text:p>30</text:p>
          </table:table-cell>
          <table:table-cell office:value-type="float" office:value="55" table:style-name="ce13">
            <text:p>55</text:p>
          </table:table-cell>
          <table:table-cell office:value-type="float" office:value="65" table:style-name="ce13">
            <text:p>65</text:p>
          </table:table-cell>
          <table:table-cell office:value-type="float" office:value="19" table:style-name="ce13">
            <text:p>19</text:p>
          </table:table-cell>
          <table:table-cell office:value-type="float" office:value="40" table:style-name="ce13">
            <text:p>40</text:p>
          </table:table-cell>
          <table:table-cell office:value-type="float" office:value="92" table:style-name="ce13">
            <text:p>92</text:p>
          </table:table-cell>
          <table:table-cell office:value-type="float" office:value="6" table:style-name="ce13">
            <text:p>6</text:p>
          </table:table-cell>
          <table:table-cell office:value-type="float" office:value="32" table:style-name="ce13">
            <text:p>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0 to 31 years (headcount) [ADR 582 - Officers by length of service as of 31 March 2017]</text:p>
          </table:table-cell>
          <table:table-cell office:value-type="float" office:value="14" table:style-name="ce13">
            <text:p>14</text:p>
          </table:table-cell>
          <table:table-cell office:value-type="float" office:value="10" table:style-name="ce13">
            <text:p>10</text:p>
          </table:table-cell>
          <table:table-cell office:value-type="float" office:value="2" table:style-name="ce13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3" table:style-name="ce13">
            <text:p>3</text:p>
          </table:table-cell>
          <table:table-cell office:value-type="float" office:value="9" table:style-name="ce13">
            <text:p>9</text:p>
          </table:table-cell>
          <table:table-cell office:value-type="float" office:value="15" table:style-name="ce13">
            <text:p>15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0</text:p>
          </table:table-cell>
          <table:table-cell office:value-type="float" office:value="12" table:style-name="ce13">
            <text:p>12</text:p>
          </table:table-cell>
          <table:table-cell office:value-type="float" office:value="3" table:style-name="ce13">
            <text:p>3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5" table:style-name="ce13">
            <text:p>5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9" table:style-name="ce13">
            <text:p>9</text:p>
          </table:table-cell>
          <table:table-cell office:value-type="float" office:value="176" table:style-name="ce13">
            <text:p>176</text:p>
          </table:table-cell>
          <table:table-cell office:value-type="float" office:value="7" table:style-name="ce13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12" table:style-name="ce13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5" table:style-name="ce13">
            <text:p>5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8" table:style-name="ce13">
            <text:p>8</text:p>
          </table:table-cell>
          <table:table-cell office:value-type="float" office:value="8" table:style-name="ce13">
            <text:p>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1 to 32 years (headcount) [ADR 582 - Officers by length of service as of 31 March 2017]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4" table:style-name="ce13">
            <text:p>4</text:p>
          </table:table-cell>
          <table:table-cell office:value-type="float" office:value="7" table:style-name="ce13">
            <text:p>7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74" table:style-name="ce13">
            <text:p>74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5" table:style-name="ce13">
            <text:p>5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2 to 33 years (headcount) [ADR 582 - Officers by length of service as of 31 March 2017]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4" table:style-name="ce13">
            <text:p>4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66" table:style-name="ce13">
            <text:p>6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3 to 34 years (headcount) [ADR 582 - Officers by length of service as of 31 March 2017]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" table:style-name="ce13">
            <text:p>3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34 to 35 years (headcount) [ADR 582 - Officers by length of service as of 31 March 2017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37" table:style-name="ce13">
            <text:p>3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Length of service - over 35 years (headcount) [ADR 582 - Officers by length of service as of 31 March 2017]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" table:style-name="ce13">
            <text:p>9</text:p>
          </table:table-cell>
          <table:table-cell office:value-type="float" office:value="82" table:style-name="ce13">
            <text:p>8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office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09/10 (FTE) [ADR 502 - Officers as of years end]</text:p>
          </table:table-cell>
          <table:table-cell office:value-type="float" office:value="3301.5499999999997" table:style-name="ce13">
            <text:p>3,302</text:p>
          </table:table-cell>
          <table:table-cell office:value-type="float" office:value="1246.25" table:style-name="ce13">
            <text:p>1,246</text:p>
          </table:table-cell>
          <table:table-cell office:value-type="float" office:value="1471.32" table:style-name="ce13">
            <text:p>1,471</text:p>
          </table:table-cell>
          <table:table-cell office:value-type="float" office:value="2155.19" table:style-name="ce13">
            <text:p>2,155</text:p>
          </table:table-cell>
          <table:table-cell office:value-type="float" office:value="852.14" table:style-name="ce13">
            <text:p>852</text:p>
          </table:table-cell>
          <table:table-cell office:value-type="float" office:value="1724.42" table:style-name="ce13">
            <text:p>1,724</text:p>
          </table:table-cell>
          <table:table-cell office:value-type="float" office:value="1238.19" table:style-name="ce13">
            <text:p>1,238</text:p>
          </table:table-cell>
          <table:table-cell office:value-type="float" office:value="2074.42" table:style-name="ce13">
            <text:p>2,074</text:p>
          </table:table-cell>
          <table:table-cell office:value-type="float" office:value="3556.0099999999998" table:style-name="ce13">
            <text:p>3,556</text:p>
          </table:table-cell>
          <table:table-cell office:value-type="float" office:value="1486.4700000000003" table:style-name="ce13">
            <text:p>1,486</text:p>
          </table:table-cell>
          <table:table-cell office:value-type="float" office:value="1507.14" table:style-name="ce13">
            <text:p>1,507</text:p>
          </table:table-cell>
          <table:table-cell office:value-type="float" office:value="1194.6999999999998" table:style-name="ce13">
            <text:p>1,195</text:p>
          </table:table-cell>
          <table:table-cell office:value-type="float" office:value="3605.93" table:style-name="ce13">
            <text:p>3,606</text:p>
          </table:table-cell>
          <table:table-cell office:value-type="float" office:value="1308.73" table:style-name="ce13">
            <text:p>1,309</text:p>
          </table:table-cell>
          <table:table-cell office:value-type="float" office:value="8147.5800000000008" table:style-name="ce13">
            <text:p>8,148</text:p>
          </table:table-cell>
          <table:table-cell office:value-type="float" office:value="1437.05" table:style-name="ce13">
            <text:p>1,437</text:p>
          </table:table-cell>
          <table:table-cell office:value-type="float" office:value="3747.58" table:style-name="ce13">
            <text:p>3,748</text:p>
          </table:table-cell>
          <table:table-cell office:value-type="float" office:value="2129.67" table:style-name="ce13">
            <text:p>2,130</text:p>
          </table:table-cell>
          <table:table-cell office:value-type="float" office:value="2057.62" table:style-name="ce13">
            <text:p>2,058</text:p>
          </table:table-cell>
          <table:table-cell office:value-type="float" office:value="3787.13" table:style-name="ce13">
            <text:p>3,787</text:p>
          </table:table-cell>
          <table:table-cell office:value-type="float" office:value="3649.2599999999998" table:style-name="ce13">
            <text:p>3,649</text:p>
          </table:table-cell>
          <table:table-cell office:value-type="float" office:value="2317.08" table:style-name="ce13">
            <text:p>2,317</text:p>
          </table:table-cell>
          <table:table-cell office:value-type="float" office:value="1206.25" table:style-name="ce13">
            <text:p>1,206</text:p>
          </table:table-cell>
          <table:table-cell office:value-type="float" office:value="4516.37" table:style-name="ce13">
            <text:p>4,516</text:p>
          </table:table-cell>
          <table:table-cell office:value-type="float" office:value="33366.550000000003" table:style-name="ce13">
            <text:p>33,367</text:p>
          </table:table-cell>
          <table:table-cell office:value-type="float" office:value="1662.1799999999998" table:style-name="ce13">
            <text:p>1,662</text:p>
          </table:table-cell>
          <table:table-cell office:value-type="float" office:value="1589.73" table:style-name="ce13">
            <text:p>1,590</text:p>
          </table:table-cell>
          <table:table-cell office:value-type="float" office:value="1485.6699999999998" table:style-name="ce13">
            <text:p>1,486</text:p>
          </table:table-cell>
          <table:table-cell office:value-type="float" office:value="1342.6" table:style-name="ce13">
            <text:p>1,343</text:p>
          </table:table-cell>
          <table:table-cell office:value-type="float" office:value="4187.01" table:style-name="ce13">
            <text:p>4,187</text:p>
          </table:table-cell>
          <table:table-cell office:value-type="float" office:value="2409.0599999999995" table:style-name="ce13">
            <text:p>2,409</text:p>
          </table:table-cell>
          <table:table-cell office:value-type="float" office:value="3147.59" table:style-name="ce13">
            <text:p>3,148</text:p>
          </table:table-cell>
          <table:table-cell office:value-type="float" office:value="2952.5699999999997" table:style-name="ce13">
            <text:p>2,953</text:p>
          </table:table-cell>
          <table:table-cell office:value-type="float" office:value="2161.0500000000002" table:style-name="ce13">
            <text:p>2,161</text:p>
          </table:table-cell>
          <table:table-cell office:value-type="float" office:value="1245.8" table:style-name="ce13">
            <text:p>1,246</text:p>
          </table:table-cell>
          <table:table-cell office:value-type="float" office:value="1889.6" table:style-name="ce13">
            <text:p>1,890</text:p>
          </table:table-cell>
          <table:table-cell office:value-type="float" office:value="3213.37" table:style-name="ce13">
            <text:p>3,213</text:p>
          </table:table-cell>
          <table:table-cell office:value-type="float" office:value="4434.3099999999995" table:style-name="ce13">
            <text:p>4,434</text:p>
          </table:table-cell>
          <table:table-cell office:value-type="float" office:value="972.94" table:style-name="ce13">
            <text:p>973</text:p>
          </table:table-cell>
          <table:table-cell office:value-type="float" office:value="2391.09" table:style-name="ce13">
            <text:p>2,391</text:p>
          </table:table-cell>
          <table:table-cell office:value-type="float" office:value="8626.17" table:style-name="ce13">
            <text:p>8,626</text:p>
          </table:table-cell>
          <table:table-cell office:value-type="float" office:value="5758.2999999999993" table:style-name="ce13">
            <text:p>5,758</text:p>
          </table:table-cell>
          <table:table-cell office:value-type="float" office:value="1180.8000000000002" table:style-name="ce13">
            <text:p>1,181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0/11 (FTE) [ADR 502 - Officers as of years end]</text:p>
          </table:table-cell>
          <table:table-cell office:value-type="float" office:value="3210.1599999999994" table:style-name="ce13">
            <text:p>3,210</text:p>
          </table:table-cell>
          <table:table-cell office:value-type="float" office:value="1214.31" table:style-name="ce13">
            <text:p>1,214</text:p>
          </table:table-cell>
          <table:table-cell office:value-type="float" office:value="1397.5" table:style-name="ce13">
            <text:p>1,398</text:p>
          </table:table-cell>
          <table:table-cell office:value-type="float" office:value="2079.34" table:style-name="ce13">
            <text:p>2,079</text:p>
          </table:table-cell>
          <table:table-cell office:value-type="float" office:value="878.48" table:style-name="ce13">
            <text:p>878</text:p>
          </table:table-cell>
          <table:table-cell office:value-type="float" office:value="1654.97" table:style-name="ce13">
            <text:p>1,655</text:p>
          </table:table-cell>
          <table:table-cell office:value-type="float" office:value="1180.1300000000001" table:style-name="ce13">
            <text:p>1,180</text:p>
          </table:table-cell>
          <table:table-cell office:value-type="float" office:value="2020.57" table:style-name="ce13">
            <text:p>2,021</text:p>
          </table:table-cell>
          <table:table-cell office:value-type="float" office:value="3436.33" table:style-name="ce13">
            <text:p>3,436</text:p>
          </table:table-cell>
          <table:table-cell office:value-type="float" office:value="1452.4" table:style-name="ce13">
            <text:p>1,452</text:p>
          </table:table-cell>
          <table:table-cell office:value-type="float" office:value="1431.42" table:style-name="ce13">
            <text:p>1,431</text:p>
          </table:table-cell>
          <table:table-cell office:value-type="float" office:value="1157.22" table:style-name="ce13">
            <text:p>1,157</text:p>
          </table:table-cell>
          <table:table-cell office:value-type="float" office:value="3576.59" table:style-name="ce13">
            <text:p>3,577</text:p>
          </table:table-cell>
          <table:table-cell office:value-type="float" office:value="1261.54" table:style-name="ce13">
            <text:p>1,262</text:p>
          </table:table-cell>
          <table:table-cell office:value-type="float" office:value="7790.91" table:style-name="ce13">
            <text:p>7,791</text:p>
          </table:table-cell>
          <table:table-cell office:value-type="float" office:value="1501.24" table:style-name="ce13">
            <text:p>1,501</text:p>
          </table:table-cell>
          <table:table-cell office:value-type="float" office:value="3657.72" table:style-name="ce13">
            <text:p>3,658</text:p>
          </table:table-cell>
          <table:table-cell office:value-type="float" office:value="2048.1999999999998" table:style-name="ce13">
            <text:p>2,048</text:p>
          </table:table-cell>
          <table:table-cell office:value-type="float" office:value="1952.14" table:style-name="ce13">
            <text:p>1,952</text:p>
          </table:table-cell>
          <table:table-cell office:value-type="float" office:value="3667.73" table:style-name="ce13">
            <text:p>3,668</text:p>
          </table:table-cell>
          <table:table-cell office:value-type="float" office:value="3448.0000000000005" table:style-name="ce13">
            <text:p>3,448</text:p>
          </table:table-cell>
          <table:table-cell office:value-type="float" office:value="2211.38" table:style-name="ce13">
            <text:p>2,211</text:p>
          </table:table-cell>
          <table:table-cell office:value-type="float" office:value="1201.69" table:style-name="ce13">
            <text:p>1,202</text:p>
          </table:table-cell>
          <table:table-cell office:value-type="float" office:value="4296.9699999999993" table:style-name="ce13">
            <text:p>4,297</text:p>
          </table:table-cell>
          <table:table-cell office:value-type="float" office:value="32440.879999999997" table:style-name="ce13">
            <text:p>32,441</text:p>
          </table:table-cell>
          <table:table-cell office:value-type="float" office:value="1597.94" table:style-name="ce13">
            <text:p>1,598</text:p>
          </table:table-cell>
          <table:table-cell office:value-type="float" office:value="1529.54" table:style-name="ce13">
            <text:p>1,530</text:p>
          </table:table-cell>
          <table:table-cell office:value-type="float" office:value="1458.39" table:style-name="ce13">
            <text:p>1,458</text:p>
          </table:table-cell>
          <table:table-cell office:value-type="float" office:value="1306.4100000000001" table:style-name="ce13">
            <text:p>1,306</text:p>
          </table:table-cell>
          <table:table-cell office:value-type="float" office:value="4102.3999999999996" table:style-name="ce13">
            <text:p>4,102</text:p>
          </table:table-cell>
          <table:table-cell office:value-type="float" office:value="2319.2600000000002" table:style-name="ce13">
            <text:p>2,319</text:p>
          </table:table-cell>
          <table:table-cell office:value-type="float" office:value="3099.57" table:style-name="ce13">
            <text:p>3,100</text:p>
          </table:table-cell>
          <table:table-cell office:value-type="float" office:value="2888.1400000000003" table:style-name="ce13">
            <text:p>2,888</text:p>
          </table:table-cell>
          <table:table-cell office:value-type="float" office:value="2078.5599999999995" table:style-name="ce13">
            <text:p>2,079</text:p>
          </table:table-cell>
          <table:table-cell office:value-type="float" office:value="1244.28" table:style-name="ce13">
            <text:p>1,244</text:p>
          </table:table-cell>
          <table:table-cell office:value-type="float" office:value="1885.04" table:style-name="ce13">
            <text:p>1,885</text:p>
          </table:table-cell>
          <table:table-cell office:value-type="float" office:value="3102.2299999999996" table:style-name="ce13">
            <text:p>3,102</text:p>
          </table:table-cell>
          <table:table-cell office:value-type="float" office:value="4375.1100000000006" table:style-name="ce13">
            <text:p>4,375</text:p>
          </table:table-cell>
          <table:table-cell office:value-type="float" office:value="919.12" table:style-name="ce13">
            <text:p>919</text:p>
          </table:table-cell>
          <table:table-cell office:value-type="float" office:value="2251.25" table:style-name="ce13">
            <text:p>2,251</text:p>
          </table:table-cell>
          <table:table-cell office:value-type="float" office:value="8148.94" table:style-name="ce13">
            <text:p>8,149</text:p>
          </table:table-cell>
          <table:table-cell office:value-type="float" office:value="5536.4900000000016" table:style-name="ce13">
            <text:p>5,536</text:p>
          </table:table-cell>
          <table:table-cell office:value-type="float" office:value="1099.1199999999999" table:style-name="ce13">
            <text:p>1,09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1/12 (FTE) [ADR 502 - Officers as of years end]</text:p>
          </table:table-cell>
          <table:table-cell office:value-type="float" office:value="3039.3799999999997" table:style-name="ce13">
            <text:p>3,039</text:p>
          </table:table-cell>
          <table:table-cell office:value-type="float" office:value="1157.06" table:style-name="ce13">
            <text:p>1,157</text:p>
          </table:table-cell>
          <table:table-cell office:value-type="float" office:value="1377.45" table:style-name="ce13">
            <text:p>1,377</text:p>
          </table:table-cell>
          <table:table-cell office:value-type="float" office:value="2011.4599999999998" table:style-name="ce13">
            <text:p>2,011</text:p>
          </table:table-cell>
          <table:table-cell office:value-type="float" office:value="830.71" table:style-name="ce13">
            <text:p>831</text:p>
          </table:table-cell>
          <table:table-cell office:value-type="float" office:value="1528.86" table:style-name="ce13">
            <text:p>1,529</text:p>
          </table:table-cell>
          <table:table-cell office:value-type="float" office:value="1125.3" table:style-name="ce13">
            <text:p>1,125</text:p>
          </table:table-cell>
          <table:table-cell office:value-type="float" office:value="1818.51" table:style-name="ce13">
            <text:p>1,819</text:p>
          </table:table-cell>
          <table:table-cell office:value-type="float" office:value="3225.06" table:style-name="ce13">
            <text:p>3,225</text:p>
          </table:table-cell>
          <table:table-cell office:value-type="float" office:value="1377.69" table:style-name="ce13">
            <text:p>1,378</text:p>
          </table:table-cell>
          <table:table-cell office:value-type="float" office:value="1363.1000000000001" table:style-name="ce13">
            <text:p>1,363</text:p>
          </table:table-cell>
          <table:table-cell office:value-type="float" office:value="1130.6100000000001" table:style-name="ce13">
            <text:p>1,131</text:p>
          </table:table-cell>
          <table:table-cell office:value-type="float" office:value="3408.4700000000003" table:style-name="ce13">
            <text:p>3,408</text:p>
          </table:table-cell>
          <table:table-cell office:value-type="float" office:value="1206.9199999999998" table:style-name="ce13">
            <text:p>1,207</text:p>
          </table:table-cell>
          <table:table-cell office:value-type="float" office:value="7498.39" table:style-name="ce13">
            <text:p>7,498</text:p>
          </table:table-cell>
          <table:table-cell office:value-type="float" office:value="1446.33" table:style-name="ce13">
            <text:p>1,446</text:p>
          </table:table-cell>
          <table:table-cell office:value-type="float" office:value="3434.32" table:style-name="ce13">
            <text:p>3,434</text:p>
          </table:table-cell>
          <table:table-cell office:value-type="float" office:value="1984.1499999999999" table:style-name="ce13">
            <text:p>1,984</text:p>
          </table:table-cell>
          <table:table-cell office:value-type="float" office:value="1856.13" table:style-name="ce13">
            <text:p>1,856</text:p>
          </table:table-cell>
          <table:table-cell office:value-type="float" office:value="3498.39" table:style-name="ce13">
            <text:p>3,498</text:p>
          </table:table-cell>
          <table:table-cell office:value-type="float" office:value="3323.21" table:style-name="ce13">
            <text:p>3,323</text:p>
          </table:table-cell>
          <table:table-cell office:value-type="float" office:value="2141.8399999999997" table:style-name="ce13">
            <text:p>2,142</text:p>
          </table:table-cell>
          <table:table-cell office:value-type="float" office:value="1142.3499999999999" table:style-name="ce13">
            <text:p>1,142</text:p>
          </table:table-cell>
          <table:table-cell office:value-type="float" office:value="4083.0299999999997" table:style-name="ce13">
            <text:p>4,083</text:p>
          </table:table-cell>
          <table:table-cell office:value-type="float" office:value="32139.77" table:style-name="ce13">
            <text:p>32,140</text:p>
          </table:table-cell>
          <table:table-cell office:value-type="float" office:value="1546.95" table:style-name="ce13">
            <text:p>1,547</text:p>
          </table:table-cell>
          <table:table-cell office:value-type="float" office:value="1454.2" table:style-name="ce13">
            <text:p>1,454</text:p>
          </table:table-cell>
          <table:table-cell office:value-type="float" office:value="1401.89" table:style-name="ce13">
            <text:p>1,402</text:p>
          </table:table-cell>
          <table:table-cell office:value-type="float" office:value="1234.23" table:style-name="ce13">
            <text:p>1,234</text:p>
          </table:table-cell>
          <table:table-cell office:value-type="float" office:value="3920.83" table:style-name="ce13">
            <text:p>3,921</text:p>
          </table:table-cell>
          <table:table-cell office:value-type="float" office:value="2168.23" table:style-name="ce13">
            <text:p>2,168</text:p>
          </table:table-cell>
          <table:table-cell office:value-type="float" office:value="2907.45" table:style-name="ce13">
            <text:p>2,907</text:p>
          </table:table-cell>
          <table:table-cell office:value-type="float" office:value="2771.55" table:style-name="ce13">
            <text:p>2,772</text:p>
          </table:table-cell>
          <table:table-cell office:value-type="float" office:value="1947.54" table:style-name="ce13">
            <text:p>1,948</text:p>
          </table:table-cell>
          <table:table-cell office:value-type="float" office:value="1174.82" table:style-name="ce13">
            <text:p>1,175</text:p>
          </table:table-cell>
          <table:table-cell office:value-type="float" office:value="1973.71" table:style-name="ce13">
            <text:p>1,974</text:p>
          </table:table-cell>
          <table:table-cell office:value-type="float" office:value="2958.71" table:style-name="ce13">
            <text:p>2,959</text:p>
          </table:table-cell>
          <table:table-cell office:value-type="float" office:value="4354.8500000000004" table:style-name="ce13">
            <text:p>4,355</text:p>
          </table:table-cell>
          <table:table-cell office:value-type="float" office:value="843.84" table:style-name="ce13">
            <text:p>844</text:p>
          </table:table-cell>
          <table:table-cell office:value-type="float" office:value="2190.85" table:style-name="ce13">
            <text:p>2,191</text:p>
          </table:table-cell>
          <table:table-cell office:value-type="float" office:value="7826.1800000000012" table:style-name="ce13">
            <text:p>7,826</text:p>
          </table:table-cell>
          <table:table-cell office:value-type="float" office:value="5219.2" table:style-name="ce13">
            <text:p>5,219</text:p>
          </table:table-cell>
          <table:table-cell office:value-type="float" office:value="1056.5" table:style-name="ce13">
            <text:p>1,05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2/13 (FTE) [ADR 502 - Officers as of years end]</text:p>
          </table:table-cell>
          <table:table-cell office:value-type="float" office:value="2873.09" table:style-name="ce13">
            <text:p>2,873</text:p>
          </table:table-cell>
          <table:table-cell office:value-type="float" office:value="1091.8400000000001" table:style-name="ce13">
            <text:p>1,092</text:p>
          </table:table-cell>
          <table:table-cell office:value-type="float" office:value="1383.66" table:style-name="ce13">
            <text:p>1,384</text:p>
          </table:table-cell>
          <table:table-cell office:value-type="float" office:value="2013.14" table:style-name="ce13">
            <text:p>2,013</text:p>
          </table:table-cell>
          <table:table-cell office:value-type="float" office:value="774.16000000000008" table:style-name="ce13">
            <text:p>774</text:p>
          </table:table-cell>
          <table:table-cell office:value-type="float" office:value="1463.21" table:style-name="ce13">
            <text:p>1,463</text:p>
          </table:table-cell>
          <table:table-cell office:value-type="float" office:value="1120.8400000000001" table:style-name="ce13">
            <text:p>1,121</text:p>
          </table:table-cell>
          <table:table-cell office:value-type="float" office:value="1827.01" table:style-name="ce13">
            <text:p>1,827</text:p>
          </table:table-cell>
          <table:table-cell office:value-type="float" office:value="3081.7400000000002" table:style-name="ce13">
            <text:p>3,082</text:p>
          </table:table-cell>
          <table:table-cell office:value-type="float" office:value="1300.8499999999999" table:style-name="ce13">
            <text:p>1,301</text:p>
          </table:table-cell>
          <table:table-cell office:value-type="float" office:value="1361.5700000000002" table:style-name="ce13">
            <text:p>1,362</text:p>
          </table:table-cell>
          <table:table-cell office:value-type="float" office:value="1111.6799999999998" table:style-name="ce13">
            <text:p>1,112</text:p>
          </table:table-cell>
          <table:table-cell office:value-type="float" office:value="3311.45" table:style-name="ce13">
            <text:p>3,311</text:p>
          </table:table-cell>
          <table:table-cell office:value-type="float" office:value="1198.45" table:style-name="ce13">
            <text:p>1,198</text:p>
          </table:table-cell>
          <table:table-cell office:value-type="float" office:value="7201.84" table:style-name="ce13">
            <text:p>7,202</text:p>
          </table:table-cell>
          <table:table-cell office:value-type="float" office:value="1376.51" table:style-name="ce13">
            <text:p>1,377</text:p>
          </table:table-cell>
          <table:table-cell office:value-type="float" office:value="3396.84" table:style-name="ce13">
            <text:p>3,397</text:p>
          </table:table-cell>
          <table:table-cell office:value-type="float" office:value="1953.23" table:style-name="ce13">
            <text:p>1,953</text:p>
          </table:table-cell>
          <table:table-cell office:value-type="float" office:value="1771.1000000000001" table:style-name="ce13">
            <text:p>1,771</text:p>
          </table:table-cell>
          <table:table-cell office:value-type="float" office:value="3323.1800000000003" table:style-name="ce13">
            <text:p>3,323</text:p>
          </table:table-cell>
          <table:table-cell office:value-type="float" office:value="3200.35" table:style-name="ce13">
            <text:p>3,200</text:p>
          </table:table-cell>
          <table:table-cell office:value-type="float" office:value="2089.17" table:style-name="ce13">
            <text:p>2,089</text:p>
          </table:table-cell>
          <table:table-cell office:value-type="float" office:value="1130.3699999999999" table:style-name="ce13">
            <text:p>1,130</text:p>
          </table:table-cell>
          <table:table-cell office:value-type="float" office:value="3909.05" table:style-name="ce13">
            <text:p>3,909</text:p>
          </table:table-cell>
          <table:table-cell office:value-type="float" office:value="30398.04" table:style-name="ce13">
            <text:p>30,398</text:p>
          </table:table-cell>
          <table:table-cell office:value-type="float" office:value="1544.1000000000001" table:style-name="ce13">
            <text:p>1,544</text:p>
          </table:table-cell>
          <table:table-cell office:value-type="float" office:value="1483.3" table:style-name="ce13">
            <text:p>1,483</text:p>
          </table:table-cell>
          <table:table-cell office:value-type="float" office:value="1370.07" table:style-name="ce13">
            <text:p>1,370</text:p>
          </table:table-cell>
          <table:table-cell office:value-type="float" office:value="1267.6999999999998" table:style-name="ce13">
            <text:p>1,268</text:p>
          </table:table-cell>
          <table:table-cell office:value-type="float" office:value="3750.41" table:style-name="ce13">
            <text:p>3,750</text:p>
          </table:table-cell>
          <table:table-cell office:value-type="float" office:value="2095.0100000000002" table:style-name="ce13">
            <text:p>2,095</text:p>
          </table:table-cell>
          <table:table-cell office:value-type="float" office:value="2861.61" table:style-name="ce13">
            <text:p>2,862</text:p>
          </table:table-cell>
          <table:table-cell office:value-type="float" office:value="2767.08" table:style-name="ce13">
            <text:p>2,767</text:p>
          </table:table-cell>
          <table:table-cell office:value-type="float" office:value="1829.4499999999998" table:style-name="ce13">
            <text:p>1,829</text:p>
          </table:table-cell>
          <table:table-cell office:value-type="float" office:value="1194.5600000000002" table:style-name="ce13">
            <text:p>1,195</text:p>
          </table:table-cell>
          <table:table-cell office:value-type="float" office:value="1969.8" table:style-name="ce13">
            <text:p>1,970</text:p>
          </table:table-cell>
          <table:table-cell office:value-type="float" office:value="2846.6600000000003" table:style-name="ce13">
            <text:p>2,847</text:p>
          </table:table-cell>
          <table:table-cell office:value-type="float" office:value="4322.16" table:style-name="ce13">
            <text:p>4,322</text:p>
          </table:table-cell>
          <table:table-cell office:value-type="float" office:value="805.03" table:style-name="ce13">
            <text:p>805</text:p>
          </table:table-cell>
          <table:table-cell office:value-type="float" office:value="2087.2399999999998" table:style-name="ce13">
            <text:p>2,087</text:p>
          </table:table-cell>
          <table:table-cell office:value-type="float" office:value="7615.2000000000007" table:style-name="ce13">
            <text:p>7,615</text:p>
          </table:table-cell>
          <table:table-cell office:value-type="float" office:value="5062.1600000000008" table:style-name="ce13">
            <text:p>5,062</text:p>
          </table:table-cell>
          <table:table-cell office:value-type="float" office:value="1049.8799999999999" table:style-name="ce13">
            <text:p>1,05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3/14 (FTE) [ADR 502 - Officers as of years end]</text:p>
          </table:table-cell>
          <table:table-cell office:value-type="float" office:value="2800" table:style-name="ce13">
            <text:p>2,800</text:p>
          </table:table-cell>
          <table:table-cell office:value-type="float" office:value="1018.66" table:style-name="ce13">
            <text:p>1,019</text:p>
          </table:table-cell>
          <table:table-cell office:value-type="float" office:value="1370.3799999999999" table:style-name="ce13">
            <text:p>1,370</text:p>
          </table:table-cell>
          <table:table-cell office:value-type="float" office:value="1925.3600000000001" table:style-name="ce13">
            <text:p>1,925</text:p>
          </table:table-cell>
          <table:table-cell office:value-type="float" office:value="745.99" table:style-name="ce13">
            <text:p>746</text:p>
          </table:table-cell>
          <table:table-cell office:value-type="float" office:value="1381.79" table:style-name="ce13">
            <text:p>1,382</text:p>
          </table:table-cell>
          <table:table-cell office:value-type="float" office:value="1150.23" table:style-name="ce13">
            <text:p>1,150</text:p>
          </table:table-cell>
          <table:table-cell office:value-type="float" office:value="1788.29" table:style-name="ce13">
            <text:p>1,788</text:p>
          </table:table-cell>
          <table:table-cell office:value-type="float" office:value="3096.34" table:style-name="ce13">
            <text:p>3,096</text:p>
          </table:table-cell>
          <table:table-cell office:value-type="float" office:value="1217.46" table:style-name="ce13">
            <text:p>1,217</text:p>
          </table:table-cell>
          <table:table-cell office:value-type="float" office:value="1287.8499999999999" table:style-name="ce13">
            <text:p>1,288</text:p>
          </table:table-cell>
          <table:table-cell office:value-type="float" office:value="1122.95" table:style-name="ce13">
            <text:p>1,123</text:p>
          </table:table-cell>
          <table:table-cell office:value-type="float" office:value="3195.7400000000002" table:style-name="ce13">
            <text:p>3,196</text:p>
          </table:table-cell>
          <table:table-cell office:value-type="float" office:value="1187.55" table:style-name="ce13">
            <text:p>1,188</text:p>
          </table:table-cell>
          <table:table-cell office:value-type="float" office:value="6996.96" table:style-name="ce13">
            <text:p>6,997</text:p>
          </table:table-cell>
          <table:table-cell office:value-type="float" office:value="1330.07" table:style-name="ce13">
            <text:p>1,330</text:p>
          </table:table-cell>
          <table:table-cell office:value-type="float" office:value="3247.2000000000003" table:style-name="ce13">
            <text:p>3,247</text:p>
          </table:table-cell>
          <table:table-cell office:value-type="float" office:value="1926.65" table:style-name="ce13">
            <text:p>1,927</text:p>
          </table:table-cell>
          <table:table-cell office:value-type="float" office:value="1700.97" table:style-name="ce13">
            <text:p>1,701</text:p>
          </table:table-cell>
          <table:table-cell office:value-type="float" office:value="3268.21" table:style-name="ce13">
            <text:p>3,268</text:p>
          </table:table-cell>
          <table:table-cell office:value-type="float" office:value="3074.44" table:style-name="ce13">
            <text:p>3,074</text:p>
          </table:table-cell>
          <table:table-cell office:value-type="float" office:value="2043.44" table:style-name="ce13">
            <text:p>2,043</text:p>
          </table:table-cell>
          <table:table-cell office:value-type="float" office:value="1090.73" table:style-name="ce13">
            <text:p>1,091</text:p>
          </table:table-cell>
          <table:table-cell office:value-type="float" office:value="3954.1899999999996" table:style-name="ce13">
            <text:p>3,954</text:p>
          </table:table-cell>
          <table:table-cell office:value-type="float" office:value="30931.66" table:style-name="ce13">
            <text:p>30,932</text:p>
          </table:table-cell>
          <table:table-cell office:value-type="float" office:value="1581.73" table:style-name="ce13">
            <text:p>1,582</text:p>
          </table:table-cell>
          <table:table-cell office:value-type="float" office:value="1464.3" table:style-name="ce13">
            <text:p>1,464</text:p>
          </table:table-cell>
          <table:table-cell office:value-type="float" office:value="1407.6499999999999" table:style-name="ce13">
            <text:p>1,408</text:p>
          </table:table-cell>
          <table:table-cell office:value-type="float" office:value="1238.98" table:style-name="ce13">
            <text:p>1,239</text:p>
          </table:table-cell>
          <table:table-cell office:value-type="float" office:value="3646.06" table:style-name="ce13">
            <text:p>3,646</text:p>
          </table:table-cell>
          <table:table-cell office:value-type="float" office:value="2157.9899999999998" table:style-name="ce13">
            <text:p>2,158</text:p>
          </table:table-cell>
          <table:table-cell office:value-type="float" office:value="2860.8900000000003" table:style-name="ce13">
            <text:p>2,861</text:p>
          </table:table-cell>
          <table:table-cell office:value-type="float" office:value="2722.1699999999996" table:style-name="ce13">
            <text:p>2,722</text:p>
          </table:table-cell>
          <table:table-cell office:value-type="float" office:value="1728.67" table:style-name="ce13">
            <text:p>1,729</text:p>
          </table:table-cell>
          <table:table-cell office:value-type="float" office:value="1225.77" table:style-name="ce13">
            <text:p>1,226</text:p>
          </table:table-cell>
          <table:table-cell office:value-type="float" office:value="1938.0700000000002" table:style-name="ce13">
            <text:p>1,938</text:p>
          </table:table-cell>
          <table:table-cell office:value-type="float" office:value="2805.39" table:style-name="ce13">
            <text:p>2,805</text:p>
          </table:table-cell>
          <table:table-cell office:value-type="float" office:value="4345.55" table:style-name="ce13">
            <text:p>4,346</text:p>
          </table:table-cell>
          <table:table-cell office:value-type="float" office:value="801.77" table:style-name="ce13">
            <text:p>802</text:p>
          </table:table-cell>
          <table:table-cell office:value-type="float" office:value="1966.05" table:style-name="ce13">
            <text:p>1,966</text:p>
          </table:table-cell>
          <table:table-cell office:value-type="float" office:value="7287.95" table:style-name="ce13">
            <text:p>7,288</text:p>
          </table:table-cell>
          <table:table-cell office:value-type="float" office:value="4856.88" table:style-name="ce13">
            <text:p>4,857</text:p>
          </table:table-cell>
          <table:table-cell office:value-type="float" office:value="1020.32" table:style-name="ce13">
            <text:p>1,02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4/15 (FTE) [ADR 502 - Officers as of years end]</text:p>
          </table:table-cell>
          <table:table-cell office:value-type="float" office:value="2706.8900000000003" table:style-name="ce13">
            <text:p>2,707</text:p>
          </table:table-cell>
          <table:table-cell office:value-type="float" office:value="1072.9099999999999" table:style-name="ce13">
            <text:p>1,073</text:p>
          </table:table-cell>
          <table:table-cell office:value-type="float" office:value="1361.9499999999998" table:style-name="ce13">
            <text:p>1,362</text:p>
          </table:table-cell>
          <table:table-cell office:value-type="float" office:value="1952.06" table:style-name="ce13">
            <text:p>1,952</text:p>
          </table:table-cell>
          <table:table-cell office:value-type="float" office:value="739.08" table:style-name="ce13">
            <text:p>739</text:p>
          </table:table-cell>
          <table:table-cell office:value-type="float" office:value="1325.44" table:style-name="ce13">
            <text:p>1,325</text:p>
          </table:table-cell>
          <table:table-cell office:value-type="float" office:value="1142.8699999999999" table:style-name="ce13">
            <text:p>1,143</text:p>
          </table:table-cell>
          <table:table-cell office:value-type="float" office:value="1863.1200000000001" table:style-name="ce13">
            <text:p>1,863</text:p>
          </table:table-cell>
          <table:table-cell office:value-type="float" office:value="3068.27" table:style-name="ce13">
            <text:p>3,068</text:p>
          </table:table-cell>
          <table:table-cell office:value-type="float" office:value="1271.8900000000001" table:style-name="ce13">
            <text:p>1,272</text:p>
          </table:table-cell>
          <table:table-cell office:value-type="float" office:value="1168.54" table:style-name="ce13">
            <text:p>1,169</text:p>
          </table:table-cell>
          <table:table-cell office:value-type="float" office:value="1175.6600000000001" table:style-name="ce13">
            <text:p>1,176</text:p>
          </table:table-cell>
          <table:table-cell office:value-type="float" office:value="3069.28" table:style-name="ce13">
            <text:p>3,069</text:p>
          </table:table-cell>
          <table:table-cell office:value-type="float" office:value="1164.6599999999999" table:style-name="ce13">
            <text:p>1,165</text:p>
          </table:table-cell>
          <table:table-cell office:value-type="float" office:value="6702.58" table:style-name="ce13">
            <text:p>6,703</text:p>
          </table:table-cell>
          <table:table-cell office:value-type="float" office:value="1228.8" table:style-name="ce13">
            <text:p>1,229</text:p>
          </table:table-cell>
          <table:table-cell office:value-type="float" office:value="3063.78" table:style-name="ce13">
            <text:p>3,064</text:p>
          </table:table-cell>
          <table:table-cell office:value-type="float" office:value="1910.52" table:style-name="ce13">
            <text:p>1,911</text:p>
          </table:table-cell>
          <table:table-cell office:value-type="float" office:value="1613.66" table:style-name="ce13">
            <text:p>1,614</text:p>
          </table:table-cell>
          <table:table-cell office:value-type="float" office:value="3188.3900000000003" table:style-name="ce13">
            <text:p>3,188</text:p>
          </table:table-cell>
          <table:table-cell office:value-type="float" office:value="2918.82" table:style-name="ce13">
            <text:p>2,919</text:p>
          </table:table-cell>
          <table:table-cell office:value-type="float" office:value="1954.69" table:style-name="ce13">
            <text:p>1,955</text:p>
          </table:table-cell>
          <table:table-cell office:value-type="float" office:value="1100.1500000000001" table:style-name="ce13">
            <text:p>1,100</text:p>
          </table:table-cell>
          <table:table-cell office:value-type="float" office:value="3794.05" table:style-name="ce13">
            <text:p>3,794</text:p>
          </table:table-cell>
          <table:table-cell office:value-type="float" office:value="32251.61" table:style-name="ce13">
            <text:p>32,252</text:p>
          </table:table-cell>
          <table:table-cell office:value-type="float" office:value="1569.01" table:style-name="ce13">
            <text:p>1,569</text:p>
          </table:table-cell>
          <table:table-cell office:value-type="float" office:value="1487.1" table:style-name="ce13">
            <text:p>1,487</text:p>
          </table:table-cell>
          <table:table-cell office:value-type="float" office:value="1394.79" table:style-name="ce13">
            <text:p>1,395</text:p>
          </table:table-cell>
          <table:table-cell office:value-type="float" office:value="1229.3799999999999" table:style-name="ce13">
            <text:p>1,229</text:p>
          </table:table-cell>
          <table:table-cell office:value-type="float" office:value="3514.44" table:style-name="ce13">
            <text:p>3,514</text:p>
          </table:table-cell>
          <table:table-cell office:value-type="float" office:value="2101.7299999999996" table:style-name="ce13">
            <text:p>2,102</text:p>
          </table:table-cell>
          <table:table-cell office:value-type="float" office:value="2864.11" table:style-name="ce13">
            <text:p>2,864</text:p>
          </table:table-cell>
          <table:table-cell office:value-type="float" office:value="2587.04" table:style-name="ce13">
            <text:p>2,587</text:p>
          </table:table-cell>
          <table:table-cell office:value-type="float" office:value="1713.71" table:style-name="ce13">
            <text:p>1,714</text:p>
          </table:table-cell>
          <table:table-cell office:value-type="float" office:value="1146.95" table:style-name="ce13">
            <text:p>1,147</text:p>
          </table:table-cell>
          <table:table-cell office:value-type="float" office:value="1862.7800000000002" table:style-name="ce13">
            <text:p>1,863</text:p>
          </table:table-cell>
          <table:table-cell office:value-type="float" office:value="2809.52" table:style-name="ce13">
            <text:p>2,810</text:p>
          </table:table-cell>
          <table:table-cell office:value-type="float" office:value="4364.83" table:style-name="ce13">
            <text:p>4,365</text:p>
          </table:table-cell>
          <table:table-cell office:value-type="float" office:value="827.82999999999993" table:style-name="ce13">
            <text:p>828</text:p>
          </table:table-cell>
          <table:table-cell office:value-type="float" office:value="2014.25" table:style-name="ce13">
            <text:p>2,014</text:p>
          </table:table-cell>
          <table:table-cell office:value-type="float" office:value="7132.75" table:style-name="ce13">
            <text:p>7,133</text:p>
          </table:table-cell>
          <table:table-cell office:value-type="float" office:value="4747.6499999999996" table:style-name="ce13">
            <text:p>4,748</text:p>
          </table:table-cell>
          <table:table-cell office:value-type="float" office:value="1014.92" table:style-name="ce13">
            <text:p>1,01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5/16 (FTE) [ADR 502 - Officers as of years end]</text:p>
          </table:table-cell>
          <table:table-cell office:value-type="float" office:value="2691.92" table:style-name="ce13">
            <text:p>2,692</text:p>
          </table:table-cell>
          <table:table-cell office:value-type="float" office:value="1082.67" table:style-name="ce13">
            <text:p>1,083</text:p>
          </table:table-cell>
          <table:table-cell office:value-type="float" office:value="1348.7699999999998" table:style-name="ce13">
            <text:p>1,349</text:p>
          </table:table-cell>
          <table:table-cell office:value-type="float" office:value="2010.8600000000001" table:style-name="ce13">
            <text:p>2,011</text:p>
          </table:table-cell>
          <table:table-cell office:value-type="float" office:value="701.91" table:style-name="ce13">
            <text:p>702</text:p>
          </table:table-cell>
          <table:table-cell office:value-type="float" office:value="1258.56" table:style-name="ce13">
            <text:p>1,259</text:p>
          </table:table-cell>
          <table:table-cell office:value-type="float" office:value="1117.74" table:style-name="ce13">
            <text:p>1,118</text:p>
          </table:table-cell>
          <table:table-cell office:value-type="float" office:value="1766.03" table:style-name="ce13">
            <text:p>1,766</text:p>
          </table:table-cell>
          <table:table-cell office:value-type="float" office:value="2959.46" table:style-name="ce13">
            <text:p>2,959</text:p>
          </table:table-cell>
          <table:table-cell office:value-type="float" office:value="1223.1599999999999" table:style-name="ce13">
            <text:p>1,223</text:p>
          </table:table-cell>
          <table:table-cell office:value-type="float" office:value="1114.8399999999999" table:style-name="ce13">
            <text:p>1,115</text:p>
          </table:table-cell>
          <table:table-cell office:value-type="float" office:value="1148.79" table:style-name="ce13">
            <text:p>1,149</text:p>
          </table:table-cell>
          <table:table-cell office:value-type="float" office:value="2893.53" table:style-name="ce13">
            <text:p>2,894</text:p>
          </table:table-cell>
          <table:table-cell office:value-type="float" office:value="1089.6500000000001" table:style-name="ce13">
            <text:p>1,090</text:p>
          </table:table-cell>
          <table:table-cell office:value-type="float" office:value="6296.93" table:style-name="ce13">
            <text:p>6,297</text:p>
          </table:table-cell>
          <table:table-cell office:value-type="float" office:value="1126.81" table:style-name="ce13">
            <text:p>1,127</text:p>
          </table:table-cell>
          <table:table-cell office:value-type="float" office:value="2883.11" table:style-name="ce13">
            <text:p>2,883</text:p>
          </table:table-cell>
          <table:table-cell office:value-type="float" office:value="1928.65" table:style-name="ce13">
            <text:p>1,929</text:p>
          </table:table-cell>
          <table:table-cell office:value-type="float" office:value="1581.88" table:style-name="ce13">
            <text:p>1,582</text:p>
          </table:table-cell>
          <table:table-cell office:value-type="float" office:value="3182.34" table:style-name="ce13">
            <text:p>3,182</text:p>
          </table:table-cell>
          <table:table-cell office:value-type="float" office:value="2860.1099999999997" table:style-name="ce13">
            <text:p>2,860</text:p>
          </table:table-cell>
          <table:table-cell office:value-type="float" office:value="1859.18" table:style-name="ce13">
            <text:p>1,859</text:p>
          </table:table-cell>
          <table:table-cell office:value-type="float" office:value="1073.26" table:style-name="ce13">
            <text:p>1,073</text:p>
          </table:table-cell>
          <table:table-cell office:value-type="float" office:value="3554.3100000000004" table:style-name="ce13">
            <text:p>3,554</text:p>
          </table:table-cell>
          <table:table-cell office:value-type="float" office:value="32125.179999999997" table:style-name="ce13">
            <text:p>32,125</text:p>
          </table:table-cell>
          <table:table-cell office:value-type="float" office:value="1514.5" table:style-name="ce13">
            <text:p>1,515</text:p>
          </table:table-cell>
          <table:table-cell office:value-type="float" office:value="1457.5" table:style-name="ce13">
            <text:p>1,458</text:p>
          </table:table-cell>
          <table:table-cell office:value-type="float" office:value="1340.54" table:style-name="ce13">
            <text:p>1,341</text:p>
          </table:table-cell>
          <table:table-cell office:value-type="float" office:value="1214.29" table:style-name="ce13">
            <text:p>1,214</text:p>
          </table:table-cell>
          <table:table-cell office:value-type="float" office:value="3335.8900000000003" table:style-name="ce13">
            <text:p>3,336</text:p>
          </table:table-cell>
          <table:table-cell office:value-type="float" office:value="1973.3799999999999" table:style-name="ce13">
            <text:p>1,973</text:p>
          </table:table-cell>
          <table:table-cell office:value-type="float" office:value="2882.91" table:style-name="ce13">
            <text:p>2,883</text:p>
          </table:table-cell>
          <table:table-cell office:value-type="float" office:value="2494.48" table:style-name="ce13">
            <text:p>2,494</text:p>
          </table:table-cell>
          <table:table-cell office:value-type="float" office:value="1659.74" table:style-name="ce13">
            <text:p>1,660</text:p>
          </table:table-cell>
          <table:table-cell office:value-type="float" office:value="1087.05" table:style-name="ce13">
            <text:p>1,087</text:p>
          </table:table-cell>
          <table:table-cell office:value-type="float" office:value="1937.51" table:style-name="ce13">
            <text:p>1,938</text:p>
          </table:table-cell>
          <table:table-cell office:value-type="float" office:value="2665.62" table:style-name="ce13">
            <text:p>2,666</text:p>
          </table:table-cell>
          <table:table-cell office:value-type="float" office:value="4244.45" table:style-name="ce13">
            <text:p>4,244</text:p>
          </table:table-cell>
          <table:table-cell office:value-type="float" office:value="835.55" table:style-name="ce13">
            <text:p>836</text:p>
          </table:table-cell>
          <table:table-cell office:value-type="float" office:value="2079.1" table:style-name="ce13">
            <text:p>2,079</text:p>
          </table:table-cell>
          <table:table-cell office:value-type="float" office:value="6943.7999999999993" table:style-name="ce13">
            <text:p>6,944</text:p>
          </table:table-cell>
          <table:table-cell office:value-type="float" office:value="4501.21" table:style-name="ce13">
            <text:p>4,501</text:p>
          </table:table-cell>
          <table:table-cell office:value-type="float" office:value="1019.0799999999999" table:style-name="ce13">
            <text:p>1,01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Officers - 2016/17 (FTE) [ADR 502 - Officers as of years end]</text:p>
          </table:table-cell>
          <table:table-cell office:value-type="float" office:value="2667.31" table:style-name="ce13">
            <text:p>2,667</text:p>
          </table:table-cell>
          <table:table-cell office:value-type="float" office:value="1119.0900000000001" table:style-name="ce13">
            <text:p>1,119</text:p>
          </table:table-cell>
          <table:table-cell office:value-type="float" office:value="1345.6799999999998" table:style-name="ce13">
            <text:p>1,346</text:p>
          </table:table-cell>
          <table:table-cell office:value-type="float" office:value="2007.64" table:style-name="ce13">
            <text:p>2,008</text:p>
          </table:table-cell>
          <table:table-cell office:value-type="float" office:value="684.49" table:style-name="ce13">
            <text:p>684</text:p>
          </table:table-cell>
          <table:table-cell office:value-type="float" office:value="1282.55" table:style-name="ce13">
            <text:p>1,283</text:p>
          </table:table-cell>
          <table:table-cell office:value-type="float" office:value="1111.5199999999998" table:style-name="ce13">
            <text:p>1,112</text:p>
          </table:table-cell>
          <table:table-cell office:value-type="float" office:value="1710.1599999999999" table:style-name="ce13">
            <text:p>1,710</text:p>
          </table:table-cell>
          <table:table-cell office:value-type="float" office:value="2914.21" table:style-name="ce13">
            <text:p>2,914</text:p>
          </table:table-cell>
          <table:table-cell office:value-type="float" office:value="1265.96" table:style-name="ce13">
            <text:p>1,266</text:p>
          </table:table-cell>
          <table:table-cell office:value-type="float" office:value="1143.99" table:style-name="ce13">
            <text:p>1,144</text:p>
          </table:table-cell>
          <table:table-cell office:value-type="float" office:value="1159.8400000000001" table:style-name="ce13">
            <text:p>1,160</text:p>
          </table:table-cell>
          <table:table-cell office:value-type="float" office:value="2818.5907000000002" table:style-name="ce13">
            <text:p>2,819</text:p>
          </table:table-cell>
          <table:table-cell office:value-type="float" office:value="1088.6315000000002" table:style-name="ce13">
            <text:p>1,089</text:p>
          </table:table-cell>
          <table:table-cell office:value-type="float" office:value="6318.25" table:style-name="ce13">
            <text:p>6,318</text:p>
          </table:table-cell>
          <table:table-cell office:value-type="float" office:value="1177.8" table:style-name="ce13">
            <text:p>1,178</text:p>
          </table:table-cell>
          <table:table-cell office:value-type="float" office:value="2895.68" table:style-name="ce13">
            <text:p>2,896</text:p>
          </table:table-cell>
          <table:table-cell office:value-type="float" office:value="1952.39" table:style-name="ce13">
            <text:p>1,952</text:p>
          </table:table-cell>
          <table:table-cell office:value-type="float" office:value="1640.79" table:style-name="ce13">
            <text:p>1,641</text:p>
          </table:table-cell>
          <table:table-cell office:value-type="float" office:value="3258.7297999999996" table:style-name="ce13">
            <text:p>3,259</text:p>
          </table:table-cell>
          <table:table-cell office:value-type="float" office:value="2849.6600000000003" table:style-name="ce13">
            <text:p>2,850</text:p>
          </table:table-cell>
          <table:table-cell office:value-type="float" office:value="1802.3125" table:style-name="ce13">
            <text:p>1,802</text:p>
          </table:table-cell>
          <table:table-cell office:value-type="float" office:value="1086.9000000000001" table:style-name="ce13">
            <text:p>1,087</text:p>
          </table:table-cell>
          <table:table-cell office:value-type="float" office:value="3537.9999999999995" table:style-name="ce13">
            <text:p>3,538</text:p>
          </table:table-cell>
          <table:table-cell office:value-type="float" office:value="31517.29" table:style-name="ce13">
            <text:p>31,517</text:p>
          </table:table-cell>
          <table:table-cell office:value-type="float" office:value="1515.0800000000002" table:style-name="ce13">
            <text:p>1,515</text:p>
          </table:table-cell>
          <table:table-cell office:value-type="float" office:value="1441.4099999999999" table:style-name="ce13">
            <text:p>1,441</text:p>
          </table:table-cell>
          <table:table-cell office:value-type="float" office:value="1377.5100000000002" table:style-name="ce13">
            <text:p>1,378</text:p>
          </table:table-cell>
          <table:table-cell office:value-type="float" office:value="1187.75" table:style-name="ce13">
            <text:p>1,188</text:p>
          </table:table-cell>
          <table:table-cell office:value-type="float" office:value="3288.58" table:style-name="ce13">
            <text:p>3,289</text:p>
          </table:table-cell>
          <table:table-cell office:value-type="float" office:value="1837.21" table:style-name="ce13">
            <text:p>1,837</text:p>
          </table:table-cell>
          <table:table-cell office:value-type="float" office:value="2907.79" table:style-name="ce13">
            <text:p>2,908</text:p>
          </table:table-cell>
          <table:table-cell office:value-type="float" office:value="2483.17" table:style-name="ce13">
            <text:p>2,483</text:p>
          </table:table-cell>
          <table:table-cell office:value-type="float" office:value="1625.5400000000002" table:style-name="ce13">
            <text:p>1,626</text:p>
          </table:table-cell>
          <table:table-cell office:value-type="float" office:value="1101.56" table:style-name="ce13">
            <text:p>1,102</text:p>
          </table:table-cell>
          <table:table-cell office:value-type="float" office:value="1986.37" table:style-name="ce13">
            <text:p>1,986</text:p>
          </table:table-cell>
          <table:table-cell office:value-type="float" office:value="2587.0899999999997" table:style-name="ce13">
            <text:p>2,587</text:p>
          </table:table-cell>
          <table:table-cell office:value-type="float" office:value="4095.96" table:style-name="ce13">
            <text:p>4,096</text:p>
          </table:table-cell>
          <table:table-cell office:value-type="float" office:value="835.17" table:style-name="ce13">
            <text:p>835</text:p>
          </table:table-cell>
          <table:table-cell office:value-type="float" office:value="2055.3599999999997" table:style-name="ce13">
            <text:p>2,055</text:p>
          </table:table-cell>
          <table:table-cell office:value-type="float" office:value="6755.96" table:style-name="ce13">
            <text:p>6,756</text:p>
          </table:table-cell>
          <table:table-cell office:value-type="float" office:value="4720.2400000000007" table:style-name="ce13">
            <text:p>4,720</text:p>
          </table:table-cell>
          <table:table-cell office:value-type="float" office:value="982.81999999999994" table:style-name="ce13">
            <text:p>983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PCSO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PCSOs - 2009/10 (FTE) [ADR 502 - PCSOs as of years end]</text:p>
          </table:table-cell>
          <table:table-cell office:value-type="float" office:value="430.16999999999996" table:style-name="ce13">
            <text:p>430</text:p>
          </table:table-cell>
          <table:table-cell office:value-type="float" office:value="116.38999999999999" table:style-name="ce13">
            <text:p>116</text:p>
          </table:table-cell>
          <table:table-cell office:value-type="float" office:value="208.64" table:style-name="ce13">
            <text:p>209</text:p>
          </table:table-cell>
          <table:table-cell office:value-type="float" office:value="237.42000000000002" table:style-name="ce13">
            <text:p>237</text:p>
          </table:table-cell>
          <table:table-cell office:value-type="float" office:value="52.44" table:style-name="ce13">
            <text:p>52</text:p>
          </table:table-cell>
          <table:table-cell office:value-type="float" office:value="193.35" table:style-name="ce13">
            <text:p>193</text:p>
          </table:table-cell>
          <table:table-cell office:value-type="float" office:value="111.16" table:style-name="ce13">
            <text:p>111</text:p>
          </table:table-cell>
          <table:table-cell office:value-type="float" office:value="180.75" table:style-name="ce13">
            <text:p>181</text:p>
          </table:table-cell>
          <table:table-cell office:value-type="float" office:value="362.87" table:style-name="ce13">
            <text:p>363</text:p>
          </table:table-cell>
          <table:table-cell office:value-type="float" office:value="163.74" table:style-name="ce13">
            <text:p>164</text:p>
          </table:table-cell>
          <table:table-cell office:value-type="float" office:value="174.95" table:style-name="ce13">
            <text:p>175</text:p>
          </table:table-cell>
          <table:table-cell office:value-type="float" office:value="82.5" table:style-name="ce13">
            <text:p>83</text:p>
          </table:table-cell>
          <table:table-cell office:value-type="float" office:value="444.89" table:style-name="ce13">
            <text:p>445</text:p>
          </table:table-cell>
          <table:table-cell office:value-type="float" office:value="147.75" table:style-name="ce13">
            <text:p>148</text:p>
          </table:table-cell>
          <table:table-cell office:value-type="float" office:value="841.87" table:style-name="ce13">
            <text:p>842</text:p>
          </table:table-cell>
          <table:table-cell office:value-type="float" office:value="143.01" table:style-name="ce13">
            <text:p>143</text:p>
          </table:table-cell>
          <table:table-cell office:value-type="float" office:value="346.74" table:style-name="ce13">
            <text:p>347</text:p>
          </table:table-cell>
          <table:table-cell office:value-type="float" office:value="261.93" table:style-name="ce13">
            <text:p>262</text:p>
          </table:table-cell>
          <table:table-cell office:value-type="float" office:value="317.37" table:style-name="ce13">
            <text:p>317</text:p>
          </table:table-cell>
          <table:table-cell office:value-type="float" office:value="387.01" table:style-name="ce13">
            <text:p>387</text:p>
          </table:table-cell>
          <table:table-cell office:value-type="float" office:value="427.81" table:style-name="ce13">
            <text:p>428</text:p>
          </table:table-cell>
          <table:table-cell office:value-type="float" office:value="232.63" table:style-name="ce13">
            <text:p>233</text:p>
          </table:table-cell>
          <table:table-cell office:value-type="float" office:value="148.82" table:style-name="ce13">
            <text:p>149</text:p>
          </table:table-cell>
          <table:table-cell office:value-type="float" office:value="467.78" table:style-name="ce13">
            <text:p>468</text:p>
          </table:table-cell>
          <table:table-cell office:value-type="float" office:value="4644.6900000000005" table:style-name="ce13">
            <text:p>4,645</text:p>
          </table:table-cell>
          <table:table-cell office:value-type="float" office:value="275.11" table:style-name="ce13">
            <text:p>275</text:p>
          </table:table-cell>
          <table:table-cell office:value-type="float" office:value="156.5" table:style-name="ce13">
            <text:p>157</text:p>
          </table:table-cell>
          <table:table-cell office:value-type="float" office:value="198.23" table:style-name="ce13">
            <text:p>198</text:p>
          </table:table-cell>
          <table:table-cell office:value-type="float" office:value="163.63" table:style-name="ce13">
            <text:p>164</text:p>
          </table:table-cell>
          <table:table-cell office:value-type="float" office:value="437.93" table:style-name="ce13">
            <text:p>438</text:p>
          </table:table-cell>
          <table:table-cell office:value-type="float" office:value="268.39" table:style-name="ce13">
            <text:p>268</text:p>
          </table:table-cell>
          <table:table-cell office:value-type="float" office:value="335.21" table:style-name="ce13">
            <text:p>335</text:p>
          </table:table-cell>
          <table:table-cell office:value-type="float" office:value="327.66999999999996" table:style-name="ce13">
            <text:p>328</text:p>
          </table:table-cell>
          <table:table-cell office:value-type="float" office:value="237.32999999999998" table:style-name="ce13">
            <text:p>237</text:p>
          </table:table-cell>
          <table:table-cell office:value-type="float" office:value="172.76" table:style-name="ce13">
            <text:p>173</text:p>
          </table:table-cell>
          <table:table-cell office:value-type="float" office:value="224.01999999999998" table:style-name="ce13">
            <text:p>224</text:p>
          </table:table-cell>
          <table:table-cell office:value-type="float" office:value="376.53" table:style-name="ce13">
            <text:p>377</text:p>
          </table:table-cell>
          <table:table-cell office:value-type="float" office:value="500.18" table:style-name="ce13">
            <text:p>500</text:p>
          </table:table-cell>
          <table:table-cell office:value-type="float" office:value="137.91" table:style-name="ce13">
            <text:p>138</text:p>
          </table:table-cell>
          <table:table-cell office:value-type="float" office:value="279.35000000000002" table:style-name="ce13">
            <text:p>279</text:p>
          </table:table-cell>
          <table:table-cell office:value-type="float" office:value="811.05" table:style-name="ce13">
            <text:p>811</text:p>
          </table:table-cell>
          <table:table-cell office:value-type="float" office:value="762.71" table:style-name="ce13">
            <text:p>763</text:p>
          </table:table-cell>
          <table:table-cell office:value-type="float" office:value="126.33" table:style-name="ce13">
            <text:p>1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0/11 (FTE) [ADR 502 - PCSOs as of years end]</text:p>
          </table:table-cell>
          <table:table-cell office:value-type="float" office:value="415.85" table:style-name="ce13">
            <text:p>416</text:p>
          </table:table-cell>
          <table:table-cell office:value-type="float" office:value="125.37" table:style-name="ce13">
            <text:p>125</text:p>
          </table:table-cell>
          <table:table-cell office:value-type="float" office:value="199.6" table:style-name="ce13">
            <text:p>200</text:p>
          </table:table-cell>
          <table:table-cell office:value-type="float" office:value="221.34" table:style-name="ce13">
            <text:p>221</text:p>
          </table:table-cell>
          <table:table-cell office:value-type="float" office:value="43.94" table:style-name="ce13">
            <text:p>44</text:p>
          </table:table-cell>
          <table:table-cell office:value-type="float" office:value="178.04000000000002" table:style-name="ce13">
            <text:p>178</text:p>
          </table:table-cell>
          <table:table-cell office:value-type="float" office:value="103.94" table:style-name="ce13">
            <text:p>104</text:p>
          </table:table-cell>
          <table:table-cell office:value-type="float" office:value="177.09" table:style-name="ce13">
            <text:p>177</text:p>
          </table:table-cell>
          <table:table-cell office:value-type="float" office:value="353.34000000000003" table:style-name="ce13">
            <text:p>353</text:p>
          </table:table-cell>
          <table:table-cell office:value-type="float" office:value="163.59" table:style-name="ce13">
            <text:p>164</text:p>
          </table:table-cell>
          <table:table-cell office:value-type="float" office:value="174.06" table:style-name="ce13">
            <text:p>174</text:p>
          </table:table-cell>
          <table:table-cell office:value-type="float" office:value="80.47" table:style-name="ce13">
            <text:p>80</text:p>
          </table:table-cell>
          <table:table-cell office:value-type="float" office:value="404.3" table:style-name="ce13">
            <text:p>404</text:p>
          </table:table-cell>
          <table:table-cell office:value-type="float" office:value="139.34" table:style-name="ce13">
            <text:p>139</text:p>
          </table:table-cell>
          <table:table-cell office:value-type="float" office:value="837.05" table:style-name="ce13">
            <text:p>837</text:p>
          </table:table-cell>
          <table:table-cell office:value-type="float" office:value="142.37" table:style-name="ce13">
            <text:p>142</text:p>
          </table:table-cell>
          <table:table-cell office:value-type="float" office:value="343.64" table:style-name="ce13">
            <text:p>344</text:p>
          </table:table-cell>
          <table:table-cell office:value-type="float" office:value="251.82" table:style-name="ce13">
            <text:p>252</text:p>
          </table:table-cell>
          <table:table-cell office:value-type="float" office:value="309.27999999999997" table:style-name="ce13">
            <text:p>309</text:p>
          </table:table-cell>
          <table:table-cell office:value-type="float" office:value="363.58000000000004" table:style-name="ce13">
            <text:p>364</text:p>
          </table:table-cell>
          <table:table-cell office:value-type="float" office:value="385.93" table:style-name="ce13">
            <text:p>386</text:p>
          </table:table-cell>
          <table:table-cell office:value-type="float" office:value="231.52" table:style-name="ce13">
            <text:p>232</text:p>
          </table:table-cell>
          <table:table-cell office:value-type="float" office:value="143.62" table:style-name="ce13">
            <text:p>144</text:p>
          </table:table-cell>
          <table:table-cell office:value-type="float" office:value="439.71000000000004" table:style-name="ce13">
            <text:p>440</text:p>
          </table:table-cell>
          <table:table-cell office:value-type="float" office:value="4008.7799999999997" table:style-name="ce13">
            <text:p>4,009</text:p>
          </table:table-cell>
          <table:table-cell office:value-type="float" office:value="263.88" table:style-name="ce13">
            <text:p>264</text:p>
          </table:table-cell>
          <table:table-cell office:value-type="float" office:value="158.62" table:style-name="ce13">
            <text:p>159</text:p>
          </table:table-cell>
          <table:table-cell office:value-type="float" office:value="182.46" table:style-name="ce13">
            <text:p>182</text:p>
          </table:table-cell>
          <table:table-cell office:value-type="float" office:value="165.84" table:style-name="ce13">
            <text:p>166</text:p>
          </table:table-cell>
          <table:table-cell office:value-type="float" office:value="432.62" table:style-name="ce13">
            <text:p>433</text:p>
          </table:table-cell>
          <table:table-cell office:value-type="float" office:value="273.44" table:style-name="ce13">
            <text:p>273</text:p>
          </table:table-cell>
          <table:table-cell office:value-type="float" office:value="304.40999999999997" table:style-name="ce13">
            <text:p>304</text:p>
          </table:table-cell>
          <table:table-cell office:value-type="float" office:value="311.41999999999996" table:style-name="ce13">
            <text:p>311</text:p>
          </table:table-cell>
          <table:table-cell office:value-type="float" office:value="228.29000000000002" table:style-name="ce13">
            <text:p>228</text:p>
          </table:table-cell>
          <table:table-cell office:value-type="float" office:value="161.94" table:style-name="ce13">
            <text:p>162</text:p>
          </table:table-cell>
          <table:table-cell office:value-type="float" office:value="229.31" table:style-name="ce13">
            <text:p>229</text:p>
          </table:table-cell>
          <table:table-cell office:value-type="float" office:value="350.99" table:style-name="ce13">
            <text:p>351</text:p>
          </table:table-cell>
          <table:table-cell office:value-type="float" office:value="506.3" table:style-name="ce13">
            <text:p>506</text:p>
          </table:table-cell>
          <table:table-cell office:value-type="float" office:value="135.80000000000001" table:style-name="ce13">
            <text:p>136</text:p>
          </table:table-cell>
          <table:table-cell office:value-type="float" office:value="273.20000000000005" table:style-name="ce13">
            <text:p>273</text:p>
          </table:table-cell>
          <table:table-cell office:value-type="float" office:value="757.8599999999999" table:style-name="ce13">
            <text:p>758</text:p>
          </table:table-cell>
          <table:table-cell office:value-type="float" office:value="712.77" table:style-name="ce13">
            <text:p>713</text:p>
          </table:table-cell>
          <table:table-cell office:value-type="float" office:value="133.11000000000001" table:style-name="ce13">
            <text:p>13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1/12 (FTE) [ADR 502 - PCSOs as of years end]</text:p>
          </table:table-cell>
          <table:table-cell office:value-type="float" office:value="364.69" table:style-name="ce13">
            <text:p>365</text:p>
          </table:table-cell>
          <table:table-cell office:value-type="float" office:value="112.43" table:style-name="ce13">
            <text:p>112</text:p>
          </table:table-cell>
          <table:table-cell office:value-type="float" office:value="192.61" table:style-name="ce13">
            <text:p>193</text:p>
          </table:table-cell>
          <table:table-cell office:value-type="float" office:value="217.79000000000002" table:style-name="ce13">
            <text:p>218</text:p>
          </table:table-cell>
          <table:table-cell office:value-type="float" office:value="37.97" table:style-name="ce13">
            <text:p>38</text:p>
          </table:table-cell>
          <table:table-cell office:value-type="float" office:value="167.41" table:style-name="ce13">
            <text:p>167</text:p>
          </table:table-cell>
          <table:table-cell office:value-type="float" office:value="102.25" table:style-name="ce13">
            <text:p>102</text:p>
          </table:table-cell>
          <table:table-cell office:value-type="float" office:value="170.63" table:style-name="ce13">
            <text:p>171</text:p>
          </table:table-cell>
          <table:table-cell office:value-type="float" office:value="356.71" table:style-name="ce13">
            <text:p>357</text:p>
          </table:table-cell>
          <table:table-cell office:value-type="float" office:value="153.04000000000002" table:style-name="ce13">
            <text:p>153</text:p>
          </table:table-cell>
          <table:table-cell office:value-type="float" office:value="173.18" table:style-name="ce13">
            <text:p>173</text:p>
          </table:table-cell>
          <table:table-cell office:value-type="float" office:value="97.18" table:style-name="ce13">
            <text:p>97</text:p>
          </table:table-cell>
          <table:table-cell office:value-type="float" office:value="379.9" table:style-name="ce13">
            <text:p>380</text:p>
          </table:table-cell>
          <table:table-cell office:value-type="float" office:value="132.36000000000001" table:style-name="ce13">
            <text:p>132</text:p>
          </table:table-cell>
          <table:table-cell office:value-type="float" office:value="818.28" table:style-name="ce13">
            <text:p>818</text:p>
          </table:table-cell>
          <table:table-cell office:value-type="float" office:value="191.07" table:style-name="ce13">
            <text:p>191</text:p>
          </table:table-cell>
          <table:table-cell office:value-type="float" office:value="339.99" table:style-name="ce13">
            <text:p>340</text:p>
          </table:table-cell>
          <table:table-cell office:value-type="float" office:value="256.69" table:style-name="ce13">
            <text:p>257</text:p>
          </table:table-cell>
          <table:table-cell office:value-type="float" office:value="290.23" table:style-name="ce13">
            <text:p>290</text:p>
          </table:table-cell>
          <table:table-cell office:value-type="float" office:value="333.03" table:style-name="ce13">
            <text:p>333</text:p>
          </table:table-cell>
          <table:table-cell office:value-type="float" office:value="410.85" table:style-name="ce13">
            <text:p>411</text:p>
          </table:table-cell>
          <table:table-cell office:value-type="float" office:value="236.34000000000003" table:style-name="ce13">
            <text:p>236</text:p>
          </table:table-cell>
          <table:table-cell office:value-type="float" office:value="152.41000000000003" table:style-name="ce13">
            <text:p>152</text:p>
          </table:table-cell>
          <table:table-cell office:value-type="float" office:value="425.72" table:style-name="ce13">
            <text:p>426</text:p>
          </table:table-cell>
          <table:table-cell office:value-type="float" office:value="2759.94" table:style-name="ce13">
            <text:p>2,760</text:p>
          </table:table-cell>
          <table:table-cell office:value-type="float" office:value="254.19" table:style-name="ce13">
            <text:p>254</text:p>
          </table:table-cell>
          <table:table-cell office:value-type="float" office:value="218.5" table:style-name="ce13">
            <text:p>219</text:p>
          </table:table-cell>
          <table:table-cell office:value-type="float" office:value="185.64" table:style-name="ce13">
            <text:p>186</text:p>
          </table:table-cell>
          <table:table-cell office:value-type="float" office:value="161.15" table:style-name="ce13">
            <text:p>161</text:p>
          </table:table-cell>
          <table:table-cell office:value-type="float" office:value="423.94000000000005" table:style-name="ce13">
            <text:p>424</text:p>
          </table:table-cell>
          <table:table-cell office:value-type="float" office:value="264.24" table:style-name="ce13">
            <text:p>264</text:p>
          </table:table-cell>
          <table:table-cell office:value-type="float" office:value="308.14" table:style-name="ce13">
            <text:p>308</text:p>
          </table:table-cell>
          <table:table-cell office:value-type="float" office:value="290.25" table:style-name="ce13">
            <text:p>290</text:p>
          </table:table-cell>
          <table:table-cell office:value-type="float" office:value="208.89999999999998" table:style-name="ce13">
            <text:p>209</text:p>
          </table:table-cell>
          <table:table-cell office:value-type="float" office:value="163.97" table:style-name="ce13">
            <text:p>164</text:p>
          </table:table-cell>
          <table:table-cell office:value-type="float" office:value="227.69" table:style-name="ce13">
            <text:p>228</text:p>
          </table:table-cell>
          <table:table-cell office:value-type="float" office:value="335.12" table:style-name="ce13">
            <text:p>335</text:p>
          </table:table-cell>
          <table:table-cell office:value-type="float" office:value="507.89" table:style-name="ce13">
            <text:p>508</text:p>
          </table:table-cell>
          <table:table-cell office:value-type="float" office:value="109.14" table:style-name="ce13">
            <text:p>109</text:p>
          </table:table-cell>
          <table:table-cell office:value-type="float" office:value="271.10000000000002" table:style-name="ce13">
            <text:p>271</text:p>
          </table:table-cell>
          <table:table-cell office:value-type="float" office:value="710.74" table:style-name="ce13">
            <text:p>711</text:p>
          </table:table-cell>
          <table:table-cell office:value-type="float" office:value="727.63" table:style-name="ce13">
            <text:p>728</text:p>
          </table:table-cell>
          <table:table-cell office:value-type="float" office:value="151.97000000000003" table:style-name="ce13">
            <text:p>15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2/13 (FTE) [ADR 502 - PCSOs as of years end]</text:p>
          </table:table-cell>
          <table:table-cell office:value-type="float" office:value="356.01" table:style-name="ce13">
            <text:p>356</text:p>
          </table:table-cell>
          <table:table-cell office:value-type="float" office:value="93.830000000000013" table:style-name="ce13">
            <text:p>94</text:p>
          </table:table-cell>
          <table:table-cell office:value-type="float" office:value="174.29000000000002" table:style-name="ce13">
            <text:p>174</text:p>
          </table:table-cell>
          <table:table-cell office:value-type="float" office:value="207.55" table:style-name="ce13">
            <text:p>208</text:p>
          </table:table-cell>
          <table:table-cell office:value-type="float" office:value="38.76" table:style-name="ce13">
            <text:p>39</text:p>
          </table:table-cell>
          <table:table-cell office:value-type="float" office:value="160.59" table:style-name="ce13">
            <text:p>161</text:p>
          </table:table-cell>
          <table:table-cell office:value-type="float" office:value="75.91" table:style-name="ce13">
            <text:p>76</text:p>
          </table:table-cell>
          <table:table-cell office:value-type="float" office:value="182.61" table:style-name="ce13">
            <text:p>183</text:p>
          </table:table-cell>
          <table:table-cell office:value-type="float" office:value="421.18" table:style-name="ce13">
            <text:p>421</text:p>
          </table:table-cell>
          <table:table-cell office:value-type="float" office:value="140.37" table:style-name="ce13">
            <text:p>140</text:p>
          </table:table-cell>
          <table:table-cell office:value-type="float" office:value="170.78" table:style-name="ce13">
            <text:p>171</text:p>
          </table:table-cell>
          <table:table-cell office:value-type="float" office:value="142.97" table:style-name="ce13">
            <text:p>143</text:p>
          </table:table-cell>
          <table:table-cell office:value-type="float" office:value="331.49" table:style-name="ce13">
            <text:p>331</text:p>
          </table:table-cell>
          <table:table-cell office:value-type="float" office:value="138.03" table:style-name="ce13">
            <text:p>138</text:p>
          </table:table-cell>
          <table:table-cell office:value-type="float" office:value="792.91000000000008" table:style-name="ce13">
            <text:p>793</text:p>
          </table:table-cell>
          <table:table-cell office:value-type="float" office:value="234.18" table:style-name="ce13">
            <text:p>234</text:p>
          </table:table-cell>
          <table:table-cell office:value-type="float" office:value="341.26" table:style-name="ce13">
            <text:p>341</text:p>
          </table:table-cell>
          <table:table-cell office:value-type="float" office:value="238.26" table:style-name="ce13">
            <text:p>238</text:p>
          </table:table-cell>
          <table:table-cell office:value-type="float" office:value="297.98" table:style-name="ce13">
            <text:p>298</text:p>
          </table:table-cell>
          <table:table-cell office:value-type="float" office:value="296.68" table:style-name="ce13">
            <text:p>297</text:p>
          </table:table-cell>
          <table:table-cell office:value-type="float" office:value="367.58" table:style-name="ce13">
            <text:p>368</text:p>
          </table:table-cell>
          <table:table-cell office:value-type="float" office:value="221.91000000000003" table:style-name="ce13">
            <text:p>222</text:p>
          </table:table-cell>
          <table:table-cell office:value-type="float" office:value="151.34" table:style-name="ce13">
            <text:p>151</text:p>
          </table:table-cell>
          <table:table-cell office:value-type="float" office:value="377.81" table:style-name="ce13">
            <text:p>378</text:p>
          </table:table-cell>
          <table:table-cell office:value-type="float" office:value="2684.19" table:style-name="ce13">
            <text:p>2,684</text:p>
          </table:table-cell>
          <table:table-cell office:value-type="float" office:value="250.3" table:style-name="ce13">
            <text:p>250</text:p>
          </table:table-cell>
          <table:table-cell office:value-type="float" office:value="261.89999999999998" table:style-name="ce13">
            <text:p>262</text:p>
          </table:table-cell>
          <table:table-cell office:value-type="float" office:value="173.19" table:style-name="ce13">
            <text:p>173</text:p>
          </table:table-cell>
          <table:table-cell office:value-type="float" office:value="126.84" table:style-name="ce13">
            <text:p>127</text:p>
          </table:table-cell>
          <table:table-cell office:value-type="float" office:value="391.39" table:style-name="ce13">
            <text:p>391</text:p>
          </table:table-cell>
          <table:table-cell office:value-type="float" office:value="300.06" table:style-name="ce13">
            <text:p>300</text:p>
          </table:table-cell>
          <table:table-cell office:value-type="float" office:value="429.56" table:style-name="ce13">
            <text:p>430</text:p>
          </table:table-cell>
          <table:table-cell office:value-type="float" office:value="334.65" table:style-name="ce13">
            <text:p>335</text:p>
          </table:table-cell>
          <table:table-cell office:value-type="float" office:value="213.26" table:style-name="ce13">
            <text:p>213</text:p>
          </table:table-cell>
          <table:table-cell office:value-type="float" office:value="163.26" table:style-name="ce13">
            <text:p>163</text:p>
          </table:table-cell>
          <table:table-cell office:value-type="float" office:value="209.79000000000002" table:style-name="ce13">
            <text:p>210</text:p>
          </table:table-cell>
          <table:table-cell office:value-type="float" office:value="358.06" table:style-name="ce13">
            <text:p>358</text:p>
          </table:table-cell>
          <table:table-cell office:value-type="float" office:value="483.2" table:style-name="ce13">
            <text:p>483</text:p>
          </table:table-cell>
          <table:table-cell office:value-type="float" office:value="112.72999999999999" table:style-name="ce13">
            <text:p>113</text:p>
          </table:table-cell>
          <table:table-cell office:value-type="float" office:value="248.43" table:style-name="ce13">
            <text:p>248</text:p>
          </table:table-cell>
          <table:table-cell office:value-type="float" office:value="680.59999999999991" table:style-name="ce13">
            <text:p>681</text:p>
          </table:table-cell>
          <table:table-cell office:value-type="float" office:value="689.13" table:style-name="ce13">
            <text:p>689</text:p>
          </table:table-cell>
          <table:table-cell office:value-type="float" office:value="139.69" table:style-name="ce13">
            <text:p>14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3/14 (FTE) [ADR 502 - PCSOs as of years end]</text:p>
          </table:table-cell>
          <table:table-cell office:value-type="float" office:value="333.88" table:style-name="ce13">
            <text:p>334</text:p>
          </table:table-cell>
          <table:table-cell office:value-type="float" office:value="96.289999999999992" table:style-name="ce13">
            <text:p>96</text:p>
          </table:table-cell>
          <table:table-cell office:value-type="float" office:value="140.82999999999998" table:style-name="ce13">
            <text:p>141</text:p>
          </table:table-cell>
          <table:table-cell office:value-type="float" office:value="190.36" table:style-name="ce13">
            <text:p>190</text:p>
          </table:table-cell>
          <table:table-cell office:value-type="float" office:value="11.69" table:style-name="ce13">
            <text:p>12</text:p>
          </table:table-cell>
          <table:table-cell office:value-type="float" office:value="149.63999999999999" table:style-name="ce13">
            <text:p>150</text:p>
          </table:table-cell>
          <table:table-cell office:value-type="float" office:value="83.18" table:style-name="ce13">
            <text:p>83</text:p>
          </table:table-cell>
          <table:table-cell office:value-type="float" office:value="159.74" table:style-name="ce13">
            <text:p>160</text:p>
          </table:table-cell>
          <table:table-cell office:value-type="float" office:value="382.39" table:style-name="ce13">
            <text:p>382</text:p>
          </table:table-cell>
          <table:table-cell office:value-type="float" office:value="153.99" table:style-name="ce13">
            <text:p>154</text:p>
          </table:table-cell>
          <table:table-cell office:value-type="float" office:value="151.81" table:style-name="ce13">
            <text:p>152</text:p>
          </table:table-cell>
          <table:table-cell office:value-type="float" office:value="150.11000000000001" table:style-name="ce13">
            <text:p>150</text:p>
          </table:table-cell>
          <table:table-cell office:value-type="float" office:value="298.26" table:style-name="ce13">
            <text:p>298</text:p>
          </table:table-cell>
          <table:table-cell office:value-type="float" office:value="118.21000000000001" table:style-name="ce13">
            <text:p>118</text:p>
          </table:table-cell>
          <table:table-cell office:value-type="float" office:value="789.21" table:style-name="ce13">
            <text:p>789</text:p>
          </table:table-cell>
          <table:table-cell office:value-type="float" office:value="206.3" table:style-name="ce13">
            <text:p>206</text:p>
          </table:table-cell>
          <table:table-cell office:value-type="float" office:value="323.44" table:style-name="ce13">
            <text:p>323</text:p>
          </table:table-cell>
          <table:table-cell office:value-type="float" office:value="190.32999999999998" table:style-name="ce13">
            <text:p>190</text:p>
          </table:table-cell>
          <table:table-cell office:value-type="float" office:value="293.95000000000005" table:style-name="ce13">
            <text:p>294</text:p>
          </table:table-cell>
          <table:table-cell office:value-type="float" office:value="345.21000000000004" table:style-name="ce13">
            <text:p>345</text:p>
          </table:table-cell>
          <table:table-cell office:value-type="float" office:value="300.77" table:style-name="ce13">
            <text:p>301</text:p>
          </table:table-cell>
          <table:table-cell office:value-type="float" office:value="234.92000000000002" table:style-name="ce13">
            <text:p>235</text:p>
          </table:table-cell>
          <table:table-cell office:value-type="float" office:value="145.43" table:style-name="ce13">
            <text:p>145</text:p>
          </table:table-cell>
          <table:table-cell office:value-type="float" office:value="316.22000000000003" table:style-name="ce13">
            <text:p>316</text:p>
          </table:table-cell>
          <table:table-cell office:value-type="float" office:value="2086.91" table:style-name="ce13">
            <text:p>2,087</text:p>
          </table:table-cell>
          <table:table-cell office:value-type="float" office:value="247.39999999999998" table:style-name="ce13">
            <text:p>247</text:p>
          </table:table-cell>
          <table:table-cell office:value-type="float" office:value="266.89999999999998" table:style-name="ce13">
            <text:p>267</text:p>
          </table:table-cell>
          <table:table-cell office:value-type="float" office:value="185.07999999999998" table:style-name="ce13">
            <text:p>185</text:p>
          </table:table-cell>
          <table:table-cell office:value-type="float" office:value="134.11000000000001" table:style-name="ce13">
            <text:p>134</text:p>
          </table:table-cell>
          <table:table-cell office:value-type="float" office:value="234.27" table:style-name="ce13">
            <text:p>234</text:p>
          </table:table-cell>
          <table:table-cell office:value-type="float" office:value="332.42" table:style-name="ce13">
            <text:p>332</text:p>
          </table:table-cell>
          <table:table-cell office:value-type="float" office:value="476.85" table:style-name="ce13">
            <text:p>477</text:p>
          </table:table-cell>
          <table:table-cell office:value-type="float" office:value="333.69" table:style-name="ce13">
            <text:p>334</text:p>
          </table:table-cell>
          <table:table-cell office:value-type="float" office:value="215.20999999999998" table:style-name="ce13">
            <text:p>215</text:p>
          </table:table-cell>
          <table:table-cell office:value-type="float" office:value="180.79000000000002" table:style-name="ce13">
            <text:p>181</text:p>
          </table:table-cell>
          <table:table-cell office:value-type="float" office:value="152.72" table:style-name="ce13">
            <text:p>153</text:p>
          </table:table-cell>
          <table:table-cell office:value-type="float" office:value="349.35" table:style-name="ce13">
            <text:p>349</text:p>
          </table:table-cell>
          <table:table-cell office:value-type="float" office:value="484.7" table:style-name="ce13">
            <text:p>485</text:p>
          </table:table-cell>
          <table:table-cell office:value-type="float" office:value="94.77000000000001" table:style-name="ce13">
            <text:p>95</text:p>
          </table:table-cell>
          <table:table-cell office:value-type="float" office:value="237.18" table:style-name="ce13">
            <text:p>237</text:p>
          </table:table-cell>
          <table:table-cell office:value-type="float" office:value="675.95" table:style-name="ce13">
            <text:p>676</text:p>
          </table:table-cell>
          <table:table-cell office:value-type="float" office:value="679.33999999999992" table:style-name="ce13">
            <text:p>679</text:p>
          </table:table-cell>
          <table:table-cell office:value-type="float" office:value="132.09" table:style-name="ce13">
            <text:p>1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4/15 (FTE) [ADR 502 - PCSOs as of years end]</text:p>
          </table:table-cell>
          <table:table-cell office:value-type="float" office:value="331.23" table:style-name="ce13">
            <text:p>331</text:p>
          </table:table-cell>
          <table:table-cell office:value-type="float" office:value="105.17" table:style-name="ce13">
            <text:p>105</text:p>
          </table:table-cell>
          <table:table-cell office:value-type="float" office:value="148.49" table:style-name="ce13">
            <text:p>148</text:p>
          </table:table-cell>
          <table:table-cell office:value-type="float" office:value="225.14" table:style-name="ce13">
            <text:p>225</text:p>
          </table:table-cell>
          <table:table-cell office:value-type="float" office:value="10.79" table:style-name="ce13">
            <text:p>11</text:p>
          </table:table-cell>
          <table:table-cell office:value-type="float" office:value="123" table:style-name="ce13">
            <text:p>123</text:p>
          </table:table-cell>
          <table:table-cell office:value-type="float" office:value="85.92" table:style-name="ce13">
            <text:p>86</text:p>
          </table:table-cell>
          <table:table-cell office:value-type="float" office:value="163.32999999999998" table:style-name="ce13">
            <text:p>163</text:p>
          </table:table-cell>
          <table:table-cell office:value-type="float" office:value="346.16999999999996" table:style-name="ce13">
            <text:p>346</text:p>
          </table:table-cell>
          <table:table-cell office:value-type="float" office:value="162.75" table:style-name="ce13">
            <text:p>163</text:p>
          </table:table-cell>
          <table:table-cell office:value-type="float" office:value="157.34" table:style-name="ce13">
            <text:p>157</text:p>
          </table:table-cell>
          <table:table-cell office:value-type="float" office:value="146.97" table:style-name="ce13">
            <text:p>147</text:p>
          </table:table-cell>
          <table:table-cell office:value-type="float" office:value="261.98" table:style-name="ce13">
            <text:p>262</text:p>
          </table:table-cell>
          <table:table-cell office:value-type="float" office:value="128.13" table:style-name="ce13">
            <text:p>128</text:p>
          </table:table-cell>
          <table:table-cell office:value-type="float" office:value="804.41000000000008" table:style-name="ce13">
            <text:p>804</text:p>
          </table:table-cell>
          <table:table-cell office:value-type="float" office:value="185.36" table:style-name="ce13">
            <text:p>185</text:p>
          </table:table-cell>
          <table:table-cell office:value-type="float" office:value="301.65999999999997" table:style-name="ce13">
            <text:p>302</text:p>
          </table:table-cell>
          <table:table-cell office:value-type="float" office:value="209.77" table:style-name="ce13">
            <text:p>210</text:p>
          </table:table-cell>
          <table:table-cell office:value-type="float" office:value="273.44" table:style-name="ce13">
            <text:p>273</text:p>
          </table:table-cell>
          <table:table-cell office:value-type="float" office:value="351.65" table:style-name="ce13">
            <text:p>352</text:p>
          </table:table-cell>
          <table:table-cell office:value-type="float" office:value="331.38" table:style-name="ce13">
            <text:p>331</text:p>
          </table:table-cell>
          <table:table-cell office:value-type="float" office:value="234.06" table:style-name="ce13">
            <text:p>234</text:p>
          </table:table-cell>
          <table:table-cell office:value-type="float" office:value="137.73000000000002" table:style-name="ce13">
            <text:p>138</text:p>
          </table:table-cell>
          <table:table-cell office:value-type="float" office:value="353.15999999999997" table:style-name="ce13">
            <text:p>353</text:p>
          </table:table-cell>
          <table:table-cell office:value-type="float" office:value="1826.8300000000002" table:style-name="ce13">
            <text:p>1,827</text:p>
          </table:table-cell>
          <table:table-cell office:value-type="float" office:value="197.45" table:style-name="ce13">
            <text:p>197</text:p>
          </table:table-cell>
          <table:table-cell office:value-type="float" office:value="243.07999999999998" table:style-name="ce13">
            <text:p>243</text:p>
          </table:table-cell>
          <table:table-cell office:value-type="float" office:value="196.15" table:style-name="ce13">
            <text:p>196</text:p>
          </table:table-cell>
          <table:table-cell office:value-type="float" office:value="122.13000000000001" table:style-name="ce13">
            <text:p>122</text:p>
          </table:table-cell>
          <table:table-cell office:value-type="float" office:value="210.98000000000002" table:style-name="ce13">
            <text:p>211</text:p>
          </table:table-cell>
          <table:table-cell office:value-type="float" office:value="318" table:style-name="ce13">
            <text:p>318</text:p>
          </table:table-cell>
          <table:table-cell office:value-type="float" office:value="410.73" table:style-name="ce13">
            <text:p>411</text:p>
          </table:table-cell>
          <table:table-cell office:value-type="float" office:value="314.45000000000005" table:style-name="ce13">
            <text:p>314</text:p>
          </table:table-cell>
          <table:table-cell office:value-type="float" office:value="208.32999999999998" table:style-name="ce13">
            <text:p>208</text:p>
          </table:table-cell>
          <table:table-cell office:value-type="float" office:value="166.71" table:style-name="ce13">
            <text:p>167</text:p>
          </table:table-cell>
          <table:table-cell office:value-type="float" office:value="123.47" table:style-name="ce13">
            <text:p>123</text:p>
          </table:table-cell>
          <table:table-cell office:value-type="float" office:value="324.63" table:style-name="ce13">
            <text:p>325</text:p>
          </table:table-cell>
          <table:table-cell office:value-type="float" office:value="459.02" table:style-name="ce13">
            <text:p>459</text:p>
          </table:table-cell>
          <table:table-cell office:value-type="float" office:value="86.14" table:style-name="ce13">
            <text:p>86</text:p>
          </table:table-cell>
          <table:table-cell office:value-type="float" office:value="208.8" table:style-name="ce13">
            <text:p>209</text:p>
          </table:table-cell>
          <table:table-cell office:value-type="float" office:value="620.15" table:style-name="ce13">
            <text:p>620</text:p>
          </table:table-cell>
          <table:table-cell office:value-type="float" office:value="625.30999999999995" table:style-name="ce13">
            <text:p>625</text:p>
          </table:table-cell>
          <table:table-cell office:value-type="float" office:value="129" table:style-name="ce13">
            <text:p>12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5/16 (FTE) [ADR 502 - PCSOs as of years end]</text:p>
          </table:table-cell>
          <table:table-cell office:value-type="float" office:value="325.02999999999997" table:style-name="ce13">
            <text:p>325</text:p>
          </table:table-cell>
          <table:table-cell office:value-type="float" office:value="32.78" table:style-name="ce13">
            <text:p>33</text:p>
          </table:table-cell>
          <table:table-cell office:value-type="float" office:value="135.31" table:style-name="ce13">
            <text:p>135</text:p>
          </table:table-cell>
          <table:table-cell office:value-type="float" office:value="197.63" table:style-name="ce13">
            <text:p>198</text:p>
          </table:table-cell>
          <table:table-cell office:value-type="float" office:value="14.79" table:style-name="ce13">
            <text:p>15</text:p>
          </table:table-cell>
          <table:table-cell office:value-type="float" office:value="124.66999999999999" table:style-name="ce13">
            <text:p>125</text:p>
          </table:table-cell>
          <table:table-cell office:value-type="float" office:value="84.64" table:style-name="ce13">
            <text:p>85</text:p>
          </table:table-cell>
          <table:table-cell office:value-type="float" office:value="149.49" table:style-name="ce13">
            <text:p>149</text:p>
          </table:table-cell>
          <table:table-cell office:value-type="float" office:value="347.09000000000003" table:style-name="ce13">
            <text:p>347</text:p>
          </table:table-cell>
          <table:table-cell office:value-type="float" office:value="136.91999999999999" table:style-name="ce13">
            <text:p>137</text:p>
          </table:table-cell>
          <table:table-cell office:value-type="float" office:value="150.48000000000002" table:style-name="ce13">
            <text:p>150</text:p>
          </table:table-cell>
          <table:table-cell office:value-type="float" office:value="135.19" table:style-name="ce13">
            <text:p>135</text:p>
          </table:table-cell>
          <table:table-cell office:value-type="float" office:value="219.17000000000002" table:style-name="ce13">
            <text:p>219</text:p>
          </table:table-cell>
          <table:table-cell office:value-type="float" office:value="118.14" table:style-name="ce13">
            <text:p>118</text:p>
          </table:table-cell>
          <table:table-cell office:value-type="float" office:value="747.55" table:style-name="ce13">
            <text:p>748</text:p>
          </table:table-cell>
          <table:table-cell office:value-type="float" office:value="151.13" table:style-name="ce13">
            <text:p>151</text:p>
          </table:table-cell>
          <table:table-cell office:value-type="float" office:value="367.8" table:style-name="ce13">
            <text:p>368</text:p>
          </table:table-cell>
          <table:table-cell office:value-type="float" office:value="220.51999999999998" table:style-name="ce13">
            <text:p>221</text:p>
          </table:table-cell>
          <table:table-cell office:value-type="float" office:value="219.55" table:style-name="ce13">
            <text:p>220</text:p>
          </table:table-cell>
          <table:table-cell office:value-type="float" office:value="288.88" table:style-name="ce13">
            <text:p>289</text:p>
          </table:table-cell>
          <table:table-cell office:value-type="float" office:value="297.49" table:style-name="ce13">
            <text:p>297</text:p>
          </table:table-cell>
          <table:table-cell office:value-type="float" office:value="209.75" table:style-name="ce13">
            <text:p>210</text:p>
          </table:table-cell>
          <table:table-cell office:value-type="float" office:value="136.16000000000003" table:style-name="ce13">
            <text:p>136</text:p>
          </table:table-cell>
          <table:table-cell office:value-type="float" office:value="292.38" table:style-name="ce13">
            <text:p>292</text:p>
          </table:table-cell>
          <table:table-cell office:value-type="float" office:value="1625.75" table:style-name="ce13">
            <text:p>1,626</text:p>
          </table:table-cell>
          <table:table-cell office:value-type="float" office:value="170.68" table:style-name="ce13">
            <text:p>171</text:p>
          </table:table-cell>
          <table:table-cell office:value-type="float" office:value="219.68" table:style-name="ce13">
            <text:p>220</text:p>
          </table:table-cell>
          <table:table-cell office:value-type="float" office:value="184.61" table:style-name="ce13">
            <text:p>185</text:p>
          </table:table-cell>
          <table:table-cell office:value-type="float" office:value="98" table:style-name="ce13">
            <text:p>98</text:p>
          </table:table-cell>
          <table:table-cell office:value-type="float" office:value="195.53" table:style-name="ce13">
            <text:p>196</text:p>
          </table:table-cell>
          <table:table-cell office:value-type="float" office:value="214.22" table:style-name="ce13">
            <text:p>214</text:p>
          </table:table-cell>
          <table:table-cell office:value-type="float" office:value="387.84000000000003" table:style-name="ce13">
            <text:p>388</text:p>
          </table:table-cell>
          <table:table-cell office:value-type="float" office:value="219.27" table:style-name="ce13">
            <text:p>219</text:p>
          </table:table-cell>
          <table:table-cell office:value-type="float" office:value="220.43" table:style-name="ce13">
            <text:p>220</text:p>
          </table:table-cell>
          <table:table-cell office:value-type="float" office:value="108.08" table:style-name="ce13">
            <text:p>108</text:p>
          </table:table-cell>
          <table:table-cell office:value-type="float" office:value="119.15" table:style-name="ce13">
            <text:p>119</text:p>
          </table:table-cell>
          <table:table-cell office:value-type="float" office:value="248.51" table:style-name="ce13">
            <text:p>249</text:p>
          </table:table-cell>
          <table:table-cell office:value-type="float" office:value="466.06" table:style-name="ce13">
            <text:p>466</text:p>
          </table:table-cell>
          <table:table-cell office:value-type="float" office:value="87.47" table:style-name="ce13">
            <text:p>87</text:p>
          </table:table-cell>
          <table:table-cell office:value-type="float" office:value="221.18" table:style-name="ce13">
            <text:p>221</text:p>
          </table:table-cell>
          <table:table-cell office:value-type="float" office:value="506.2" table:style-name="ce13">
            <text:p>506</text:p>
          </table:table-cell>
          <table:table-cell office:value-type="float" office:value="533.35" table:style-name="ce13">
            <text:p>533</text:p>
          </table:table-cell>
          <table:table-cell office:value-type="float" office:value="114.64" table:style-name="ce13">
            <text:p>11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CSOs - 2016/17 (FTE) [ADR 502 - PCSOs as of years end]</text:p>
          </table:table-cell>
          <table:table-cell office:value-type="float" office:value="315.77" table:style-name="ce13">
            <text:p>316</text:p>
          </table:table-cell>
          <table:table-cell office:value-type="float" office:value="45.7" table:style-name="ce13">
            <text:p>46</text:p>
          </table:table-cell>
          <table:table-cell office:value-type="float" office:value="136.02000000000001" table:style-name="ce13">
            <text:p>136</text:p>
          </table:table-cell>
          <table:table-cell office:value-type="float" office:value="177.56" table:style-name="ce13">
            <text:p>178</text:p>
          </table:table-cell>
          <table:table-cell office:value-type="float" office:value="12.79" table:style-name="ce13">
            <text:p>13</text:p>
          </table:table-cell>
          <table:table-cell office:value-type="float" office:value="125.32" table:style-name="ce13">
            <text:p>125</text:p>
          </table:table-cell>
          <table:table-cell office:value-type="float" office:value="88.89" table:style-name="ce13">
            <text:p>89</text:p>
          </table:table-cell>
          <table:table-cell office:value-type="float" office:value="152.22" table:style-name="ce13">
            <text:p>152</text:p>
          </table:table-cell>
          <table:table-cell office:value-type="float" office:value="311.27" table:style-name="ce13">
            <text:p>311</text:p>
          </table:table-cell>
          <table:table-cell office:value-type="float" office:value="134.86000000000001" table:style-name="ce13">
            <text:p>135</text:p>
          </table:table-cell>
          <table:table-cell office:value-type="float" office:value="141.88" table:style-name="ce13">
            <text:p>142</text:p>
          </table:table-cell>
          <table:table-cell office:value-type="float" office:value="143.32" table:style-name="ce13">
            <text:p>143</text:p>
          </table:table-cell>
          <table:table-cell office:value-type="float" office:value="96.487799999999993" table:style-name="ce13">
            <text:p>96</text:p>
          </table:table-cell>
          <table:table-cell office:value-type="float" office:value="101.63548648599999" table:style-name="ce13">
            <text:p>102</text:p>
          </table:table-cell>
          <table:table-cell office:value-type="float" office:value="600.02" table:style-name="ce13">
            <text:p>600</text:p>
          </table:table-cell>
          <table:table-cell office:value-type="float" office:value="121.99000000000001" table:style-name="ce13">
            <text:p>122</text:p>
          </table:table-cell>
          <table:table-cell office:value-type="float" office:value="384.58000000000004" table:style-name="ce13">
            <text:p>385</text:p>
          </table:table-cell>
          <table:table-cell office:value-type="float" office:value="219.31" table:style-name="ce13">
            <text:p>219</text:p>
          </table:table-cell>
          <table:table-cell office:value-type="float" office:value="250.03000000000003" table:style-name="ce13">
            <text:p>250</text:p>
          </table:table-cell>
          <table:table-cell office:value-type="float" office:value="286.93939999999998" table:style-name="ce13">
            <text:p>287</text:p>
          </table:table-cell>
          <table:table-cell office:value-type="float" office:value="274.57000000000005" table:style-name="ce13">
            <text:p>275</text:p>
          </table:table-cell>
          <table:table-cell office:value-type="float" office:value="239.74378378378378" table:style-name="ce13">
            <text:p>240</text:p>
          </table:table-cell>
          <table:table-cell office:value-type="float" office:value="105.19" table:style-name="ce13">
            <text:p>105</text:p>
          </table:table-cell>
          <table:table-cell office:value-type="float" office:value="259.83" table:style-name="ce13">
            <text:p>260</text:p>
          </table:table-cell>
          <table:table-cell office:value-type="float" office:value="1442.37" table:style-name="ce13">
            <text:p>1,442</text:p>
          </table:table-cell>
          <table:table-cell office:value-type="float" office:value="148.91" table:style-name="ce13">
            <text:p>149</text:p>
          </table:table-cell>
          <table:table-cell office:value-type="float" office:value="223.55" table:style-name="ce13">
            <text:p>224</text:p>
          </table:table-cell>
          <table:table-cell office:value-type="float" office:value="181.38" table:style-name="ce13">
            <text:p>181</text:p>
          </table:table-cell>
          <table:table-cell office:value-type="float" office:value="87.210000000000008" table:style-name="ce13">
            <text:p>87</text:p>
          </table:table-cell>
          <table:table-cell office:value-type="float" office:value="162.62" table:style-name="ce13">
            <text:p>163</text:p>
          </table:table-cell>
          <table:table-cell office:value-type="float" office:value="174.91000000000003" table:style-name="ce13">
            <text:p>175</text:p>
          </table:table-cell>
          <table:table-cell office:value-type="float" office:value="413.07" table:style-name="ce13">
            <text:p>413</text:p>
          </table:table-cell>
          <table:table-cell office:value-type="float" office:value="208.37" table:style-name="ce13">
            <text:p>208</text:p>
          </table:table-cell>
          <table:table-cell office:value-type="float" office:value="230.26" table:style-name="ce13">
            <text:p>230</text:p>
          </table:table-cell>
          <table:table-cell office:value-type="float" office:value="95.08" table:style-name="ce13">
            <text:p>95</text:p>
          </table:table-cell>
          <table:table-cell office:value-type="float" office:value="119.83" table:style-name="ce13">
            <text:p>120</text:p>
          </table:table-cell>
          <table:table-cell office:value-type="float" office:value="180.35" table:style-name="ce13">
            <text:p>180</text:p>
          </table:table-cell>
          <table:table-cell office:value-type="float" office:value="425.28999999999996" table:style-name="ce13">
            <text:p>425</text:p>
          </table:table-cell>
          <table:table-cell office:value-type="float" office:value="100.09" table:style-name="ce13">
            <text:p>100</text:p>
          </table:table-cell>
          <table:table-cell office:value-type="float" office:value="239.48000000000002" table:style-name="ce13">
            <text:p>239</text:p>
          </table:table-cell>
          <table:table-cell office:value-type="float" office:value="397.28" table:style-name="ce13">
            <text:p>397</text:p>
          </table:table-cell>
          <table:table-cell office:value-type="float" office:value="551.12" table:style-name="ce13">
            <text:p>551</text:p>
          </table:table-cell>
          <table:table-cell office:value-type="float" office:value="106.38" table:style-name="ce13">
            <text:p>106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staff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09/10 (FTE) [ADR 502 - Police staff as of years end]</text:p>
          </table:table-cell>
          <table:table-cell office:value-type="float" office:value="1871.4900000000002" table:style-name="ce13">
            <text:p>1,871</text:p>
          </table:table-cell>
          <table:table-cell office:value-type="float" office:value="880.3599999999999" table:style-name="ce13">
            <text:p>880</text:p>
          </table:table-cell>
          <table:table-cell office:value-type="float" office:value="1072.46" table:style-name="ce13">
            <text:p>1,072</text:p>
          </table:table-cell>
          <table:table-cell office:value-type="float" office:value="1550.37" table:style-name="ce13">
            <text:p>1,550</text:p>
          </table:table-cell>
          <table:table-cell office:value-type="float" office:value="309.62" table:style-name="ce13">
            <text:p>310</text:p>
          </table:table-cell>
          <table:table-cell office:value-type="float" office:value="711.27" table:style-name="ce13">
            <text:p>711</text:p>
          </table:table-cell>
          <table:table-cell office:value-type="float" office:value="825.81999999999994" table:style-name="ce13">
            <text:p>826</text:p>
          </table:table-cell>
          <table:table-cell office:value-type="float" office:value="1358.8200000000002" table:style-name="ce13">
            <text:p>1,359</text:p>
          </table:table-cell>
          <table:table-cell office:value-type="float" office:value="2071.2399999999998" table:style-name="ce13">
            <text:p>2,071</text:p>
          </table:table-cell>
          <table:table-cell office:value-type="float" office:value="1077.1199999999999" table:style-name="ce13">
            <text:p>1,077</text:p>
          </table:table-cell>
          <table:table-cell office:value-type="float" office:value="919.6400000000001" table:style-name="ce13">
            <text:p>920</text:p>
          </table:table-cell>
          <table:table-cell office:value-type="float" office:value="720.4" table:style-name="ce13">
            <text:p>720</text:p>
          </table:table-cell>
          <table:table-cell office:value-type="float" office:value="2151.66" table:style-name="ce13">
            <text:p>2,152</text:p>
          </table:table-cell>
          <table:table-cell office:value-type="float" office:value="728.78" table:style-name="ce13">
            <text:p>729</text:p>
          </table:table-cell>
          <table:table-cell office:value-type="float" office:value="4199.13" table:style-name="ce13">
            <text:p>4,199</text:p>
          </table:table-cell>
          <table:table-cell office:value-type="float" office:value="809.99" table:style-name="ce13">
            <text:p>810</text:p>
          </table:table-cell>
          <table:table-cell office:value-type="float" office:value="2423.69" table:style-name="ce13">
            <text:p>2,424</text:p>
          </table:table-cell>
          <table:table-cell office:value-type="float" office:value="1677.09" table:style-name="ce13">
            <text:p>1,677</text:p>
          </table:table-cell>
          <table:table-cell office:value-type="float" office:value="1647.94" table:style-name="ce13">
            <text:p>1,648</text:p>
          </table:table-cell>
          <table:table-cell office:value-type="float" office:value="2673.06" table:style-name="ce13">
            <text:p>2,673</text:p>
          </table:table-cell>
          <table:table-cell office:value-type="float" office:value="1956.5499999999997" table:style-name="ce13">
            <text:p>1,957</text:p>
          </table:table-cell>
          <table:table-cell office:value-type="float" office:value="1272.1299999999999" table:style-name="ce13">
            <text:p>1,272</text:p>
          </table:table-cell>
          <table:table-cell office:value-type="float" office:value="917.23" table:style-name="ce13">
            <text:p>917</text:p>
          </table:table-cell>
          <table:table-cell office:value-type="float" office:value="2251.5699999999997" table:style-name="ce13">
            <text:p>2,252</text:p>
          </table:table-cell>
          <table:table-cell office:value-type="float" office:value="14504.04" table:style-name="ce13">
            <text:p>14,504</text:p>
          </table:table-cell>
          <table:table-cell office:value-type="float" office:value="1118.53" table:style-name="ce13">
            <text:p>1,119</text:p>
          </table:table-cell>
          <table:table-cell office:value-type="float" office:value="921.01" table:style-name="ce13">
            <text:p>921</text:p>
          </table:table-cell>
          <table:table-cell office:value-type="float" office:value="1157.6500000000001" table:style-name="ce13">
            <text:p>1,158</text:p>
          </table:table-cell>
          <table:table-cell office:value-type="float" office:value="1172.3499999999999" table:style-name="ce13">
            <text:p>1,172</text:p>
          </table:table-cell>
          <table:table-cell office:value-type="float" office:value="2095.6999999999998" table:style-name="ce13">
            <text:p>2,096</text:p>
          </table:table-cell>
          <table:table-cell office:value-type="float" office:value="1657.52" table:style-name="ce13">
            <text:p>1,658</text:p>
          </table:table-cell>
          <table:table-cell office:value-type="float" office:value="1809.92" table:style-name="ce13">
            <text:p>1,810</text:p>
          </table:table-cell>
          <table:table-cell office:value-type="float" office:value="2403.83" table:style-name="ce13">
            <text:p>2,404</text:p>
          </table:table-cell>
          <table:table-cell office:value-type="float" office:value="1373.45" table:style-name="ce13">
            <text:p>1,373</text:p>
          </table:table-cell>
          <table:table-cell office:value-type="float" office:value="971.43000000000006" table:style-name="ce13">
            <text:p>971</text:p>
          </table:table-cell>
          <table:table-cell office:value-type="float" office:value="2091.64" table:style-name="ce13">
            <text:p>2,092</text:p>
          </table:table-cell>
          <table:table-cell office:value-type="float" office:value="2154.6499999999996" table:style-name="ce13">
            <text:p>2,155</text:p>
          </table:table-cell>
          <table:table-cell office:value-type="float" office:value="3000.44" table:style-name="ce13">
            <text:p>3,000</text:p>
          </table:table-cell>
          <table:table-cell office:value-type="float" office:value="765.12" table:style-name="ce13">
            <text:p>765</text:p>
          </table:table-cell>
          <table:table-cell office:value-type="float" office:value="1715.42" table:style-name="ce13">
            <text:p>1,715</text:p>
          </table:table-cell>
          <table:table-cell office:value-type="float" office:value="3666.8199999999997" table:style-name="ce13">
            <text:p>3,667</text:p>
          </table:table-cell>
          <table:table-cell office:value-type="float" office:value="3539.3" table:style-name="ce13">
            <text:p>3,539</text:p>
          </table:table-cell>
          <table:table-cell office:value-type="float" office:value="1012.6500000000001" table:style-name="ce13">
            <text:p>1,01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0/11 (FTE) [ADR 502 - Police staff as of years end]</text:p>
          </table:table-cell>
          <table:table-cell office:value-type="float" office:value="1829.9499999999998" table:style-name="ce13">
            <text:p>1,830</text:p>
          </table:table-cell>
          <table:table-cell office:value-type="float" office:value="841.32" table:style-name="ce13">
            <text:p>841</text:p>
          </table:table-cell>
          <table:table-cell office:value-type="float" office:value="913.68000000000006" table:style-name="ce13">
            <text:p>914</text:p>
          </table:table-cell>
          <table:table-cell office:value-type="float" office:value="1420.45" table:style-name="ce13">
            <text:p>1,420</text:p>
          </table:table-cell>
          <table:table-cell office:value-type="float" office:value="336.57000000000005" table:style-name="ce13">
            <text:p>337</text:p>
          </table:table-cell>
          <table:table-cell office:value-type="float" office:value="234.68" table:style-name="ce13">
            <text:p>235</text:p>
          </table:table-cell>
          <table:table-cell office:value-type="float" office:value="777.57999999999993" table:style-name="ce13">
            <text:p>778</text:p>
          </table:table-cell>
          <table:table-cell office:value-type="float" office:value="1244.6799999999998" table:style-name="ce13">
            <text:p>1,245</text:p>
          </table:table-cell>
          <table:table-cell office:value-type="float" office:value="1959.9299999999998" table:style-name="ce13">
            <text:p>1,960</text:p>
          </table:table-cell>
          <table:table-cell office:value-type="float" office:value="1017.06" table:style-name="ce13">
            <text:p>1,017</text:p>
          </table:table-cell>
          <table:table-cell office:value-type="float" office:value="777.48" table:style-name="ce13">
            <text:p>777</text:p>
          </table:table-cell>
          <table:table-cell office:value-type="float" office:value="673.13" table:style-name="ce13">
            <text:p>673</text:p>
          </table:table-cell>
          <table:table-cell office:value-type="float" office:value="2001.9700000000003" table:style-name="ce13">
            <text:p>2,002</text:p>
          </table:table-cell>
          <table:table-cell office:value-type="float" office:value="707.44" table:style-name="ce13">
            <text:p>707</text:p>
          </table:table-cell>
          <table:table-cell office:value-type="float" office:value="3860.7999999999997" table:style-name="ce13">
            <text:p>3,861</text:p>
          </table:table-cell>
          <table:table-cell office:value-type="float" office:value="810.29" table:style-name="ce13">
            <text:p>810</text:p>
          </table:table-cell>
          <table:table-cell office:value-type="float" office:value="2112.7699999999995" table:style-name="ce13">
            <text:p>2,113</text:p>
          </table:table-cell>
          <table:table-cell office:value-type="float" office:value="1550.1100000000001" table:style-name="ce13">
            <text:p>1,550</text:p>
          </table:table-cell>
          <table:table-cell office:value-type="float" office:value="1597.58" table:style-name="ce13">
            <text:p>1,598</text:p>
          </table:table-cell>
          <table:table-cell office:value-type="float" office:value="2468.34" table:style-name="ce13">
            <text:p>2,468</text:p>
          </table:table-cell>
          <table:table-cell office:value-type="float" office:value="1858.24" table:style-name="ce13">
            <text:p>1,858</text:p>
          </table:table-cell>
          <table:table-cell office:value-type="float" office:value="1155.8200000000002" table:style-name="ce13">
            <text:p>1,156</text:p>
          </table:table-cell>
          <table:table-cell office:value-type="float" office:value="869.21" table:style-name="ce13">
            <text:p>869</text:p>
          </table:table-cell>
          <table:table-cell office:value-type="float" office:value="2158.21" table:style-name="ce13">
            <text:p>2,158</text:p>
          </table:table-cell>
          <table:table-cell office:value-type="float" office:value="14127.02" table:style-name="ce13">
            <text:p>14,127</text:p>
          </table:table-cell>
          <table:table-cell office:value-type="float" office:value="1013.4200000000001" table:style-name="ce13">
            <text:p>1,013</text:p>
          </table:table-cell>
          <table:table-cell office:value-type="float" office:value="869.78" table:style-name="ce13">
            <text:p>870</text:p>
          </table:table-cell>
          <table:table-cell office:value-type="float" office:value="1048.4100000000001" table:style-name="ce13">
            <text:p>1,048</text:p>
          </table:table-cell>
          <table:table-cell office:value-type="float" office:value="1074.8399999999999" table:style-name="ce13">
            <text:p>1,075</text:p>
          </table:table-cell>
          <table:table-cell office:value-type="float" office:value="2007.5900000000001" table:style-name="ce13">
            <text:p>2,008</text:p>
          </table:table-cell>
          <table:table-cell office:value-type="float" office:value="1538.4099999999999" table:style-name="ce13">
            <text:p>1,538</text:p>
          </table:table-cell>
          <table:table-cell office:value-type="float" office:value="1748.6399999999999" table:style-name="ce13">
            <text:p>1,749</text:p>
          </table:table-cell>
          <table:table-cell office:value-type="float" office:value="2214.9700000000003" table:style-name="ce13">
            <text:p>2,215</text:p>
          </table:table-cell>
          <table:table-cell office:value-type="float" office:value="1235.3900000000001" table:style-name="ce13">
            <text:p>1,235</text:p>
          </table:table-cell>
          <table:table-cell office:value-type="float" office:value="931.15" table:style-name="ce13">
            <text:p>931</text:p>
          </table:table-cell>
          <table:table-cell office:value-type="float" office:value="2091.71" table:style-name="ce13">
            <text:p>2,092</text:p>
          </table:table-cell>
          <table:table-cell office:value-type="float" office:value="1960.5100000000002" table:style-name="ce13">
            <text:p>1,961</text:p>
          </table:table-cell>
          <table:table-cell office:value-type="float" office:value="2958.0699999999997" table:style-name="ce13">
            <text:p>2,958</text:p>
          </table:table-cell>
          <table:table-cell office:value-type="float" office:value="719.51" table:style-name="ce13">
            <text:p>720</text:p>
          </table:table-cell>
          <table:table-cell office:value-type="float" office:value="1657.67" table:style-name="ce13">
            <text:p>1,658</text:p>
          </table:table-cell>
          <table:table-cell office:value-type="float" office:value="3183.59" table:style-name="ce13">
            <text:p>3,184</text:p>
          </table:table-cell>
          <table:table-cell office:value-type="float" office:value="3299.71" table:style-name="ce13">
            <text:p>3,300</text:p>
          </table:table-cell>
          <table:table-cell office:value-type="float" office:value="931.76" table:style-name="ce13">
            <text:p>93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1/12 (FTE) [ADR 502 - Police staff as of years end]</text:p>
          </table:table-cell>
          <table:table-cell office:value-type="float" office:value="1666.8200000000002" table:style-name="ce13">
            <text:p>1,667</text:p>
          </table:table-cell>
          <table:table-cell office:value-type="float" office:value="811.20999999999992" table:style-name="ce13">
            <text:p>811</text:p>
          </table:table-cell>
          <table:table-cell office:value-type="float" office:value="830.71" table:style-name="ce13">
            <text:p>831</text:p>
          </table:table-cell>
          <table:table-cell office:value-type="float" office:value="1320.04" table:style-name="ce13">
            <text:p>1,320</text:p>
          </table:table-cell>
          <table:table-cell office:value-type="float" office:value="331.44" table:style-name="ce13">
            <text:p>331</text:p>
          </table:table-cell>
          <table:table-cell office:value-type="float" office:value="222.95999999999998" table:style-name="ce13">
            <text:p>223</text:p>
          </table:table-cell>
          <table:table-cell office:value-type="float" office:value="702.76" table:style-name="ce13">
            <text:p>703</text:p>
          </table:table-cell>
          <table:table-cell office:value-type="float" office:value="1082.25" table:style-name="ce13">
            <text:p>1,082</text:p>
          </table:table-cell>
          <table:table-cell office:value-type="float" office:value="1689.1799999999998" table:style-name="ce13">
            <text:p>1,689</text:p>
          </table:table-cell>
          <table:table-cell office:value-type="float" office:value="913.92999999999984" table:style-name="ce13">
            <text:p>914</text:p>
          </table:table-cell>
          <table:table-cell office:value-type="float" office:value="734.28" table:style-name="ce13">
            <text:p>734</text:p>
          </table:table-cell>
          <table:table-cell office:value-type="float" office:value="606.39" table:style-name="ce13">
            <text:p>606</text:p>
          </table:table-cell>
          <table:table-cell office:value-type="float" office:value="1773.15" table:style-name="ce13">
            <text:p>1,773</text:p>
          </table:table-cell>
          <table:table-cell office:value-type="float" office:value="636.34" table:style-name="ce13">
            <text:p>636</text:p>
          </table:table-cell>
          <table:table-cell office:value-type="float" office:value="3359.74" table:style-name="ce13">
            <text:p>3,360</text:p>
          </table:table-cell>
          <table:table-cell office:value-type="float" office:value="750.89" table:style-name="ce13">
            <text:p>751</text:p>
          </table:table-cell>
          <table:table-cell office:value-type="float" office:value="1921.04" table:style-name="ce13">
            <text:p>1,921</text:p>
          </table:table-cell>
          <table:table-cell office:value-type="float" office:value="1489.05" table:style-name="ce13">
            <text:p>1,489</text:p>
          </table:table-cell>
          <table:table-cell office:value-type="float" office:value="1538.73" table:style-name="ce13">
            <text:p>1,539</text:p>
          </table:table-cell>
          <table:table-cell office:value-type="float" office:value="2163.2600000000002" table:style-name="ce13">
            <text:p>2,163</text:p>
          </table:table-cell>
          <table:table-cell office:value-type="float" office:value="1785.12" table:style-name="ce13">
            <text:p>1,785</text:p>
          </table:table-cell>
          <table:table-cell office:value-type="float" office:value="1132.53" table:style-name="ce13">
            <text:p>1,133</text:p>
          </table:table-cell>
          <table:table-cell office:value-type="float" office:value="795.04" table:style-name="ce13">
            <text:p>795</text:p>
          </table:table-cell>
          <table:table-cell office:value-type="float" office:value="2024.2999999999997" table:style-name="ce13">
            <text:p>2,024</text:p>
          </table:table-cell>
          <table:table-cell office:value-type="float" office:value="13285.54" table:style-name="ce13">
            <text:p>13,286</text:p>
          </table:table-cell>
          <table:table-cell office:value-type="float" office:value="976.90000000000009" table:style-name="ce13">
            <text:p>977</text:p>
          </table:table-cell>
          <table:table-cell office:value-type="float" office:value="805.5" table:style-name="ce13">
            <text:p>806</text:p>
          </table:table-cell>
          <table:table-cell office:value-type="float" office:value="918.76" table:style-name="ce13">
            <text:p>919</text:p>
          </table:table-cell>
          <table:table-cell office:value-type="float" office:value="905.43999999999983" table:style-name="ce13">
            <text:p>905</text:p>
          </table:table-cell>
          <table:table-cell office:value-type="float" office:value="1566.5700000000002" table:style-name="ce13">
            <text:p>1,567</text:p>
          </table:table-cell>
          <table:table-cell office:value-type="float" office:value="1272.1600000000001" table:style-name="ce13">
            <text:p>1,272</text:p>
          </table:table-cell>
          <table:table-cell office:value-type="float" office:value="1638" table:style-name="ce13">
            <text:p>1,638</text:p>
          </table:table-cell>
          <table:table-cell office:value-type="float" office:value="2061.5299999999997" table:style-name="ce13">
            <text:p>2,062</text:p>
          </table:table-cell>
          <table:table-cell office:value-type="float" office:value="1149.8899999999999" table:style-name="ce13">
            <text:p>1,150</text:p>
          </table:table-cell>
          <table:table-cell office:value-type="float" office:value="876.56" table:style-name="ce13">
            <text:p>877</text:p>
          </table:table-cell>
          <table:table-cell office:value-type="float" office:value="2020.9" table:style-name="ce13">
            <text:p>2,021</text:p>
          </table:table-cell>
          <table:table-cell office:value-type="float" office:value="1881.08" table:style-name="ce13">
            <text:p>1,881</text:p>
          </table:table-cell>
          <table:table-cell office:value-type="float" office:value="2751.14" table:style-name="ce13">
            <text:p>2,751</text:p>
          </table:table-cell>
          <table:table-cell office:value-type="float" office:value="592.4" table:style-name="ce13">
            <text:p>592</text:p>
          </table:table-cell>
          <table:table-cell office:value-type="float" office:value="1513.24" table:style-name="ce13">
            <text:p>1,513</text:p>
          </table:table-cell>
          <table:table-cell office:value-type="float" office:value="2984.7799999999997" table:style-name="ce13">
            <text:p>2,985</text:p>
          </table:table-cell>
          <table:table-cell office:value-type="float" office:value="2958.93" table:style-name="ce13">
            <text:p>2,959</text:p>
          </table:table-cell>
          <table:table-cell office:value-type="float" office:value="851.5" table:style-name="ce13">
            <text:p>85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2/13 (FTE) [ADR 502 - Police staff as of years end]</text:p>
          </table:table-cell>
          <table:table-cell office:value-type="float" office:value="1779.12" table:style-name="ce13">
            <text:p>1,779</text:p>
          </table:table-cell>
          <table:table-cell office:value-type="float" office:value="800.53000000000009" table:style-name="ce13">
            <text:p>801</text:p>
          </table:table-cell>
          <table:table-cell office:value-type="float" office:value="806.93000000000006" table:style-name="ce13">
            <text:p>807</text:p>
          </table:table-cell>
          <table:table-cell office:value-type="float" office:value="1315.84" table:style-name="ce13">
            <text:p>1,316</text:p>
          </table:table-cell>
          <table:table-cell office:value-type="float" office:value="355.53" table:style-name="ce13">
            <text:p>356</text:p>
          </table:table-cell>
          <table:table-cell office:value-type="float" office:value="216.01999999999998" table:style-name="ce13">
            <text:p>216</text:p>
          </table:table-cell>
          <table:table-cell office:value-type="float" office:value="647.49" table:style-name="ce13">
            <text:p>647</text:p>
          </table:table-cell>
          <table:table-cell office:value-type="float" office:value="1022.19" table:style-name="ce13">
            <text:p>1,022</text:p>
          </table:table-cell>
          <table:table-cell office:value-type="float" office:value="1681.74" table:style-name="ce13">
            <text:p>1,682</text:p>
          </table:table-cell>
          <table:table-cell office:value-type="float" office:value="901.66" table:style-name="ce13">
            <text:p>902</text:p>
          </table:table-cell>
          <table:table-cell office:value-type="float" office:value="734.35" table:style-name="ce13">
            <text:p>734</text:p>
          </table:table-cell>
          <table:table-cell office:value-type="float" office:value="605.80999999999995" table:style-name="ce13">
            <text:p>606</text:p>
          </table:table-cell>
          <table:table-cell office:value-type="float" office:value="1776.32" table:style-name="ce13">
            <text:p>1,776</text:p>
          </table:table-cell>
          <table:table-cell office:value-type="float" office:value="572.08999999999992" table:style-name="ce13">
            <text:p>572</text:p>
          </table:table-cell>
          <table:table-cell office:value-type="float" office:value="3347.2" table:style-name="ce13">
            <text:p>3,347</text:p>
          </table:table-cell>
          <table:table-cell office:value-type="float" office:value="715.52" table:style-name="ce13">
            <text:p>716</text:p>
          </table:table-cell>
          <table:table-cell office:value-type="float" office:value="1997.4499999999998" table:style-name="ce13">
            <text:p>1,997</text:p>
          </table:table-cell>
          <table:table-cell office:value-type="float" office:value="1414.0900000000001" table:style-name="ce13">
            <text:p>1,414</text:p>
          </table:table-cell>
          <table:table-cell office:value-type="float" office:value="1490.97" table:style-name="ce13">
            <text:p>1,491</text:p>
          </table:table-cell>
          <table:table-cell office:value-type="float" office:value="2106.98" table:style-name="ce13">
            <text:p>2,107</text:p>
          </table:table-cell>
          <table:table-cell office:value-type="float" office:value="1740.48" table:style-name="ce13">
            <text:p>1,740</text:p>
          </table:table-cell>
          <table:table-cell office:value-type="float" office:value="1248.58" table:style-name="ce13">
            <text:p>1,249</text:p>
          </table:table-cell>
          <table:table-cell office:value-type="float" office:value="250.68" table:style-name="ce13">
            <text:p>251</text:p>
          </table:table-cell>
          <table:table-cell office:value-type="float" office:value="1946.37" table:style-name="ce13">
            <text:p>1,946</text:p>
          </table:table-cell>
          <table:table-cell office:value-type="float" office:value="13047.85" table:style-name="ce13">
            <text:p>13,048</text:p>
          </table:table-cell>
          <table:table-cell office:value-type="float" office:value="989.57999999999993" table:style-name="ce13">
            <text:p>990</text:p>
          </table:table-cell>
          <table:table-cell office:value-type="float" office:value="871.8" table:style-name="ce13">
            <text:p>872</text:p>
          </table:table-cell>
          <table:table-cell office:value-type="float" office:value="938.72" table:style-name="ce13">
            <text:p>939</text:p>
          </table:table-cell>
          <table:table-cell office:value-type="float" office:value="832.94999999999993" table:style-name="ce13">
            <text:p>833</text:p>
          </table:table-cell>
          <table:table-cell office:value-type="float" office:value="1406.83" table:style-name="ce13">
            <text:p>1,407</text:p>
          </table:table-cell>
          <table:table-cell office:value-type="float" office:value="1238.3499999999999" table:style-name="ce13">
            <text:p>1,238</text:p>
          </table:table-cell>
          <table:table-cell office:value-type="float" office:value="1620.7199999999998" table:style-name="ce13">
            <text:p>1,621</text:p>
          </table:table-cell>
          <table:table-cell office:value-type="float" office:value="2032.93" table:style-name="ce13">
            <text:p>2,033</text:p>
          </table:table-cell>
          <table:table-cell office:value-type="float" office:value="1103.9000000000001" table:style-name="ce13">
            <text:p>1,104</text:p>
          </table:table-cell>
          <table:table-cell office:value-type="float" office:value="834.31999999999994" table:style-name="ce13">
            <text:p>834</text:p>
          </table:table-cell>
          <table:table-cell office:value-type="float" office:value="1985.8" table:style-name="ce13">
            <text:p>1,986</text:p>
          </table:table-cell>
          <table:table-cell office:value-type="float" office:value="1911.1599999999999" table:style-name="ce13">
            <text:p>1,911</text:p>
          </table:table-cell>
          <table:table-cell office:value-type="float" office:value="2628.25" table:style-name="ce13">
            <text:p>2,628</text:p>
          </table:table-cell>
          <table:table-cell office:value-type="float" office:value="631.82000000000005" table:style-name="ce13">
            <text:p>632</text:p>
          </table:table-cell>
          <table:table-cell office:value-type="float" office:value="1454.91" table:style-name="ce13">
            <text:p>1,455</text:p>
          </table:table-cell>
          <table:table-cell office:value-type="float" office:value="2835.95" table:style-name="ce13">
            <text:p>2,836</text:p>
          </table:table-cell>
          <table:table-cell office:value-type="float" office:value="2829.49" table:style-name="ce13">
            <text:p>2,829</text:p>
          </table:table-cell>
          <table:table-cell office:value-type="float" office:value="858.86" table:style-name="ce13">
            <text:p>85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3/14 (FTE) [ADR 502 - Police staff as of years end]</text:p>
          </table:table-cell>
          <table:table-cell office:value-type="float" office:value="1848.58" table:style-name="ce13">
            <text:p>1,849</text:p>
          </table:table-cell>
          <table:table-cell office:value-type="float" office:value="771.72" table:style-name="ce13">
            <text:p>772</text:p>
          </table:table-cell>
          <table:table-cell office:value-type="float" office:value="807.28" table:style-name="ce13">
            <text:p>807</text:p>
          </table:table-cell>
          <table:table-cell office:value-type="float" office:value="1197.6500000000001" table:style-name="ce13">
            <text:p>1,198</text:p>
          </table:table-cell>
          <table:table-cell office:value-type="float" office:value="388.1" table:style-name="ce13">
            <text:p>388</text:p>
          </table:table-cell>
          <table:table-cell office:value-type="float" office:value="201.29999999999998" table:style-name="ce13">
            <text:p>201</text:p>
          </table:table-cell>
          <table:table-cell office:value-type="float" office:value="640.14" table:style-name="ce13">
            <text:p>640</text:p>
          </table:table-cell>
          <table:table-cell office:value-type="float" office:value="1014.4300000000001" table:style-name="ce13">
            <text:p>1,014</text:p>
          </table:table-cell>
          <table:table-cell office:value-type="float" office:value="1683.65" table:style-name="ce13">
            <text:p>1,684</text:p>
          </table:table-cell>
          <table:table-cell office:value-type="float" office:value="897.05000000000007" table:style-name="ce13">
            <text:p>897</text:p>
          </table:table-cell>
          <table:table-cell office:value-type="float" office:value="799.61" table:style-name="ce13">
            <text:p>800</text:p>
          </table:table-cell>
          <table:table-cell office:value-type="float" office:value="599.54" table:style-name="ce13">
            <text:p>600</text:p>
          </table:table-cell>
          <table:table-cell office:value-type="float" office:value="1773.9900000000002" table:style-name="ce13">
            <text:p>1,774</text:p>
          </table:table-cell>
          <table:table-cell office:value-type="float" office:value="581.03" table:style-name="ce13">
            <text:p>581</text:p>
          </table:table-cell>
          <table:table-cell office:value-type="float" office:value="3436.59" table:style-name="ce13">
            <text:p>3,437</text:p>
          </table:table-cell>
          <table:table-cell office:value-type="float" office:value="651.97" table:style-name="ce13">
            <text:p>652</text:p>
          </table:table-cell>
          <table:table-cell office:value-type="float" office:value="1795.28" table:style-name="ce13">
            <text:p>1,795</text:p>
          </table:table-cell>
          <table:table-cell office:value-type="float" office:value="1320.94" table:style-name="ce13">
            <text:p>1,321</text:p>
          </table:table-cell>
          <table:table-cell office:value-type="float" office:value="1452.06" table:style-name="ce13">
            <text:p>1,452</text:p>
          </table:table-cell>
          <table:table-cell office:value-type="float" office:value="2103.21" table:style-name="ce13">
            <text:p>2,103</text:p>
          </table:table-cell>
          <table:table-cell office:value-type="float" office:value="1648.73" table:style-name="ce13">
            <text:p>1,649</text:p>
          </table:table-cell>
          <table:table-cell office:value-type="float" office:value="1265.8599999999999" table:style-name="ce13">
            <text:p>1,266</text:p>
          </table:table-cell>
          <table:table-cell office:value-type="float" office:value="254.28" table:style-name="ce13">
            <text:p>254</text:p>
          </table:table-cell>
          <table:table-cell office:value-type="float" office:value="1828.22" table:style-name="ce13">
            <text:p>1,828</text:p>
          </table:table-cell>
          <table:table-cell office:value-type="float" office:value="11998.19" table:style-name="ce13">
            <text:p>11,998</text:p>
          </table:table-cell>
          <table:table-cell office:value-type="float" office:value="1016.6700000000001" table:style-name="ce13">
            <text:p>1,017</text:p>
          </table:table-cell>
          <table:table-cell office:value-type="float" office:value="881.3" table:style-name="ce13">
            <text:p>881</text:p>
          </table:table-cell>
          <table:table-cell office:value-type="float" office:value="955.27" table:style-name="ce13">
            <text:p>955</text:p>
          </table:table-cell>
          <table:table-cell office:value-type="float" office:value="853.31999999999994" table:style-name="ce13">
            <text:p>853</text:p>
          </table:table-cell>
          <table:table-cell office:value-type="float" office:value="1520.6800000000003" table:style-name="ce13">
            <text:p>1,521</text:p>
          </table:table-cell>
          <table:table-cell office:value-type="float" office:value="1329.79" table:style-name="ce13">
            <text:p>1,330</text:p>
          </table:table-cell>
          <table:table-cell office:value-type="float" office:value="1703.8600000000001" table:style-name="ce13">
            <text:p>1,704</text:p>
          </table:table-cell>
          <table:table-cell office:value-type="float" office:value="1968.75" table:style-name="ce13">
            <text:p>1,969</text:p>
          </table:table-cell>
          <table:table-cell office:value-type="float" office:value="1130.9699999999998" table:style-name="ce13">
            <text:p>1,131</text:p>
          </table:table-cell>
          <table:table-cell office:value-type="float" office:value="841.92" table:style-name="ce13">
            <text:p>842</text:p>
          </table:table-cell>
          <table:table-cell office:value-type="float" office:value="1839.3000000000002" table:style-name="ce13">
            <text:p>1,839</text:p>
          </table:table-cell>
          <table:table-cell office:value-type="float" office:value="1940.96" table:style-name="ce13">
            <text:p>1,941</text:p>
          </table:table-cell>
          <table:table-cell office:value-type="float" office:value="2620.0500000000002" table:style-name="ce13">
            <text:p>2,620</text:p>
          </table:table-cell>
          <table:table-cell office:value-type="float" office:value="559.07999999999993" table:style-name="ce13">
            <text:p>559</text:p>
          </table:table-cell>
          <table:table-cell office:value-type="float" office:value="1412.8899999999999" table:style-name="ce13">
            <text:p>1,413</text:p>
          </table:table-cell>
          <table:table-cell office:value-type="float" office:value="2906.81" table:style-name="ce13">
            <text:p>2,907</text:p>
          </table:table-cell>
          <table:table-cell office:value-type="float" office:value="2802.25" table:style-name="ce13">
            <text:p>2,802</text:p>
          </table:table-cell>
          <table:table-cell office:value-type="float" office:value="825.76" table:style-name="ce13">
            <text:p>8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4/15 (FTE) [ADR 502 - Police staff as of years end]</text:p>
          </table:table-cell>
          <table:table-cell office:value-type="float" office:value="1968.44" table:style-name="ce13">
            <text:p>1,968</text:p>
          </table:table-cell>
          <table:table-cell office:value-type="float" office:value="896.44" table:style-name="ce13">
            <text:p>896</text:p>
          </table:table-cell>
          <table:table-cell office:value-type="float" office:value="783.06999999999994" table:style-name="ce13">
            <text:p>783</text:p>
          </table:table-cell>
          <table:table-cell office:value-type="float" office:value="1205.02" table:style-name="ce13">
            <text:p>1,205</text:p>
          </table:table-cell>
          <table:table-cell office:value-type="float" office:value="406.33000000000004" table:style-name="ce13">
            <text:p>406</text:p>
          </table:table-cell>
          <table:table-cell office:value-type="float" office:value="197.39" table:style-name="ce13">
            <text:p>197</text:p>
          </table:table-cell>
          <table:table-cell office:value-type="float" office:value="622.1" table:style-name="ce13">
            <text:p>622</text:p>
          </table:table-cell>
          <table:table-cell office:value-type="float" office:value="1213.43" table:style-name="ce13">
            <text:p>1,213</text:p>
          </table:table-cell>
          <table:table-cell office:value-type="float" office:value="1632.64" table:style-name="ce13">
            <text:p>1,633</text:p>
          </table:table-cell>
          <table:table-cell office:value-type="float" office:value="912.45" table:style-name="ce13">
            <text:p>912</text:p>
          </table:table-cell>
          <table:table-cell office:value-type="float" office:value="810.27" table:style-name="ce13">
            <text:p>810</text:p>
          </table:table-cell>
          <table:table-cell office:value-type="float" office:value="535.76" table:style-name="ce13">
            <text:p>536</text:p>
          </table:table-cell>
          <table:table-cell office:value-type="float" office:value="1813.3100000000002" table:style-name="ce13">
            <text:p>1,813</text:p>
          </table:table-cell>
          <table:table-cell office:value-type="float" office:value="581.72" table:style-name="ce13">
            <text:p>582</text:p>
          </table:table-cell>
          <table:table-cell office:value-type="float" office:value="3554.97" table:style-name="ce13">
            <text:p>3,555</text:p>
          </table:table-cell>
          <table:table-cell office:value-type="float" office:value="649.35" table:style-name="ce13">
            <text:p>649</text:p>
          </table:table-cell>
          <table:table-cell office:value-type="float" office:value="1651.57" table:style-name="ce13">
            <text:p>1,652</text:p>
          </table:table-cell>
          <table:table-cell office:value-type="float" office:value="1269.6100000000001" table:style-name="ce13">
            <text:p>1,270</text:p>
          </table:table-cell>
          <table:table-cell office:value-type="float" office:value="1290.4699999999998" table:style-name="ce13">
            <text:p>1,290</text:p>
          </table:table-cell>
          <table:table-cell office:value-type="float" office:value="2055.39" table:style-name="ce13">
            <text:p>2,055</text:p>
          </table:table-cell>
          <table:table-cell office:value-type="float" office:value="1602.51" table:style-name="ce13">
            <text:p>1,603</text:p>
          </table:table-cell>
          <table:table-cell office:value-type="float" office:value="1254.22" table:style-name="ce13">
            <text:p>1,254</text:p>
          </table:table-cell>
          <table:table-cell office:value-type="float" office:value="278.98" table:style-name="ce13">
            <text:p>279</text:p>
          </table:table-cell>
          <table:table-cell office:value-type="float" office:value="1803.31" table:style-name="ce13">
            <text:p>1,803</text:p>
          </table:table-cell>
          <table:table-cell office:value-type="float" office:value="11492.6" table:style-name="ce13">
            <text:p>11,493</text:p>
          </table:table-cell>
          <table:table-cell office:value-type="float" office:value="999.96999999999991" table:style-name="ce13">
            <text:p>1,000</text:p>
          </table:table-cell>
          <table:table-cell office:value-type="float" office:value="884.95" table:style-name="ce13">
            <text:p>885</text:p>
          </table:table-cell>
          <table:table-cell office:value-type="float" office:value="980.92" table:style-name="ce13">
            <text:p>981</text:p>
          </table:table-cell>
          <table:table-cell office:value-type="float" office:value="846.43999999999994" table:style-name="ce13">
            <text:p>846</text:p>
          </table:table-cell>
          <table:table-cell office:value-type="float" office:value="1500.7199999999998" table:style-name="ce13">
            <text:p>1,501</text:p>
          </table:table-cell>
          <table:table-cell office:value-type="float" office:value="1268.27" table:style-name="ce13">
            <text:p>1,268</text:p>
          </table:table-cell>
          <table:table-cell office:value-type="float" office:value="1812.16" table:style-name="ce13">
            <text:p>1,812</text:p>
          </table:table-cell>
          <table:table-cell office:value-type="float" office:value="1870.25" table:style-name="ce13">
            <text:p>1,870</text:p>
          </table:table-cell>
          <table:table-cell office:value-type="float" office:value="1184.8900000000001" table:style-name="ce13">
            <text:p>1,185</text:p>
          </table:table-cell>
          <table:table-cell office:value-type="float" office:value="815.74" table:style-name="ce13">
            <text:p>816</text:p>
          </table:table-cell>
          <table:table-cell office:value-type="float" office:value="1694.17" table:style-name="ce13">
            <text:p>1,694</text:p>
          </table:table-cell>
          <table:table-cell office:value-type="float" office:value="1836.8500000000001" table:style-name="ce13">
            <text:p>1,837</text:p>
          </table:table-cell>
          <table:table-cell office:value-type="float" office:value="2714.48" table:style-name="ce13">
            <text:p>2,714</text:p>
          </table:table-cell>
          <table:table-cell office:value-type="float" office:value="561.28" table:style-name="ce13">
            <text:p>561</text:p>
          </table:table-cell>
          <table:table-cell office:value-type="float" office:value="1458.22" table:style-name="ce13">
            <text:p>1,458</text:p>
          </table:table-cell>
          <table:table-cell office:value-type="float" office:value="3148.48" table:style-name="ce13">
            <text:p>3,148</text:p>
          </table:table-cell>
          <table:table-cell office:value-type="float" office:value="2925.94" table:style-name="ce13">
            <text:p>2,926</text:p>
          </table:table-cell>
          <table:table-cell office:value-type="float" office:value="877.16000000000008" table:style-name="ce13">
            <text:p>87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5/16 (FTE) [ADR 502 - Police staff as of years end]</text:p>
          </table:table-cell>
          <table:table-cell office:value-type="float" office:value="1999.3400000000001" table:style-name="ce13">
            <text:p>1,999</text:p>
          </table:table-cell>
          <table:table-cell office:value-type="float" office:value="854.2299999999999" table:style-name="ce13">
            <text:p>854</text:p>
          </table:table-cell>
          <table:table-cell office:value-type="float" office:value="764.69" table:style-name="ce13">
            <text:p>765</text:p>
          </table:table-cell>
          <table:table-cell office:value-type="float" office:value="1251.57" table:style-name="ce13">
            <text:p>1,252</text:p>
          </table:table-cell>
          <table:table-cell office:value-type="float" office:value="399.43" table:style-name="ce13">
            <text:p>399</text:p>
          </table:table-cell>
          <table:table-cell office:value-type="float" office:value="220.76" table:style-name="ce13">
            <text:p>221</text:p>
          </table:table-cell>
          <table:table-cell office:value-type="float" office:value="565.65" table:style-name="ce13">
            <text:p>566</text:p>
          </table:table-cell>
          <table:table-cell office:value-type="float" office:value="1183.44" table:style-name="ce13">
            <text:p>1,183</text:p>
          </table:table-cell>
          <table:table-cell office:value-type="float" office:value="1636.17" table:style-name="ce13">
            <text:p>1,636</text:p>
          </table:table-cell>
          <table:table-cell office:value-type="float" office:value="886.06999999999994" table:style-name="ce13">
            <text:p>886</text:p>
          </table:table-cell>
          <table:table-cell office:value-type="float" office:value="817.41" table:style-name="ce13">
            <text:p>817</text:p>
          </table:table-cell>
          <table:table-cell office:value-type="float" office:value="583.74" table:style-name="ce13">
            <text:p>584</text:p>
          </table:table-cell>
          <table:table-cell office:value-type="float" office:value="1838.3600000000001" table:style-name="ce13">
            <text:p>1,838</text:p>
          </table:table-cell>
          <table:table-cell office:value-type="float" office:value="592.30999999999995" table:style-name="ce13">
            <text:p>592</text:p>
          </table:table-cell>
          <table:table-cell office:value-type="float" office:value="3461.46" table:style-name="ce13">
            <text:p>3,461</text:p>
          </table:table-cell>
          <table:table-cell office:value-type="float" office:value="630.20999999999992" table:style-name="ce13">
            <text:p>630</text:p>
          </table:table-cell>
          <table:table-cell office:value-type="float" office:value="1674.5700000000002" table:style-name="ce13">
            <text:p>1,675</text:p>
          </table:table-cell>
          <table:table-cell office:value-type="float" office:value="1246.58" table:style-name="ce13">
            <text:p>1,247</text:p>
          </table:table-cell>
          <table:table-cell office:value-type="float" office:value="1114.97" table:style-name="ce13">
            <text:p>1,115</text:p>
          </table:table-cell>
          <table:table-cell office:value-type="float" office:value="1977.9899999999998" table:style-name="ce13">
            <text:p>1,978</text:p>
          </table:table-cell>
          <table:table-cell office:value-type="float" office:value="1650.57" table:style-name="ce13">
            <text:p>1,651</text:p>
          </table:table-cell>
          <table:table-cell office:value-type="float" office:value="1236.92" table:style-name="ce13">
            <text:p>1,237</text:p>
          </table:table-cell>
          <table:table-cell office:value-type="float" office:value="253.85999999999999" table:style-name="ce13">
            <text:p>254</text:p>
          </table:table-cell>
          <table:table-cell office:value-type="float" office:value="1753.34" table:style-name="ce13">
            <text:p>1,753</text:p>
          </table:table-cell>
          <table:table-cell office:value-type="float" office:value="10165.83" table:style-name="ce13">
            <text:p>10,166</text:p>
          </table:table-cell>
          <table:table-cell office:value-type="float" office:value="1023.19" table:style-name="ce13">
            <text:p>1,023</text:p>
          </table:table-cell>
          <table:table-cell office:value-type="float" office:value="896.96" table:style-name="ce13">
            <text:p>897</text:p>
          </table:table-cell>
          <table:table-cell office:value-type="float" office:value="958.25" table:style-name="ce13">
            <text:p>958</text:p>
          </table:table-cell>
          <table:table-cell office:value-type="float" office:value="812.30000000000007" table:style-name="ce13">
            <text:p>812</text:p>
          </table:table-cell>
          <table:table-cell office:value-type="float" office:value="1432.0700000000002" table:style-name="ce13">
            <text:p>1,432</text:p>
          </table:table-cell>
          <table:table-cell office:value-type="float" office:value="1119.1500000000001" table:style-name="ce13">
            <text:p>1,119</text:p>
          </table:table-cell>
          <table:table-cell office:value-type="float" office:value="1649.99" table:style-name="ce13">
            <text:p>1,650</text:p>
          </table:table-cell>
          <table:table-cell office:value-type="float" office:value="1769.35" table:style-name="ce13">
            <text:p>1,769</text:p>
          </table:table-cell>
          <table:table-cell office:value-type="float" office:value="1159" table:style-name="ce13">
            <text:p>1,159</text:p>
          </table:table-cell>
          <table:table-cell office:value-type="float" office:value="792.16000000000008" table:style-name="ce13">
            <text:p>792</text:p>
          </table:table-cell>
          <table:table-cell office:value-type="float" office:value="1592.1600000000003" table:style-name="ce13">
            <text:p>1,592</text:p>
          </table:table-cell>
          <table:table-cell office:value-type="float" office:value="1830.79" table:style-name="ce13">
            <text:p>1,831</text:p>
          </table:table-cell>
          <table:table-cell office:value-type="float" office:value="2632.37" table:style-name="ce13">
            <text:p>2,632</text:p>
          </table:table-cell>
          <table:table-cell office:value-type="float" office:value="585.72" table:style-name="ce13">
            <text:p>586</text:p>
          </table:table-cell>
          <table:table-cell office:value-type="float" office:value="1498.92" table:style-name="ce13">
            <text:p>1,499</text:p>
          </table:table-cell>
          <table:table-cell office:value-type="float" office:value="3130.71" table:style-name="ce13">
            <text:p>3,131</text:p>
          </table:table-cell>
          <table:table-cell office:value-type="float" office:value="3015.91" table:style-name="ce13">
            <text:p>3,016</text:p>
          </table:table-cell>
          <table:table-cell office:value-type="float" office:value="849.2399999999999" table:style-name="ce13">
            <text:p>84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Police staff (inc. S38, exc. S39 &amp; traffic) - 2016/17 (FTE) [ADR 502 - Police staff as of years end]</text:p>
          </table:table-cell>
          <table:table-cell office:value-type="float" office:value="1997.42" table:style-name="ce13">
            <text:p>1,997</text:p>
          </table:table-cell>
          <table:table-cell office:value-type="float" office:value="848.67" table:style-name="ce13">
            <text:p>849</text:p>
          </table:table-cell>
          <table:table-cell office:value-type="float" office:value="750.46" table:style-name="ce13">
            <text:p>750</text:p>
          </table:table-cell>
          <table:table-cell office:value-type="float" office:value="1316.04" table:style-name="ce13">
            <text:p>1,316</text:p>
          </table:table-cell>
          <table:table-cell office:value-type="float" office:value="403.67" table:style-name="ce13">
            <text:p>404</text:p>
          </table:table-cell>
          <table:table-cell office:value-type="float" office:value="266.7" table:style-name="ce13">
            <text:p>267</text:p>
          </table:table-cell>
          <table:table-cell office:value-type="float" office:value="565.26" table:style-name="ce13">
            <text:p>565</text:p>
          </table:table-cell>
          <table:table-cell office:value-type="float" office:value="1229.8700000000003" table:style-name="ce13">
            <text:p>1,230</text:p>
          </table:table-cell>
          <table:table-cell office:value-type="float" office:value="1465.33" table:style-name="ce13">
            <text:p>1,465</text:p>
          </table:table-cell>
          <table:table-cell office:value-type="float" office:value="1081.72" table:style-name="ce13">
            <text:p>1,082</text:p>
          </table:table-cell>
          <table:table-cell office:value-type="float" office:value="814.96" table:style-name="ce13">
            <text:p>815</text:p>
          </table:table-cell>
          <table:table-cell office:value-type="float" office:value="621.61999999999989" table:style-name="ce13">
            <text:p>622</text:p>
          </table:table-cell>
          <table:table-cell office:value-type="float" office:value="1924.7008999999985" table:style-name="ce13">
            <text:p>1,925</text:p>
          </table:table-cell>
          <table:table-cell office:value-type="float" office:value="595.40232433000006" table:style-name="ce13">
            <text:p>595</text:p>
          </table:table-cell>
          <table:table-cell office:value-type="float" office:value="3437.59" table:style-name="ce13">
            <text:p>3,438</text:p>
          </table:table-cell>
          <table:table-cell office:value-type="float" office:value="537.99" table:style-name="ce13">
            <text:p>538</text:p>
          </table:table-cell>
          <table:table-cell office:value-type="float" office:value="1725.34" table:style-name="ce13">
            <text:p>1,725</text:p>
          </table:table-cell>
          <table:table-cell office:value-type="float" office:value="1226.58" table:style-name="ce13">
            <text:p>1,227</text:p>
          </table:table-cell>
          <table:table-cell office:value-type="float" office:value="1081.33" table:style-name="ce13">
            <text:p>1,081</text:p>
          </table:table-cell>
          <table:table-cell office:value-type="float" office:value="2037.1571999999985" table:style-name="ce13">
            <text:p>2,037</text:p>
          </table:table-cell>
          <table:table-cell office:value-type="float" office:value="1706.35" table:style-name="ce13">
            <text:p>1,706</text:p>
          </table:table-cell>
          <table:table-cell office:value-type="float" office:value="1232.9778378378392" table:style-name="ce13">
            <text:p>1,233</text:p>
          </table:table-cell>
          <table:table-cell office:value-type="float" office:value="250.90000000000003" table:style-name="ce13">
            <text:p>251</text:p>
          </table:table-cell>
          <table:table-cell office:value-type="float" office:value="1772.59" table:style-name="ce13">
            <text:p>1,773</text:p>
          </table:table-cell>
          <table:table-cell office:value-type="float" office:value="8914.7900000000009" table:style-name="ce13">
            <text:p>8,915</text:p>
          </table:table-cell>
          <table:table-cell office:value-type="float" office:value="1059.5400000000002" table:style-name="ce13">
            <text:p>1,060</text:p>
          </table:table-cell>
          <table:table-cell office:value-type="float" office:value="852.83999999999992" table:style-name="ce13">
            <text:p>853</text:p>
          </table:table-cell>
          <table:table-cell office:value-type="float" office:value="1037.8699999999999" table:style-name="ce13">
            <text:p>1,038</text:p>
          </table:table-cell>
          <table:table-cell office:value-type="float" office:value="751" table:style-name="ce13">
            <text:p>751</text:p>
          </table:table-cell>
          <table:table-cell office:value-type="float" office:value="1449.32" table:style-name="ce13">
            <text:p>1,449</text:p>
          </table:table-cell>
          <table:table-cell office:value-type="float" office:value="1052.04" table:style-name="ce13">
            <text:p>1,052</text:p>
          </table:table-cell>
          <table:table-cell office:value-type="float" office:value="1689.71" table:style-name="ce13">
            <text:p>1,690</text:p>
          </table:table-cell>
          <table:table-cell office:value-type="float" office:value="1877.77" table:style-name="ce13">
            <text:p>1,878</text:p>
          </table:table-cell>
          <table:table-cell office:value-type="float" office:value="1159.48" table:style-name="ce13">
            <text:p>1,159</text:p>
          </table:table-cell>
          <table:table-cell office:value-type="float" office:value="807.87" table:style-name="ce13">
            <text:p>808</text:p>
          </table:table-cell>
          <table:table-cell office:value-type="float" office:value="1567.9299999999998" table:style-name="ce13">
            <text:p>1,568</text:p>
          </table:table-cell>
          <table:table-cell office:value-type="float" office:value="1831.4099999999999" table:style-name="ce13">
            <text:p>1,831</text:p>
          </table:table-cell>
          <table:table-cell office:value-type="float" office:value="2659.8599999999997" table:style-name="ce13">
            <text:p>2,660</text:p>
          </table:table-cell>
          <table:table-cell office:value-type="float" office:value="586.87" table:style-name="ce13">
            <text:p>587</text:p>
          </table:table-cell>
          <table:table-cell office:value-type="float" office:value="1508.65" table:style-name="ce13">
            <text:p>1,509</text:p>
          </table:table-cell>
          <table:table-cell office:value-type="float" office:value="3127.16" table:style-name="ce13">
            <text:p>3,127</text:p>
          </table:table-cell>
          <table:table-cell office:value-type="float" office:value="3317.0299999999997" table:style-name="ce13">
            <text:p>3,317</text:p>
          </table:table-cell>
          <table:table-cell office:value-type="float" office:value="869.82" table:style-name="ce13">
            <text:p>87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Historic <text:s/>contractor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09/10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4" table:style-name="ce13">
            <text:p>11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.99" table:style-name="ce13">
            <text:p>12</text:p>
          </table:table-cell>
          <table:table-cell office:value-type="float" office:value="218" table:style-name="ce13">
            <text:p>218</text:p>
          </table:table-cell>
          <table:table-cell office:value-type="float" office:value="0" table:style-name="ce13">
            <text:p>0</text:p>
          </table:table-cell>
          <table:table-cell office:value-type="float" office:value="19.68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.24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.96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1.06" table:style-name="ce13">
            <text:p>141</text:p>
          </table:table-cell>
          <table:table-cell office:value-type="float" office:value="0" table:style-name="ce13">
            <text:p>0</text:p>
          </table:table-cell>
          <table:table-cell office:value-type="float" office:value="102.16" table:style-name="ce13">
            <text:p>10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3.5" table:style-name="ce13">
            <text:p>64</text:p>
          </table:table-cell>
          <table:table-cell office:value-type="float" office:value="37.1" table:style-name="ce13">
            <text:p>3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.14" table:style-name="ce13">
            <text:p>30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80.709999999999994" table:style-name="ce13">
            <text:p>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3.95" table:style-name="ce13">
            <text:p>384</text:p>
          </table:table-cell>
          <table:table-cell office:value-type="float" office:value="221" table:style-name="ce13">
            <text:p>221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0/11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8.6" table:style-name="ce13">
            <text:p>9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.299999999999997" table:style-name="ce13">
            <text:p>21</text:p>
          </table:table-cell>
          <table:table-cell office:value-type="float" office:value="216.03" table:style-name="ce13">
            <text:p>216</text:p>
          </table:table-cell>
          <table:table-cell office:value-type="float" office:value="0" table:style-name="ce13">
            <text:p>0</text:p>
          </table:table-cell>
          <table:table-cell office:value-type="float" office:value="3.04" table:style-name="ce13">
            <text:p>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.65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.12" table:style-name="ce13">
            <text:p>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2.44" table:style-name="ce13">
            <text:p>152</text:p>
          </table:table-cell>
          <table:table-cell office:value-type="float" office:value="0" table:style-name="ce13">
            <text:p>0</text:p>
          </table:table-cell>
          <table:table-cell office:value-type="float" office:value="32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.5" table:style-name="ce13">
            <text:p>29</text:p>
          </table:table-cell>
          <table:table-cell office:value-type="float" office:value="0" table:style-name="ce13">
            <text:p>0</text:p>
          </table:table-cell>
          <table:table-cell office:value-type="float" office:value="24.71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7.38" table:style-name="ce13">
            <text:p>7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72.75" table:style-name="ce13">
            <text:p>73</text:p>
          </table:table-cell>
          <table:table-cell office:value-type="float" office:value="0" table:style-name="ce13">
            <text:p>0</text:p>
          </table:table-cell>
          <table:table-cell office:value-type="float" office:value="235.08999999999997" table:style-name="ce13">
            <text:p>235</text:p>
          </table:table-cell>
          <table:table-cell office:value-type="float" office:value="22" table:style-name="ce13">
            <text:p>22</text:p>
          </table:table-cell>
          <table:table-cell office:value-type="float" office:value="0" table:style-name="ce13">
            <text:p>0</text:p>
          </table:table-cell>
          <table:table-cell office:value-type="float" office:value="1125.77" table:style-name="ce13">
            <text:p>1,126</text:p>
          </table:table-cell>
          <table:table-cell office:value-type="float" office:value="172" table:style-name="ce13">
            <text:p>172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1/12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8.460000000000008" table:style-name="ce13">
            <text:p>7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13">
            <text:p>4</text:p>
          </table:table-cell>
          <table:table-cell office:value-type="float" office:value="185.21" table:style-name="ce13">
            <text:p>185</text:p>
          </table:table-cell>
          <table:table-cell office:value-type="float" office:value="0" table:style-name="ce13">
            <text:p>0</text:p>
          </table:table-cell>
          <table:table-cell office:value-type="float" office:value="1.54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.219999999999999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.440000000000001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72.44" table:style-name="ce13">
            <text:p>172</text:p>
          </table:table-cell>
          <table:table-cell office:value-type="float" office:value="0" table:style-name="ce13">
            <text:p>0</text:p>
          </table:table-cell>
          <table:table-cell office:value-type="float" office:value="27" table:style-name="ce13">
            <text:p>2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.34" table:style-name="ce13">
            <text:p>11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20.59" table:style-name="ce13">
            <text:p>21</text:p>
          </table:table-cell>
          <table:table-cell office:value-type="float" office:value="0" table:style-name="ce13">
            <text:p>0</text:p>
          </table:table-cell>
          <table:table-cell office:value-type="float" office:value="9.620000000000001" table:style-name="ce13">
            <text:p>10</text:p>
          </table:table-cell>
          <table:table-cell office:value-type="float" office:value="27.77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56.349999999999994" table:style-name="ce13">
            <text:p>56</text:p>
          </table:table-cell>
          <table:table-cell office:value-type="float" office:value="0" table:style-name="ce13">
            <text:p>0</text:p>
          </table:table-cell>
          <table:table-cell office:value-type="float" office:value="293.39" table:style-name="ce13">
            <text:p>293</text:p>
          </table:table-cell>
          <table:table-cell office:value-type="float" office:value="25.009999999999998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1323.98" table:style-name="ce13">
            <text:p>1,32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2/13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68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86.16" table:style-name="ce13">
            <text:p>186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.51" table:style-name="ce13">
            <text:p>1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.960000000000000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6.95" table:style-name="ce13">
            <text:p>227</text:p>
          </table:table-cell>
          <table:table-cell office:value-type="float" office:value="461.65999999999997" table:style-name="ce13">
            <text:p>462</text:p>
          </table:table-cell>
          <table:table-cell office:value-type="float" office:value="50.04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2.490000000000002" table:style-name="ce13">
            <text:p>22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0</text:p>
          </table:table-cell>
          <table:table-cell office:value-type="float" office:value="72.67" table:style-name="ce13">
            <text:p>73</text:p>
          </table:table-cell>
          <table:table-cell office:value-type="float" office:value="0" table:style-name="ce13">
            <text:p>0</text:p>
          </table:table-cell>
          <table:table-cell office:value-type="float" office:value="6.24" table:style-name="ce13">
            <text:p>6</text:p>
          </table:table-cell>
          <table:table-cell office:value-type="float" office:value="45.239999999999995" table:style-name="ce13">
            <text:p>45</text:p>
          </table:table-cell>
          <table:table-cell office:value-type="float" office:value="0" table:style-name="ce13">
            <text:p>0</text:p>
          </table:table-cell>
          <table:table-cell office:value-type="float" office:value="44.5" table:style-name="ce13">
            <text:p>45</text:p>
          </table:table-cell>
          <table:table-cell office:value-type="float" office:value="0" table:style-name="ce13">
            <text:p>0</text:p>
          </table:table-cell>
          <table:table-cell office:value-type="float" office:value="207.02" table:style-name="ce13">
            <text:p>207</text:p>
          </table:table-cell>
          <table:table-cell office:value-type="float" office:value="66.11" table:style-name="ce13">
            <text:p>66</text:p>
          </table:table-cell>
          <table:table-cell office:value-type="float" office:value="0" table:style-name="ce13">
            <text:p>0</text:p>
          </table:table-cell>
          <table:table-cell office:value-type="float" office:value="1385.6" table:style-name="ce13">
            <text:p>1,38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3/14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1.5" table:style-name="ce13">
            <text:p>7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7" table:style-name="ce13">
            <text:p>17</text:p>
          </table:table-cell>
          <table:table-cell office:value-type="float" office:value="182.12" table:style-name="ce13">
            <text:p>182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.48" table:style-name="ce13">
            <text:p>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.63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.36" table:style-name="ce13">
            <text:p>280</text:p>
          </table:table-cell>
          <table:table-cell office:value-type="float" office:value="487.56" table:style-name="ce13">
            <text:p>488</text:p>
          </table:table-cell>
          <table:table-cell office:value-type="float" office:value="27.6" table:style-name="ce13">
            <text:p>2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519999999999996" table:style-name="ce13">
            <text:p>53</text:p>
          </table:table-cell>
          <table:table-cell office:value-type="float" office:value="0.19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3.879999999999995" table:style-name="ce13">
            <text:p>54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0.230000000000004" table:style-name="ce13">
            <text:p>60</text:p>
          </table:table-cell>
          <table:table-cell office:value-type="float" office:value="0" table:style-name="ce13">
            <text:p>0</text:p>
          </table:table-cell>
          <table:table-cell office:value-type="float" office:value="12.260000000000002" table:style-name="ce13">
            <text:p>12</text:p>
          </table:table-cell>
          <table:table-cell office:value-type="float" office:value="0" table:style-name="ce13">
            <text:p>0</text:p>
          </table:table-cell>
          <table:table-cell office:value-type="float" office:value="202.20999999999998" table:style-name="ce13">
            <text:p>202</text:p>
          </table:table-cell>
          <table:table-cell office:value-type="float" office:value="64.69" table:style-name="ce13">
            <text:p>65</text:p>
          </table:table-cell>
          <table:table-cell office:value-type="float" office:value="0" table:style-name="ce13">
            <text:p>0</text:p>
          </table:table-cell>
          <table:table-cell office:value-type="float" office:value="1581.1599999999999" table:style-name="ce13">
            <text:p>1,5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4/15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.81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50.510000000000005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" table:style-name="ce13">
            <text:p>8</text:p>
          </table:table-cell>
          <table:table-cell office:value-type="float" office:value="164.77" table:style-name="ce13">
            <text:p>165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.799999999999997" table:style-name="ce13">
            <text:p>3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.91" table:style-name="ce13">
            <text:p>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14.14999999999998" table:style-name="ce13">
            <text:p>314</text:p>
          </table:table-cell>
          <table:table-cell office:value-type="float" office:value="485.13" table:style-name="ce13">
            <text:p>485</text:p>
          </table:table-cell>
          <table:table-cell office:value-type="float" office:value="49.21" table:style-name="ce13">
            <text:p>49</text:p>
          </table:table-cell>
          <table:table-cell office:value-type="float" office:value="675" table:style-name="ce13">
            <text:p>67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5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" table:style-name="ce13">
            <text:p>49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40.269999999999996" table:style-name="ce13">
            <text:p>40</text:p>
          </table:table-cell>
          <table:table-cell office:value-type="float" office:value="0" table:style-name="ce13">
            <text:p>0</text:p>
          </table:table-cell>
          <table:table-cell office:value-type="float" office:value="12.950000000000001" table:style-name="ce13">
            <text:p>13</text:p>
          </table:table-cell>
          <table:table-cell office:value-type="float" office:value="0" table:style-name="ce13">
            <text:p>0</text:p>
          </table:table-cell>
          <table:table-cell office:value-type="float" office:value="169" table:style-name="ce13">
            <text:p>16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95.6100000000001" table:style-name="ce13">
            <text:p>1,296</text:p>
          </table:table-cell>
          <table:table-cell office:value-type="float" office:value="0" table:style-name="ce13">
            <text:p>0</text:p>
          </table:table-cell>
          <table:table-cell office:value-type="float" office:value="37" table:style-name="ce13">
            <text:p>3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5/16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.130000000000003" table:style-name="ce13">
            <text:p>28</text:p>
          </table:table-cell>
          <table:table-cell office:value-type="float" office:value="173.96" table:style-name="ce13">
            <text:p>17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.659999999999997" table:style-name="ce13">
            <text:p>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38.34000000000003" table:style-name="ce13">
            <text:p>438</text:p>
          </table:table-cell>
          <table:table-cell office:value-type="float" office:value="448.96" table:style-name="ce13">
            <text:p>449</text:p>
          </table:table-cell>
          <table:table-cell office:value-type="float" office:value="38" table:style-name="ce13">
            <text:p>38</text:p>
          </table:table-cell>
          <table:table-cell office:value-type="float" office:value="407" table:style-name="ce13">
            <text:p>40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.8" table:style-name="ce13">
            <text:p>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23" table:style-name="ce13">
            <text:p>5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.81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9.6999999999999993" table:style-name="ce13">
            <text:p>10</text:p>
          </table:table-cell>
          <table:table-cell office:value-type="float" office:value="0" table:style-name="ce13">
            <text:p>0</text:p>
          </table:table-cell>
          <table:table-cell office:value-type="float" office:value="158.46" table:style-name="ce13">
            <text:p>1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10.06" table:style-name="ce13">
            <text:p>1,3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Contractors - 2016/17 (FTE) [ADR 502 - Contract staff as of years end]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.54" table:style-name="ce13">
            <text:p>41</text:p>
          </table:table-cell>
          <table:table-cell office:value-type="float" office:value="177.57" table:style-name="ce13">
            <text:p>178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8.64" table:style-name="ce13">
            <text:p>4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.27027027027027029" table:style-name="ce13">
            <text:p>0</text:p>
          </table:table-cell>
          <table:table-cell office:value-type="float" office:value="439.2" table:style-name="ce13">
            <text:p>439</text:p>
          </table:table-cell>
          <table:table-cell office:value-type="float" office:value="90.4" table:style-name="ce13">
            <text:p>90</text:p>
          </table:table-cell>
          <table:table-cell office:value-type="float" office:value="682" table:style-name="ce13">
            <text:p>68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0.08" table:style-name="ce13">
            <text:p>5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7.69" table:style-name="ce13">
            <text:p>5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8.590000000000003" table:style-name="ce13">
            <text:p>39</text:p>
          </table:table-cell>
          <table:table-cell office:value-type="float" office:value="0" table:style-name="ce13">
            <text:p>0</text:p>
          </table:table-cell>
          <table:table-cell office:value-type="float" office:value="8.1999999999999993" table:style-name="ce13">
            <text:p>8</text:p>
          </table:table-cell>
          <table:table-cell office:value-type="float" office:value="0" table:style-name="ce13">
            <text:p>0</text:p>
          </table:table-cell>
          <table:table-cell office:value-type="float" office:value="225.32" table:style-name="ce13">
            <text:p>22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650.95" table:style-name="ce13">
            <text:p>1,65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999 calls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999 calls [ADR 441 - 999 calls received by force year to 31 March 2017]</text:p>
          </table:table-cell>
          <table:table-cell office:value-type="float" office:value="223289" table:style-name="ce13">
            <text:p>223,289</text:p>
          </table:table-cell>
          <table:table-cell office:value-type="float" office:value="92673" table:style-name="ce13">
            <text:p>92,673</text:p>
          </table:table-cell>
          <table:table-cell office:value-type="float" office:value="118361" table:style-name="ce13">
            <text:p>118,361</text:p>
          </table:table-cell>
          <table:table-cell office:value-type="float" office:value="102834" table:style-name="ce13">
            <text:p>102,834</text:p>
          </table:table-cell>
          <table:table-cell office:value-type="string" table:style-name="ce14">
            <text:p>..</text:p>
          </table:table-cell>
          <table:table-cell office:value-type="float" office:value="95792" table:style-name="ce13">
            <text:p>95,792</text:p>
          </table:table-cell>
          <table:table-cell office:value-type="float" office:value="52513" table:style-name="ce13">
            <text:p>52,513</text:p>
          </table:table-cell>
          <table:table-cell office:value-type="float" office:value="138423" table:style-name="ce13">
            <text:p>138,423</text:p>
          </table:table-cell>
          <table:table-cell office:value-type="float" office:value="191345" table:style-name="ce13">
            <text:p>191,345</text:p>
          </table:table-cell>
          <table:table-cell office:value-type="float" office:value="74434" table:style-name="ce13">
            <text:p>74,434</text:p>
          </table:table-cell>
          <table:table-cell office:value-type="float" office:value="74993" table:style-name="ce13">
            <text:p>74,993</text:p>
          </table:table-cell>
          <table:table-cell office:value-type="float" office:value="42071" table:style-name="ce13">
            <text:p>42,071</text:p>
          </table:table-cell>
          <table:table-cell office:value-type="float" office:value="268862" table:style-name="ce13">
            <text:p>268,862</text:p>
          </table:table-cell>
          <table:table-cell office:value-type="float" office:value="72935" table:style-name="ce13">
            <text:p>72,935</text:p>
          </table:table-cell>
          <table:table-cell office:value-type="float" office:value="512760" table:style-name="ce13">
            <text:p>512,760</text:p>
          </table:table-cell>
          <table:table-cell office:value-type="float" office:value="83400" table:style-name="ce13">
            <text:p>83,400</text:p>
          </table:table-cell>
          <table:table-cell office:value-type="float" office:value="212540" table:style-name="ce13">
            <text:p>212,540</text:p>
          </table:table-cell>
          <table:table-cell office:value-type="float" office:value="137885" table:style-name="ce13">
            <text:p>137,885</text:p>
          </table:table-cell>
          <table:table-cell office:value-type="float" office:value="130467" table:style-name="ce13">
            <text:p>130,467</text:p>
          </table:table-cell>
          <table:table-cell office:value-type="float" office:value="306714" table:style-name="ce13">
            <text:p>306,714</text:p>
          </table:table-cell>
          <table:table-cell office:value-type="float" office:value="222577" table:style-name="ce13">
            <text:p>222,577</text:p>
          </table:table-cell>
          <table:table-cell office:value-type="float" office:value="0" table:style-name="ce13">
            <text:p>0</text:p>
          </table:table-cell>
          <table:table-cell office:value-type="float" office:value="85561" table:style-name="ce13">
            <text:p>85,561</text:p>
          </table:table-cell>
          <table:table-cell office:value-type="float" office:value="233134" table:style-name="ce13">
            <text:p>233,134</text:p>
          </table:table-cell>
          <table:table-cell office:value-type="float" office:value="2025846" table:style-name="ce13">
            <text:p>2,025,846</text:p>
          </table:table-cell>
          <table:table-cell office:value-type="float" office:value="90829" table:style-name="ce13">
            <text:p>90,829</text:p>
          </table:table-cell>
          <table:table-cell office:value-type="float" office:value="76507" table:style-name="ce13">
            <text:p>76,507</text:p>
          </table:table-cell>
          <table:table-cell office:value-type="float" office:value="69170" table:style-name="ce13">
            <text:p>69,170</text:p>
          </table:table-cell>
          <table:table-cell office:value-type="float" office:value="104478" table:style-name="ce13">
            <text:p>104,478</text:p>
          </table:table-cell>
          <table:table-cell office:value-type="float" office:value="212695" table:style-name="ce13">
            <text:p>212,695</text:p>
          </table:table-cell>
          <table:table-cell office:value-type="float" office:value="182973" table:style-name="ce13">
            <text:p>182,973</text:p>
          </table:table-cell>
          <table:table-cell office:value-type="float" office:value="180984" table:style-name="ce13">
            <text:p>180,984</text:p>
          </table:table-cell>
          <table:table-cell office:value-type="float" office:value="223914" table:style-name="ce13">
            <text:p>223,914</text:p>
          </table:table-cell>
          <table:table-cell office:value-type="float" office:value="142972" table:style-name="ce13">
            <text:p>142,972</text:p>
          </table:table-cell>
          <table:table-cell office:value-type="float" office:value="94023" table:style-name="ce13">
            <text:p>94,023</text:p>
          </table:table-cell>
          <table:table-cell office:value-type="float" office:value="121447" table:style-name="ce13">
            <text:p>121,447</text:p>
          </table:table-cell>
          <table:table-cell office:value-type="float" office:value="222171" table:style-name="ce13">
            <text:p>222,171</text:p>
          </table:table-cell>
          <table:table-cell office:value-type="float" office:value="277018" table:style-name="ce13">
            <text:p>277,018</text:p>
          </table:table-cell>
          <table:table-cell office:value-type="float" office:value="64674" table:style-name="ce13">
            <text:p>64,674</text:p>
          </table:table-cell>
          <table:table-cell office:value-type="float" office:value="119614" table:style-name="ce13">
            <text:p>119,614</text:p>
          </table:table-cell>
          <table:table-cell office:value-type="float" office:value="665331" table:style-name="ce13">
            <text:p>665,331</text:p>
          </table:table-cell>
          <table:table-cell office:value-type="float" office:value="398765" table:style-name="ce13">
            <text:p>398,765</text:p>
          </table:table-cell>
          <table:table-cell office:value-type="float" office:value="74423" table:style-name="ce13">
            <text:p>74,423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Incidents summary 2015/16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Total ASB [ADR 342 - Incidents year to end 31 March 2016]</text:p>
          </table:table-cell>
          <table:table-cell office:value-type="float" office:value="9322" table:style-name="ce13">
            <text:p>9,322</text:p>
          </table:table-cell>
          <table:table-cell office:value-type="float" office:value="6499" table:style-name="ce13">
            <text:p>6,499</text:p>
          </table:table-cell>
          <table:table-cell office:value-type="float" office:value="1973" table:style-name="ce13">
            <text:p>1,973</text:p>
          </table:table-cell>
          <table:table-cell office:value-type="float" office:value="6056" table:style-name="ce13">
            <text:p>6,056</text:p>
          </table:table-cell>
          <table:table-cell office:value-type="float" office:value="27" table:style-name="ce13">
            <text:p>27</text:p>
          </table:table-cell>
          <table:table-cell office:value-type="float" office:value="5991" table:style-name="ce13">
            <text:p>5,991</text:p>
          </table:table-cell>
          <table:table-cell office:value-type="float" office:value="1808" table:style-name="ce13">
            <text:p>1,808</text:p>
          </table:table-cell>
          <table:table-cell office:value-type="float" office:value="9948" table:style-name="ce13">
            <text:p>9,948</text:p>
          </table:table-cell>
          <table:table-cell office:value-type="float" office:value="8948" table:style-name="ce13">
            <text:p>8,948</text:p>
          </table:table-cell>
          <table:table-cell office:value-type="float" office:value="2321" table:style-name="ce13">
            <text:p>2,321</text:p>
          </table:table-cell>
          <table:table-cell office:value-type="float" office:value="1695" table:style-name="ce13">
            <text:p>1,695</text:p>
          </table:table-cell>
          <table:table-cell office:value-type="float" office:value="2145" table:style-name="ce13">
            <text:p>2,145</text:p>
          </table:table-cell>
          <table:table-cell office:value-type="float" office:value="7014" table:style-name="ce13">
            <text:p>7,014</text:p>
          </table:table-cell>
          <table:table-cell office:value-type="float" office:value="3012" table:style-name="ce13">
            <text:p>3,012</text:p>
          </table:table-cell>
          <table:table-cell office:value-type="float" office:value="14079" table:style-name="ce13">
            <text:p>14,079</text:p>
          </table:table-cell>
          <table:table-cell office:value-type="float" office:value="4015" table:style-name="ce13">
            <text:p>4,015</text:p>
          </table:table-cell>
          <table:table-cell office:value-type="float" office:value="2071" table:style-name="ce13">
            <text:p>2,071</text:p>
          </table:table-cell>
          <table:table-cell office:value-type="float" office:value="1745" table:style-name="ce13">
            <text:p>1,745</text:p>
          </table:table-cell>
          <table:table-cell office:value-type="float" office:value="3945" table:style-name="ce13">
            <text:p>3,945</text:p>
          </table:table-cell>
          <table:table-cell office:value-type="float" office:value="8520" table:style-name="ce13">
            <text:p>8,520</text:p>
          </table:table-cell>
          <table:table-cell office:value-type="float" office:value="5950" table:style-name="ce13">
            <text:p>5,950</text:p>
          </table:table-cell>
          <table:table-cell office:value-type="float" office:value="388" table:style-name="ce13">
            <text:p>388</text:p>
          </table:table-cell>
          <table:table-cell office:value-type="float" office:value="3423" table:style-name="ce13">
            <text:p>3,423</text:p>
          </table:table-cell>
          <table:table-cell office:value-type="float" office:value="8498" table:style-name="ce13">
            <text:p>8,498</text:p>
          </table:table-cell>
          <table:table-cell office:value-type="float" office:value="5291" table:style-name="ce13">
            <text:p>5,291</text:p>
          </table:table-cell>
          <table:table-cell office:value-type="float" office:value="3064" table:style-name="ce13">
            <text:p>3,064</text:p>
          </table:table-cell>
          <table:table-cell office:value-type="float" office:value="2187" table:style-name="ce13">
            <text:p>2,187</text:p>
          </table:table-cell>
          <table:table-cell office:value-type="float" office:value="4839" table:style-name="ce13">
            <text:p>4,839</text:p>
          </table:table-cell>
          <table:table-cell office:value-type="float" office:value="3391" table:style-name="ce13">
            <text:p>3,391</text:p>
          </table:table-cell>
          <table:table-cell office:value-type="float" office:value="4891" table:style-name="ce13">
            <text:p>4,891</text:p>
          </table:table-cell>
          <table:table-cell office:value-type="float" office:value="5985" table:style-name="ce13">
            <text:p>5,985</text:p>
          </table:table-cell>
          <table:table-cell office:value-type="float" office:value="3790" table:style-name="ce13">
            <text:p>3,790</text:p>
          </table:table-cell>
          <table:table-cell office:value-type="float" office:value="8375" table:style-name="ce13">
            <text:p>8,375</text:p>
          </table:table-cell>
          <table:table-cell office:value-type="float" office:value="4729" table:style-name="ce13">
            <text:p>4,729</text:p>
          </table:table-cell>
          <table:table-cell office:value-type="float" office:value="829" table:style-name="ce13">
            <text:p>829</text:p>
          </table:table-cell>
          <table:table-cell office:value-type="float" office:value="3303" table:style-name="ce13">
            <text:p>3,303</text:p>
          </table:table-cell>
          <table:table-cell office:value-type="float" office:value="6617" table:style-name="ce13">
            <text:p>6,617</text:p>
          </table:table-cell>
          <table:table-cell office:value-type="float" office:value="3179" table:style-name="ce13">
            <text:p>3,179</text:p>
          </table:table-cell>
          <table:table-cell office:value-type="float" office:value="2463" table:style-name="ce13">
            <text:p>2,463</text:p>
          </table:table-cell>
          <table:table-cell office:value-type="float" office:value="6308" table:style-name="ce13">
            <text:p>6,308</text:p>
          </table:table-cell>
          <table:table-cell office:value-type="float" office:value="7334" table:style-name="ce13">
            <text:p>7,334</text:p>
          </table:table-cell>
          <table:table-cell office:value-type="float" office:value="3476" table:style-name="ce13">
            <text:p>3,476</text:p>
          </table:table-cell>
          <table:table-cell office:value-type="float" office:value="2517" table:style-name="ce13">
            <text:p>2,517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Notifiable, Classified C&amp;C Crimes [ADR 342 - Incidents year to end 31 March 2016]</text:p>
          </table:table-cell>
          <table:table-cell office:value-type="float" office:value="17524" table:style-name="ce13">
            <text:p>17,524</text:p>
          </table:table-cell>
          <table:table-cell office:value-type="float" office:value="9270" table:style-name="ce13">
            <text:p>9,270</text:p>
          </table:table-cell>
          <table:table-cell office:value-type="float" office:value="8093" table:style-name="ce13">
            <text:p>8,093</text:p>
          </table:table-cell>
          <table:table-cell office:value-type="float" office:value="9790" table:style-name="ce13">
            <text:p>9,790</text:p>
          </table:table-cell>
          <table:table-cell office:value-type="float" office:value="981" table:style-name="ce13">
            <text:p>981</text:p>
          </table:table-cell>
          <table:table-cell office:value-type="float" office:value="7292" table:style-name="ce13">
            <text:p>7,292</text:p>
          </table:table-cell>
          <table:table-cell office:value-type="float" office:value="4227" table:style-name="ce13">
            <text:p>4,227</text:p>
          </table:table-cell>
          <table:table-cell office:value-type="float" office:value="12631" table:style-name="ce13">
            <text:p>12,631</text:p>
          </table:table-cell>
          <table:table-cell office:value-type="float" office:value="12272" table:style-name="ce13">
            <text:p>12,272</text:p>
          </table:table-cell>
          <table:table-cell office:value-type="float" office:value="5476" table:style-name="ce13">
            <text:p>5,476</text:p>
          </table:table-cell>
          <table:table-cell office:value-type="float" office:value="5987" table:style-name="ce13">
            <text:p>5,987</text:p>
          </table:table-cell>
          <table:table-cell office:value-type="float" office:value="3255" table:style-name="ce13">
            <text:p>3,255</text:p>
          </table:table-cell>
          <table:table-cell office:value-type="float" office:value="10917" table:style-name="ce13">
            <text:p>10,917</text:p>
          </table:table-cell>
          <table:table-cell office:value-type="float" office:value="4235" table:style-name="ce13">
            <text:p>4,235</text:p>
          </table:table-cell>
          <table:table-cell office:value-type="float" office:value="17990" table:style-name="ce13">
            <text:p>17,990</text:p>
          </table:table-cell>
          <table:table-cell office:value-type="float" office:value="5845" table:style-name="ce13">
            <text:p>5,845</text:p>
          </table:table-cell>
          <table:table-cell office:value-type="float" office:value="13334" table:style-name="ce13">
            <text:p>13,334</text:p>
          </table:table-cell>
          <table:table-cell office:value-type="float" office:value="9080" table:style-name="ce13">
            <text:p>9,080</text:p>
          </table:table-cell>
          <table:table-cell office:value-type="float" office:value="10694" table:style-name="ce13">
            <text:p>10,694</text:p>
          </table:table-cell>
          <table:table-cell office:value-type="float" office:value="17935" table:style-name="ce13">
            <text:p>17,935</text:p>
          </table:table-cell>
          <table:table-cell office:value-type="float" office:value="10548" table:style-name="ce13">
            <text:p>10,548</text:p>
          </table:table-cell>
          <table:table-cell office:value-type="float" office:value="6598" table:style-name="ce13">
            <text:p>6,598</text:p>
          </table:table-cell>
          <table:table-cell office:value-type="float" office:value="5286" table:style-name="ce13">
            <text:p>5,286</text:p>
          </table:table-cell>
          <table:table-cell office:value-type="float" office:value="18648" table:style-name="ce13">
            <text:p>18,648</text:p>
          </table:table-cell>
          <table:table-cell office:value-type="float" office:value="222577" table:style-name="ce13">
            <text:p>222,577</text:p>
          </table:table-cell>
          <table:table-cell office:value-type="float" office:value="7242" table:style-name="ce13">
            <text:p>7,242</text:p>
          </table:table-cell>
          <table:table-cell office:value-type="float" office:value="10048" table:style-name="ce13">
            <text:p>10,048</text:p>
          </table:table-cell>
          <table:table-cell office:value-type="float" office:value="5839" table:style-name="ce13">
            <text:p>5,839</text:p>
          </table:table-cell>
          <table:table-cell office:value-type="float" office:value="11590" table:style-name="ce13">
            <text:p>11,590</text:p>
          </table:table-cell>
          <table:table-cell office:value-type="float" office:value="11381" table:style-name="ce13">
            <text:p>11,381</text:p>
          </table:table-cell>
          <table:table-cell office:value-type="float" office:value="10208" table:style-name="ce13">
            <text:p>10,208</text:p>
          </table:table-cell>
          <table:table-cell office:value-type="float" office:value="18283" table:style-name="ce13">
            <text:p>18,283</text:p>
          </table:table-cell>
          <table:table-cell office:value-type="float" office:value="12922" table:style-name="ce13">
            <text:p>12,922</text:p>
          </table:table-cell>
          <table:table-cell office:value-type="float" office:value="11000" table:style-name="ce13">
            <text:p>11,000</text:p>
          </table:table-cell>
          <table:table-cell office:value-type="float" office:value="4146" table:style-name="ce13">
            <text:p>4,146</text:p>
          </table:table-cell>
          <table:table-cell office:value-type="float" office:value="6560" table:style-name="ce13">
            <text:p>6,560</text:p>
          </table:table-cell>
          <table:table-cell office:value-type="float" office:value="17056" table:style-name="ce13">
            <text:p>17,056</text:p>
          </table:table-cell>
          <table:table-cell office:value-type="float" office:value="22017" table:style-name="ce13">
            <text:p>22,017</text:p>
          </table:table-cell>
          <table:table-cell office:value-type="float" office:value="4186" table:style-name="ce13">
            <text:p>4,186</text:p>
          </table:table-cell>
          <table:table-cell office:value-type="float" office:value="9126" table:style-name="ce13">
            <text:p>9,126</text:p>
          </table:table-cell>
          <table:table-cell office:value-type="float" office:value="28621" table:style-name="ce13">
            <text:p>28,621</text:p>
          </table:table-cell>
          <table:table-cell office:value-type="float" office:value="32969" table:style-name="ce13">
            <text:p>32,969</text:p>
          </table:table-cell>
          <table:table-cell office:value-type="float" office:value="2579" table:style-name="ce13">
            <text:p>2,57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All Other C&amp;C Incidents [ADR 342 - Incidents year to end 31 March 2016]</text:p>
          </table:table-cell>
          <table:table-cell office:value-type="float" office:value="64444" table:style-name="ce13">
            <text:p>64,444</text:p>
          </table:table-cell>
          <table:table-cell office:value-type="float" office:value="41872" table:style-name="ce13">
            <text:p>41,872</text:p>
          </table:table-cell>
          <table:table-cell office:value-type="float" office:value="32454" table:style-name="ce13">
            <text:p>32,454</text:p>
          </table:table-cell>
          <table:table-cell office:value-type="float" office:value="35283" table:style-name="ce13">
            <text:p>35,283</text:p>
          </table:table-cell>
          <table:table-cell office:value-type="float" office:value="1912" table:style-name="ce13">
            <text:p>1,912</text:p>
          </table:table-cell>
          <table:table-cell office:value-type="float" office:value="22344" table:style-name="ce13">
            <text:p>22,344</text:p>
          </table:table-cell>
          <table:table-cell office:value-type="float" office:value="13698" table:style-name="ce13">
            <text:p>13,698</text:p>
          </table:table-cell>
          <table:table-cell office:value-type="float" office:value="78733" table:style-name="ce13">
            <text:p>78,733</text:p>
          </table:table-cell>
          <table:table-cell office:value-type="float" office:value="58628" table:style-name="ce13">
            <text:p>58,628</text:p>
          </table:table-cell>
          <table:table-cell office:value-type="float" office:value="15669" table:style-name="ce13">
            <text:p>15,669</text:p>
          </table:table-cell>
          <table:table-cell office:value-type="float" office:value="19189" table:style-name="ce13">
            <text:p>19,189</text:p>
          </table:table-cell>
          <table:table-cell office:value-type="float" office:value="20592" table:style-name="ce13">
            <text:p>20,592</text:p>
          </table:table-cell>
          <table:table-cell office:value-type="float" office:value="29447" table:style-name="ce13">
            <text:p>29,447</text:p>
          </table:table-cell>
          <table:table-cell office:value-type="float" office:value="17795" table:style-name="ce13">
            <text:p>17,795</text:p>
          </table:table-cell>
          <table:table-cell office:value-type="float" office:value="76789" table:style-name="ce13">
            <text:p>76,789</text:p>
          </table:table-cell>
          <table:table-cell office:value-type="float" office:value="30495" table:style-name="ce13">
            <text:p>30,495</text:p>
          </table:table-cell>
          <table:table-cell office:value-type="float" office:value="21731" table:style-name="ce13">
            <text:p>21,731</text:p>
          </table:table-cell>
          <table:table-cell office:value-type="float" office:value="37723" table:style-name="ce13">
            <text:p>37,723</text:p>
          </table:table-cell>
          <table:table-cell office:value-type="float" office:value="36908" table:style-name="ce13">
            <text:p>36,908</text:p>
          </table:table-cell>
          <table:table-cell office:value-type="float" office:value="51213" table:style-name="ce13">
            <text:p>51,213</text:p>
          </table:table-cell>
          <table:table-cell office:value-type="float" office:value="30114" table:style-name="ce13">
            <text:p>30,114</text:p>
          </table:table-cell>
          <table:table-cell office:value-type="float" office:value="16448" table:style-name="ce13">
            <text:p>16,448</text:p>
          </table:table-cell>
          <table:table-cell office:value-type="float" office:value="28243" table:style-name="ce13">
            <text:p>28,243</text:p>
          </table:table-cell>
          <table:table-cell office:value-type="float" office:value="49604" table:style-name="ce13">
            <text:p>49,604</text:p>
          </table:table-cell>
          <table:table-cell office:value-type="float" office:value="257813" table:style-name="ce13">
            <text:p>257,813</text:p>
          </table:table-cell>
          <table:table-cell office:value-type="float" office:value="30405" table:style-name="ce13">
            <text:p>30,405</text:p>
          </table:table-cell>
          <table:table-cell office:value-type="float" office:value="16717" table:style-name="ce13">
            <text:p>16,717</text:p>
          </table:table-cell>
          <table:table-cell office:value-type="float" office:value="22190" table:style-name="ce13">
            <text:p>22,190</text:p>
          </table:table-cell>
          <table:table-cell office:value-type="float" office:value="25925" table:style-name="ce13">
            <text:p>25,925</text:p>
          </table:table-cell>
          <table:table-cell office:value-type="float" office:value="30858" table:style-name="ce13">
            <text:p>30,858</text:p>
          </table:table-cell>
          <table:table-cell office:value-type="float" office:value="26844" table:style-name="ce13">
            <text:p>26,844</text:p>
          </table:table-cell>
          <table:table-cell office:value-type="float" office:value="63749" table:style-name="ce13">
            <text:p>63,749</text:p>
          </table:table-cell>
          <table:table-cell office:value-type="float" office:value="40573" table:style-name="ce13">
            <text:p>40,573</text:p>
          </table:table-cell>
          <table:table-cell office:value-type="float" office:value="35603" table:style-name="ce13">
            <text:p>35,603</text:p>
          </table:table-cell>
          <table:table-cell office:value-type="float" office:value="14355" table:style-name="ce13">
            <text:p>14,355</text:p>
          </table:table-cell>
          <table:table-cell office:value-type="float" office:value="22818" table:style-name="ce13">
            <text:p>22,818</text:p>
          </table:table-cell>
          <table:table-cell office:value-type="float" office:value="57636" table:style-name="ce13">
            <text:p>57,636</text:p>
          </table:table-cell>
          <table:table-cell office:value-type="float" office:value="97601" table:style-name="ce13">
            <text:p>97,601</text:p>
          </table:table-cell>
          <table:table-cell office:value-type="float" office:value="20744" table:style-name="ce13">
            <text:p>20,744</text:p>
          </table:table-cell>
          <table:table-cell office:value-type="float" office:value="26033" table:style-name="ce13">
            <text:p>26,033</text:p>
          </table:table-cell>
          <table:table-cell office:value-type="float" office:value="102467" table:style-name="ce13">
            <text:p>102,467</text:p>
          </table:table-cell>
          <table:table-cell office:value-type="float" office:value="66179" table:style-name="ce13">
            <text:p>66,179</text:p>
          </table:table-cell>
          <table:table-cell office:value-type="float" office:value="10434" table:style-name="ce13">
            <text:p>10,43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Total ASB [ADR 342 - Incidents year to end 31 March 2016]</text:p>
          </table:table-cell>
          <table:table-cell office:value-type="float" office:value="22061" table:style-name="ce13">
            <text:p>22,061</text:p>
          </table:table-cell>
          <table:table-cell office:value-type="float" office:value="920" table:style-name="ce14">
            <text:p>920</text:p>
          </table:table-cell>
          <table:table-cell office:value-type="float" office:value="4108" table:style-name="ce13">
            <text:p>4,108</text:p>
          </table:table-cell>
          <table:table-cell office:value-type="float" office:value="14919" table:style-name="ce13">
            <text:p>14,919</text:p>
          </table:table-cell>
          <table:table-cell office:value-type="float" office:value="650" table:style-name="ce13">
            <text:p>650</text:p>
          </table:table-cell>
          <table:table-cell office:value-type="float" office:value="17294" table:style-name="ce13">
            <text:p>17,294</text:p>
          </table:table-cell>
          <table:table-cell office:value-type="float" office:value="7896" table:style-name="ce13">
            <text:p>7,896</text:p>
          </table:table-cell>
          <table:table-cell office:value-type="float" office:value="20267" table:style-name="ce13">
            <text:p>20,267</text:p>
          </table:table-cell>
          <table:table-cell office:value-type="float" office:value="14645" table:style-name="ce13">
            <text:p>14,645</text:p>
          </table:table-cell>
          <table:table-cell office:value-type="float" office:value="8671" table:style-name="ce13">
            <text:p>8,671</text:p>
          </table:table-cell>
          <table:table-cell office:value-type="float" office:value="10711" table:style-name="ce13">
            <text:p>10,711</text:p>
          </table:table-cell>
          <table:table-cell office:value-type="float" office:value="5721" table:style-name="ce13">
            <text:p>5,721</text:p>
          </table:table-cell>
          <table:table-cell office:value-type="float" office:value="10747" table:style-name="ce13">
            <text:p>10,747</text:p>
          </table:table-cell>
          <table:table-cell office:value-type="float" office:value="3228" table:style-name="ce13">
            <text:p>3,228</text:p>
          </table:table-cell>
          <table:table-cell office:value-type="float" office:value="75888" table:style-name="ce13">
            <text:p>75,888</text:p>
          </table:table-cell>
          <table:table-cell office:value-type="float" office:value="7236" table:style-name="ce13">
            <text:p>7,236</text:p>
          </table:table-cell>
          <table:table-cell office:value-type="float" office:value="26060" table:style-name="ce13">
            <text:p>26,060</text:p>
          </table:table-cell>
          <table:table-cell office:value-type="float" office:value="10318" table:style-name="ce13">
            <text:p>10,318</text:p>
          </table:table-cell>
          <table:table-cell office:value-type="float" office:value="8447" table:style-name="ce13">
            <text:p>8,447</text:p>
          </table:table-cell>
          <table:table-cell office:value-type="float" office:value="16254" table:style-name="ce13">
            <text:p>16,254</text:p>
          </table:table-cell>
          <table:table-cell office:value-type="float" office:value="14799" table:style-name="ce13">
            <text:p>14,799</text:p>
          </table:table-cell>
          <table:table-cell office:value-type="float" office:value="7811" table:style-name="ce13">
            <text:p>7,811</text:p>
          </table:table-cell>
          <table:table-cell office:value-type="float" office:value="8176" table:style-name="ce13">
            <text:p>8,176</text:p>
          </table:table-cell>
          <table:table-cell office:value-type="float" office:value="32626" table:style-name="ce13">
            <text:p>32,626</text:p>
          </table:table-cell>
          <table:table-cell office:value-type="float" office:value="93615" table:style-name="ce13">
            <text:p>93,615</text:p>
          </table:table-cell>
          <table:table-cell office:value-type="float" office:value="6069" table:style-name="ce13">
            <text:p>6,069</text:p>
          </table:table-cell>
          <table:table-cell office:value-type="float" office:value="8469" table:style-name="ce13">
            <text:p>8,469</text:p>
          </table:table-cell>
          <table:table-cell office:value-type="float" office:value="10806" table:style-name="ce13">
            <text:p>10,806</text:p>
          </table:table-cell>
          <table:table-cell office:value-type="float" office:value="4841" table:style-name="ce13">
            <text:p>4,841</text:p>
          </table:table-cell>
          <table:table-cell office:value-type="float" office:value="21463" table:style-name="ce13">
            <text:p>21,463</text:p>
          </table:table-cell>
          <table:table-cell office:value-type="float" office:value="16746" table:style-name="ce13">
            <text:p>16,746</text:p>
          </table:table-cell>
          <table:table-cell office:value-type="float" office:value="17850" table:style-name="ce13">
            <text:p>17,850</text:p>
          </table:table-cell>
          <table:table-cell office:value-type="float" office:value="21023" table:style-name="ce13">
            <text:p>21,023</text:p>
          </table:table-cell>
          <table:table-cell office:value-type="float" office:value="12946" table:style-name="ce13">
            <text:p>12,946</text:p>
          </table:table-cell>
          <table:table-cell office:value-type="float" office:value="5217" table:style-name="ce13">
            <text:p>5,217</text:p>
          </table:table-cell>
          <table:table-cell office:value-type="float" office:value="7975" table:style-name="ce13">
            <text:p>7,975</text:p>
          </table:table-cell>
          <table:table-cell office:value-type="float" office:value="12539" table:style-name="ce13">
            <text:p>12,539</text:p>
          </table:table-cell>
          <table:table-cell office:value-type="float" office:value="7996" table:style-name="ce13">
            <text:p>7,996</text:p>
          </table:table-cell>
          <table:table-cell office:value-type="float" office:value="4281" table:style-name="ce13">
            <text:p>4,281</text:p>
          </table:table-cell>
          <table:table-cell office:value-type="float" office:value="16597" table:style-name="ce13">
            <text:p>16,597</text:p>
          </table:table-cell>
          <table:table-cell office:value-type="float" office:value="24591" table:style-name="ce13">
            <text:p>24,591</text:p>
          </table:table-cell>
          <table:table-cell office:value-type="float" office:value="15484" table:style-name="ce13">
            <text:p>15,484</text:p>
          </table:table-cell>
          <table:table-cell office:value-type="float" office:value="6856" table:style-name="ce13">
            <text:p>6,85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Notifiable, Classified C&amp;C Crimes (FTE) [ADR 342 - Incidents year to end 31 March 2016]</text:p>
          </table:table-cell>
          <table:table-cell office:value-type="float" office:value="34600" table:style-name="ce13">
            <text:p>34,600</text:p>
          </table:table-cell>
          <table:table-cell office:value-type="float" office:value="858" table:style-name="ce14">
            <text:p>858</text:p>
          </table:table-cell>
          <table:table-cell office:value-type="float" office:value="8136" table:style-name="ce13">
            <text:p>8,136</text:p>
          </table:table-cell>
          <table:table-cell office:value-type="float" office:value="15027" table:style-name="ce13">
            <text:p>15,027</text:p>
          </table:table-cell>
          <table:table-cell office:value-type="float" office:value="1158" table:style-name="ce13">
            <text:p>1,158</text:p>
          </table:table-cell>
          <table:table-cell office:value-type="float" office:value="14586" table:style-name="ce13">
            <text:p>14,586</text:p>
          </table:table-cell>
          <table:table-cell office:value-type="float" office:value="8132" table:style-name="ce13">
            <text:p>8,132</text:p>
          </table:table-cell>
          <table:table-cell office:value-type="float" office:value="12853" table:style-name="ce13">
            <text:p>12,853</text:p>
          </table:table-cell>
          <table:table-cell office:value-type="float" office:value="8167" table:style-name="ce13">
            <text:p>8,167</text:p>
          </table:table-cell>
          <table:table-cell office:value-type="float" office:value="12442" table:style-name="ce13">
            <text:p>12,442</text:p>
          </table:table-cell>
          <table:table-cell office:value-type="float" office:value="6363" table:style-name="ce13">
            <text:p>6,363</text:p>
          </table:table-cell>
          <table:table-cell office:value-type="float" office:value="4231" table:style-name="ce13">
            <text:p>4,231</text:p>
          </table:table-cell>
          <table:table-cell office:value-type="float" office:value="17423" table:style-name="ce13">
            <text:p>17,423</text:p>
          </table:table-cell>
          <table:table-cell office:value-type="float" office:value="5927" table:style-name="ce13">
            <text:p>5,927</text:p>
          </table:table-cell>
          <table:table-cell office:value-type="float" office:value="51688" table:style-name="ce13">
            <text:p>51,688</text:p>
          </table:table-cell>
          <table:table-cell office:value-type="float" office:value="7544" table:style-name="ce13">
            <text:p>7,544</text:p>
          </table:table-cell>
          <table:table-cell office:value-type="float" office:value="43039" table:style-name="ce13">
            <text:p>43,039</text:p>
          </table:table-cell>
          <table:table-cell office:value-type="float" office:value="19671" table:style-name="ce13">
            <text:p>19,671</text:p>
          </table:table-cell>
          <table:table-cell office:value-type="float" office:value="15143" table:style-name="ce13">
            <text:p>15,143</text:p>
          </table:table-cell>
          <table:table-cell office:value-type="float" office:value="19098" table:style-name="ce13">
            <text:p>19,098</text:p>
          </table:table-cell>
          <table:table-cell office:value-type="float" office:value="13439" table:style-name="ce13">
            <text:p>13,439</text:p>
          </table:table-cell>
          <table:table-cell office:value-type="float" office:value="11673" table:style-name="ce13">
            <text:p>11,673</text:p>
          </table:table-cell>
          <table:table-cell office:value-type="float" office:value="9533" table:style-name="ce13">
            <text:p>9,533</text:p>
          </table:table-cell>
          <table:table-cell office:value-type="float" office:value="26468" table:style-name="ce13">
            <text:p>26,468</text:p>
          </table:table-cell>
          <table:table-cell office:value-type="float" office:value="257062" table:style-name="ce13">
            <text:p>257,062</text:p>
          </table:table-cell>
          <table:table-cell office:value-type="float" office:value="6915" table:style-name="ce13">
            <text:p>6,915</text:p>
          </table:table-cell>
          <table:table-cell office:value-type="float" office:value="11847" table:style-name="ce13">
            <text:p>11,847</text:p>
          </table:table-cell>
          <table:table-cell office:value-type="float" office:value="6279" table:style-name="ce13">
            <text:p>6,279</text:p>
          </table:table-cell>
          <table:table-cell office:value-type="float" office:value="10040" table:style-name="ce13">
            <text:p>10,040</text:p>
          </table:table-cell>
          <table:table-cell office:value-type="float" office:value="24296" table:style-name="ce13">
            <text:p>24,296</text:p>
          </table:table-cell>
          <table:table-cell office:value-type="float" office:value="14227" table:style-name="ce13">
            <text:p>14,227</text:p>
          </table:table-cell>
          <table:table-cell office:value-type="float" office:value="29953" table:style-name="ce13">
            <text:p>29,953</text:p>
          </table:table-cell>
          <table:table-cell office:value-type="float" office:value="16835" table:style-name="ce13">
            <text:p>16,835</text:p>
          </table:table-cell>
          <table:table-cell office:value-type="float" office:value="14874" table:style-name="ce13">
            <text:p>14,874</text:p>
          </table:table-cell>
          <table:table-cell office:value-type="float" office:value="7557" table:style-name="ce13">
            <text:p>7,557</text:p>
          </table:table-cell>
          <table:table-cell office:value-type="float" office:value="9697" table:style-name="ce13">
            <text:p>9,697</text:p>
          </table:table-cell>
          <table:table-cell office:value-type="float" office:value="14151" table:style-name="ce13">
            <text:p>14,151</text:p>
          </table:table-cell>
          <table:table-cell office:value-type="float" office:value="20874" table:style-name="ce13">
            <text:p>20,874</text:p>
          </table:table-cell>
          <table:table-cell office:value-type="float" office:value="6060" table:style-name="ce13">
            <text:p>6,060</text:p>
          </table:table-cell>
          <table:table-cell office:value-type="float" office:value="18757" table:style-name="ce13">
            <text:p>18,757</text:p>
          </table:table-cell>
          <table:table-cell office:value-type="float" office:value="35434" table:style-name="ce13">
            <text:p>35,434</text:p>
          </table:table-cell>
          <table:table-cell office:value-type="float" office:value="35359" table:style-name="ce13">
            <text:p>35,359</text:p>
          </table:table-cell>
          <table:table-cell office:value-type="float" office:value="6065" table:style-name="ce13">
            <text:p>6,06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All Other C&amp;C Incidents (FTE) [ADR 342 - Incidents year to end 31 March 2016]</text:p>
          </table:table-cell>
          <table:table-cell office:value-type="float" office:value="90767" table:style-name="ce13">
            <text:p>90,767</text:p>
          </table:table-cell>
          <table:table-cell office:value-type="float" office:value="3386" table:style-name="ce14">
            <text:p>3,386</text:p>
          </table:table-cell>
          <table:table-cell office:value-type="float" office:value="21506" table:style-name="ce13">
            <text:p>21,506</text:p>
          </table:table-cell>
          <table:table-cell office:value-type="float" office:value="47115" table:style-name="ce13">
            <text:p>47,115</text:p>
          </table:table-cell>
          <table:table-cell office:value-type="float" office:value="3080" table:style-name="ce13">
            <text:p>3,080</text:p>
          </table:table-cell>
          <table:table-cell office:value-type="float" office:value="64413" table:style-name="ce13">
            <text:p>64,413</text:p>
          </table:table-cell>
          <table:table-cell office:value-type="float" office:value="25330" table:style-name="ce13">
            <text:p>25,330</text:p>
          </table:table-cell>
          <table:table-cell office:value-type="float" office:value="56846" table:style-name="ce13">
            <text:p>56,846</text:p>
          </table:table-cell>
          <table:table-cell office:value-type="float" office:value="55682" table:style-name="ce13">
            <text:p>55,682</text:p>
          </table:table-cell>
          <table:table-cell office:value-type="float" office:value="29022" table:style-name="ce13">
            <text:p>29,022</text:p>
          </table:table-cell>
          <table:table-cell office:value-type="float" office:value="30299" table:style-name="ce13">
            <text:p>30,299</text:p>
          </table:table-cell>
          <table:table-cell office:value-type="float" office:value="23527" table:style-name="ce13">
            <text:p>23,527</text:p>
          </table:table-cell>
          <table:table-cell office:value-type="float" office:value="52428" table:style-name="ce13">
            <text:p>52,428</text:p>
          </table:table-cell>
          <table:table-cell office:value-type="float" office:value="17915" table:style-name="ce13">
            <text:p>17,915</text:p>
          </table:table-cell>
          <table:table-cell office:value-type="float" office:value="377684" table:style-name="ce13">
            <text:p>377,684</text:p>
          </table:table-cell>
          <table:table-cell office:value-type="float" office:value="22685" table:style-name="ce13">
            <text:p>22,685</text:p>
          </table:table-cell>
          <table:table-cell office:value-type="float" office:value="102211" table:style-name="ce13">
            <text:p>102,211</text:p>
          </table:table-cell>
          <table:table-cell office:value-type="float" office:value="60114" table:style-name="ce13">
            <text:p>60,114</text:p>
          </table:table-cell>
          <table:table-cell office:value-type="float" office:value="43889" table:style-name="ce13">
            <text:p>43,889</text:p>
          </table:table-cell>
          <table:table-cell office:value-type="float" office:value="82452" table:style-name="ce13">
            <text:p>82,452</text:p>
          </table:table-cell>
          <table:table-cell office:value-type="float" office:value="49110" table:style-name="ce13">
            <text:p>49,110</text:p>
          </table:table-cell>
          <table:table-cell office:value-type="float" office:value="46526" table:style-name="ce13">
            <text:p>46,526</text:p>
          </table:table-cell>
          <table:table-cell office:value-type="float" office:value="29567" table:style-name="ce13">
            <text:p>29,567</text:p>
          </table:table-cell>
          <table:table-cell office:value-type="float" office:value="94682" table:style-name="ce13">
            <text:p>94,682</text:p>
          </table:table-cell>
          <table:table-cell office:value-type="float" office:value="401181" table:style-name="ce13">
            <text:p>401,181</text:p>
          </table:table-cell>
          <table:table-cell office:value-type="float" office:value="28848" table:style-name="ce13">
            <text:p>28,848</text:p>
          </table:table-cell>
          <table:table-cell office:value-type="float" office:value="22351" table:style-name="ce13">
            <text:p>22,351</text:p>
          </table:table-cell>
          <table:table-cell office:value-type="float" office:value="30534" table:style-name="ce13">
            <text:p>30,534</text:p>
          </table:table-cell>
          <table:table-cell office:value-type="float" office:value="17111" table:style-name="ce13">
            <text:p>17,111</text:p>
          </table:table-cell>
          <table:table-cell office:value-type="float" office:value="107298" table:style-name="ce13">
            <text:p>107,298</text:p>
          </table:table-cell>
          <table:table-cell office:value-type="float" office:value="27839" table:style-name="ce13">
            <text:p>27,839</text:p>
          </table:table-cell>
          <table:table-cell office:value-type="float" office:value="60101" table:style-name="ce13">
            <text:p>60,101</text:p>
          </table:table-cell>
          <table:table-cell office:value-type="float" office:value="58384" table:style-name="ce13">
            <text:p>58,384</text:p>
          </table:table-cell>
          <table:table-cell office:value-type="float" office:value="41952" table:style-name="ce13">
            <text:p>41,952</text:p>
          </table:table-cell>
          <table:table-cell office:value-type="float" office:value="36664" table:style-name="ce13">
            <text:p>36,664</text:p>
          </table:table-cell>
          <table:table-cell office:value-type="float" office:value="36038" table:style-name="ce13">
            <text:p>36,038</text:p>
          </table:table-cell>
          <table:table-cell office:value-type="float" office:value="48193" table:style-name="ce13">
            <text:p>48,193</text:p>
          </table:table-cell>
          <table:table-cell office:value-type="float" office:value="75836" table:style-name="ce13">
            <text:p>75,836</text:p>
          </table:table-cell>
          <table:table-cell office:value-type="float" office:value="18173" table:style-name="ce13">
            <text:p>18,173</text:p>
          </table:table-cell>
          <table:table-cell office:value-type="float" office:value="55280" table:style-name="ce13">
            <text:p>55,280</text:p>
          </table:table-cell>
          <table:table-cell office:value-type="float" office:value="106730" table:style-name="ce13">
            <text:p>106,730</text:p>
          </table:table-cell>
          <table:table-cell office:value-type="float" office:value="72682" table:style-name="ce13">
            <text:p>72,682</text:p>
          </table:table-cell>
          <table:table-cell office:value-type="float" office:value="19727" table:style-name="ce13">
            <text:p>19,727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Incidents summary 2016/17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Total ASB [ADR 342 - Incidents year to end 31 March 2017]</text:p>
          </table:table-cell>
          <table:table-cell office:value-type="float" office:value="5434" table:style-name="ce13">
            <text:p>5,434</text:p>
          </table:table-cell>
          <table:table-cell office:value-type="float" office:value="12853" table:style-name="ce13">
            <text:p>12,853</text:p>
          </table:table-cell>
          <table:table-cell office:value-type="float" office:value="1933" table:style-name="ce13">
            <text:p>1,933</text:p>
          </table:table-cell>
          <table:table-cell office:value-type="float" office:value="4767" table:style-name="ce13">
            <text:p>4,767</text:p>
          </table:table-cell>
          <table:table-cell office:value-type="float" office:value="116" table:style-name="ce13">
            <text:p>116</text:p>
          </table:table-cell>
          <table:table-cell office:value-type="float" office:value="5155" table:style-name="ce13">
            <text:p>5,155</text:p>
          </table:table-cell>
          <table:table-cell office:value-type="float" office:value="1823" table:style-name="ce13">
            <text:p>1,823</text:p>
          </table:table-cell>
          <table:table-cell office:value-type="float" office:value="9647" table:style-name="ce13">
            <text:p>9,647</text:p>
          </table:table-cell>
          <table:table-cell office:value-type="float" office:value="8681" table:style-name="ce13">
            <text:p>8,681</text:p>
          </table:table-cell>
          <table:table-cell office:value-type="float" office:value="2390" table:style-name="ce13">
            <text:p>2,390</text:p>
          </table:table-cell>
          <table:table-cell office:value-type="float" office:value="1673" table:style-name="ce13">
            <text:p>1,673</text:p>
          </table:table-cell>
          <table:table-cell office:value-type="float" office:value="2147" table:style-name="ce13">
            <text:p>2,147</text:p>
          </table:table-cell>
          <table:table-cell office:value-type="float" office:value="7030" table:style-name="ce13">
            <text:p>7,030</text:p>
          </table:table-cell>
          <table:table-cell office:value-type="float" office:value="3591" table:style-name="ce13">
            <text:p>3,591</text:p>
          </table:table-cell>
          <table:table-cell office:value-type="float" office:value="13396" table:style-name="ce13">
            <text:p>13,396</text:p>
          </table:table-cell>
          <table:table-cell office:value-type="float" office:value="3654" table:style-name="ce13">
            <text:p>3,654</text:p>
          </table:table-cell>
          <table:table-cell office:value-type="float" office:value="2399" table:style-name="ce13">
            <text:p>2,399</text:p>
          </table:table-cell>
          <table:table-cell office:value-type="float" office:value="4294" table:style-name="ce13">
            <text:p>4,294</text:p>
          </table:table-cell>
          <table:table-cell office:value-type="float" office:value="1115" table:style-name="ce13">
            <text:p>1,115</text:p>
          </table:table-cell>
          <table:table-cell office:value-type="float" office:value="9212" table:style-name="ce13">
            <text:p>9,212</text:p>
          </table:table-cell>
          <table:table-cell office:value-type="float" office:value="6428" table:style-name="ce13">
            <text:p>6,428</text:p>
          </table:table-cell>
          <table:table-cell office:value-type="float" office:value="402" table:style-name="ce13">
            <text:p>402</text:p>
          </table:table-cell>
          <table:table-cell office:value-type="float" office:value="2401" table:style-name="ce13">
            <text:p>2,401</text:p>
          </table:table-cell>
          <table:table-cell office:value-type="float" office:value="8004" table:style-name="ce13">
            <text:p>8,004</text:p>
          </table:table-cell>
          <table:table-cell office:value-type="float" office:value="6561" table:style-name="ce13">
            <text:p>6,561</text:p>
          </table:table-cell>
          <table:table-cell office:value-type="float" office:value="3104" table:style-name="ce13">
            <text:p>3,104</text:p>
          </table:table-cell>
          <table:table-cell office:value-type="float" office:value="2248" table:style-name="ce13">
            <text:p>2,248</text:p>
          </table:table-cell>
          <table:table-cell office:value-type="float" office:value="4632" table:style-name="ce13">
            <text:p>4,632</text:p>
          </table:table-cell>
          <table:table-cell office:value-type="float" office:value="3004" table:style-name="ce13">
            <text:p>3,004</text:p>
          </table:table-cell>
          <table:table-cell office:value-type="float" office:value="3398" table:style-name="ce13">
            <text:p>3,398</text:p>
          </table:table-cell>
          <table:table-cell office:value-type="float" office:value="5710" table:style-name="ce13">
            <text:p>5,710</text:p>
          </table:table-cell>
          <table:table-cell office:value-type="float" office:value="3978" table:style-name="ce13">
            <text:p>3,978</text:p>
          </table:table-cell>
          <table:table-cell office:value-type="float" office:value="8542" table:style-name="ce13">
            <text:p>8,542</text:p>
          </table:table-cell>
          <table:table-cell office:value-type="float" office:value="5158" table:style-name="ce13">
            <text:p>5,158</text:p>
          </table:table-cell>
          <table:table-cell office:value-type="float" office:value="789" table:style-name="ce13">
            <text:p>789</text:p>
          </table:table-cell>
          <table:table-cell office:value-type="float" office:value="3224" table:style-name="ce13">
            <text:p>3,224</text:p>
          </table:table-cell>
          <table:table-cell office:value-type="float" office:value="6119" table:style-name="ce13">
            <text:p>6,119</text:p>
          </table:table-cell>
          <table:table-cell office:value-type="float" office:value="3317" table:style-name="ce13">
            <text:p>3,317</text:p>
          </table:table-cell>
          <table:table-cell office:value-type="float" office:value="2326" table:style-name="ce13">
            <text:p>2,326</text:p>
          </table:table-cell>
          <table:table-cell office:value-type="float" office:value="6588" table:style-name="ce13">
            <text:p>6,588</text:p>
          </table:table-cell>
          <table:table-cell office:value-type="float" office:value="7700" table:style-name="ce13">
            <text:p>7,700</text:p>
          </table:table-cell>
          <table:table-cell office:value-type="float" office:value="2883" table:style-name="ce13">
            <text:p>2,883</text:p>
          </table:table-cell>
          <table:table-cell office:value-type="float" office:value="2490" table:style-name="ce13">
            <text:p>2,49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Notifiable, Classified C&amp;C Crimes [ADR 342 - Incidents year to end 31 March 2017]</text:p>
          </table:table-cell>
          <table:table-cell office:value-type="float" office:value="21863" table:style-name="ce13">
            <text:p>21,863</text:p>
          </table:table-cell>
          <table:table-cell office:value-type="float" office:value="10669" table:style-name="ce13">
            <text:p>10,669</text:p>
          </table:table-cell>
          <table:table-cell office:value-type="float" office:value="8432" table:style-name="ce13">
            <text:p>8,432</text:p>
          </table:table-cell>
          <table:table-cell office:value-type="float" office:value="12896" table:style-name="ce13">
            <text:p>12,896</text:p>
          </table:table-cell>
          <table:table-cell office:value-type="float" office:value="987" table:style-name="ce13">
            <text:p>987</text:p>
          </table:table-cell>
          <table:table-cell office:value-type="float" office:value="7182" table:style-name="ce13">
            <text:p>7,182</text:p>
          </table:table-cell>
          <table:table-cell office:value-type="float" office:value="4130" table:style-name="ce13">
            <text:p>4,130</text:p>
          </table:table-cell>
          <table:table-cell office:value-type="float" office:value="10845" table:style-name="ce13">
            <text:p>10,845</text:p>
          </table:table-cell>
          <table:table-cell office:value-type="float" office:value="11188" table:style-name="ce13">
            <text:p>11,188</text:p>
          </table:table-cell>
          <table:table-cell office:value-type="float" office:value="5599" table:style-name="ce13">
            <text:p>5,599</text:p>
          </table:table-cell>
          <table:table-cell office:value-type="float" office:value="7744" table:style-name="ce13">
            <text:p>7,744</text:p>
          </table:table-cell>
          <table:table-cell office:value-type="float" office:value="3723" table:style-name="ce13">
            <text:p>3,723</text:p>
          </table:table-cell>
          <table:table-cell office:value-type="float" office:value="12087" table:style-name="ce13">
            <text:p>12,087</text:p>
          </table:table-cell>
          <table:table-cell office:value-type="float" office:value="4643" table:style-name="ce13">
            <text:p>4,643</text:p>
          </table:table-cell>
          <table:table-cell office:value-type="float" office:value="21589" table:style-name="ce13">
            <text:p>21,589</text:p>
          </table:table-cell>
          <table:table-cell office:value-type="float" office:value="9315" table:style-name="ce13">
            <text:p>9,315</text:p>
          </table:table-cell>
          <table:table-cell office:value-type="float" office:value="14301" table:style-name="ce13">
            <text:p>14,301</text:p>
          </table:table-cell>
          <table:table-cell office:value-type="float" office:value="8874" table:style-name="ce13">
            <text:p>8,874</text:p>
          </table:table-cell>
          <table:table-cell office:value-type="float" office:value="6173" table:style-name="ce13">
            <text:p>6,173</text:p>
          </table:table-cell>
          <table:table-cell office:value-type="float" office:value="20747" table:style-name="ce13">
            <text:p>20,747</text:p>
          </table:table-cell>
          <table:table-cell office:value-type="float" office:value="12685" table:style-name="ce13">
            <text:p>12,685</text:p>
          </table:table-cell>
          <table:table-cell office:value-type="float" office:value="8264" table:style-name="ce13">
            <text:p>8,264</text:p>
          </table:table-cell>
          <table:table-cell office:value-type="float" office:value="4869" table:style-name="ce13">
            <text:p>4,869</text:p>
          </table:table-cell>
          <table:table-cell office:value-type="float" office:value="17053" table:style-name="ce13">
            <text:p>17,053</text:p>
          </table:table-cell>
          <table:table-cell office:value-type="float" office:value="213408" table:style-name="ce13">
            <text:p>213,408</text:p>
          </table:table-cell>
          <table:table-cell office:value-type="float" office:value="7166" table:style-name="ce13">
            <text:p>7,166</text:p>
          </table:table-cell>
          <table:table-cell office:value-type="float" office:value="10656" table:style-name="ce13">
            <text:p>10,656</text:p>
          </table:table-cell>
          <table:table-cell office:value-type="float" office:value="5613" table:style-name="ce13">
            <text:p>5,613</text:p>
          </table:table-cell>
          <table:table-cell office:value-type="float" office:value="12339" table:style-name="ce13">
            <text:p>12,339</text:p>
          </table:table-cell>
          <table:table-cell office:value-type="float" office:value="14162" table:style-name="ce13">
            <text:p>14,162</text:p>
          </table:table-cell>
          <table:table-cell office:value-type="float" office:value="11462" table:style-name="ce13">
            <text:p>11,462</text:p>
          </table:table-cell>
          <table:table-cell office:value-type="float" office:value="20295" table:style-name="ce13">
            <text:p>20,295</text:p>
          </table:table-cell>
          <table:table-cell office:value-type="float" office:value="16381" table:style-name="ce13">
            <text:p>16,381</text:p>
          </table:table-cell>
          <table:table-cell office:value-type="float" office:value="12752" table:style-name="ce13">
            <text:p>12,752</text:p>
          </table:table-cell>
          <table:table-cell office:value-type="float" office:value="3897" table:style-name="ce13">
            <text:p>3,897</text:p>
          </table:table-cell>
          <table:table-cell office:value-type="float" office:value="6960" table:style-name="ce13">
            <text:p>6,960</text:p>
          </table:table-cell>
          <table:table-cell office:value-type="float" office:value="18046" table:style-name="ce13">
            <text:p>18,046</text:p>
          </table:table-cell>
          <table:table-cell office:value-type="float" office:value="21890" table:style-name="ce13">
            <text:p>21,890</text:p>
          </table:table-cell>
          <table:table-cell office:value-type="float" office:value="4749" table:style-name="ce13">
            <text:p>4,749</text:p>
          </table:table-cell>
          <table:table-cell office:value-type="float" office:value="10633" table:style-name="ce13">
            <text:p>10,633</text:p>
          </table:table-cell>
          <table:table-cell office:value-type="float" office:value="32496" table:style-name="ce13">
            <text:p>32,496</text:p>
          </table:table-cell>
          <table:table-cell office:value-type="float" office:value="42697" table:style-name="ce13">
            <text:p>42,697</text:p>
          </table:table-cell>
          <table:table-cell office:value-type="float" office:value="3479" table:style-name="ce13">
            <text:p>3,47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Emergency incidents - All Other C&amp;C Incidents [ADR 342 - Incidents year to end 31 March 2017]</text:p>
          </table:table-cell>
          <table:table-cell office:value-type="float" office:value="65138" table:style-name="ce13">
            <text:p>65,138</text:p>
          </table:table-cell>
          <table:table-cell office:value-type="float" office:value="58248" table:style-name="ce13">
            <text:p>58,248</text:p>
          </table:table-cell>
          <table:table-cell office:value-type="float" office:value="32299" table:style-name="ce13">
            <text:p>32,299</text:p>
          </table:table-cell>
          <table:table-cell office:value-type="float" office:value="34948" table:style-name="ce13">
            <text:p>34,948</text:p>
          </table:table-cell>
          <table:table-cell office:value-type="float" office:value="1851" table:style-name="ce13">
            <text:p>1,851</text:p>
          </table:table-cell>
          <table:table-cell office:value-type="float" office:value="18771" table:style-name="ce13">
            <text:p>18,771</text:p>
          </table:table-cell>
          <table:table-cell office:value-type="float" office:value="13441" table:style-name="ce13">
            <text:p>13,441</text:p>
          </table:table-cell>
          <table:table-cell office:value-type="float" office:value="68428" table:style-name="ce13">
            <text:p>68,428</text:p>
          </table:table-cell>
          <table:table-cell office:value-type="float" office:value="56635" table:style-name="ce13">
            <text:p>56,635</text:p>
          </table:table-cell>
          <table:table-cell office:value-type="float" office:value="14294" table:style-name="ce13">
            <text:p>14,294</text:p>
          </table:table-cell>
          <table:table-cell office:value-type="float" office:value="17969" table:style-name="ce13">
            <text:p>17,969</text:p>
          </table:table-cell>
          <table:table-cell office:value-type="float" office:value="21977" table:style-name="ce13">
            <text:p>21,977</text:p>
          </table:table-cell>
          <table:table-cell office:value-type="float" office:value="30945" table:style-name="ce13">
            <text:p>30,945</text:p>
          </table:table-cell>
          <table:table-cell office:value-type="float" office:value="19170" table:style-name="ce13">
            <text:p>19,170</text:p>
          </table:table-cell>
          <table:table-cell office:value-type="float" office:value="79792" table:style-name="ce13">
            <text:p>79,792</text:p>
          </table:table-cell>
          <table:table-cell office:value-type="float" office:value="41057" table:style-name="ce13">
            <text:p>41,057</text:p>
          </table:table-cell>
          <table:table-cell office:value-type="float" office:value="22623" table:style-name="ce13">
            <text:p>22,623</text:p>
          </table:table-cell>
          <table:table-cell office:value-type="float" office:value="37326" table:style-name="ce13">
            <text:p>37,326</text:p>
          </table:table-cell>
          <table:table-cell office:value-type="float" office:value="15824" table:style-name="ce13">
            <text:p>15,824</text:p>
          </table:table-cell>
          <table:table-cell office:value-type="float" office:value="52094" table:style-name="ce13">
            <text:p>52,094</text:p>
          </table:table-cell>
          <table:table-cell office:value-type="float" office:value="35806" table:style-name="ce13">
            <text:p>35,806</text:p>
          </table:table-cell>
          <table:table-cell office:value-type="float" office:value="17647" table:style-name="ce13">
            <text:p>17,647</text:p>
          </table:table-cell>
          <table:table-cell office:value-type="float" office:value="24276" table:style-name="ce13">
            <text:p>24,276</text:p>
          </table:table-cell>
          <table:table-cell office:value-type="float" office:value="48543" table:style-name="ce13">
            <text:p>48,543</text:p>
          </table:table-cell>
          <table:table-cell office:value-type="float" office:value="257530" table:style-name="ce13">
            <text:p>257,530</text:p>
          </table:table-cell>
          <table:table-cell office:value-type="float" office:value="29718" table:style-name="ce13">
            <text:p>29,718</text:p>
          </table:table-cell>
          <table:table-cell office:value-type="float" office:value="17205" table:style-name="ce13">
            <text:p>17,205</text:p>
          </table:table-cell>
          <table:table-cell office:value-type="float" office:value="22502" table:style-name="ce13">
            <text:p>22,502</text:p>
          </table:table-cell>
          <table:table-cell office:value-type="float" office:value="26499" table:style-name="ce13">
            <text:p>26,499</text:p>
          </table:table-cell>
          <table:table-cell office:value-type="float" office:value="25772" table:style-name="ce13">
            <text:p>25,772</text:p>
          </table:table-cell>
          <table:table-cell office:value-type="float" office:value="27831" table:style-name="ce13">
            <text:p>27,831</text:p>
          </table:table-cell>
          <table:table-cell office:value-type="float" office:value="62799" table:style-name="ce13">
            <text:p>62,799</text:p>
          </table:table-cell>
          <table:table-cell office:value-type="float" office:value="44022" table:style-name="ce13">
            <text:p>44,022</text:p>
          </table:table-cell>
          <table:table-cell office:value-type="float" office:value="36071" table:style-name="ce13">
            <text:p>36,071</text:p>
          </table:table-cell>
          <table:table-cell office:value-type="float" office:value="14705" table:style-name="ce13">
            <text:p>14,705</text:p>
          </table:table-cell>
          <table:table-cell office:value-type="float" office:value="24411" table:style-name="ce13">
            <text:p>24,411</text:p>
          </table:table-cell>
          <table:table-cell office:value-type="float" office:value="55188" table:style-name="ce13">
            <text:p>55,188</text:p>
          </table:table-cell>
          <table:table-cell office:value-type="float" office:value="105705" table:style-name="ce13">
            <text:p>105,705</text:p>
          </table:table-cell>
          <table:table-cell office:value-type="float" office:value="21818" table:style-name="ce13">
            <text:p>21,818</text:p>
          </table:table-cell>
          <table:table-cell office:value-type="float" office:value="29723" table:style-name="ce13">
            <text:p>29,723</text:p>
          </table:table-cell>
          <table:table-cell office:value-type="float" office:value="104874" table:style-name="ce13">
            <text:p>104,874</text:p>
          </table:table-cell>
          <table:table-cell office:value-type="float" office:value="65629" table:style-name="ce13">
            <text:p>65,629</text:p>
          </table:table-cell>
          <table:table-cell office:value-type="float" office:value="10910" table:style-name="ce13">
            <text:p>10,91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Total ASB [ADR 342 - Incidents year to end 31 March 2017]</text:p>
          </table:table-cell>
          <table:table-cell office:value-type="float" office:value="17586" table:style-name="ce13">
            <text:p>17,586</text:p>
          </table:table-cell>
          <table:table-cell office:value-type="string" table:style-name="ce14">
            <text:p>n/a</text:p>
          </table:table-cell>
          <table:table-cell office:value-type="float" office:value="4021" table:style-name="ce13">
            <text:p>4,021</text:p>
          </table:table-cell>
          <table:table-cell office:value-type="float" office:value="13380" table:style-name="ce13">
            <text:p>13,380</text:p>
          </table:table-cell>
          <table:table-cell office:value-type="float" office:value="1011" table:style-name="ce13">
            <text:p>1,011</text:p>
          </table:table-cell>
          <table:table-cell office:value-type="float" office:value="15385" table:style-name="ce13">
            <text:p>15,385</text:p>
          </table:table-cell>
          <table:table-cell office:value-type="float" office:value="4796" table:style-name="ce13">
            <text:p>4,796</text:p>
          </table:table-cell>
          <table:table-cell office:value-type="float" office:value="16923" table:style-name="ce13">
            <text:p>16,923</text:p>
          </table:table-cell>
          <table:table-cell office:value-type="float" office:value="14854" table:style-name="ce13">
            <text:p>14,854</text:p>
          </table:table-cell>
          <table:table-cell office:value-type="float" office:value="8721" table:style-name="ce13">
            <text:p>8,721</text:p>
          </table:table-cell>
          <table:table-cell office:value-type="float" office:value="10734" table:style-name="ce13">
            <text:p>10,734</text:p>
          </table:table-cell>
          <table:table-cell office:value-type="float" office:value="5907" table:style-name="ce13">
            <text:p>5,907</text:p>
          </table:table-cell>
          <table:table-cell office:value-type="float" office:value="10131" table:style-name="ce13">
            <text:p>10,131</text:p>
          </table:table-cell>
          <table:table-cell office:value-type="float" office:value="3285" table:style-name="ce13">
            <text:p>3,285</text:p>
          </table:table-cell>
          <table:table-cell office:value-type="float" office:value="72019" table:style-name="ce13">
            <text:p>72,019</text:p>
          </table:table-cell>
          <table:table-cell office:value-type="float" office:value="6173" table:style-name="ce13">
            <text:p>6,173</text:p>
          </table:table-cell>
          <table:table-cell office:value-type="float" office:value="25730" table:style-name="ce13">
            <text:p>25,730</text:p>
          </table:table-cell>
          <table:table-cell office:value-type="float" office:value="9215" table:style-name="ce13">
            <text:p>9,215</text:p>
          </table:table-cell>
          <table:table-cell office:value-type="float" office:value="11513" table:style-name="ce13">
            <text:p>11,513</text:p>
          </table:table-cell>
          <table:table-cell office:value-type="float" office:value="13914" table:style-name="ce13">
            <text:p>13,914</text:p>
          </table:table-cell>
          <table:table-cell office:value-type="float" office:value="16285" table:style-name="ce13">
            <text:p>16,285</text:p>
          </table:table-cell>
          <table:table-cell office:value-type="float" office:value="7962" table:style-name="ce13">
            <text:p>7,962</text:p>
          </table:table-cell>
          <table:table-cell office:value-type="float" office:value="6782" table:style-name="ce13">
            <text:p>6,782</text:p>
          </table:table-cell>
          <table:table-cell office:value-type="float" office:value="29687" table:style-name="ce13">
            <text:p>29,687</text:p>
          </table:table-cell>
          <table:table-cell office:value-type="float" office:value="93760" table:style-name="ce13">
            <text:p>93,760</text:p>
          </table:table-cell>
          <table:table-cell office:value-type="float" office:value="6145" table:style-name="ce13">
            <text:p>6,145</text:p>
          </table:table-cell>
          <table:table-cell office:value-type="float" office:value="9646" table:style-name="ce13">
            <text:p>9,646</text:p>
          </table:table-cell>
          <table:table-cell office:value-type="float" office:value="10781" table:style-name="ce13">
            <text:p>10,781</text:p>
          </table:table-cell>
          <table:table-cell office:value-type="float" office:value="4246" table:style-name="ce13">
            <text:p>4,246</text:p>
          </table:table-cell>
          <table:table-cell office:value-type="float" office:value="22107" table:style-name="ce13">
            <text:p>22,107</text:p>
          </table:table-cell>
          <table:table-cell office:value-type="float" office:value="12271" table:style-name="ce13">
            <text:p>12,271</text:p>
          </table:table-cell>
          <table:table-cell office:value-type="float" office:value="19709" table:style-name="ce13">
            <text:p>19,709</text:p>
          </table:table-cell>
          <table:table-cell office:value-type="float" office:value="19097" table:style-name="ce13">
            <text:p>19,097</text:p>
          </table:table-cell>
          <table:table-cell office:value-type="float" office:value="13482" table:style-name="ce13">
            <text:p>13,482</text:p>
          </table:table-cell>
          <table:table-cell office:value-type="float" office:value="4294" table:style-name="ce13">
            <text:p>4,294</text:p>
          </table:table-cell>
          <table:table-cell office:value-type="float" office:value="5112" table:style-name="ce13">
            <text:p>5,112</text:p>
          </table:table-cell>
          <table:table-cell office:value-type="float" office:value="10001" table:style-name="ce13">
            <text:p>10,001</text:p>
          </table:table-cell>
          <table:table-cell office:value-type="float" office:value="6999" table:style-name="ce13">
            <text:p>6,999</text:p>
          </table:table-cell>
          <table:table-cell office:value-type="float" office:value="4179" table:style-name="ce13">
            <text:p>4,179</text:p>
          </table:table-cell>
          <table:table-cell office:value-type="float" office:value="17299" table:style-name="ce13">
            <text:p>17,299</text:p>
          </table:table-cell>
          <table:table-cell office:value-type="float" office:value="16121" table:style-name="ce13">
            <text:p>16,121</text:p>
          </table:table-cell>
          <table:table-cell office:value-type="float" office:value="16142" table:style-name="ce13">
            <text:p>16,142</text:p>
          </table:table-cell>
          <table:table-cell office:value-type="float" office:value="6725" table:style-name="ce13">
            <text:p>6,725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Notifiable, Classified C&amp;C Crimes (FTE) [ADR 342 - Incidents year to end 31 March 2017]</text:p>
          </table:table-cell>
          <table:table-cell office:value-type="float" office:value="43310" table:style-name="ce13">
            <text:p>43,310</text:p>
          </table:table-cell>
          <table:table-cell office:value-type="string" table:style-name="ce14">
            <text:p>n/a</text:p>
          </table:table-cell>
          <table:table-cell office:value-type="float" office:value="7871" table:style-name="ce13">
            <text:p>7,871</text:p>
          </table:table-cell>
          <table:table-cell office:value-type="float" office:value="17261" table:style-name="ce13">
            <text:p>17,261</text:p>
          </table:table-cell>
          <table:table-cell office:value-type="float" office:value="1164" table:style-name="ce13">
            <text:p>1,164</text:p>
          </table:table-cell>
          <table:table-cell office:value-type="float" office:value="12937" table:style-name="ce13">
            <text:p>12,937</text:p>
          </table:table-cell>
          <table:table-cell office:value-type="float" office:value="6267" table:style-name="ce13">
            <text:p>6,267</text:p>
          </table:table-cell>
          <table:table-cell office:value-type="float" office:value="11616" table:style-name="ce13">
            <text:p>11,616</text:p>
          </table:table-cell>
          <table:table-cell office:value-type="float" office:value="7484" table:style-name="ce13">
            <text:p>7,484</text:p>
          </table:table-cell>
          <table:table-cell office:value-type="float" office:value="11336" table:style-name="ce13">
            <text:p>11,336</text:p>
          </table:table-cell>
          <table:table-cell office:value-type="float" office:value="7494" table:style-name="ce13">
            <text:p>7,494</text:p>
          </table:table-cell>
          <table:table-cell office:value-type="float" office:value="4551" table:style-name="ce13">
            <text:p>4,551</text:p>
          </table:table-cell>
          <table:table-cell office:value-type="float" office:value="13709" table:style-name="ce13">
            <text:p>13,709</text:p>
          </table:table-cell>
          <table:table-cell office:value-type="float" office:value="5263" table:style-name="ce13">
            <text:p>5,263</text:p>
          </table:table-cell>
          <table:table-cell office:value-type="float" office:value="51405" table:style-name="ce13">
            <text:p>51,405</text:p>
          </table:table-cell>
          <table:table-cell office:value-type="float" office:value="10079" table:style-name="ce13">
            <text:p>10,079</text:p>
          </table:table-cell>
          <table:table-cell office:value-type="float" office:value="43124" table:style-name="ce13">
            <text:p>43,124</text:p>
          </table:table-cell>
          <table:table-cell office:value-type="float" office:value="12359" table:style-name="ce13">
            <text:p>12,359</text:p>
          </table:table-cell>
          <table:table-cell office:value-type="float" office:value="25899" table:style-name="ce13">
            <text:p>25,899</text:p>
          </table:table-cell>
          <table:table-cell office:value-type="float" office:value="18981" table:style-name="ce13">
            <text:p>18,981</text:p>
          </table:table-cell>
          <table:table-cell office:value-type="float" office:value="14924" table:style-name="ce13">
            <text:p>14,924</text:p>
          </table:table-cell>
          <table:table-cell office:value-type="float" office:value="11614" table:style-name="ce13">
            <text:p>11,614</text:p>
          </table:table-cell>
          <table:table-cell office:value-type="float" office:value="8099" table:style-name="ce13">
            <text:p>8,099</text:p>
          </table:table-cell>
          <table:table-cell office:value-type="float" office:value="29246" table:style-name="ce13">
            <text:p>29,246</text:p>
          </table:table-cell>
          <table:table-cell office:value-type="float" office:value="243502" table:style-name="ce13">
            <text:p>243,502</text:p>
          </table:table-cell>
          <table:table-cell office:value-type="float" office:value="6756" table:style-name="ce13">
            <text:p>6,756</text:p>
          </table:table-cell>
          <table:table-cell office:value-type="float" office:value="11975" table:style-name="ce13">
            <text:p>11,975</text:p>
          </table:table-cell>
          <table:table-cell office:value-type="float" office:value="5462" table:style-name="ce13">
            <text:p>5,462</text:p>
          </table:table-cell>
          <table:table-cell office:value-type="float" office:value="10981" table:style-name="ce13">
            <text:p>10,981</text:p>
          </table:table-cell>
          <table:table-cell office:value-type="float" office:value="28391" table:style-name="ce13">
            <text:p>28,391</text:p>
          </table:table-cell>
          <table:table-cell office:value-type="float" office:value="14414" table:style-name="ce13">
            <text:p>14,414</text:p>
          </table:table-cell>
          <table:table-cell office:value-type="float" office:value="40949" table:style-name="ce13">
            <text:p>40,949</text:p>
          </table:table-cell>
          <table:table-cell office:value-type="float" office:value="20998" table:style-name="ce13">
            <text:p>20,998</text:p>
          </table:table-cell>
          <table:table-cell office:value-type="float" office:value="18505" table:style-name="ce13">
            <text:p>18,505</text:p>
          </table:table-cell>
          <table:table-cell office:value-type="float" office:value="7179" table:style-name="ce13">
            <text:p>7,179</text:p>
          </table:table-cell>
          <table:table-cell office:value-type="float" office:value="10200" table:style-name="ce13">
            <text:p>10,200</text:p>
          </table:table-cell>
          <table:table-cell office:value-type="float" office:value="11770" table:style-name="ce13">
            <text:p>11,770</text:p>
          </table:table-cell>
          <table:table-cell office:value-type="float" office:value="18628" table:style-name="ce13">
            <text:p>18,628</text:p>
          </table:table-cell>
          <table:table-cell office:value-type="float" office:value="6880" table:style-name="ce13">
            <text:p>6,880</text:p>
          </table:table-cell>
          <table:table-cell office:value-type="float" office:value="21700" table:style-name="ce13">
            <text:p>21,700</text:p>
          </table:table-cell>
          <table:table-cell office:value-type="float" office:value="32287" table:style-name="ce13">
            <text:p>32,287</text:p>
          </table:table-cell>
          <table:table-cell office:value-type="float" office:value="41512" table:style-name="ce13">
            <text:p>41,512</text:p>
          </table:table-cell>
          <table:table-cell office:value-type="float" office:value="6893" table:style-name="ce13">
            <text:p>6,89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Priority incidents - All Other C&amp;C Incidents (FTE) [ADR 342 - Incidents year to end 31 March 2017]</text:p>
          </table:table-cell>
          <table:table-cell office:value-type="float" office:value="88429" table:style-name="ce13">
            <text:p>88,429</text:p>
          </table:table-cell>
          <table:table-cell office:value-type="string" table:style-name="ce14">
            <text:p>n/a</text:p>
          </table:table-cell>
          <table:table-cell office:value-type="float" office:value="21639" table:style-name="ce13">
            <text:p>21,639</text:p>
          </table:table-cell>
          <table:table-cell office:value-type="float" office:value="44763" table:style-name="ce13">
            <text:p>44,763</text:p>
          </table:table-cell>
          <table:table-cell office:value-type="float" office:value="2645" table:style-name="ce13">
            <text:p>2,645</text:p>
          </table:table-cell>
          <table:table-cell office:value-type="float" office:value="61929" table:style-name="ce13">
            <text:p>61,929</text:p>
          </table:table-cell>
          <table:table-cell office:value-type="float" office:value="19061" table:style-name="ce13">
            <text:p>19,061</text:p>
          </table:table-cell>
          <table:table-cell office:value-type="float" office:value="47218" table:style-name="ce13">
            <text:p>47,218</text:p>
          </table:table-cell>
          <table:table-cell office:value-type="float" office:value="53334" table:style-name="ce13">
            <text:p>53,334</text:p>
          </table:table-cell>
          <table:table-cell office:value-type="float" office:value="28314" table:style-name="ce13">
            <text:p>28,314</text:p>
          </table:table-cell>
          <table:table-cell office:value-type="float" office:value="29464" table:style-name="ce13">
            <text:p>29,464</text:p>
          </table:table-cell>
          <table:table-cell office:value-type="float" office:value="23389" table:style-name="ce13">
            <text:p>23,389</text:p>
          </table:table-cell>
          <table:table-cell office:value-type="float" office:value="49487" table:style-name="ce13">
            <text:p>49,487</text:p>
          </table:table-cell>
          <table:table-cell office:value-type="float" office:value="17331" table:style-name="ce13">
            <text:p>17,331</text:p>
          </table:table-cell>
          <table:table-cell office:value-type="float" office:value="361981" table:style-name="ce13">
            <text:p>361,981</text:p>
          </table:table-cell>
          <table:table-cell office:value-type="float" office:value="35294" table:style-name="ce13">
            <text:p>35,294</text:p>
          </table:table-cell>
          <table:table-cell office:value-type="float" office:value="99186" table:style-name="ce13">
            <text:p>99,186</text:p>
          </table:table-cell>
          <table:table-cell office:value-type="float" office:value="55054" table:style-name="ce13">
            <text:p>55,054</text:p>
          </table:table-cell>
          <table:table-cell office:value-type="float" office:value="68546" table:style-name="ce13">
            <text:p>68,546</text:p>
          </table:table-cell>
          <table:table-cell office:value-type="float" office:value="80726" table:style-name="ce13">
            <text:p>80,726</text:p>
          </table:table-cell>
          <table:table-cell office:value-type="float" office:value="54126" table:style-name="ce13">
            <text:p>54,126</text:p>
          </table:table-cell>
          <table:table-cell office:value-type="float" office:value="45984" table:style-name="ce13">
            <text:p>45,984</text:p>
          </table:table-cell>
          <table:table-cell office:value-type="float" office:value="27325" table:style-name="ce13">
            <text:p>27,325</text:p>
          </table:table-cell>
          <table:table-cell office:value-type="float" office:value="74088" table:style-name="ce13">
            <text:p>74,088</text:p>
          </table:table-cell>
          <table:table-cell office:value-type="float" office:value="381015" table:style-name="ce13">
            <text:p>381,015</text:p>
          </table:table-cell>
          <table:table-cell office:value-type="float" office:value="29305" table:style-name="ce13">
            <text:p>29,305</text:p>
          </table:table-cell>
          <table:table-cell office:value-type="float" office:value="21470" table:style-name="ce13">
            <text:p>21,470</text:p>
          </table:table-cell>
          <table:table-cell office:value-type="float" office:value="29483" table:style-name="ce13">
            <text:p>29,483</text:p>
          </table:table-cell>
          <table:table-cell office:value-type="float" office:value="19257" table:style-name="ce13">
            <text:p>19,257</text:p>
          </table:table-cell>
          <table:table-cell office:value-type="float" office:value="91842" table:style-name="ce13">
            <text:p>91,842</text:p>
          </table:table-cell>
          <table:table-cell office:value-type="float" office:value="26990" table:style-name="ce13">
            <text:p>26,990</text:p>
          </table:table-cell>
          <table:table-cell office:value-type="float" office:value="62267" table:style-name="ce13">
            <text:p>62,267</text:p>
          </table:table-cell>
          <table:table-cell office:value-type="float" office:value="54836" table:style-name="ce13">
            <text:p>54,836</text:p>
          </table:table-cell>
          <table:table-cell office:value-type="float" office:value="41967" table:style-name="ce13">
            <text:p>41,967</text:p>
          </table:table-cell>
          <table:table-cell office:value-type="float" office:value="37164" table:style-name="ce13">
            <text:p>37,164</text:p>
          </table:table-cell>
          <table:table-cell office:value-type="float" office:value="35741" table:style-name="ce13">
            <text:p>35,741</text:p>
          </table:table-cell>
          <table:table-cell office:value-type="float" office:value="44113" table:style-name="ce13">
            <text:p>44,113</text:p>
          </table:table-cell>
          <table:table-cell office:value-type="float" office:value="75738" table:style-name="ce13">
            <text:p>75,738</text:p>
          </table:table-cell>
          <table:table-cell office:value-type="float" office:value="20877" table:style-name="ce13">
            <text:p>20,877</text:p>
          </table:table-cell>
          <table:table-cell office:value-type="float" office:value="61304" table:style-name="ce13">
            <text:p>61,304</text:p>
          </table:table-cell>
          <table:table-cell office:value-type="float" office:value="89827" table:style-name="ce13">
            <text:p>89,827</text:p>
          </table:table-cell>
          <table:table-cell office:value-type="float" office:value="72628" table:style-name="ce13">
            <text:p>72,628</text:p>
          </table:table-cell>
          <table:table-cell office:value-type="float" office:value="19808" table:style-name="ce13">
            <text:p>19,808</text:p>
          </table:table-cell>
          <table:table-cell table:number-columns-repeated="16340" table:style-name="ce4"/>
        </table:table-row>
        <table:table-row table:style-name="ro2">
          <table:table-cell office:value-type="string" table:style-name="ce12">
            <text:p>Incidents by classification 2012/13 to 2015/16</text:p>
          </table:table-cell>
          <table:table-cell table:number-columns-repeated="43" table:style-name="ce13"/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4]</text:p>
          </table:table-cell>
          <table:table-cell office:value-type="float" office:value="72910" table:style-name="ce13">
            <text:p>72,910</text:p>
          </table:table-cell>
          <table:table-cell office:value-type="float" office:value="25212" table:style-name="ce13">
            <text:p>25,212</text:p>
          </table:table-cell>
          <table:table-cell office:value-type="float" office:value="39051" table:style-name="ce13">
            <text:p>39,051</text:p>
          </table:table-cell>
          <table:table-cell office:value-type="float" office:value="61307" table:style-name="ce13">
            <text:p>61,307</text:p>
          </table:table-cell>
          <table:table-cell office:value-type="float" office:value="2464" table:style-name="ce13">
            <text:p>2,464</text:p>
          </table:table-cell>
          <table:table-cell office:value-type="float" office:value="31913" table:style-name="ce13">
            <text:p>31,913</text:p>
          </table:table-cell>
          <table:table-cell office:value-type="float" office:value="20233" table:style-name="ce13">
            <text:p>20,233</text:p>
          </table:table-cell>
          <table:table-cell office:value-type="float" office:value="100265" table:style-name="ce13">
            <text:p>100,265</text:p>
          </table:table-cell>
          <table:table-cell office:value-type="float" office:value="85048" table:style-name="ce13">
            <text:p>85,048</text:p>
          </table:table-cell>
          <table:table-cell office:value-type="float" office:value="22229" table:style-name="ce13">
            <text:p>22,229</text:p>
          </table:table-cell>
          <table:table-cell office:value-type="float" office:value="27384" table:style-name="ce13">
            <text:p>27,384</text:p>
          </table:table-cell>
          <table:table-cell office:value-type="float" office:value="26732" table:style-name="ce13">
            <text:p>26,732</text:p>
          </table:table-cell>
          <table:table-cell office:value-type="float" office:value="40805" table:style-name="ce13">
            <text:p>40,805</text:p>
          </table:table-cell>
          <table:table-cell office:value-type="float" office:value="25846" table:style-name="ce13">
            <text:p>25,846</text:p>
          </table:table-cell>
          <table:table-cell office:value-type="float" office:value="101748" table:style-name="ce13">
            <text:p>101,748</text:p>
          </table:table-cell>
          <table:table-cell office:value-type="float" office:value="43944" table:style-name="ce13">
            <text:p>43,944</text:p>
          </table:table-cell>
          <table:table-cell office:value-type="float" office:value="38750" table:style-name="ce13">
            <text:p>38,750</text:p>
          </table:table-cell>
          <table:table-cell office:value-type="float" office:value="46117" table:style-name="ce13">
            <text:p>46,117</text:p>
          </table:table-cell>
          <table:table-cell office:value-type="float" office:value="5002" table:style-name="ce13">
            <text:p>5,002</text:p>
          </table:table-cell>
          <table:table-cell office:value-type="float" office:value="75633" table:style-name="ce13">
            <text:p>75,633</text:p>
          </table:table-cell>
          <table:table-cell office:value-type="float" office:value="40424" table:style-name="ce13">
            <text:p>40,424</text:p>
          </table:table-cell>
          <table:table-cell office:value-type="float" office:value="22976" table:style-name="ce13">
            <text:p>22,976</text:p>
          </table:table-cell>
          <table:table-cell office:value-type="float" office:value="42563" table:style-name="ce13">
            <text:p>42,563</text:p>
          </table:table-cell>
          <table:table-cell office:value-type="float" office:value="70494" table:style-name="ce13">
            <text:p>70,494</text:p>
          </table:table-cell>
          <table:table-cell office:value-type="float" office:value="503921" table:style-name="ce13">
            <text:p>503,921</text:p>
          </table:table-cell>
          <table:table-cell office:value-type="float" office:value="37983" table:style-name="ce13">
            <text:p>37,983</text:p>
          </table:table-cell>
          <table:table-cell office:value-type="float" office:value="29540" table:style-name="ce13">
            <text:p>29,540</text:p>
          </table:table-cell>
          <table:table-cell office:value-type="float" office:value="36737" table:style-name="ce13">
            <text:p>36,737</text:p>
          </table:table-cell>
          <table:table-cell office:value-type="float" office:value="48603" table:style-name="ce13">
            <text:p>48,603</text:p>
          </table:table-cell>
          <table:table-cell office:value-type="float" office:value="57569" table:style-name="ce13">
            <text:p>57,569</text:p>
          </table:table-cell>
          <table:table-cell office:value-type="float" office:value="62063" table:style-name="ce13">
            <text:p>62,063</text:p>
          </table:table-cell>
          <table:table-cell office:value-type="float" office:value="90254" table:style-name="ce13">
            <text:p>90,254</text:p>
          </table:table-cell>
          <table:table-cell office:value-type="float" office:value="58561" table:style-name="ce13">
            <text:p>58,561</text:p>
          </table:table-cell>
          <table:table-cell office:value-type="float" office:value="48899" table:style-name="ce13">
            <text:p>48,899</text:p>
          </table:table-cell>
          <table:table-cell office:value-type="float" office:value="15445" table:style-name="ce13">
            <text:p>15,445</text:p>
          </table:table-cell>
          <table:table-cell office:value-type="float" office:value="32043" table:style-name="ce13">
            <text:p>32,043</text:p>
          </table:table-cell>
          <table:table-cell office:value-type="float" office:value="82114" table:style-name="ce13">
            <text:p>82,114</text:p>
          </table:table-cell>
          <table:table-cell office:value-type="float" office:value="117812" table:style-name="ce13">
            <text:p>117,812</text:p>
          </table:table-cell>
          <table:table-cell office:value-type="float" office:value="25984" table:style-name="ce13">
            <text:p>25,984</text:p>
          </table:table-cell>
          <table:table-cell office:value-type="float" office:value="39183" table:style-name="ce13">
            <text:p>39,183</text:p>
          </table:table-cell>
          <table:table-cell office:value-type="float" office:value="133638" table:style-name="ce13">
            <text:p>133,638</text:p>
          </table:table-cell>
          <table:table-cell office:value-type="float" office:value="104085" table:style-name="ce13">
            <text:p>104,085</text:p>
          </table:table-cell>
          <table:table-cell office:value-type="float" office:value="15780" table:style-name="ce13">
            <text:p>15,78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4]</text:p>
          </table:table-cell>
          <table:table-cell office:value-type="float" office:value="169168" table:style-name="ce13">
            <text:p>169,168</text:p>
          </table:table-cell>
          <table:table-cell office:value-type="float" office:value="24566" table:style-name="ce13">
            <text:p>24,566</text:p>
          </table:table-cell>
          <table:table-cell office:value-type="float" office:value="37013" table:style-name="ce13">
            <text:p>37,013</text:p>
          </table:table-cell>
          <table:table-cell office:value-type="float" office:value="117615" table:style-name="ce13">
            <text:p>117,615</text:p>
          </table:table-cell>
          <table:table-cell office:value-type="float" office:value="5055" table:style-name="ce13">
            <text:p>5,055</text:p>
          </table:table-cell>
          <table:table-cell office:value-type="float" office:value="115718" table:style-name="ce13">
            <text:p>115,718</text:p>
          </table:table-cell>
          <table:table-cell office:value-type="float" office:value="60141" table:style-name="ce13">
            <text:p>60,141</text:p>
          </table:table-cell>
          <table:table-cell office:value-type="float" office:value="113751" table:style-name="ce13">
            <text:p>113,751</text:p>
          </table:table-cell>
          <table:table-cell office:value-type="float" office:value="85581" table:style-name="ce13">
            <text:p>85,581</text:p>
          </table:table-cell>
          <table:table-cell office:value-type="float" office:value="59217" table:style-name="ce13">
            <text:p>59,217</text:p>
          </table:table-cell>
          <table:table-cell office:value-type="float" office:value="60207" table:style-name="ce13">
            <text:p>60,207</text:p>
          </table:table-cell>
          <table:table-cell office:value-type="float" office:value="32015" table:style-name="ce13">
            <text:p>32,015</text:p>
          </table:table-cell>
          <table:table-cell office:value-type="float" office:value="105377" table:style-name="ce13">
            <text:p>105,377</text:p>
          </table:table-cell>
          <table:table-cell office:value-type="float" office:value="18055" table:style-name="ce13">
            <text:p>18,055</text:p>
          </table:table-cell>
          <table:table-cell office:value-type="float" office:value="511606" table:style-name="ce13">
            <text:p>511,606</text:p>
          </table:table-cell>
          <table:table-cell office:value-type="float" office:value="40218" table:style-name="ce13">
            <text:p>40,218</text:p>
          </table:table-cell>
          <table:table-cell office:value-type="float" office:value="196476" table:style-name="ce13">
            <text:p>196,476</text:p>
          </table:table-cell>
          <table:table-cell office:value-type="float" office:value="90950" table:style-name="ce13">
            <text:p>90,950</text:p>
          </table:table-cell>
          <table:table-cell office:value-type="float" office:value="66685" table:style-name="ce13">
            <text:p>66,685</text:p>
          </table:table-cell>
          <table:table-cell office:value-type="float" office:value="139193" table:style-name="ce13">
            <text:p>139,193</text:p>
          </table:table-cell>
          <table:table-cell office:value-type="float" office:value="84198" table:style-name="ce13">
            <text:p>84,198</text:p>
          </table:table-cell>
          <table:table-cell office:value-type="float" office:value="82512" table:style-name="ce13">
            <text:p>82,512</text:p>
          </table:table-cell>
          <table:table-cell office:value-type="float" office:value="56319" table:style-name="ce13">
            <text:p>56,319</text:p>
          </table:table-cell>
          <table:table-cell office:value-type="float" office:value="121039" table:style-name="ce13">
            <text:p>121,039</text:p>
          </table:table-cell>
          <table:table-cell office:value-type="float" office:value="718897" table:style-name="ce13">
            <text:p>718,897</text:p>
          </table:table-cell>
          <table:table-cell office:value-type="float" office:value="48528" table:style-name="ce13">
            <text:p>48,528</text:p>
          </table:table-cell>
          <table:table-cell office:value-type="float" office:value="53810" table:style-name="ce13">
            <text:p>53,810</text:p>
          </table:table-cell>
          <table:table-cell office:value-type="float" office:value="52276" table:style-name="ce13">
            <text:p>52,276</text:p>
          </table:table-cell>
          <table:table-cell office:value-type="float" office:value="52521" table:style-name="ce13">
            <text:p>52,521</text:p>
          </table:table-cell>
          <table:table-cell office:value-type="float" office:value="178145" table:style-name="ce13">
            <text:p>178,145</text:p>
          </table:table-cell>
          <table:table-cell office:value-type="float" office:value="80599" table:style-name="ce13">
            <text:p>80,599</text:p>
          </table:table-cell>
          <table:table-cell office:value-type="float" office:value="113621" table:style-name="ce13">
            <text:p>113,621</text:p>
          </table:table-cell>
          <table:table-cell office:value-type="float" office:value="82397" table:style-name="ce13">
            <text:p>82,397</text:p>
          </table:table-cell>
          <table:table-cell office:value-type="float" office:value="73210" table:style-name="ce13">
            <text:p>73,210</text:p>
          </table:table-cell>
          <table:table-cell office:value-type="float" office:value="70312" table:style-name="ce13">
            <text:p>70,312</text:p>
          </table:table-cell>
          <table:table-cell office:value-type="float" office:value="63583" table:style-name="ce13">
            <text:p>63,583</text:p>
          </table:table-cell>
          <table:table-cell office:value-type="float" office:value="91599" table:style-name="ce13">
            <text:p>91,599</text:p>
          </table:table-cell>
          <table:table-cell office:value-type="float" office:value="144360" table:style-name="ce13">
            <text:p>144,360</text:p>
          </table:table-cell>
          <table:table-cell office:value-type="float" office:value="28195" table:style-name="ce13">
            <text:p>28,195</text:p>
          </table:table-cell>
          <table:table-cell office:value-type="float" office:value="98055" table:style-name="ce13">
            <text:p>98,055</text:p>
          </table:table-cell>
          <table:table-cell office:value-type="float" office:value="139724" table:style-name="ce13">
            <text:p>139,724</text:p>
          </table:table-cell>
          <table:table-cell office:value-type="float" office:value="126210" table:style-name="ce13">
            <text:p>126,210</text:p>
          </table:table-cell>
          <table:table-cell office:value-type="float" office:value="33304" table:style-name="ce13">
            <text:p>33,30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4]</text:p>
          </table:table-cell>
          <table:table-cell office:value-type="float" office:value="79455" table:style-name="ce13">
            <text:p>79,455</text:p>
          </table:table-cell>
          <table:table-cell office:value-type="float" office:value="51454" table:style-name="ce13">
            <text:p>51,454</text:p>
          </table:table-cell>
          <table:table-cell office:value-type="float" office:value="28847" table:style-name="ce13">
            <text:p>28,847</text:p>
          </table:table-cell>
          <table:table-cell office:value-type="string" table:style-name="ce13">
            <text:p>n/a</text:p>
          </table:table-cell>
          <table:table-cell office:value-type="float" office:value="707" table:style-name="ce13">
            <text:p>707</text:p>
          </table:table-cell>
          <table:table-cell office:value-type="float" office:value="40911" table:style-name="ce13">
            <text:p>40,911</text:p>
          </table:table-cell>
          <table:table-cell office:value-type="float" office:value="31870" table:style-name="ce13">
            <text:p>31,870</text:p>
          </table:table-cell>
          <table:table-cell office:value-type="float" office:value="17845" table:style-name="ce13">
            <text:p>17,845</text:p>
          </table:table-cell>
          <table:table-cell office:value-type="float" office:value="57451" table:style-name="ce13">
            <text:p>57,451</text:p>
          </table:table-cell>
          <table:table-cell office:value-type="float" office:value="82984" table:style-name="ce13">
            <text:p>82,984</text:p>
          </table:table-cell>
          <table:table-cell office:value-type="float" office:value="57360" table:style-name="ce13">
            <text:p>57,360</text:p>
          </table:table-cell>
          <table:table-cell office:value-type="float" office:value="43587" table:style-name="ce13">
            <text:p>43,587</text:p>
          </table:table-cell>
          <table:table-cell office:value-type="float" office:value="118355" table:style-name="ce13">
            <text:p>118,355</text:p>
          </table:table-cell>
          <table:table-cell office:value-type="float" office:value="68825" table:style-name="ce13">
            <text:p>68,825</text:p>
          </table:table-cell>
          <table:table-cell office:value-type="float" office:value="177127" table:style-name="ce13">
            <text:p>177,127</text:p>
          </table:table-cell>
          <table:table-cell office:value-type="float" office:value="45861" table:style-name="ce13">
            <text:p>45,861</text:p>
          </table:table-cell>
          <table:table-cell office:value-type="float" office:value="70730" table:style-name="ce13">
            <text:p>70,730</text:p>
          </table:table-cell>
          <table:table-cell office:value-type="float" office:value="20407" table:style-name="ce13">
            <text:p>20,407</text:p>
          </table:table-cell>
          <table:table-cell office:value-type="float" office:value="180497" table:style-name="ce13">
            <text:p>180,497</text:p>
          </table:table-cell>
          <table:table-cell office:value-type="float" office:value="77204" table:style-name="ce13">
            <text:p>77,204</text:p>
          </table:table-cell>
          <table:table-cell office:value-type="float" office:value="122953" table:style-name="ce13">
            <text:p>122,953</text:p>
          </table:table-cell>
          <table:table-cell office:value-type="float" office:value="58294" table:style-name="ce13">
            <text:p>58,294</text:p>
          </table:table-cell>
          <table:table-cell office:value-type="float" office:value="22348" table:style-name="ce13">
            <text:p>22,348</text:p>
          </table:table-cell>
          <table:table-cell office:value-type="float" office:value="87130" table:style-name="ce13">
            <text:p>87,130</text:p>
          </table:table-cell>
          <table:table-cell office:value-type="float" office:value="386160" table:style-name="ce13">
            <text:p>386,160</text:p>
          </table:table-cell>
          <table:table-cell office:value-type="float" office:value="53429" table:style-name="ce13">
            <text:p>53,429</text:p>
          </table:table-cell>
          <table:table-cell office:value-type="float" office:value="40247" table:style-name="ce13">
            <text:p>40,247</text:p>
          </table:table-cell>
          <table:table-cell office:value-type="float" office:value="31707" table:style-name="ce13">
            <text:p>31,707</text:p>
          </table:table-cell>
          <table:table-cell office:value-type="float" office:value="35626" table:style-name="ce13">
            <text:p>35,626</text:p>
          </table:table-cell>
          <table:table-cell office:value-type="float" office:value="182478" table:style-name="ce13">
            <text:p>182,478</text:p>
          </table:table-cell>
          <table:table-cell office:value-type="float" office:value="69200" table:style-name="ce13">
            <text:p>69,200</text:p>
          </table:table-cell>
          <table:table-cell office:value-type="float" office:value="93484" table:style-name="ce13">
            <text:p>93,484</text:p>
          </table:table-cell>
          <table:table-cell office:value-type="float" office:value="65766" table:style-name="ce13">
            <text:p>65,766</text:p>
          </table:table-cell>
          <table:table-cell office:value-type="float" office:value="40479" table:style-name="ce13">
            <text:p>40,479</text:p>
          </table:table-cell>
          <table:table-cell office:value-type="float" office:value="63331" table:style-name="ce13">
            <text:p>63,331</text:p>
          </table:table-cell>
          <table:table-cell office:value-type="float" office:value="58048" table:style-name="ce13">
            <text:p>58,048</text:p>
          </table:table-cell>
          <table:table-cell office:value-type="float" office:value="101704" table:style-name="ce13">
            <text:p>101,704</text:p>
          </table:table-cell>
          <table:table-cell office:value-type="float" office:value="121255" table:style-name="ce13">
            <text:p>121,255</text:p>
          </table:table-cell>
          <table:table-cell office:value-type="float" office:value="23498" table:style-name="ce13">
            <text:p>23,498</text:p>
          </table:table-cell>
          <table:table-cell office:value-type="float" office:value="28184" table:style-name="ce13">
            <text:p>28,184</text:p>
          </table:table-cell>
          <table:table-cell office:value-type="float" office:value="314099" table:style-name="ce13">
            <text:p>314,099</text:p>
          </table:table-cell>
          <table:table-cell office:value-type="float" office:value="199926" table:style-name="ce13">
            <text:p>199,926</text:p>
          </table:table-cell>
          <table:table-cell office:value-type="float" office:value="22758" table:style-name="ce13">
            <text:p>22,75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4]</text:p>
          </table:table-cell>
          <table:table-cell office:value-type="float" office:value="127270" table:style-name="ce13">
            <text:p>127,270</text:p>
          </table:table-cell>
          <table:table-cell office:value-type="float" office:value="43736" table:style-name="ce13">
            <text:p>43,736</text:p>
          </table:table-cell>
          <table:table-cell office:value-type="float" office:value="53847" table:style-name="ce13">
            <text:p>53,847</text:p>
          </table:table-cell>
          <table:table-cell office:value-type="float" office:value="81878" table:style-name="ce13">
            <text:p>81,878</text:p>
          </table:table-cell>
          <table:table-cell office:value-type="float" office:value="7645" table:style-name="ce13">
            <text:p>7,645</text:p>
          </table:table-cell>
          <table:table-cell office:value-type="float" office:value="33413" table:style-name="ce13">
            <text:p>33,413</text:p>
          </table:table-cell>
          <table:table-cell office:value-type="float" office:value="5967" table:style-name="ce13">
            <text:p>5,967</text:p>
          </table:table-cell>
          <table:table-cell office:value-type="float" office:value="52518" table:style-name="ce13">
            <text:p>52,518</text:p>
          </table:table-cell>
          <table:table-cell office:value-type="float" office:value="28215" table:style-name="ce13">
            <text:p>28,215</text:p>
          </table:table-cell>
          <table:table-cell office:value-type="string" table:style-name="ce13">
            <text:p>n/a</text:p>
          </table:table-cell>
          <table:table-cell office:value-type="float" office:value="40516" table:style-name="ce13">
            <text:p>40,516</text:p>
          </table:table-cell>
          <table:table-cell office:value-type="float" office:value="14386" table:style-name="ce13">
            <text:p>14,386</text:p>
          </table:table-cell>
          <table:table-cell office:value-type="float" office:value="66723" table:style-name="ce13">
            <text:p>66,723</text:p>
          </table:table-cell>
          <table:table-cell office:value-type="float" office:value="39640" table:style-name="ce13">
            <text:p>39,640</text:p>
          </table:table-cell>
          <table:table-cell office:value-type="float" office:value="299775" table:style-name="ce13">
            <text:p>299,775</text:p>
          </table:table-cell>
          <table:table-cell office:value-type="float" office:value="41195" table:style-name="ce13">
            <text:p>41,195</text:p>
          </table:table-cell>
          <table:table-cell office:value-type="float" office:value="81239" table:style-name="ce13">
            <text:p>81,239</text:p>
          </table:table-cell>
          <table:table-cell office:value-type="float" office:value="85232" table:style-name="ce13">
            <text:p>85,232</text:p>
          </table:table-cell>
          <table:table-cell office:value-type="float" office:value="16659" table:style-name="ce13">
            <text:p>16,659</text:p>
          </table:table-cell>
          <table:table-cell office:value-type="float" office:value="232574" table:style-name="ce13">
            <text:p>232,574</text:p>
          </table:table-cell>
          <table:table-cell office:value-type="float" office:value="146814" table:style-name="ce13">
            <text:p>146,814</text:p>
          </table:table-cell>
          <table:table-cell office:value-type="float" office:value="61321" table:style-name="ce13">
            <text:p>61,321</text:p>
          </table:table-cell>
          <table:table-cell office:value-type="float" office:value="40494" table:style-name="ce13">
            <text:p>40,494</text:p>
          </table:table-cell>
          <table:table-cell office:value-type="float" office:value="90481" table:style-name="ce13">
            <text:p>90,481</text:p>
          </table:table-cell>
          <table:table-cell office:value-type="float" office:value="2751839" table:style-name="ce13">
            <text:p>2,751,839</text:p>
          </table:table-cell>
          <table:table-cell office:value-type="float" office:value="65941" table:style-name="ce13">
            <text:p>65,941</text:p>
          </table:table-cell>
          <table:table-cell office:value-type="float" office:value="29699" table:style-name="ce13">
            <text:p>29,699</text:p>
          </table:table-cell>
          <table:table-cell office:value-type="float" office:value="40329" table:style-name="ce13">
            <text:p>40,329</text:p>
          </table:table-cell>
          <table:table-cell office:value-type="float" office:value="71082" table:style-name="ce13">
            <text:p>71,082</text:p>
          </table:table-cell>
          <table:table-cell office:value-type="float" office:value="94277" table:style-name="ce13">
            <text:p>94,277</text:p>
          </table:table-cell>
          <table:table-cell office:value-type="float" office:value="53041" table:style-name="ce13">
            <text:p>53,041</text:p>
          </table:table-cell>
          <table:table-cell office:value-type="float" office:value="27330" table:style-name="ce13">
            <text:p>27,330</text:p>
          </table:table-cell>
          <table:table-cell office:value-type="float" office:value="175163" table:style-name="ce13">
            <text:p>175,163</text:p>
          </table:table-cell>
          <table:table-cell office:value-type="float" office:value="128619" table:style-name="ce13">
            <text:p>128,619</text:p>
          </table:table-cell>
          <table:table-cell office:value-type="float" office:value="28879" table:style-name="ce13">
            <text:p>28,879</text:p>
          </table:table-cell>
          <table:table-cell office:value-type="float" office:value="151610" table:style-name="ce13">
            <text:p>151,610</text:p>
          </table:table-cell>
          <table:table-cell office:value-type="float" office:value="263148" table:style-name="ce13">
            <text:p>263,148</text:p>
          </table:table-cell>
          <table:table-cell office:value-type="float" office:value="186694" table:style-name="ce13">
            <text:p>186,694</text:p>
          </table:table-cell>
          <table:table-cell office:value-type="float" office:value="53628" table:style-name="ce13">
            <text:p>53,628</text:p>
          </table:table-cell>
          <table:table-cell office:value-type="float" office:value="125271" table:style-name="ce13">
            <text:p>125,271</text:p>
          </table:table-cell>
          <table:table-cell office:value-type="float" office:value="235547" table:style-name="ce13">
            <text:p>235,547</text:p>
          </table:table-cell>
          <table:table-cell office:value-type="float" office:value="193639" table:style-name="ce13">
            <text:p>193,639</text:p>
          </table:table-cell>
          <table:table-cell office:value-type="float" office:value="25936" table:style-name="ce13">
            <text:p>25,93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5]</text:p>
          </table:table-cell>
          <table:table-cell office:value-type="float" office:value="79426" table:style-name="ce13">
            <text:p>79,426</text:p>
          </table:table-cell>
          <table:table-cell office:value-type="float" office:value="29774" table:style-name="ce13">
            <text:p>29,774</text:p>
          </table:table-cell>
          <table:table-cell office:value-type="float" office:value="39769" table:style-name="ce13">
            <text:p>39,769</text:p>
          </table:table-cell>
          <table:table-cell office:value-type="float" office:value="56347" table:style-name="ce13">
            <text:p>56,347</text:p>
          </table:table-cell>
          <table:table-cell office:value-type="float" office:value="2771" table:style-name="ce13">
            <text:p>2,771</text:p>
          </table:table-cell>
          <table:table-cell office:value-type="float" office:value="34329" table:style-name="ce13">
            <text:p>34,329</text:p>
          </table:table-cell>
          <table:table-cell office:value-type="float" office:value="19271" table:style-name="ce13">
            <text:p>19,271</text:p>
          </table:table-cell>
          <table:table-cell office:value-type="float" office:value="101375" table:style-name="ce13">
            <text:p>101,375</text:p>
          </table:table-cell>
          <table:table-cell office:value-type="float" office:value="84658" table:style-name="ce13">
            <text:p>84,658</text:p>
          </table:table-cell>
          <table:table-cell office:value-type="float" office:value="23052" table:style-name="ce13">
            <text:p>23,052</text:p>
          </table:table-cell>
          <table:table-cell office:value-type="float" office:value="28348" table:style-name="ce13">
            <text:p>28,348</text:p>
          </table:table-cell>
          <table:table-cell office:value-type="float" office:value="25646" table:style-name="ce13">
            <text:p>25,646</text:p>
          </table:table-cell>
          <table:table-cell office:value-type="float" office:value="42842" table:style-name="ce13">
            <text:p>42,842</text:p>
          </table:table-cell>
          <table:table-cell office:value-type="float" office:value="25063" table:style-name="ce13">
            <text:p>25,063</text:p>
          </table:table-cell>
          <table:table-cell office:value-type="float" office:value="105890" table:style-name="ce13">
            <text:p>105,890</text:p>
          </table:table-cell>
          <table:table-cell office:value-type="float" office:value="42075" table:style-name="ce13">
            <text:p>42,075</text:p>
          </table:table-cell>
          <table:table-cell office:value-type="float" office:value="38236" table:style-name="ce13">
            <text:p>38,236</text:p>
          </table:table-cell>
          <table:table-cell office:value-type="float" office:value="51087" table:style-name="ce13">
            <text:p>51,087</text:p>
          </table:table-cell>
          <table:table-cell office:value-type="float" office:value="4665" table:style-name="ce13">
            <text:p>4,665</text:p>
          </table:table-cell>
          <table:table-cell office:value-type="float" office:value="79996" table:style-name="ce13">
            <text:p>79,996</text:p>
          </table:table-cell>
          <table:table-cell office:value-type="float" office:value="41501" table:style-name="ce13">
            <text:p>41,501</text:p>
          </table:table-cell>
          <table:table-cell office:value-type="float" office:value="23160" table:style-name="ce13">
            <text:p>23,160</text:p>
          </table:table-cell>
          <table:table-cell office:value-type="float" office:value="39108" table:style-name="ce13">
            <text:p>39,108</text:p>
          </table:table-cell>
          <table:table-cell office:value-type="float" office:value="73103" table:style-name="ce13">
            <text:p>73,103</text:p>
          </table:table-cell>
          <table:table-cell office:value-type="float" office:value="506789" table:style-name="ce13">
            <text:p>506,789</text:p>
          </table:table-cell>
          <table:table-cell office:value-type="float" office:value="40862" table:style-name="ce13">
            <text:p>40,862</text:p>
          </table:table-cell>
          <table:table-cell office:value-type="float" office:value="26826" table:style-name="ce13">
            <text:p>26,826</text:p>
          </table:table-cell>
          <table:table-cell office:value-type="float" office:value="33647" table:style-name="ce13">
            <text:p>33,647</text:p>
          </table:table-cell>
          <table:table-cell office:value-type="float" office:value="45715" table:style-name="ce13">
            <text:p>45,715</text:p>
          </table:table-cell>
          <table:table-cell office:value-type="float" office:value="48494" table:style-name="ce13">
            <text:p>48,494</text:p>
          </table:table-cell>
          <table:table-cell office:value-type="float" office:value="47740" table:style-name="ce13">
            <text:p>47,740</text:p>
          </table:table-cell>
          <table:table-cell office:value-type="float" office:value="86432" table:style-name="ce13">
            <text:p>86,432</text:p>
          </table:table-cell>
          <table:table-cell office:value-type="float" office:value="65509" table:style-name="ce13">
            <text:p>65,509</text:p>
          </table:table-cell>
          <table:table-cell office:value-type="float" office:value="46938" table:style-name="ce13">
            <text:p>46,938</text:p>
          </table:table-cell>
          <table:table-cell office:value-type="float" office:value="15863" table:style-name="ce13">
            <text:p>15,863</text:p>
          </table:table-cell>
          <table:table-cell office:value-type="float" office:value="35559" table:style-name="ce13">
            <text:p>35,559</text:p>
          </table:table-cell>
          <table:table-cell office:value-type="float" office:value="83327" table:style-name="ce13">
            <text:p>83,327</text:p>
          </table:table-cell>
          <table:table-cell office:value-type="float" office:value="123864" table:style-name="ce13">
            <text:p>123,864</text:p>
          </table:table-cell>
          <table:table-cell office:value-type="float" office:value="26499" table:style-name="ce13">
            <text:p>26,499</text:p>
          </table:table-cell>
          <table:table-cell office:value-type="float" office:value="39381" table:style-name="ce13">
            <text:p>39,381</text:p>
          </table:table-cell>
          <table:table-cell office:value-type="float" office:value="140329" table:style-name="ce13">
            <text:p>140,329</text:p>
          </table:table-cell>
          <table:table-cell office:value-type="float" office:value="99394" table:style-name="ce13">
            <text:p>99,394</text:p>
          </table:table-cell>
          <table:table-cell office:value-type="float" office:value="15843" table:style-name="ce13">
            <text:p>15,843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5]</text:p>
          </table:table-cell>
          <table:table-cell office:value-type="float" office:value="173772" table:style-name="ce13">
            <text:p>173,772</text:p>
          </table:table-cell>
          <table:table-cell office:value-type="float" office:value="23811" table:style-name="ce13">
            <text:p>23,811</text:p>
          </table:table-cell>
          <table:table-cell office:value-type="float" office:value="38390" table:style-name="ce13">
            <text:p>38,390</text:p>
          </table:table-cell>
          <table:table-cell office:value-type="float" office:value="97662" table:style-name="ce13">
            <text:p>97,662</text:p>
          </table:table-cell>
          <table:table-cell office:value-type="float" office:value="5542" table:style-name="ce13">
            <text:p>5,542</text:p>
          </table:table-cell>
          <table:table-cell office:value-type="float" office:value="98219" table:style-name="ce13">
            <text:p>98,219</text:p>
          </table:table-cell>
          <table:table-cell office:value-type="float" office:value="52600" table:style-name="ce13">
            <text:p>52,600</text:p>
          </table:table-cell>
          <table:table-cell office:value-type="float" office:value="109746" table:style-name="ce13">
            <text:p>109,746</text:p>
          </table:table-cell>
          <table:table-cell office:value-type="float" office:value="82593" table:style-name="ce13">
            <text:p>82,593</text:p>
          </table:table-cell>
          <table:table-cell office:value-type="float" office:value="55030" table:style-name="ce13">
            <text:p>55,030</text:p>
          </table:table-cell>
          <table:table-cell office:value-type="float" office:value="53852" table:style-name="ce13">
            <text:p>53,852</text:p>
          </table:table-cell>
          <table:table-cell office:value-type="float" office:value="31593" table:style-name="ce13">
            <text:p>31,593</text:p>
          </table:table-cell>
          <table:table-cell office:value-type="float" office:value="100974" table:style-name="ce13">
            <text:p>100,974</text:p>
          </table:table-cell>
          <table:table-cell office:value-type="float" office:value="24630" table:style-name="ce13">
            <text:p>24,630</text:p>
          </table:table-cell>
          <table:table-cell office:value-type="float" office:value="525387" table:style-name="ce13">
            <text:p>525,387</text:p>
          </table:table-cell>
          <table:table-cell office:value-type="float" office:value="39363" table:style-name="ce13">
            <text:p>39,363</text:p>
          </table:table-cell>
          <table:table-cell office:value-type="float" office:value="182674" table:style-name="ce13">
            <text:p>182,674</text:p>
          </table:table-cell>
          <table:table-cell office:value-type="float" office:value="96052" table:style-name="ce13">
            <text:p>96,052</text:p>
          </table:table-cell>
          <table:table-cell office:value-type="float" office:value="58625" table:style-name="ce13">
            <text:p>58,625</text:p>
          </table:table-cell>
          <table:table-cell office:value-type="float" office:value="135228" table:style-name="ce13">
            <text:p>135,228</text:p>
          </table:table-cell>
          <table:table-cell office:value-type="float" office:value="73232" table:style-name="ce13">
            <text:p>73,232</text:p>
          </table:table-cell>
          <table:table-cell office:value-type="float" office:value="71497" table:style-name="ce13">
            <text:p>71,497</text:p>
          </table:table-cell>
          <table:table-cell office:value-type="float" office:value="54076" table:style-name="ce13">
            <text:p>54,076</text:p>
          </table:table-cell>
          <table:table-cell office:value-type="float" office:value="140292" table:style-name="ce13">
            <text:p>140,292</text:p>
          </table:table-cell>
          <table:table-cell office:value-type="float" office:value="769855" table:style-name="ce13">
            <text:p>769,855</text:p>
          </table:table-cell>
          <table:table-cell office:value-type="float" office:value="47605" table:style-name="ce13">
            <text:p>47,605</text:p>
          </table:table-cell>
          <table:table-cell office:value-type="float" office:value="46862" table:style-name="ce13">
            <text:p>46,862</text:p>
          </table:table-cell>
          <table:table-cell office:value-type="float" office:value="47161" table:style-name="ce13">
            <text:p>47,161</text:p>
          </table:table-cell>
          <table:table-cell office:value-type="float" office:value="41225" table:style-name="ce13">
            <text:p>41,225</text:p>
          </table:table-cell>
          <table:table-cell office:value-type="float" office:value="151688" table:style-name="ce13">
            <text:p>151,688</text:p>
          </table:table-cell>
          <table:table-cell office:value-type="float" office:value="70468" table:style-name="ce13">
            <text:p>70,468</text:p>
          </table:table-cell>
          <table:table-cell office:value-type="float" office:value="109407" table:style-name="ce13">
            <text:p>109,407</text:p>
          </table:table-cell>
          <table:table-cell office:value-type="float" office:value="105144" table:style-name="ce13">
            <text:p>105,144</text:p>
          </table:table-cell>
          <table:table-cell office:value-type="float" office:value="68280" table:style-name="ce13">
            <text:p>68,280</text:p>
          </table:table-cell>
          <table:table-cell office:value-type="float" office:value="72652" table:style-name="ce13">
            <text:p>72,652</text:p>
          </table:table-cell>
          <table:table-cell office:value-type="float" office:value="60056" table:style-name="ce13">
            <text:p>60,056</text:p>
          </table:table-cell>
          <table:table-cell office:value-type="float" office:value="78874" table:style-name="ce13">
            <text:p>78,874</text:p>
          </table:table-cell>
          <table:table-cell office:value-type="float" office:value="124779" table:style-name="ce13">
            <text:p>124,779</text:p>
          </table:table-cell>
          <table:table-cell office:value-type="float" office:value="28591" table:style-name="ce13">
            <text:p>28,591</text:p>
          </table:table-cell>
          <table:table-cell office:value-type="float" office:value="93393" table:style-name="ce13">
            <text:p>93,393</text:p>
          </table:table-cell>
          <table:table-cell office:value-type="float" office:value="166649" table:style-name="ce13">
            <text:p>166,649</text:p>
          </table:table-cell>
          <table:table-cell office:value-type="float" office:value="119188" table:style-name="ce13">
            <text:p>119,188</text:p>
          </table:table-cell>
          <table:table-cell office:value-type="float" office:value="32384" table:style-name="ce13">
            <text:p>32,38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5]</text:p>
          </table:table-cell>
          <table:table-cell office:value-type="float" office:value="67618" table:style-name="ce13">
            <text:p>67,618</text:p>
          </table:table-cell>
          <table:table-cell office:value-type="float" office:value="46147" table:style-name="ce13">
            <text:p>46,147</text:p>
          </table:table-cell>
          <table:table-cell office:value-type="float" office:value="26624" table:style-name="ce13">
            <text:p>26,624</text:p>
          </table:table-cell>
          <table:table-cell office:value-type="float" office:value="12382" table:style-name="ce13">
            <text:p>12,382</text:p>
          </table:table-cell>
          <table:table-cell office:value-type="float" office:value="486" table:style-name="ce13">
            <text:p>486</text:p>
          </table:table-cell>
          <table:table-cell office:value-type="float" office:value="57087" table:style-name="ce13">
            <text:p>57,087</text:p>
          </table:table-cell>
          <table:table-cell office:value-type="float" office:value="30289" table:style-name="ce13">
            <text:p>30,289</text:p>
          </table:table-cell>
          <table:table-cell office:value-type="float" office:value="15563" table:style-name="ce13">
            <text:p>15,563</text:p>
          </table:table-cell>
          <table:table-cell office:value-type="float" office:value="56055" table:style-name="ce13">
            <text:p>56,055</text:p>
          </table:table-cell>
          <table:table-cell office:value-type="float" office:value="74711" table:style-name="ce13">
            <text:p>74,711</text:p>
          </table:table-cell>
          <table:table-cell office:value-type="float" office:value="56125" table:style-name="ce13">
            <text:p>56,125</text:p>
          </table:table-cell>
          <table:table-cell office:value-type="float" office:value="40834" table:style-name="ce13">
            <text:p>40,834</text:p>
          </table:table-cell>
          <table:table-cell office:value-type="float" office:value="115724" table:style-name="ce13">
            <text:p>115,724</text:p>
          </table:table-cell>
          <table:table-cell office:value-type="float" office:value="63502" table:style-name="ce13">
            <text:p>63,502</text:p>
          </table:table-cell>
          <table:table-cell office:value-type="float" office:value="166673" table:style-name="ce13">
            <text:p>166,673</text:p>
          </table:table-cell>
          <table:table-cell office:value-type="float" office:value="41275" table:style-name="ce13">
            <text:p>41,275</text:p>
          </table:table-cell>
          <table:table-cell office:value-type="float" office:value="54648" table:style-name="ce13">
            <text:p>54,648</text:p>
          </table:table-cell>
          <table:table-cell office:value-type="float" office:value="86696" table:style-name="ce13">
            <text:p>86,696</text:p>
          </table:table-cell>
          <table:table-cell office:value-type="float" office:value="159519" table:style-name="ce13">
            <text:p>159,519</text:p>
          </table:table-cell>
          <table:table-cell office:value-type="float" office:value="60135" table:style-name="ce13">
            <text:p>60,135</text:p>
          </table:table-cell>
          <table:table-cell office:value-type="float" office:value="116220" table:style-name="ce13">
            <text:p>116,220</text:p>
          </table:table-cell>
          <table:table-cell office:value-type="float" office:value="47815" table:style-name="ce13">
            <text:p>47,815</text:p>
          </table:table-cell>
          <table:table-cell office:value-type="float" office:value="20105" table:style-name="ce13">
            <text:p>20,105</text:p>
          </table:table-cell>
          <table:table-cell office:value-type="float" office:value="72318" table:style-name="ce13">
            <text:p>72,318</text:p>
          </table:table-cell>
          <table:table-cell office:value-type="float" office:value="380858" table:style-name="ce13">
            <text:p>380,858</text:p>
          </table:table-cell>
          <table:table-cell office:value-type="float" office:value="50751" table:style-name="ce13">
            <text:p>50,751</text:p>
          </table:table-cell>
          <table:table-cell office:value-type="float" office:value="39377" table:style-name="ce13">
            <text:p>39,377</text:p>
          </table:table-cell>
          <table:table-cell office:value-type="float" office:value="33949" table:style-name="ce13">
            <text:p>33,949</text:p>
          </table:table-cell>
          <table:table-cell office:value-type="float" office:value="28616" table:style-name="ce13">
            <text:p>28,616</text:p>
          </table:table-cell>
          <table:table-cell office:value-type="float" office:value="179478" table:style-name="ce13">
            <text:p>179,478</text:p>
          </table:table-cell>
          <table:table-cell office:value-type="float" office:value="56514" table:style-name="ce13">
            <text:p>56,514</text:p>
          </table:table-cell>
          <table:table-cell office:value-type="float" office:value="99376" table:style-name="ce13">
            <text:p>99,376</text:p>
          </table:table-cell>
          <table:table-cell office:value-type="float" office:value="62385" table:style-name="ce13">
            <text:p>62,385</text:p>
          </table:table-cell>
          <table:table-cell office:value-type="float" office:value="32460" table:style-name="ce13">
            <text:p>32,460</text:p>
          </table:table-cell>
          <table:table-cell office:value-type="float" office:value="50258" table:style-name="ce13">
            <text:p>50,258</text:p>
          </table:table-cell>
          <table:table-cell office:value-type="float" office:value="51112" table:style-name="ce13">
            <text:p>51,112</text:p>
          </table:table-cell>
          <table:table-cell office:value-type="float" office:value="111623" table:style-name="ce13">
            <text:p>111,623</text:p>
          </table:table-cell>
          <table:table-cell office:value-type="float" office:value="124615" table:style-name="ce13">
            <text:p>124,615</text:p>
          </table:table-cell>
          <table:table-cell office:value-type="float" office:value="22937" table:style-name="ce13">
            <text:p>22,937</text:p>
          </table:table-cell>
          <table:table-cell office:value-type="float" office:value="25278" table:style-name="ce13">
            <text:p>25,278</text:p>
          </table:table-cell>
          <table:table-cell office:value-type="float" office:value="227502" table:style-name="ce13">
            <text:p>227,502</text:p>
          </table:table-cell>
          <table:table-cell office:value-type="float" office:value="193082" table:style-name="ce13">
            <text:p>193,082</text:p>
          </table:table-cell>
          <table:table-cell office:value-type="float" office:value="18944" table:style-name="ce13">
            <text:p>18,94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5]</text:p>
          </table:table-cell>
          <table:table-cell office:value-type="float" office:value="113811" table:style-name="ce13">
            <text:p>113,811</text:p>
          </table:table-cell>
          <table:table-cell office:value-type="float" office:value="46005" table:style-name="ce13">
            <text:p>46,005</text:p>
          </table:table-cell>
          <table:table-cell office:value-type="float" office:value="54554" table:style-name="ce13">
            <text:p>54,554</text:p>
          </table:table-cell>
          <table:table-cell office:value-type="float" office:value="87276" table:style-name="ce13">
            <text:p>87,276</text:p>
          </table:table-cell>
          <table:table-cell office:value-type="float" office:value="7177" table:style-name="ce13">
            <text:p>7,177</text:p>
          </table:table-cell>
          <table:table-cell office:value-type="float" office:value="36693" table:style-name="ce13">
            <text:p>36,693</text:p>
          </table:table-cell>
          <table:table-cell office:value-type="float" office:value="6035" table:style-name="ce13">
            <text:p>6,035</text:p>
          </table:table-cell>
          <table:table-cell office:value-type="float" office:value="47288" table:style-name="ce13">
            <text:p>47,288</text:p>
          </table:table-cell>
          <table:table-cell office:value-type="float" office:value="31473" table:style-name="ce13">
            <text:p>31,473</text:p>
          </table:table-cell>
          <table:table-cell office:value-type="string" table:style-name="ce13">
            <text:p>n/a</text:p>
          </table:table-cell>
          <table:table-cell office:value-type="float" office:value="42317" table:style-name="ce13">
            <text:p>42,317</text:p>
          </table:table-cell>
          <table:table-cell office:value-type="float" office:value="18385" table:style-name="ce13">
            <text:p>18,385</text:p>
          </table:table-cell>
          <table:table-cell office:value-type="float" office:value="66996" table:style-name="ce13">
            <text:p>66,996</text:p>
          </table:table-cell>
          <table:table-cell office:value-type="float" office:value="41085" table:style-name="ce13">
            <text:p>41,085</text:p>
          </table:table-cell>
          <table:table-cell office:value-type="float" office:value="200535" table:style-name="ce13">
            <text:p>200,535</text:p>
          </table:table-cell>
          <table:table-cell office:value-type="float" office:value="41991" table:style-name="ce13">
            <text:p>41,991</text:p>
          </table:table-cell>
          <table:table-cell office:value-type="float" office:value="80914" table:style-name="ce13">
            <text:p>80,914</text:p>
          </table:table-cell>
          <table:table-cell office:value-type="float" office:value="23223" table:style-name="ce13">
            <text:p>23,223</text:p>
          </table:table-cell>
          <table:table-cell office:value-type="float" office:value="16356" table:style-name="ce13">
            <text:p>16,356</text:p>
          </table:table-cell>
          <table:table-cell office:value-type="float" office:value="229440" table:style-name="ce13">
            <text:p>229,440</text:p>
          </table:table-cell>
          <table:table-cell office:value-type="float" office:value="153720" table:style-name="ce13">
            <text:p>153,720</text:p>
          </table:table-cell>
          <table:table-cell office:value-type="float" office:value="51992" table:style-name="ce13">
            <text:p>51,992</text:p>
          </table:table-cell>
          <table:table-cell office:value-type="float" office:value="45640" table:style-name="ce13">
            <text:p>45,640</text:p>
          </table:table-cell>
          <table:table-cell office:value-type="float" office:value="100044" table:style-name="ce13">
            <text:p>100,044</text:p>
          </table:table-cell>
          <table:table-cell office:value-type="float" office:value="2750016" table:style-name="ce13">
            <text:p>2,750,016</text:p>
          </table:table-cell>
          <table:table-cell office:value-type="float" office:value="59306" table:style-name="ce13">
            <text:p>59,306</text:p>
          </table:table-cell>
          <table:table-cell office:value-type="float" office:value="14699" table:style-name="ce13">
            <text:p>14,699</text:p>
          </table:table-cell>
          <table:table-cell office:value-type="float" office:value="46203" table:style-name="ce13">
            <text:p>46,203</text:p>
          </table:table-cell>
          <table:table-cell office:value-type="float" office:value="53864" table:style-name="ce13">
            <text:p>53,864</text:p>
          </table:table-cell>
          <table:table-cell office:value-type="float" office:value="57035" table:style-name="ce13">
            <text:p>57,035</text:p>
          </table:table-cell>
          <table:table-cell office:value-type="float" office:value="73646" table:style-name="ce13">
            <text:p>73,646</text:p>
          </table:table-cell>
          <table:table-cell office:value-type="float" office:value="26669" table:style-name="ce13">
            <text:p>26,669</text:p>
          </table:table-cell>
          <table:table-cell office:value-type="float" office:value="159197" table:style-name="ce13">
            <text:p>159,197</text:p>
          </table:table-cell>
          <table:table-cell office:value-type="float" office:value="121592" table:style-name="ce13">
            <text:p>121,592</text:p>
          </table:table-cell>
          <table:table-cell office:value-type="float" office:value="38460" table:style-name="ce13">
            <text:p>38,460</text:p>
          </table:table-cell>
          <table:table-cell office:value-type="float" office:value="140572" table:style-name="ce13">
            <text:p>140,572</text:p>
          </table:table-cell>
          <table:table-cell office:value-type="float" office:value="259504" table:style-name="ce13">
            <text:p>259,504</text:p>
          </table:table-cell>
          <table:table-cell office:value-type="float" office:value="197807" table:style-name="ce13">
            <text:p>197,807</text:p>
          </table:table-cell>
          <table:table-cell office:value-type="float" office:value="55924" table:style-name="ce13">
            <text:p>55,924</text:p>
          </table:table-cell>
          <table:table-cell office:value-type="float" office:value="121785" table:style-name="ce13">
            <text:p>121,785</text:p>
          </table:table-cell>
          <table:table-cell office:value-type="float" office:value="237159" table:style-name="ce13">
            <text:p>237,159</text:p>
          </table:table-cell>
          <table:table-cell office:value-type="float" office:value="188247" table:style-name="ce13">
            <text:p>188,247</text:p>
          </table:table-cell>
          <table:table-cell office:value-type="float" office:value="24242" table:style-name="ce13">
            <text:p>24,242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6]</text:p>
          </table:table-cell>
          <table:table-cell office:value-type="float" office:value="91290" table:style-name="ce13">
            <text:p>91,290</text:p>
          </table:table-cell>
          <table:table-cell office:value-type="float" office:value="57641" table:style-name="ce13">
            <text:p>57,641</text:p>
          </table:table-cell>
          <table:table-cell office:value-type="float" office:value="42520" table:style-name="ce13">
            <text:p>42,520</text:p>
          </table:table-cell>
          <table:table-cell office:value-type="float" office:value="51129" table:style-name="ce13">
            <text:p>51,129</text:p>
          </table:table-cell>
          <table:table-cell office:value-type="float" office:value="2920" table:style-name="ce13">
            <text:p>2,920</text:p>
          </table:table-cell>
          <table:table-cell office:value-type="float" office:value="35627" table:style-name="ce13">
            <text:p>35,627</text:p>
          </table:table-cell>
          <table:table-cell office:value-type="float" office:value="19733" table:style-name="ce13">
            <text:p>19,733</text:p>
          </table:table-cell>
          <table:table-cell office:value-type="float" office:value="101312" table:style-name="ce13">
            <text:p>101,312</text:p>
          </table:table-cell>
          <table:table-cell office:value-type="float" office:value="79848" table:style-name="ce13">
            <text:p>79,848</text:p>
          </table:table-cell>
          <table:table-cell office:value-type="float" office:value="23466" table:style-name="ce13">
            <text:p>23,466</text:p>
          </table:table-cell>
          <table:table-cell office:value-type="float" office:value="26871" table:style-name="ce13">
            <text:p>26,871</text:p>
          </table:table-cell>
          <table:table-cell office:value-type="float" office:value="25992" table:style-name="ce13">
            <text:p>25,992</text:p>
          </table:table-cell>
          <table:table-cell office:value-type="float" office:value="47378" table:style-name="ce13">
            <text:p>47,378</text:p>
          </table:table-cell>
          <table:table-cell office:value-type="float" office:value="25042" table:style-name="ce13">
            <text:p>25,042</text:p>
          </table:table-cell>
          <table:table-cell office:value-type="float" office:value="108858" table:style-name="ce13">
            <text:p>108,858</text:p>
          </table:table-cell>
          <table:table-cell office:value-type="float" office:value="40355" table:style-name="ce13">
            <text:p>40,355</text:p>
          </table:table-cell>
          <table:table-cell office:value-type="float" office:value="37136" table:style-name="ce13">
            <text:p>37,136</text:p>
          </table:table-cell>
          <table:table-cell office:value-type="float" office:value="48548" table:style-name="ce13">
            <text:p>48,548</text:p>
          </table:table-cell>
          <table:table-cell office:value-type="float" office:value="51547" table:style-name="ce13">
            <text:p>51,547</text:p>
          </table:table-cell>
          <table:table-cell office:value-type="float" office:value="77668" table:style-name="ce13">
            <text:p>77,668</text:p>
          </table:table-cell>
          <table:table-cell office:value-type="float" office:value="46612" table:style-name="ce13">
            <text:p>46,612</text:p>
          </table:table-cell>
          <table:table-cell office:value-type="float" office:value="23434" table:style-name="ce13">
            <text:p>23,434</text:p>
          </table:table-cell>
          <table:table-cell office:value-type="float" office:value="36952" table:style-name="ce13">
            <text:p>36,952</text:p>
          </table:table-cell>
          <table:table-cell office:value-type="float" office:value="76750" table:style-name="ce13">
            <text:p>76,750</text:p>
          </table:table-cell>
          <table:table-cell office:value-type="float" office:value="485681" table:style-name="ce13">
            <text:p>485,681</text:p>
          </table:table-cell>
          <table:table-cell office:value-type="float" office:value="40711" table:style-name="ce13">
            <text:p>40,711</text:p>
          </table:table-cell>
          <table:table-cell office:value-type="float" office:value="28952" table:style-name="ce13">
            <text:p>28,952</text:p>
          </table:table-cell>
          <table:table-cell office:value-type="float" office:value="32868" table:style-name="ce13">
            <text:p>32,868</text:p>
          </table:table-cell>
          <table:table-cell office:value-type="float" office:value="40906" table:style-name="ce13">
            <text:p>40,906</text:p>
          </table:table-cell>
          <table:table-cell office:value-type="float" office:value="47130" table:style-name="ce13">
            <text:p>47,130</text:p>
          </table:table-cell>
          <table:table-cell office:value-type="float" office:value="43037" table:style-name="ce13">
            <text:p>43,037</text:p>
          </table:table-cell>
          <table:table-cell office:value-type="float" office:value="85822" table:style-name="ce13">
            <text:p>85,822</text:p>
          </table:table-cell>
          <table:table-cell office:value-type="float" office:value="61870" table:style-name="ce13">
            <text:p>61,870</text:p>
          </table:table-cell>
          <table:table-cell office:value-type="float" office:value="51332" table:style-name="ce13">
            <text:p>51,332</text:p>
          </table:table-cell>
          <table:table-cell office:value-type="float" office:value="19330" table:style-name="ce13">
            <text:p>19,330</text:p>
          </table:table-cell>
          <table:table-cell office:value-type="float" office:value="32681" table:style-name="ce13">
            <text:p>32,681</text:p>
          </table:table-cell>
          <table:table-cell office:value-type="float" office:value="81309" table:style-name="ce13">
            <text:p>81,309</text:p>
          </table:table-cell>
          <table:table-cell office:value-type="float" office:value="122797" table:style-name="ce13">
            <text:p>122,797</text:p>
          </table:table-cell>
          <table:table-cell office:value-type="float" office:value="27393" table:style-name="ce13">
            <text:p>27,393</text:p>
          </table:table-cell>
          <table:table-cell office:value-type="float" office:value="41467" table:style-name="ce13">
            <text:p>41,467</text:p>
          </table:table-cell>
          <table:table-cell office:value-type="float" office:value="138422" table:style-name="ce13">
            <text:p>138,422</text:p>
          </table:table-cell>
          <table:table-cell office:value-type="float" office:value="102624" table:style-name="ce13">
            <text:p>102,624</text:p>
          </table:table-cell>
          <table:table-cell office:value-type="float" office:value="15530" table:style-name="ce13">
            <text:p>15,53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6]</text:p>
          </table:table-cell>
          <table:table-cell office:value-type="float" office:value="147428" table:style-name="ce13">
            <text:p>147,428</text:p>
          </table:table-cell>
          <table:table-cell office:value-type="float" office:value="5164" table:style-name="ce13">
            <text:p>5,164</text:p>
          </table:table-cell>
          <table:table-cell office:value-type="float" office:value="33750" table:style-name="ce13">
            <text:p>33,750</text:p>
          </table:table-cell>
          <table:table-cell office:value-type="float" office:value="77061" table:style-name="ce13">
            <text:p>77,061</text:p>
          </table:table-cell>
          <table:table-cell office:value-type="float" office:value="4888" table:style-name="ce13">
            <text:p>4,888</text:p>
          </table:table-cell>
          <table:table-cell office:value-type="float" office:value="96293" table:style-name="ce13">
            <text:p>96,293</text:p>
          </table:table-cell>
          <table:table-cell office:value-type="float" office:value="41358" table:style-name="ce13">
            <text:p>41,358</text:p>
          </table:table-cell>
          <table:table-cell office:value-type="float" office:value="89966" table:style-name="ce13">
            <text:p>89,966</text:p>
          </table:table-cell>
          <table:table-cell office:value-type="float" office:value="78494" table:style-name="ce13">
            <text:p>78,494</text:p>
          </table:table-cell>
          <table:table-cell office:value-type="float" office:value="50135" table:style-name="ce13">
            <text:p>50,135</text:p>
          </table:table-cell>
          <table:table-cell office:value-type="float" office:value="47373" table:style-name="ce13">
            <text:p>47,373</text:p>
          </table:table-cell>
          <table:table-cell office:value-type="float" office:value="33479" table:style-name="ce13">
            <text:p>33,479</text:p>
          </table:table-cell>
          <table:table-cell office:value-type="float" office:value="80598" table:style-name="ce13">
            <text:p>80,598</text:p>
          </table:table-cell>
          <table:table-cell office:value-type="float" office:value="27070" table:style-name="ce13">
            <text:p>27,070</text:p>
          </table:table-cell>
          <table:table-cell office:value-type="float" office:value="505260" table:style-name="ce13">
            <text:p>505,260</text:p>
          </table:table-cell>
          <table:table-cell office:value-type="float" office:value="37465" table:style-name="ce13">
            <text:p>37,465</text:p>
          </table:table-cell>
          <table:table-cell office:value-type="float" office:value="171310" table:style-name="ce13">
            <text:p>171,310</text:p>
          </table:table-cell>
          <table:table-cell office:value-type="float" office:value="90103" table:style-name="ce13">
            <text:p>90,103</text:p>
          </table:table-cell>
          <table:table-cell office:value-type="float" office:value="67479" table:style-name="ce13">
            <text:p>67,479</text:p>
          </table:table-cell>
          <table:table-cell office:value-type="float" office:value="117804" table:style-name="ce13">
            <text:p>117,804</text:p>
          </table:table-cell>
          <table:table-cell office:value-type="float" office:value="77348" table:style-name="ce13">
            <text:p>77,348</text:p>
          </table:table-cell>
          <table:table-cell office:value-type="float" office:value="66010" table:style-name="ce13">
            <text:p>66,010</text:p>
          </table:table-cell>
          <table:table-cell office:value-type="float" office:value="47276" table:style-name="ce13">
            <text:p>47,276</text:p>
          </table:table-cell>
          <table:table-cell office:value-type="float" office:value="153776" table:style-name="ce13">
            <text:p>153,776</text:p>
          </table:table-cell>
          <table:table-cell office:value-type="float" office:value="751858" table:style-name="ce13">
            <text:p>751,858</text:p>
          </table:table-cell>
          <table:table-cell office:value-type="float" office:value="41832" table:style-name="ce13">
            <text:p>41,832</text:p>
          </table:table-cell>
          <table:table-cell office:value-type="float" office:value="42667" table:style-name="ce13">
            <text:p>42,667</text:p>
          </table:table-cell>
          <table:table-cell office:value-type="float" office:value="47619" table:style-name="ce13">
            <text:p>47,619</text:p>
          </table:table-cell>
          <table:table-cell office:value-type="float" office:value="31992" table:style-name="ce13">
            <text:p>31,992</text:p>
          </table:table-cell>
          <table:table-cell office:value-type="float" office:value="153057" table:style-name="ce13">
            <text:p>153,057</text:p>
          </table:table-cell>
          <table:table-cell office:value-type="float" office:value="58812" table:style-name="ce13">
            <text:p>58,812</text:p>
          </table:table-cell>
          <table:table-cell office:value-type="float" office:value="107904" table:style-name="ce13">
            <text:p>107,904</text:p>
          </table:table-cell>
          <table:table-cell office:value-type="float" office:value="96242" table:style-name="ce13">
            <text:p>96,242</text:p>
          </table:table-cell>
          <table:table-cell office:value-type="float" office:value="69772" table:style-name="ce13">
            <text:p>69,772</text:p>
          </table:table-cell>
          <table:table-cell office:value-type="float" office:value="49438" table:style-name="ce13">
            <text:p>49,438</text:p>
          </table:table-cell>
          <table:table-cell office:value-type="float" office:value="53710" table:style-name="ce13">
            <text:p>53,710</text:p>
          </table:table-cell>
          <table:table-cell office:value-type="float" office:value="74883" table:style-name="ce13">
            <text:p>74,883</text:p>
          </table:table-cell>
          <table:table-cell office:value-type="float" office:value="104706" table:style-name="ce13">
            <text:p>104,706</text:p>
          </table:table-cell>
          <table:table-cell office:value-type="float" office:value="28514" table:style-name="ce13">
            <text:p>28,514</text:p>
          </table:table-cell>
          <table:table-cell office:value-type="float" office:value="90634" table:style-name="ce13">
            <text:p>90,634</text:p>
          </table:table-cell>
          <table:table-cell office:value-type="float" office:value="166755" table:style-name="ce13">
            <text:p>166,755</text:p>
          </table:table-cell>
          <table:table-cell office:value-type="float" office:value="123525" table:style-name="ce13">
            <text:p>123,525</text:p>
          </table:table-cell>
          <table:table-cell office:value-type="float" office:value="32648" table:style-name="ce13">
            <text:p>32,648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6]</text:p>
          </table:table-cell>
          <table:table-cell office:value-type="float" office:value="66241" table:style-name="ce13">
            <text:p>66,241</text:p>
          </table:table-cell>
          <table:table-cell office:value-type="float" office:value="20891" table:style-name="ce13">
            <text:p>20,891</text:p>
          </table:table-cell>
          <table:table-cell office:value-type="float" office:value="24490" table:style-name="ce13">
            <text:p>24,490</text:p>
          </table:table-cell>
          <table:table-cell office:value-type="float" office:value="28560" table:style-name="ce13">
            <text:p>28,560</text:p>
          </table:table-cell>
          <table:table-cell office:value-type="float" office:value="349" table:style-name="ce13">
            <text:p>349</text:p>
          </table:table-cell>
          <table:table-cell office:value-type="float" office:value="65961" table:style-name="ce13">
            <text:p>65,961</text:p>
          </table:table-cell>
          <table:table-cell office:value-type="float" office:value="25315" table:style-name="ce13">
            <text:p>25,315</text:p>
          </table:table-cell>
          <table:table-cell office:value-type="float" office:value="19218" table:style-name="ce13">
            <text:p>19,218</text:p>
          </table:table-cell>
          <table:table-cell office:value-type="float" office:value="52716" table:style-name="ce13">
            <text:p>52,716</text:p>
          </table:table-cell>
          <table:table-cell office:value-type="float" office:value="66727" table:style-name="ce13">
            <text:p>66,727</text:p>
          </table:table-cell>
          <table:table-cell office:value-type="float" office:value="56253" table:style-name="ce13">
            <text:p>56,253</text:p>
          </table:table-cell>
          <table:table-cell office:value-type="float" office:value="37617" table:style-name="ce13">
            <text:p>37,617</text:p>
          </table:table-cell>
          <table:table-cell office:value-type="float" office:value="96484" table:style-name="ce13">
            <text:p>96,484</text:p>
          </table:table-cell>
          <table:table-cell office:value-type="float" office:value="62837" table:style-name="ce13">
            <text:p>62,837</text:p>
          </table:table-cell>
          <table:table-cell office:value-type="float" office:value="175207" table:style-name="ce13">
            <text:p>175,207</text:p>
          </table:table-cell>
          <table:table-cell office:value-type="float" office:value="47712" table:style-name="ce13">
            <text:p>47,712</text:p>
          </table:table-cell>
          <table:table-cell office:value-type="float" office:value="25116" table:style-name="ce13">
            <text:p>25,116</text:p>
          </table:table-cell>
          <table:table-cell office:value-type="float" office:value="93803" table:style-name="ce13">
            <text:p>93,803</text:p>
          </table:table-cell>
          <table:table-cell office:value-type="float" office:value="2274" table:style-name="ce13">
            <text:p>2,274</text:p>
          </table:table-cell>
          <table:table-cell office:value-type="float" office:value="45104" table:style-name="ce13">
            <text:p>45,104</text:p>
          </table:table-cell>
          <table:table-cell office:value-type="float" office:value="112844" table:style-name="ce13">
            <text:p>112,844</text:p>
          </table:table-cell>
          <table:table-cell office:value-type="float" office:value="36776" table:style-name="ce13">
            <text:p>36,776</text:p>
          </table:table-cell>
          <table:table-cell office:value-type="float" office:value="21602" table:style-name="ce13">
            <text:p>21,602</text:p>
          </table:table-cell>
          <table:table-cell office:value-type="float" office:value="47053" table:style-name="ce13">
            <text:p>47,053</text:p>
          </table:table-cell>
          <table:table-cell office:value-type="float" office:value="337173" table:style-name="ce13">
            <text:p>337,173</text:p>
          </table:table-cell>
          <table:table-cell office:value-type="float" office:value="42308" table:style-name="ce13">
            <text:p>42,308</text:p>
          </table:table-cell>
          <table:table-cell office:value-type="float" office:value="39205" table:style-name="ce13">
            <text:p>39,205</text:p>
          </table:table-cell>
          <table:table-cell office:value-type="float" office:value="34399" table:style-name="ce13">
            <text:p>34,399</text:p>
          </table:table-cell>
          <table:table-cell office:value-type="float" office:value="28856" table:style-name="ce13">
            <text:p>28,856</text:p>
          </table:table-cell>
          <table:table-cell office:value-type="float" office:value="150988" table:style-name="ce13">
            <text:p>150,988</text:p>
          </table:table-cell>
          <table:table-cell office:value-type="float" office:value="33018" table:style-name="ce13">
            <text:p>33,018</text:p>
          </table:table-cell>
          <table:table-cell office:value-type="float" office:value="103402" table:style-name="ce13">
            <text:p>103,402</text:p>
          </table:table-cell>
          <table:table-cell office:value-type="float" office:value="38499" table:style-name="ce13">
            <text:p>38,499</text:p>
          </table:table-cell>
          <table:table-cell office:value-type="float" office:value="25134" table:style-name="ce13">
            <text:p>25,134</text:p>
          </table:table-cell>
          <table:table-cell office:value-type="float" office:value="31398" table:style-name="ce13">
            <text:p>31,398</text:p>
          </table:table-cell>
          <table:table-cell office:value-type="float" office:value="33579" table:style-name="ce13">
            <text:p>33,579</text:p>
          </table:table-cell>
          <table:table-cell office:value-type="float" office:value="107126" table:style-name="ce13">
            <text:p>107,126</text:p>
          </table:table-cell>
          <table:table-cell office:value-type="float" office:value="116470" table:style-name="ce13">
            <text:p>116,470</text:p>
          </table:table-cell>
          <table:table-cell office:value-type="float" office:value="24871" table:style-name="ce13">
            <text:p>24,871</text:p>
          </table:table-cell>
          <table:table-cell office:value-type="float" office:value="22810" table:style-name="ce13">
            <text:p>22,810</text:p>
          </table:table-cell>
          <table:table-cell office:value-type="float" office:value="222746" table:style-name="ce13">
            <text:p>222,746</text:p>
          </table:table-cell>
          <table:table-cell office:value-type="float" office:value="182527" table:style-name="ce13">
            <text:p>182,527</text:p>
          </table:table-cell>
          <table:table-cell office:value-type="float" office:value="17280" table:style-name="ce13">
            <text:p>17,28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6]</text:p>
          </table:table-cell>
          <table:table-cell office:value-type="float" office:value="102606" table:style-name="ce13">
            <text:p>102,606</text:p>
          </table:table-cell>
          <table:table-cell office:value-type="float" office:value="60477" table:style-name="ce13">
            <text:p>60,477</text:p>
          </table:table-cell>
          <table:table-cell office:value-type="float" office:value="55450" table:style-name="ce13">
            <text:p>55,450</text:p>
          </table:table-cell>
          <table:table-cell office:value-type="float" office:value="92548" table:style-name="ce13">
            <text:p>92,548</text:p>
          </table:table-cell>
          <table:table-cell office:value-type="float" office:value="7411" table:style-name="ce13">
            <text:p>7,411</text:p>
          </table:table-cell>
          <table:table-cell office:value-type="float" office:value="36578" table:style-name="ce13">
            <text:p>36,578</text:p>
          </table:table-cell>
          <table:table-cell office:value-type="float" office:value="9037" table:style-name="ce13">
            <text:p>9,037</text:p>
          </table:table-cell>
          <table:table-cell office:value-type="float" office:value="55064" table:style-name="ce13">
            <text:p>55,064</text:p>
          </table:table-cell>
          <table:table-cell office:value-type="float" office:value="41011" table:style-name="ce13">
            <text:p>41,011</text:p>
          </table:table-cell>
          <table:table-cell office:value-type="string" table:style-name="ce13">
            <text:p>n/a</text:p>
          </table:table-cell>
          <table:table-cell office:value-type="float" office:value="46409" table:style-name="ce13">
            <text:p>46,409</text:p>
          </table:table-cell>
          <table:table-cell office:value-type="float" office:value="15811" table:style-name="ce13">
            <text:p>15,811</text:p>
          </table:table-cell>
          <table:table-cell office:value-type="float" office:value="77608" table:style-name="ce13">
            <text:p>77,608</text:p>
          </table:table-cell>
          <table:table-cell office:value-type="float" office:value="40781" table:style-name="ce13">
            <text:p>40,781</text:p>
          </table:table-cell>
          <table:table-cell office:value-type="float" office:value="176183" table:style-name="ce13">
            <text:p>176,183</text:p>
          </table:table-cell>
          <table:table-cell office:value-type="float" office:value="37233" table:style-name="ce13">
            <text:p>37,233</text:p>
          </table:table-cell>
          <table:table-cell office:value-type="float" office:value="87113" table:style-name="ce13">
            <text:p>87,113</text:p>
          </table:table-cell>
          <table:table-cell office:value-type="float" office:value="24392" table:style-name="ce13">
            <text:p>24,392</text:p>
          </table:table-cell>
          <table:table-cell office:value-type="float" office:value="84463" table:style-name="ce13">
            <text:p>84,463</text:p>
          </table:table-cell>
          <table:table-cell office:value-type="float" office:value="204739" table:style-name="ce13">
            <text:p>204,739</text:p>
          </table:table-cell>
          <table:table-cell office:value-type="float" office:value="178142" table:style-name="ce13">
            <text:p>178,142</text:p>
          </table:table-cell>
          <table:table-cell office:value-type="float" office:value="67402" table:style-name="ce13">
            <text:p>67,402</text:p>
          </table:table-cell>
          <table:table-cell office:value-type="float" office:value="45119" table:style-name="ce13">
            <text:p>45,119</text:p>
          </table:table-cell>
          <table:table-cell office:value-type="float" office:value="81818" table:style-name="ce13">
            <text:p>81,818</text:p>
          </table:table-cell>
          <table:table-cell office:value-type="float" office:value="2746368" table:style-name="ce13">
            <text:p>2,746,368</text:p>
          </table:table-cell>
          <table:table-cell office:value-type="float" office:value="64425" table:style-name="ce13">
            <text:p>64,425</text:p>
          </table:table-cell>
          <table:table-cell office:value-type="float" office:value="14403" table:style-name="ce13">
            <text:p>14,403</text:p>
          </table:table-cell>
          <table:table-cell office:value-type="float" office:value="53091" table:style-name="ce13">
            <text:p>53,091</text:p>
          </table:table-cell>
          <table:table-cell office:value-type="float" office:value="62213" table:style-name="ce13">
            <text:p>62,213</text:p>
          </table:table-cell>
          <table:table-cell office:value-type="float" office:value="77670" table:style-name="ce13">
            <text:p>77,670</text:p>
          </table:table-cell>
          <table:table-cell office:value-type="float" office:value="98142" table:style-name="ce13">
            <text:p>98,142</text:p>
          </table:table-cell>
          <table:table-cell office:value-type="float" office:value="21579" table:style-name="ce13">
            <text:p>21,579</text:p>
          </table:table-cell>
          <table:table-cell office:value-type="float" office:value="213727" table:style-name="ce13">
            <text:p>213,727</text:p>
          </table:table-cell>
          <table:table-cell office:value-type="float" office:value="135535" table:style-name="ce13">
            <text:p>135,535</text:p>
          </table:table-cell>
          <table:table-cell office:value-type="float" office:value="62551" table:style-name="ce13">
            <text:p>62,551</text:p>
          </table:table-cell>
          <table:table-cell office:value-type="float" office:value="145141" table:style-name="ce13">
            <text:p>145,141</text:p>
          </table:table-cell>
          <table:table-cell office:value-type="float" office:value="268453" table:style-name="ce13">
            <text:p>268,453</text:p>
          </table:table-cell>
          <table:table-cell office:value-type="float" office:value="218646" table:style-name="ce13">
            <text:p>218,646</text:p>
          </table:table-cell>
          <table:table-cell office:value-type="float" office:value="55820" table:style-name="ce13">
            <text:p>55,820</text:p>
          </table:table-cell>
          <table:table-cell office:value-type="float" office:value="126105" table:style-name="ce13">
            <text:p>126,105</text:p>
          </table:table-cell>
          <table:table-cell office:value-type="float" office:value="238999" table:style-name="ce13">
            <text:p>238,999</text:p>
          </table:table-cell>
          <table:table-cell office:value-type="float" office:value="188861" table:style-name="ce13">
            <text:p>188,861</text:p>
          </table:table-cell>
          <table:table-cell office:value-type="float" office:value="24820" table:style-name="ce13">
            <text:p>24,820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Emergency [ADR 342 - Emergency and Priority Incidents year to end 31 March 2017]</text:p>
          </table:table-cell>
          <table:table-cell office:value-type="float" office:value="92435" table:style-name="ce13">
            <text:p>92,435</text:p>
          </table:table-cell>
          <table:table-cell office:value-type="float" office:value="81770" table:style-name="ce13">
            <text:p>81,770</text:p>
          </table:table-cell>
          <table:table-cell office:value-type="float" office:value="42664" table:style-name="ce13">
            <text:p>42,664</text:p>
          </table:table-cell>
          <table:table-cell office:value-type="float" office:value="52611" table:style-name="ce13">
            <text:p>52,611</text:p>
          </table:table-cell>
          <table:table-cell office:value-type="float" office:value="2954" table:style-name="ce13">
            <text:p>2,954</text:p>
          </table:table-cell>
          <table:table-cell office:value-type="float" office:value="31108" table:style-name="ce13">
            <text:p>31,108</text:p>
          </table:table-cell>
          <table:table-cell office:value-type="float" office:value="19394" table:style-name="ce13">
            <text:p>19,394</text:p>
          </table:table-cell>
          <table:table-cell office:value-type="float" office:value="88920" table:style-name="ce13">
            <text:p>88,920</text:p>
          </table:table-cell>
          <table:table-cell office:value-type="float" office:value="76504" table:style-name="ce13">
            <text:p>76,504</text:p>
          </table:table-cell>
          <table:table-cell office:value-type="float" office:value="22283" table:style-name="ce13">
            <text:p>22,283</text:p>
          </table:table-cell>
          <table:table-cell office:value-type="float" office:value="27386" table:style-name="ce13">
            <text:p>27,386</text:p>
          </table:table-cell>
          <table:table-cell office:value-type="float" office:value="27847" table:style-name="ce13">
            <text:p>27,847</text:p>
          </table:table-cell>
          <table:table-cell office:value-type="float" office:value="50062" table:style-name="ce13">
            <text:p>50,062</text:p>
          </table:table-cell>
          <table:table-cell office:value-type="float" office:value="27404" table:style-name="ce13">
            <text:p>27,404</text:p>
          </table:table-cell>
          <table:table-cell office:value-type="float" office:value="114777" table:style-name="ce13">
            <text:p>114,777</text:p>
          </table:table-cell>
          <table:table-cell office:value-type="float" office:value="54026" table:style-name="ce13">
            <text:p>54,026</text:p>
          </table:table-cell>
          <table:table-cell office:value-type="float" office:value="39323" table:style-name="ce13">
            <text:p>39,323</text:p>
          </table:table-cell>
          <table:table-cell office:value-type="float" office:value="50494" table:style-name="ce13">
            <text:p>50,494</text:p>
          </table:table-cell>
          <table:table-cell office:value-type="float" office:value="23112" table:style-name="ce13">
            <text:p>23,112</text:p>
          </table:table-cell>
          <table:table-cell office:value-type="float" office:value="82053" table:style-name="ce13">
            <text:p>82,053</text:p>
          </table:table-cell>
          <table:table-cell office:value-type="float" office:value="54919" table:style-name="ce13">
            <text:p>54,919</text:p>
          </table:table-cell>
          <table:table-cell office:value-type="float" office:value="26313" table:style-name="ce13">
            <text:p>26,313</text:p>
          </table:table-cell>
          <table:table-cell office:value-type="float" office:value="31546" table:style-name="ce13">
            <text:p>31,546</text:p>
          </table:table-cell>
          <table:table-cell office:value-type="float" office:value="73600" table:style-name="ce13">
            <text:p>73,600</text:p>
          </table:table-cell>
          <table:table-cell office:value-type="float" office:value="477499" table:style-name="ce13">
            <text:p>477,499</text:p>
          </table:table-cell>
          <table:table-cell office:value-type="float" office:value="39988" table:style-name="ce13">
            <text:p>39,988</text:p>
          </table:table-cell>
          <table:table-cell office:value-type="float" office:value="30109" table:style-name="ce13">
            <text:p>30,109</text:p>
          </table:table-cell>
          <table:table-cell office:value-type="float" office:value="32747" table:style-name="ce13">
            <text:p>32,747</text:p>
          </table:table-cell>
          <table:table-cell office:value-type="float" office:value="41842" table:style-name="ce13">
            <text:p>41,842</text:p>
          </table:table-cell>
          <table:table-cell office:value-type="float" office:value="43332" table:style-name="ce13">
            <text:p>43,332</text:p>
          </table:table-cell>
          <table:table-cell office:value-type="float" office:value="45003" table:style-name="ce13">
            <text:p>45,003</text:p>
          </table:table-cell>
          <table:table-cell office:value-type="float" office:value="87072" table:style-name="ce13">
            <text:p>87,072</text:p>
          </table:table-cell>
          <table:table-cell office:value-type="float" office:value="68945" table:style-name="ce13">
            <text:p>68,945</text:p>
          </table:table-cell>
          <table:table-cell office:value-type="float" office:value="53981" table:style-name="ce13">
            <text:p>53,981</text:p>
          </table:table-cell>
          <table:table-cell office:value-type="float" office:value="19391" table:style-name="ce13">
            <text:p>19,391</text:p>
          </table:table-cell>
          <table:table-cell office:value-type="float" office:value="34595" table:style-name="ce13">
            <text:p>34,595</text:p>
          </table:table-cell>
          <table:table-cell office:value-type="float" office:value="79353" table:style-name="ce13">
            <text:p>79,353</text:p>
          </table:table-cell>
          <table:table-cell office:value-type="float" office:value="130912" table:style-name="ce13">
            <text:p>130,912</text:p>
          </table:table-cell>
          <table:table-cell office:value-type="float" office:value="28893" table:style-name="ce13">
            <text:p>28,893</text:p>
          </table:table-cell>
          <table:table-cell office:value-type="float" office:value="46944" table:style-name="ce13">
            <text:p>46,944</text:p>
          </table:table-cell>
          <table:table-cell office:value-type="float" office:value="145070" table:style-name="ce13">
            <text:p>145,070</text:p>
          </table:table-cell>
          <table:table-cell office:value-type="float" office:value="111209" table:style-name="ce13">
            <text:p>111,209</text:p>
          </table:table-cell>
          <table:table-cell office:value-type="float" office:value="16879" table:style-name="ce13">
            <text:p>16,879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Priority [ADR 342 - Emergency and Priority Incidents year to end 31 March 2017]</text:p>
          </table:table-cell>
          <table:table-cell office:value-type="float" office:value="149325" table:style-name="ce13">
            <text:p>149,325</text:p>
          </table:table-cell>
          <table:table-cell office:value-type="float" office:value="6" table:style-name="ce13">
            <text:p>6</text:p>
          </table:table-cell>
          <table:table-cell office:value-type="float" office:value="33531" table:style-name="ce13">
            <text:p>33,531</text:p>
          </table:table-cell>
          <table:table-cell office:value-type="float" office:value="75404" table:style-name="ce13">
            <text:p>75,404</text:p>
          </table:table-cell>
          <table:table-cell office:value-type="float" office:value="4820" table:style-name="ce13">
            <text:p>4,820</text:p>
          </table:table-cell>
          <table:table-cell office:value-type="float" office:value="90251" table:style-name="ce13">
            <text:p>90,251</text:p>
          </table:table-cell>
          <table:table-cell office:value-type="float" office:value="30124" table:style-name="ce13">
            <text:p>30,124</text:p>
          </table:table-cell>
          <table:table-cell office:value-type="float" office:value="75757" table:style-name="ce13">
            <text:p>75,757</text:p>
          </table:table-cell>
          <table:table-cell office:value-type="float" office:value="75672" table:style-name="ce13">
            <text:p>75,672</text:p>
          </table:table-cell>
          <table:table-cell office:value-type="float" office:value="48371" table:style-name="ce13">
            <text:p>48,371</text:p>
          </table:table-cell>
          <table:table-cell office:value-type="float" office:value="47692" table:style-name="ce13">
            <text:p>47,692</text:p>
          </table:table-cell>
          <table:table-cell office:value-type="float" office:value="33847" table:style-name="ce13">
            <text:p>33,847</text:p>
          </table:table-cell>
          <table:table-cell office:value-type="float" office:value="73327" table:style-name="ce13">
            <text:p>73,327</text:p>
          </table:table-cell>
          <table:table-cell office:value-type="float" office:value="25879" table:style-name="ce13">
            <text:p>25,879</text:p>
          </table:table-cell>
          <table:table-cell office:value-type="float" office:value="485405" table:style-name="ce13">
            <text:p>485,405</text:p>
          </table:table-cell>
          <table:table-cell office:value-type="float" office:value="51546" table:style-name="ce13">
            <text:p>51,546</text:p>
          </table:table-cell>
          <table:table-cell office:value-type="float" office:value="168040" table:style-name="ce13">
            <text:p>168,040</text:p>
          </table:table-cell>
          <table:table-cell office:value-type="float" office:value="76628" table:style-name="ce13">
            <text:p>76,628</text:p>
          </table:table-cell>
          <table:table-cell office:value-type="float" office:value="105958" table:style-name="ce13">
            <text:p>105,958</text:p>
          </table:table-cell>
          <table:table-cell office:value-type="float" office:value="113621" table:style-name="ce13">
            <text:p>113,621</text:p>
          </table:table-cell>
          <table:table-cell office:value-type="float" office:value="85335" table:style-name="ce13">
            <text:p>85,335</text:p>
          </table:table-cell>
          <table:table-cell office:value-type="float" office:value="65560" table:style-name="ce13">
            <text:p>65,560</text:p>
          </table:table-cell>
          <table:table-cell office:value-type="float" office:value="42206" table:style-name="ce13">
            <text:p>42,206</text:p>
          </table:table-cell>
          <table:table-cell office:value-type="float" office:value="133021" table:style-name="ce13">
            <text:p>133,021</text:p>
          </table:table-cell>
          <table:table-cell office:value-type="float" office:value="718277" table:style-name="ce13">
            <text:p>718,277</text:p>
          </table:table-cell>
          <table:table-cell office:value-type="float" office:value="42206" table:style-name="ce13">
            <text:p>42,206</text:p>
          </table:table-cell>
          <table:table-cell office:value-type="float" office:value="43091" table:style-name="ce13">
            <text:p>43,091</text:p>
          </table:table-cell>
          <table:table-cell office:value-type="float" office:value="45726" table:style-name="ce13">
            <text:p>45,726</text:p>
          </table:table-cell>
          <table:table-cell office:value-type="float" office:value="34484" table:style-name="ce13">
            <text:p>34,484</text:p>
          </table:table-cell>
          <table:table-cell office:value-type="float" office:value="142340" table:style-name="ce13">
            <text:p>142,340</text:p>
          </table:table-cell>
          <table:table-cell office:value-type="float" office:value="53675" table:style-name="ce13">
            <text:p>53,675</text:p>
          </table:table-cell>
          <table:table-cell office:value-type="float" office:value="122925" table:style-name="ce13">
            <text:p>122,925</text:p>
          </table:table-cell>
          <table:table-cell office:value-type="float" office:value="94931" table:style-name="ce13">
            <text:p>94,931</text:p>
          </table:table-cell>
          <table:table-cell office:value-type="float" office:value="73954" table:style-name="ce13">
            <text:p>73,954</text:p>
          </table:table-cell>
          <table:table-cell office:value-type="float" office:value="48637" table:style-name="ce13">
            <text:p>48,637</text:p>
          </table:table-cell>
          <table:table-cell office:value-type="float" office:value="51053" table:style-name="ce13">
            <text:p>51,053</text:p>
          </table:table-cell>
          <table:table-cell office:value-type="float" office:value="65884" table:style-name="ce13">
            <text:p>65,884</text:p>
          </table:table-cell>
          <table:table-cell office:value-type="float" office:value="101365" table:style-name="ce13">
            <text:p>101,365</text:p>
          </table:table-cell>
          <table:table-cell office:value-type="float" office:value="31936" table:style-name="ce13">
            <text:p>31,936</text:p>
          </table:table-cell>
          <table:table-cell office:value-type="float" office:value="100303" table:style-name="ce13">
            <text:p>100,303</text:p>
          </table:table-cell>
          <table:table-cell office:value-type="float" office:value="138235" table:style-name="ce13">
            <text:p>138,235</text:p>
          </table:table-cell>
          <table:table-cell office:value-type="float" office:value="130282" table:style-name="ce13">
            <text:p>130,282</text:p>
          </table:table-cell>
          <table:table-cell office:value-type="float" office:value="33426" table:style-name="ce13">
            <text:p>33,426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Scheduled [ADR 342 - Emergency and Priority Incidents year to end 31 March 2017]</text:p>
          </table:table-cell>
          <table:table-cell office:value-type="float" office:value="75795" table:style-name="ce13">
            <text:p>75,795</text:p>
          </table:table-cell>
          <table:table-cell office:value-type="float" office:value="20965" table:style-name="ce13">
            <text:p>20,965</text:p>
          </table:table-cell>
          <table:table-cell office:value-type="float" office:value="25150" table:style-name="ce13">
            <text:p>25,150</text:p>
          </table:table-cell>
          <table:table-cell office:value-type="float" office:value="28068" table:style-name="ce13">
            <text:p>28,068</text:p>
          </table:table-cell>
          <table:table-cell office:value-type="float" office:value="335" table:style-name="ce13">
            <text:p>335</text:p>
          </table:table-cell>
          <table:table-cell office:value-type="float" office:value="75742" table:style-name="ce13">
            <text:p>75,742</text:p>
          </table:table-cell>
          <table:table-cell office:value-type="float" office:value="21980" table:style-name="ce13">
            <text:p>21,980</text:p>
          </table:table-cell>
          <table:table-cell office:value-type="float" office:value="23501" table:style-name="ce13">
            <text:p>23,501</text:p>
          </table:table-cell>
          <table:table-cell office:value-type="float" office:value="54264" table:style-name="ce13">
            <text:p>54,264</text:p>
          </table:table-cell>
          <table:table-cell office:value-type="float" office:value="79974" table:style-name="ce13">
            <text:p>79,974</text:p>
          </table:table-cell>
          <table:table-cell office:value-type="float" office:value="55255" table:style-name="ce13">
            <text:p>55,255</text:p>
          </table:table-cell>
          <table:table-cell office:value-type="float" office:value="38608" table:style-name="ce13">
            <text:p>38,608</text:p>
          </table:table-cell>
          <table:table-cell office:value-type="float" office:value="96052" table:style-name="ce13">
            <text:p>96,052</text:p>
          </table:table-cell>
          <table:table-cell office:value-type="float" office:value="65711" table:style-name="ce13">
            <text:p>65,711</text:p>
          </table:table-cell>
          <table:table-cell office:value-type="float" office:value="192517" table:style-name="ce13">
            <text:p>192,517</text:p>
          </table:table-cell>
          <table:table-cell office:value-type="float" office:value="65371" table:style-name="ce13">
            <text:p>65,371</text:p>
          </table:table-cell>
          <table:table-cell office:value-type="float" office:value="27628" table:style-name="ce13">
            <text:p>27,628</text:p>
          </table:table-cell>
          <table:table-cell office:value-type="float" office:value="105369" table:style-name="ce13">
            <text:p>105,369</text:p>
          </table:table-cell>
          <table:table-cell office:value-type="float" office:value="1602" table:style-name="ce13">
            <text:p>1,602</text:p>
          </table:table-cell>
          <table:table-cell office:value-type="float" office:value="43496" table:style-name="ce13">
            <text:p>43,496</text:p>
          </table:table-cell>
          <table:table-cell office:value-type="float" office:value="105900" table:style-name="ce13">
            <text:p>105,900</text:p>
          </table:table-cell>
          <table:table-cell office:value-type="float" office:value="38779" table:style-name="ce13">
            <text:p>38,779</text:p>
          </table:table-cell>
          <table:table-cell office:value-type="float" office:value="19078" table:style-name="ce13">
            <text:p>19,078</text:p>
          </table:table-cell>
          <table:table-cell office:value-type="float" office:value="29436" table:style-name="ce13">
            <text:p>29,436</text:p>
          </table:table-cell>
          <table:table-cell office:value-type="float" office:value="320128" table:style-name="ce13">
            <text:p>320,128</text:p>
          </table:table-cell>
          <table:table-cell office:value-type="float" office:value="40395" table:style-name="ce13">
            <text:p>40,395</text:p>
          </table:table-cell>
          <table:table-cell office:value-type="float" office:value="35825" table:style-name="ce13">
            <text:p>35,825</text:p>
          </table:table-cell>
          <table:table-cell office:value-type="float" office:value="33959" table:style-name="ce13">
            <text:p>33,959</text:p>
          </table:table-cell>
          <table:table-cell office:value-type="float" office:value="29930" table:style-name="ce13">
            <text:p>29,930</text:p>
          </table:table-cell>
          <table:table-cell office:value-type="float" office:value="122322" table:style-name="ce13">
            <text:p>122,322</text:p>
          </table:table-cell>
          <table:table-cell office:value-type="float" office:value="26618" table:style-name="ce13">
            <text:p>26,618</text:p>
          </table:table-cell>
          <table:table-cell office:value-type="float" office:value="92086" table:style-name="ce13">
            <text:p>92,086</text:p>
          </table:table-cell>
          <table:table-cell office:value-type="float" office:value="39816" table:style-name="ce13">
            <text:p>39,816</text:p>
          </table:table-cell>
          <table:table-cell office:value-type="float" office:value="27571" table:style-name="ce13">
            <text:p>27,571</text:p>
          </table:table-cell>
          <table:table-cell office:value-type="float" office:value="27160" table:style-name="ce13">
            <text:p>27,160</text:p>
          </table:table-cell>
          <table:table-cell office:value-type="float" office:value="8018" table:style-name="ce13">
            <text:p>8,018</text:p>
          </table:table-cell>
          <table:table-cell office:value-type="float" office:value="83905" table:style-name="ce13">
            <text:p>83,905</text:p>
          </table:table-cell>
          <table:table-cell office:value-type="float" office:value="114544" table:style-name="ce13">
            <text:p>114,544</text:p>
          </table:table-cell>
          <table:table-cell office:value-type="float" office:value="27811" table:style-name="ce13">
            <text:p>27,811</text:p>
          </table:table-cell>
          <table:table-cell office:value-type="float" office:value="23322" table:style-name="ce13">
            <text:p>23,322</text:p>
          </table:table-cell>
          <table:table-cell office:value-type="float" office:value="227861" table:style-name="ce13">
            <text:p>227,861</text:p>
          </table:table-cell>
          <table:table-cell office:value-type="float" office:value="149727" table:style-name="ce13">
            <text:p>149,727</text:p>
          </table:table-cell>
          <table:table-cell office:value-type="float" office:value="15514" table:style-name="ce13">
            <text:p>15,514</text:p>
          </table:table-cell>
          <table:table-cell table:number-columns-repeated="16340" table:style-name="ce4"/>
        </table:table-row>
        <table:table-row table:style-name="ro3">
          <table:table-cell office:value-type="string" table:style-name="ce4">
            <text:p>NSIR incidents - Resolved (w/o deployment) [ADR 342 - Emergency and Priority Incidents year to end 31 March 2017]</text:p>
          </table:table-cell>
          <table:table-cell office:value-type="float" office:value="125345" table:style-name="ce13">
            <text:p>125,345</text:p>
          </table:table-cell>
          <table:table-cell office:value-type="float" office:value="51009" table:style-name="ce13">
            <text:p>51,009</text:p>
          </table:table-cell>
          <table:table-cell office:value-type="float" office:value="63940" table:style-name="ce13">
            <text:p>63,940</text:p>
          </table:table-cell>
          <table:table-cell office:value-type="float" office:value="99939" table:style-name="ce13">
            <text:p>99,939</text:p>
          </table:table-cell>
          <table:table-cell office:value-type="float" office:value="7352" table:style-name="ce13">
            <text:p>7,352</text:p>
          </table:table-cell>
          <table:table-cell office:value-type="float" office:value="35842" table:style-name="ce13">
            <text:p>35,842</text:p>
          </table:table-cell>
          <table:table-cell office:value-type="float" office:value="18790" table:style-name="ce13">
            <text:p>18,790</text:p>
          </table:table-cell>
          <table:table-cell office:value-type="float" office:value="55694" table:style-name="ce13">
            <text:p>55,694</text:p>
          </table:table-cell>
          <table:table-cell office:value-type="float" office:value="49498" table:style-name="ce13">
            <text:p>49,498</text:p>
          </table:table-cell>
          <table:table-cell office:value-type="string" table:style-name="ce13">
            <text:p>n/a</text:p>
          </table:table-cell>
          <table:table-cell office:value-type="float" office:value="46480" table:style-name="ce13">
            <text:p>46,480</text:p>
          </table:table-cell>
          <table:table-cell office:value-type="float" office:value="18808" table:style-name="ce13">
            <text:p>18,808</text:p>
          </table:table-cell>
          <table:table-cell office:value-type="float" office:value="64958" table:style-name="ce13">
            <text:p>64,958</text:p>
          </table:table-cell>
          <table:table-cell office:value-type="float" office:value="42357" table:style-name="ce13">
            <text:p>42,357</text:p>
          </table:table-cell>
          <table:table-cell office:value-type="float" office:value="176400" table:style-name="ce13">
            <text:p>176,400</text:p>
          </table:table-cell>
          <table:table-cell office:value-type="float" office:value="66480" table:style-name="ce13">
            <text:p>66,480</text:p>
          </table:table-cell>
          <table:table-cell office:value-type="float" office:value="99349" table:style-name="ce13">
            <text:p>99,349</text:p>
          </table:table-cell>
          <table:table-cell office:value-type="float" office:value="49877" table:style-name="ce13">
            <text:p>49,877</text:p>
          </table:table-cell>
          <table:table-cell office:value-type="float" office:value="95906" table:style-name="ce13">
            <text:p>95,906</text:p>
          </table:table-cell>
          <table:table-cell office:value-type="float" office:value="196278" table:style-name="ce13">
            <text:p>196,278</text:p>
          </table:table-cell>
          <table:table-cell office:value-type="float" office:value="188000" table:style-name="ce13">
            <text:p>188,000</text:p>
          </table:table-cell>
          <table:table-cell office:value-type="float" office:value="80709" table:style-name="ce13">
            <text:p>80,709</text:p>
          </table:table-cell>
          <table:table-cell office:value-type="float" office:value="46169" table:style-name="ce13">
            <text:p>46,169</text:p>
          </table:table-cell>
          <table:table-cell office:value-type="float" office:value="100697" table:style-name="ce13">
            <text:p>100,697</text:p>
          </table:table-cell>
          <table:table-cell office:value-type="float" office:value="2757337" table:style-name="ce13">
            <text:p>2,757,337</text:p>
          </table:table-cell>
          <table:table-cell office:value-type="float" office:value="65272" table:style-name="ce13">
            <text:p>65,272</text:p>
          </table:table-cell>
          <table:table-cell office:value-type="float" office:value="14356" table:style-name="ce13">
            <text:p>14,356</text:p>
          </table:table-cell>
          <table:table-cell office:value-type="float" office:value="54346" table:style-name="ce13">
            <text:p>54,346</text:p>
          </table:table-cell>
          <table:table-cell office:value-type="float" office:value="69880" table:style-name="ce13">
            <text:p>69,880</text:p>
          </table:table-cell>
          <table:table-cell office:value-type="float" office:value="113825" table:style-name="ce13">
            <text:p>113,825</text:p>
          </table:table-cell>
          <table:table-cell office:value-type="float" office:value="119470" table:style-name="ce13">
            <text:p>119,470</text:p>
          </table:table-cell>
          <table:table-cell office:value-type="float" office:value="75531" table:style-name="ce13">
            <text:p>75,531</text:p>
          </table:table-cell>
          <table:table-cell office:value-type="float" office:value="215872" table:style-name="ce13">
            <text:p>215,872</text:p>
          </table:table-cell>
          <table:table-cell office:value-type="float" office:value="137631" table:style-name="ce13">
            <text:p>137,631</text:p>
          </table:table-cell>
          <table:table-cell office:value-type="float" office:value="46284" table:style-name="ce13">
            <text:p>46,284</text:p>
          </table:table-cell>
          <table:table-cell office:value-type="float" office:value="161258" table:style-name="ce13">
            <text:p>161,258</text:p>
          </table:table-cell>
          <table:table-cell office:value-type="float" office:value="277813" table:style-name="ce13">
            <text:p>277,813</text:p>
          </table:table-cell>
          <table:table-cell office:value-type="float" office:value="233092" table:style-name="ce13">
            <text:p>233,092</text:p>
          </table:table-cell>
          <table:table-cell office:value-type="float" office:value="57668" table:style-name="ce13">
            <text:p>57,668</text:p>
          </table:table-cell>
          <table:table-cell office:value-type="float" office:value="130436" table:style-name="ce13">
            <text:p>130,436</text:p>
          </table:table-cell>
          <table:table-cell office:value-type="float" office:value="178613" table:style-name="ce13">
            <text:p>178,613</text:p>
          </table:table-cell>
          <table:table-cell office:value-type="float" office:value="239684" table:style-name="ce13">
            <text:p>239,684</text:p>
          </table:table-cell>
          <table:table-cell office:value-type="float" office:value="24986" table:style-name="ce13">
            <text:p>24,986</text:p>
          </table:table-cell>
          <table:table-cell table:number-columns-repeated="16340" table:style-name="ce4"/>
        </table:table-row>
        <table:table-row table:number-rows-repeated="1048446" table:style-name="ro2">
          <table:table-cell table:number-columns-repeated="16384"/>
        </table:table-row>
      </table:table>
      <table:table table:name="'file:///G:/OutlookSecureTemp/Force%20data%20reordering%20tool.xlsm'#Settings" table:style-name="ta2">
        <table:table-source xlink:href="file:///G:/OutlookSecureTemp/Force%20data%20reordering%20tool.xlsm" table:table-name="Settin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OutlookSecureTemp/Force%20data%20reordering%20tool.xlsm'#To_sort_data" table:style-name="ta2">
        <table:table-source xlink:href="file:///G:/OutlookSecureTemp/Force%20data%20reordering%20tool.xlsm" table:table-name="To_sort_dat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Rank"/>
          <table:table-cell/>
          <table:table-cell office:value-type="float" office:value="201314"/>
          <table:table-cell office:value-type="float" office:value="201314"/>
          <table:table-cell office:value-type="float" office:value="201314"/>
          <table:table-cell office:value-type="float" office:value="201314"/>
          <table:table-cell office:value-type="string" office:string-value="2014/15"/>
          <table:table-cell office:value-type="string" office:string-value="2014/15"/>
          <table:table-cell office:value-type="string" office:string-value="2014/15"/>
          <table:table-cell office:value-type="string" office:string-value="2014/15"/>
          <table:table-cell office:value-type="float" office:value="201516"/>
          <table:table-cell office:value-type="float" office:value="201516"/>
          <table:table-cell office:value-type="float" office:value="201516"/>
          <table:table-cell office:value-type="float" office:value="201516"/>
          <table:table-cell office:value-type="float" office:value="201617"/>
          <table:table-cell office:value-type="float" office:value="201617"/>
          <table:table-cell office:value-type="float" office:value="201617"/>
          <table:table-cell office:value-type="float" office:value="201617"/>
          <table:table-cell table:number-columns-repeated="16366"/>
        </table:table-row>
        <table:table-row>
          <table:table-cell office:value-type="string" office:string-value="-"/>
          <table:table-cell/>
          <table:table-cell office:value-type="string" office:string-value="Emergency"/>
          <table:table-cell office:value-type="string" office:string-value="Priority"/>
          <table:table-cell office:value-type="string" office:string-value="Scheduled"/>
          <table:table-cell office:value-type="string" office:string-value="Resolved (w/o deployment)"/>
          <table:table-cell office:value-type="string" office:string-value="Emergency"/>
          <table:table-cell office:value-type="string" office:string-value="Priority"/>
          <table:table-cell office:value-type="string" office:string-value="Scheduled"/>
          <table:table-cell office:value-type="string" office:string-value="Resolved (w/o deployment)"/>
          <table:table-cell office:value-type="string" office:string-value="Emergency"/>
          <table:table-cell office:value-type="string" office:string-value="Priority"/>
          <table:table-cell office:value-type="string" office:string-value="Scheduled"/>
          <table:table-cell office:value-type="string" office:string-value="Resolved (w/o deployment)"/>
          <table:table-cell office:value-type="string" office:string-value="Emergency"/>
          <table:table-cell office:value-type="string" office:string-value="Priority"/>
          <table:table-cell office:value-type="string" office:string-value="Scheduled"/>
          <table:table-cell office:value-type="string" office:string-value="Resolved (w/o deployment)"/>
          <table:table-cell table:number-columns-repeated="16366"/>
        </table:table-row>
        <table:table-row>
          <table:table-cell office:value-type="string" office:string-value="-"/>
          <table:table-cell table:number-columns-repeated="16383"/>
        </table:table-row>
        <table:table-row>
          <table:table-cell office:value-type="float" office:value="1"/>
          <table:table-cell office:value-type="string" office:string-value="Avon &amp; Somerset"/>
          <table:table-cell office:value-type="float" office:value="72910"/>
          <table:table-cell office:value-type="float" office:value="169168"/>
          <table:table-cell office:value-type="float" office:value="79455"/>
          <table:table-cell office:value-type="float" office:value="127270"/>
          <table:table-cell office:value-type="float" office:value="79426"/>
          <table:table-cell office:value-type="float" office:value="173772"/>
          <table:table-cell office:value-type="float" office:value="67618"/>
          <table:table-cell office:value-type="float" office:value="113811"/>
          <table:table-cell office:value-type="float" office:value="91290"/>
          <table:table-cell office:value-type="float" office:value="147428"/>
          <table:table-cell office:value-type="float" office:value="66241"/>
          <table:table-cell office:value-type="float" office:value="102606"/>
          <table:table-cell office:value-type="float" office:value="92435"/>
          <table:table-cell office:value-type="float" office:value="149325"/>
          <table:table-cell office:value-type="float" office:value="75795"/>
          <table:table-cell office:value-type="float" office:value="125345"/>
          <table:table-cell table:number-columns-repeated="16366"/>
        </table:table-row>
        <table:table-row>
          <table:table-cell office:value-type="float" office:value="2"/>
          <table:table-cell office:value-type="string" office:string-value="Bedfordshire"/>
          <table:table-cell office:value-type="float" office:value="25212"/>
          <table:table-cell office:value-type="float" office:value="24566"/>
          <table:table-cell office:value-type="float" office:value="51454"/>
          <table:table-cell office:value-type="float" office:value="43736"/>
          <table:table-cell office:value-type="float" office:value="29774"/>
          <table:table-cell office:value-type="float" office:value="23811"/>
          <table:table-cell office:value-type="float" office:value="46147"/>
          <table:table-cell office:value-type="float" office:value="46005"/>
          <table:table-cell office:value-type="float" office:value="57641"/>
          <table:table-cell office:value-type="float" office:value="5164"/>
          <table:table-cell office:value-type="float" office:value="20891"/>
          <table:table-cell office:value-type="float" office:value="60477"/>
          <table:table-cell office:value-type="float" office:value="81770"/>
          <table:table-cell office:value-type="float" office:value="6"/>
          <table:table-cell office:value-type="float" office:value="20965"/>
          <table:table-cell office:value-type="float" office:value="51009"/>
          <table:table-cell table:number-columns-repeated="16366"/>
        </table:table-row>
        <table:table-row>
          <table:table-cell office:value-type="float" office:value="3"/>
          <table:table-cell office:value-type="string" office:string-value="Cambridgeshire"/>
          <table:table-cell office:value-type="float" office:value="39051"/>
          <table:table-cell office:value-type="float" office:value="37013"/>
          <table:table-cell office:value-type="float" office:value="28847"/>
          <table:table-cell office:value-type="float" office:value="53847"/>
          <table:table-cell office:value-type="float" office:value="39769"/>
          <table:table-cell office:value-type="float" office:value="38390"/>
          <table:table-cell office:value-type="float" office:value="26624"/>
          <table:table-cell office:value-type="float" office:value="54554"/>
          <table:table-cell office:value-type="float" office:value="42520"/>
          <table:table-cell office:value-type="float" office:value="33750"/>
          <table:table-cell office:value-type="float" office:value="24490"/>
          <table:table-cell office:value-type="float" office:value="55450"/>
          <table:table-cell office:value-type="float" office:value="42664"/>
          <table:table-cell office:value-type="float" office:value="33531"/>
          <table:table-cell office:value-type="float" office:value="25150"/>
          <table:table-cell office:value-type="float" office:value="63940"/>
          <table:table-cell table:number-columns-repeated="16366"/>
        </table:table-row>
        <table:table-row>
          <table:table-cell office:value-type="float" office:value="4"/>
          <table:table-cell office:value-type="string" office:string-value="Cheshire"/>
          <table:table-cell office:value-type="float" office:value="61307"/>
          <table:table-cell office:value-type="float" office:value="117615"/>
          <table:table-cell office:value-type="string" office:string-value="n/a"/>
          <table:table-cell office:value-type="float" office:value="81878"/>
          <table:table-cell office:value-type="float" office:value="56347"/>
          <table:table-cell office:value-type="float" office:value="97662"/>
          <table:table-cell office:value-type="float" office:value="12382"/>
          <table:table-cell office:value-type="float" office:value="87276"/>
          <table:table-cell office:value-type="float" office:value="51129"/>
          <table:table-cell office:value-type="float" office:value="77061"/>
          <table:table-cell office:value-type="float" office:value="28560"/>
          <table:table-cell office:value-type="float" office:value="92548"/>
          <table:table-cell office:value-type="float" office:value="52611"/>
          <table:table-cell office:value-type="float" office:value="75404"/>
          <table:table-cell office:value-type="float" office:value="28068"/>
          <table:table-cell office:value-type="float" office:value="99939"/>
          <table:table-cell table:number-columns-repeated="16366"/>
        </table:table-row>
        <table:table-row>
          <table:table-cell office:value-type="float" office:value="6"/>
          <table:table-cell office:value-type="string" office:string-value="Cleveland"/>
          <table:table-cell office:value-type="float" office:value="31913"/>
          <table:table-cell office:value-type="float" office:value="115718"/>
          <table:table-cell office:value-type="float" office:value="40911"/>
          <table:table-cell office:value-type="float" office:value="33413"/>
          <table:table-cell office:value-type="float" office:value="34329"/>
          <table:table-cell office:value-type="float" office:value="98219"/>
          <table:table-cell office:value-type="float" office:value="57087"/>
          <table:table-cell office:value-type="float" office:value="36693"/>
          <table:table-cell office:value-type="float" office:value="35627"/>
          <table:table-cell office:value-type="float" office:value="96293"/>
          <table:table-cell office:value-type="float" office:value="65961"/>
          <table:table-cell office:value-type="float" office:value="36578"/>
          <table:table-cell office:value-type="float" office:value="31108"/>
          <table:table-cell office:value-type="float" office:value="90251"/>
          <table:table-cell office:value-type="float" office:value="75742"/>
          <table:table-cell office:value-type="float" office:value="35842"/>
          <table:table-cell table:number-columns-repeated="16366"/>
        </table:table-row>
        <table:table-row>
          <table:table-cell office:value-type="float" office:value="7"/>
          <table:table-cell office:value-type="string" office:string-value="Cumbria"/>
          <table:table-cell office:value-type="float" office:value="20233"/>
          <table:table-cell office:value-type="float" office:value="60141"/>
          <table:table-cell office:value-type="float" office:value="31870"/>
          <table:table-cell office:value-type="float" office:value="5967"/>
          <table:table-cell office:value-type="float" office:value="19271"/>
          <table:table-cell office:value-type="float" office:value="52600"/>
          <table:table-cell office:value-type="float" office:value="30289"/>
          <table:table-cell office:value-type="float" office:value="6035"/>
          <table:table-cell office:value-type="float" office:value="19733"/>
          <table:table-cell office:value-type="float" office:value="41358"/>
          <table:table-cell office:value-type="float" office:value="25315"/>
          <table:table-cell office:value-type="float" office:value="9037"/>
          <table:table-cell office:value-type="float" office:value="19394"/>
          <table:table-cell office:value-type="float" office:value="30124"/>
          <table:table-cell office:value-type="float" office:value="21980"/>
          <table:table-cell office:value-type="float" office:value="18790"/>
          <table:table-cell table:number-columns-repeated="16366"/>
        </table:table-row>
        <table:table-row>
          <table:table-cell office:value-type="float" office:value="8"/>
          <table:table-cell office:value-type="string" office:string-value="Derbyshire"/>
          <table:table-cell office:value-type="float" office:value="100265"/>
          <table:table-cell office:value-type="float" office:value="113751"/>
          <table:table-cell office:value-type="float" office:value="17845"/>
          <table:table-cell office:value-type="float" office:value="52518"/>
          <table:table-cell office:value-type="float" office:value="101375"/>
          <table:table-cell office:value-type="float" office:value="109746"/>
          <table:table-cell office:value-type="float" office:value="15563"/>
          <table:table-cell office:value-type="float" office:value="47288"/>
          <table:table-cell office:value-type="float" office:value="101312"/>
          <table:table-cell office:value-type="float" office:value="89966"/>
          <table:table-cell office:value-type="float" office:value="19218"/>
          <table:table-cell office:value-type="float" office:value="55064"/>
          <table:table-cell office:value-type="float" office:value="88920"/>
          <table:table-cell office:value-type="float" office:value="75757"/>
          <table:table-cell office:value-type="float" office:value="23501"/>
          <table:table-cell office:value-type="float" office:value="55694"/>
          <table:table-cell table:number-columns-repeated="16366"/>
        </table:table-row>
        <table:table-row>
          <table:table-cell office:value-type="float" office:value="9"/>
          <table:table-cell office:value-type="string" office:string-value="Devon &amp; Cornwall"/>
          <table:table-cell office:value-type="float" office:value="85048"/>
          <table:table-cell office:value-type="float" office:value="85581"/>
          <table:table-cell office:value-type="float" office:value="57451"/>
          <table:table-cell office:value-type="float" office:value="28215"/>
          <table:table-cell office:value-type="float" office:value="84658"/>
          <table:table-cell office:value-type="float" office:value="82593"/>
          <table:table-cell office:value-type="float" office:value="56055"/>
          <table:table-cell office:value-type="float" office:value="31473"/>
          <table:table-cell office:value-type="float" office:value="79848"/>
          <table:table-cell office:value-type="float" office:value="78494"/>
          <table:table-cell office:value-type="float" office:value="52716"/>
          <table:table-cell office:value-type="float" office:value="41011"/>
          <table:table-cell office:value-type="float" office:value="76504"/>
          <table:table-cell office:value-type="float" office:value="75672"/>
          <table:table-cell office:value-type="float" office:value="54264"/>
          <table:table-cell office:value-type="float" office:value="49498"/>
          <table:table-cell table:number-columns-repeated="16366"/>
        </table:table-row>
        <table:table-row>
          <table:table-cell office:value-type="float" office:value="10"/>
          <table:table-cell office:value-type="string" office:string-value="Dorset"/>
          <table:table-cell office:value-type="float" office:value="22229"/>
          <table:table-cell office:value-type="float" office:value="59217"/>
          <table:table-cell office:value-type="float" office:value="82984"/>
          <table:table-cell office:value-type="string" office:string-value="n/a"/>
          <table:table-cell office:value-type="float" office:value="23052"/>
          <table:table-cell office:value-type="float" office:value="55030"/>
          <table:table-cell office:value-type="float" office:value="74711"/>
          <table:table-cell office:value-type="string" office:string-value="n/a"/>
          <table:table-cell office:value-type="float" office:value="23466"/>
          <table:table-cell office:value-type="float" office:value="50135"/>
          <table:table-cell office:value-type="float" office:value="66727"/>
          <table:table-cell office:value-type="string" office:string-value="n/a"/>
          <table:table-cell office:value-type="float" office:value="22283"/>
          <table:table-cell office:value-type="float" office:value="48371"/>
          <table:table-cell office:value-type="float" office:value="79974"/>
          <table:table-cell office:value-type="string" office:string-value="n/a"/>
          <table:table-cell table:number-columns-repeated="16366"/>
        </table:table-row>
        <table:table-row>
          <table:table-cell office:value-type="float" office:value="11"/>
          <table:table-cell office:value-type="string" office:string-value="Durham"/>
          <table:table-cell office:value-type="float" office:value="27384"/>
          <table:table-cell office:value-type="float" office:value="60207"/>
          <table:table-cell office:value-type="float" office:value="57360"/>
          <table:table-cell office:value-type="float" office:value="40516"/>
          <table:table-cell office:value-type="float" office:value="28348"/>
          <table:table-cell office:value-type="float" office:value="53852"/>
          <table:table-cell office:value-type="float" office:value="56125"/>
          <table:table-cell office:value-type="float" office:value="42317"/>
          <table:table-cell office:value-type="float" office:value="26871"/>
          <table:table-cell office:value-type="float" office:value="47373"/>
          <table:table-cell office:value-type="float" office:value="56253"/>
          <table:table-cell office:value-type="float" office:value="46409"/>
          <table:table-cell office:value-type="float" office:value="27386"/>
          <table:table-cell office:value-type="float" office:value="47692"/>
          <table:table-cell office:value-type="float" office:value="55255"/>
          <table:table-cell office:value-type="float" office:value="46480"/>
          <table:table-cell table:number-columns-repeated="16366"/>
        </table:table-row>
        <table:table-row>
          <table:table-cell office:value-type="float" office:value="12"/>
          <table:table-cell office:value-type="string" office:string-value="Dyfed-Powys"/>
          <table:table-cell office:value-type="float" office:value="26732"/>
          <table:table-cell office:value-type="float" office:value="32015"/>
          <table:table-cell office:value-type="float" office:value="43587"/>
          <table:table-cell office:value-type="float" office:value="14386"/>
          <table:table-cell office:value-type="float" office:value="25646"/>
          <table:table-cell office:value-type="float" office:value="31593"/>
          <table:table-cell office:value-type="float" office:value="40834"/>
          <table:table-cell office:value-type="float" office:value="18385"/>
          <table:table-cell office:value-type="float" office:value="25992"/>
          <table:table-cell office:value-type="float" office:value="33479"/>
          <table:table-cell office:value-type="float" office:value="37617"/>
          <table:table-cell office:value-type="float" office:value="15811"/>
          <table:table-cell office:value-type="float" office:value="27847"/>
          <table:table-cell office:value-type="float" office:value="33847"/>
          <table:table-cell office:value-type="float" office:value="38608"/>
          <table:table-cell office:value-type="float" office:value="18808"/>
          <table:table-cell table:number-columns-repeated="16366"/>
        </table:table-row>
        <table:table-row>
          <table:table-cell office:value-type="float" office:value="13"/>
          <table:table-cell office:value-type="string" office:string-value="Essex"/>
          <table:table-cell office:value-type="float" office:value="40805"/>
          <table:table-cell office:value-type="float" office:value="105377"/>
          <table:table-cell office:value-type="float" office:value="118355"/>
          <table:table-cell office:value-type="float" office:value="66723"/>
          <table:table-cell office:value-type="float" office:value="42842"/>
          <table:table-cell office:value-type="float" office:value="100974"/>
          <table:table-cell office:value-type="float" office:value="115724"/>
          <table:table-cell office:value-type="float" office:value="66996"/>
          <table:table-cell office:value-type="float" office:value="47378"/>
          <table:table-cell office:value-type="float" office:value="80598"/>
          <table:table-cell office:value-type="float" office:value="96484"/>
          <table:table-cell office:value-type="float" office:value="77608"/>
          <table:table-cell office:value-type="float" office:value="50062"/>
          <table:table-cell office:value-type="float" office:value="73327"/>
          <table:table-cell office:value-type="float" office:value="96052"/>
          <table:table-cell office:value-type="float" office:value="64958"/>
          <table:table-cell table:number-columns-repeated="16366"/>
        </table:table-row>
        <table:table-row>
          <table:table-cell office:value-type="float" office:value="14"/>
          <table:table-cell office:value-type="string" office:string-value="Gloucestershire"/>
          <table:table-cell office:value-type="float" office:value="25846"/>
          <table:table-cell office:value-type="float" office:value="18055"/>
          <table:table-cell office:value-type="float" office:value="68825"/>
          <table:table-cell office:value-type="float" office:value="39640"/>
          <table:table-cell office:value-type="float" office:value="25063"/>
          <table:table-cell office:value-type="float" office:value="24630"/>
          <table:table-cell office:value-type="float" office:value="63502"/>
          <table:table-cell office:value-type="float" office:value="41085"/>
          <table:table-cell office:value-type="float" office:value="25042"/>
          <table:table-cell office:value-type="float" office:value="27070"/>
          <table:table-cell office:value-type="float" office:value="62837"/>
          <table:table-cell office:value-type="float" office:value="40781"/>
          <table:table-cell office:value-type="float" office:value="27404"/>
          <table:table-cell office:value-type="float" office:value="25879"/>
          <table:table-cell office:value-type="float" office:value="65711"/>
          <table:table-cell office:value-type="float" office:value="42357"/>
          <table:table-cell table:number-columns-repeated="16366"/>
        </table:table-row>
        <table:table-row>
          <table:table-cell office:value-type="float" office:value="15"/>
          <table:table-cell office:value-type="string" office:string-value="Greater Manchester"/>
          <table:table-cell office:value-type="float" office:value="101748"/>
          <table:table-cell office:value-type="float" office:value="511606"/>
          <table:table-cell office:value-type="float" office:value="177127"/>
          <table:table-cell office:value-type="float" office:value="299775"/>
          <table:table-cell office:value-type="float" office:value="105890"/>
          <table:table-cell office:value-type="float" office:value="525387"/>
          <table:table-cell office:value-type="float" office:value="166673"/>
          <table:table-cell office:value-type="float" office:value="200535"/>
          <table:table-cell office:value-type="float" office:value="108858"/>
          <table:table-cell office:value-type="float" office:value="505260"/>
          <table:table-cell office:value-type="float" office:value="175207"/>
          <table:table-cell office:value-type="float" office:value="176183"/>
          <table:table-cell office:value-type="float" office:value="114777"/>
          <table:table-cell office:value-type="float" office:value="485405"/>
          <table:table-cell office:value-type="float" office:value="192517"/>
          <table:table-cell office:value-type="float" office:value="176400"/>
          <table:table-cell table:number-columns-repeated="16366"/>
        </table:table-row>
        <table:table-row>
          <table:table-cell office:value-type="float" office:value="16"/>
          <table:table-cell office:value-type="string" office:string-value="Gwent"/>
          <table:table-cell office:value-type="float" office:value="43944"/>
          <table:table-cell office:value-type="float" office:value="40218"/>
          <table:table-cell office:value-type="float" office:value="45861"/>
          <table:table-cell office:value-type="float" office:value="41195"/>
          <table:table-cell office:value-type="float" office:value="42075"/>
          <table:table-cell office:value-type="float" office:value="39363"/>
          <table:table-cell office:value-type="float" office:value="41275"/>
          <table:table-cell office:value-type="float" office:value="41991"/>
          <table:table-cell office:value-type="float" office:value="40355"/>
          <table:table-cell office:value-type="float" office:value="37465"/>
          <table:table-cell office:value-type="float" office:value="47712"/>
          <table:table-cell office:value-type="float" office:value="37233"/>
          <table:table-cell office:value-type="float" office:value="54026"/>
          <table:table-cell office:value-type="float" office:value="51546"/>
          <table:table-cell office:value-type="float" office:value="65371"/>
          <table:table-cell office:value-type="float" office:value="66480"/>
          <table:table-cell table:number-columns-repeated="16366"/>
        </table:table-row>
        <table:table-row>
          <table:table-cell office:value-type="float" office:value="17"/>
          <table:table-cell office:value-type="string" office:string-value="Hampshire"/>
          <table:table-cell office:value-type="float" office:value="38750"/>
          <table:table-cell office:value-type="float" office:value="196476"/>
          <table:table-cell office:value-type="float" office:value="70730"/>
          <table:table-cell office:value-type="float" office:value="81239"/>
          <table:table-cell office:value-type="float" office:value="38236"/>
          <table:table-cell office:value-type="float" office:value="182674"/>
          <table:table-cell office:value-type="float" office:value="54648"/>
          <table:table-cell office:value-type="float" office:value="80914"/>
          <table:table-cell office:value-type="float" office:value="37136"/>
          <table:table-cell office:value-type="float" office:value="171310"/>
          <table:table-cell office:value-type="float" office:value="25116"/>
          <table:table-cell office:value-type="float" office:value="87113"/>
          <table:table-cell office:value-type="float" office:value="39323"/>
          <table:table-cell office:value-type="float" office:value="168040"/>
          <table:table-cell office:value-type="float" office:value="27628"/>
          <table:table-cell office:value-type="float" office:value="99349"/>
          <table:table-cell table:number-columns-repeated="16366"/>
        </table:table-row>
        <table:table-row>
          <table:table-cell office:value-type="float" office:value="18"/>
          <table:table-cell office:value-type="string" office:string-value="Hertfordshire"/>
          <table:table-cell office:value-type="float" office:value="46117"/>
          <table:table-cell office:value-type="float" office:value="90950"/>
          <table:table-cell office:value-type="float" office:value="20407"/>
          <table:table-cell office:value-type="float" office:value="85232"/>
          <table:table-cell office:value-type="float" office:value="51087"/>
          <table:table-cell office:value-type="float" office:value="96052"/>
          <table:table-cell office:value-type="float" office:value="86696"/>
          <table:table-cell office:value-type="float" office:value="23223"/>
          <table:table-cell office:value-type="float" office:value="48548"/>
          <table:table-cell office:value-type="float" office:value="90103"/>
          <table:table-cell office:value-type="float" office:value="93803"/>
          <table:table-cell office:value-type="float" office:value="24392"/>
          <table:table-cell office:value-type="float" office:value="50494"/>
          <table:table-cell office:value-type="float" office:value="76628"/>
          <table:table-cell office:value-type="float" office:value="105369"/>
          <table:table-cell office:value-type="float" office:value="49877"/>
          <table:table-cell table:number-columns-repeated="16366"/>
        </table:table-row>
        <table:table-row>
          <table:table-cell office:value-type="float" office:value="19"/>
          <table:table-cell office:value-type="string" office:string-value="Humberside"/>
          <table:table-cell office:value-type="float" office:value="5002"/>
          <table:table-cell office:value-type="float" office:value="66685"/>
          <table:table-cell office:value-type="float" office:value="180497"/>
          <table:table-cell office:value-type="float" office:value="16659"/>
          <table:table-cell office:value-type="float" office:value="4665"/>
          <table:table-cell office:value-type="float" office:value="58625"/>
          <table:table-cell office:value-type="float" office:value="159519"/>
          <table:table-cell office:value-type="float" office:value="16356"/>
          <table:table-cell office:value-type="float" office:value="51547"/>
          <table:table-cell office:value-type="float" office:value="67479"/>
          <table:table-cell office:value-type="float" office:value="2274"/>
          <table:table-cell office:value-type="float" office:value="84463"/>
          <table:table-cell office:value-type="float" office:value="23112"/>
          <table:table-cell office:value-type="float" office:value="105958"/>
          <table:table-cell office:value-type="float" office:value="1602"/>
          <table:table-cell office:value-type="float" office:value="95906"/>
          <table:table-cell table:number-columns-repeated="16366"/>
        </table:table-row>
        <table:table-row>
          <table:table-cell office:value-type="float" office:value="20"/>
          <table:table-cell office:value-type="string" office:string-value="Kent"/>
          <table:table-cell office:value-type="float" office:value="75633"/>
          <table:table-cell office:value-type="float" office:value="139193"/>
          <table:table-cell office:value-type="float" office:value="77204"/>
          <table:table-cell office:value-type="float" office:value="232574"/>
          <table:table-cell office:value-type="float" office:value="79996"/>
          <table:table-cell office:value-type="float" office:value="135228"/>
          <table:table-cell office:value-type="float" office:value="60135"/>
          <table:table-cell office:value-type="float" office:value="229440"/>
          <table:table-cell office:value-type="float" office:value="77668"/>
          <table:table-cell office:value-type="float" office:value="117804"/>
          <table:table-cell office:value-type="float" office:value="45104"/>
          <table:table-cell office:value-type="float" office:value="204739"/>
          <table:table-cell office:value-type="float" office:value="82053"/>
          <table:table-cell office:value-type="float" office:value="113621"/>
          <table:table-cell office:value-type="float" office:value="43496"/>
          <table:table-cell office:value-type="float" office:value="196278"/>
          <table:table-cell table:number-columns-repeated="16366"/>
        </table:table-row>
        <table:table-row>
          <table:table-cell office:value-type="float" office:value="21"/>
          <table:table-cell office:value-type="string" office:string-value="Lancashire"/>
          <table:table-cell office:value-type="float" office:value="40424"/>
          <table:table-cell office:value-type="float" office:value="84198"/>
          <table:table-cell office:value-type="float" office:value="122953"/>
          <table:table-cell office:value-type="float" office:value="146814"/>
          <table:table-cell office:value-type="float" office:value="41501"/>
          <table:table-cell office:value-type="float" office:value="73232"/>
          <table:table-cell office:value-type="float" office:value="116220"/>
          <table:table-cell office:value-type="float" office:value="153720"/>
          <table:table-cell office:value-type="float" office:value="46612"/>
          <table:table-cell office:value-type="float" office:value="77348"/>
          <table:table-cell office:value-type="float" office:value="112844"/>
          <table:table-cell office:value-type="float" office:value="178142"/>
          <table:table-cell office:value-type="float" office:value="54919"/>
          <table:table-cell office:value-type="float" office:value="85335"/>
          <table:table-cell office:value-type="float" office:value="105900"/>
          <table:table-cell office:value-type="float" office:value="188000"/>
          <table:table-cell table:number-columns-repeated="16366"/>
        </table:table-row>
        <table:table-row>
          <table:table-cell office:value-type="float" office:value="22"/>
          <table:table-cell office:value-type="string" office:string-value="Leicestershire"/>
          <table:table-cell office:value-type="float" office:value="22976"/>
          <table:table-cell office:value-type="float" office:value="82512"/>
          <table:table-cell office:value-type="float" office:value="58294"/>
          <table:table-cell office:value-type="float" office:value="61321"/>
          <table:table-cell office:value-type="float" office:value="23160"/>
          <table:table-cell office:value-type="float" office:value="71497"/>
          <table:table-cell office:value-type="float" office:value="47815"/>
          <table:table-cell office:value-type="float" office:value="51992"/>
          <table:table-cell office:value-type="float" office:value="23434"/>
          <table:table-cell office:value-type="float" office:value="66010"/>
          <table:table-cell office:value-type="float" office:value="36776"/>
          <table:table-cell office:value-type="float" office:value="67402"/>
          <table:table-cell office:value-type="float" office:value="26313"/>
          <table:table-cell office:value-type="float" office:value="65560"/>
          <table:table-cell office:value-type="float" office:value="38779"/>
          <table:table-cell office:value-type="float" office:value="80709"/>
          <table:table-cell table:number-columns-repeated="16366"/>
        </table:table-row>
        <table:table-row>
          <table:table-cell office:value-type="float" office:value="23"/>
          <table:table-cell office:value-type="string" office:string-value="Lincolnshire"/>
          <table:table-cell office:value-type="float" office:value="42563"/>
          <table:table-cell office:value-type="float" office:value="56319"/>
          <table:table-cell office:value-type="float" office:value="22348"/>
          <table:table-cell office:value-type="float" office:value="40494"/>
          <table:table-cell office:value-type="float" office:value="39108"/>
          <table:table-cell office:value-type="float" office:value="54076"/>
          <table:table-cell office:value-type="float" office:value="20105"/>
          <table:table-cell office:value-type="float" office:value="45640"/>
          <table:table-cell office:value-type="float" office:value="36952"/>
          <table:table-cell office:value-type="float" office:value="47276"/>
          <table:table-cell office:value-type="float" office:value="21602"/>
          <table:table-cell office:value-type="float" office:value="45119"/>
          <table:table-cell office:value-type="float" office:value="31546"/>
          <table:table-cell office:value-type="float" office:value="42206"/>
          <table:table-cell office:value-type="float" office:value="19078"/>
          <table:table-cell office:value-type="float" office:value="46169"/>
          <table:table-cell table:number-columns-repeated="16366"/>
        </table:table-row>
        <table:table-row>
          <table:table-cell office:value-type="float" office:value="5"/>
          <table:table-cell office:value-type="string" office:string-value="City of London"/>
          <table:table-cell office:value-type="float" office:value="2464"/>
          <table:table-cell office:value-type="float" office:value="5055"/>
          <table:table-cell office:value-type="float" office:value="707"/>
          <table:table-cell office:value-type="float" office:value="7645"/>
          <table:table-cell office:value-type="float" office:value="2771"/>
          <table:table-cell office:value-type="float" office:value="5542"/>
          <table:table-cell office:value-type="float" office:value="486"/>
          <table:table-cell office:value-type="float" office:value="7177"/>
          <table:table-cell office:value-type="float" office:value="2920"/>
          <table:table-cell office:value-type="float" office:value="4888"/>
          <table:table-cell office:value-type="float" office:value="349"/>
          <table:table-cell office:value-type="float" office:value="7411"/>
          <table:table-cell office:value-type="float" office:value="2954"/>
          <table:table-cell office:value-type="float" office:value="4820"/>
          <table:table-cell office:value-type="float" office:value="335"/>
          <table:table-cell office:value-type="float" office:value="7352"/>
          <table:table-cell table:number-columns-repeated="16366"/>
        </table:table-row>
        <table:table-row>
          <table:table-cell office:value-type="float" office:value="24"/>
          <table:table-cell office:value-type="string" office:string-value="Merseyside"/>
          <table:table-cell office:value-type="float" office:value="70494"/>
          <table:table-cell office:value-type="float" office:value="121039"/>
          <table:table-cell office:value-type="float" office:value="87130"/>
          <table:table-cell office:value-type="float" office:value="90481"/>
          <table:table-cell office:value-type="float" office:value="73103"/>
          <table:table-cell office:value-type="float" office:value="140292"/>
          <table:table-cell office:value-type="float" office:value="72318"/>
          <table:table-cell office:value-type="float" office:value="100044"/>
          <table:table-cell office:value-type="float" office:value="76750"/>
          <table:table-cell office:value-type="float" office:value="153776"/>
          <table:table-cell office:value-type="float" office:value="47053"/>
          <table:table-cell office:value-type="float" office:value="81818"/>
          <table:table-cell office:value-type="float" office:value="73600"/>
          <table:table-cell office:value-type="float" office:value="133021"/>
          <table:table-cell office:value-type="float" office:value="29436"/>
          <table:table-cell office:value-type="float" office:value="100697"/>
          <table:table-cell table:number-columns-repeated="16366"/>
        </table:table-row>
        <table:table-row>
          <table:table-cell office:value-type="float" office:value="25"/>
          <table:table-cell office:value-type="string" office:string-value="Metropolitan Police"/>
          <table:table-cell office:value-type="float" office:value="503921"/>
          <table:table-cell office:value-type="float" office:value="718897"/>
          <table:table-cell office:value-type="float" office:value="386160"/>
          <table:table-cell office:value-type="float" office:value="2751839"/>
          <table:table-cell office:value-type="float" office:value="506789"/>
          <table:table-cell office:value-type="float" office:value="769855"/>
          <table:table-cell office:value-type="float" office:value="380858"/>
          <table:table-cell office:value-type="float" office:value="2750016"/>
          <table:table-cell office:value-type="float" office:value="485681"/>
          <table:table-cell office:value-type="float" office:value="751858"/>
          <table:table-cell office:value-type="float" office:value="337173"/>
          <table:table-cell office:value-type="float" office:value="2746368"/>
          <table:table-cell office:value-type="float" office:value="477499"/>
          <table:table-cell office:value-type="float" office:value="718277"/>
          <table:table-cell office:value-type="float" office:value="320128"/>
          <table:table-cell office:value-type="float" office:value="2757337"/>
          <table:table-cell table:number-columns-repeated="16366"/>
        </table:table-row>
        <table:table-row>
          <table:table-cell office:value-type="float" office:value="26"/>
          <table:table-cell office:value-type="string" office:string-value="Norfolk"/>
          <table:table-cell office:value-type="float" office:value="37983"/>
          <table:table-cell office:value-type="float" office:value="48528"/>
          <table:table-cell office:value-type="float" office:value="53429"/>
          <table:table-cell office:value-type="float" office:value="65941"/>
          <table:table-cell office:value-type="float" office:value="40862"/>
          <table:table-cell office:value-type="float" office:value="47605"/>
          <table:table-cell office:value-type="float" office:value="50751"/>
          <table:table-cell office:value-type="float" office:value="59306"/>
          <table:table-cell office:value-type="float" office:value="40711"/>
          <table:table-cell office:value-type="float" office:value="41832"/>
          <table:table-cell office:value-type="float" office:value="42308"/>
          <table:table-cell office:value-type="float" office:value="64425"/>
          <table:table-cell office:value-type="float" office:value="39988"/>
          <table:table-cell office:value-type="float" office:value="42206"/>
          <table:table-cell office:value-type="float" office:value="40395"/>
          <table:table-cell office:value-type="float" office:value="65272"/>
          <table:table-cell table:number-columns-repeated="16366"/>
        </table:table-row>
        <table:table-row>
          <table:table-cell office:value-type="float" office:value="27"/>
          <table:table-cell office:value-type="string" office:string-value="North Wales"/>
          <table:table-cell office:value-type="float" office:value="29540"/>
          <table:table-cell office:value-type="float" office:value="53810"/>
          <table:table-cell office:value-type="float" office:value="40247"/>
          <table:table-cell office:value-type="float" office:value="29699"/>
          <table:table-cell office:value-type="float" office:value="26826"/>
          <table:table-cell office:value-type="float" office:value="46862"/>
          <table:table-cell office:value-type="float" office:value="39377"/>
          <table:table-cell office:value-type="float" office:value="14699"/>
          <table:table-cell office:value-type="float" office:value="28952"/>
          <table:table-cell office:value-type="float" office:value="42667"/>
          <table:table-cell office:value-type="float" office:value="39205"/>
          <table:table-cell office:value-type="float" office:value="14403"/>
          <table:table-cell office:value-type="float" office:value="30109"/>
          <table:table-cell office:value-type="float" office:value="43091"/>
          <table:table-cell office:value-type="float" office:value="35825"/>
          <table:table-cell office:value-type="float" office:value="14356"/>
          <table:table-cell table:number-columns-repeated="16366"/>
        </table:table-row>
        <table:table-row>
          <table:table-cell office:value-type="float" office:value="28"/>
          <table:table-cell office:value-type="string" office:string-value="North Yorkshire"/>
          <table:table-cell office:value-type="float" office:value="36737"/>
          <table:table-cell office:value-type="float" office:value="52276"/>
          <table:table-cell office:value-type="float" office:value="31707"/>
          <table:table-cell office:value-type="float" office:value="40329"/>
          <table:table-cell office:value-type="float" office:value="33647"/>
          <table:table-cell office:value-type="float" office:value="47161"/>
          <table:table-cell office:value-type="float" office:value="33949"/>
          <table:table-cell office:value-type="float" office:value="46203"/>
          <table:table-cell office:value-type="float" office:value="32868"/>
          <table:table-cell office:value-type="float" office:value="47619"/>
          <table:table-cell office:value-type="float" office:value="34399"/>
          <table:table-cell office:value-type="float" office:value="53091"/>
          <table:table-cell office:value-type="float" office:value="32747"/>
          <table:table-cell office:value-type="float" office:value="45726"/>
          <table:table-cell office:value-type="float" office:value="33959"/>
          <table:table-cell office:value-type="float" office:value="54346"/>
          <table:table-cell table:number-columns-repeated="16366"/>
        </table:table-row>
        <table:table-row>
          <table:table-cell office:value-type="float" office:value="29"/>
          <table:table-cell office:value-type="string" office:string-value="Northamptonshire"/>
          <table:table-cell office:value-type="float" office:value="48603"/>
          <table:table-cell office:value-type="float" office:value="52521"/>
          <table:table-cell office:value-type="float" office:value="35626"/>
          <table:table-cell office:value-type="float" office:value="71082"/>
          <table:table-cell office:value-type="float" office:value="45715"/>
          <table:table-cell office:value-type="float" office:value="41225"/>
          <table:table-cell office:value-type="float" office:value="28616"/>
          <table:table-cell office:value-type="float" office:value="53864"/>
          <table:table-cell office:value-type="float" office:value="40906"/>
          <table:table-cell office:value-type="float" office:value="31992"/>
          <table:table-cell office:value-type="float" office:value="28856"/>
          <table:table-cell office:value-type="float" office:value="62213"/>
          <table:table-cell office:value-type="float" office:value="41842"/>
          <table:table-cell office:value-type="float" office:value="34484"/>
          <table:table-cell office:value-type="float" office:value="29930"/>
          <table:table-cell office:value-type="float" office:value="69880"/>
          <table:table-cell table:number-columns-repeated="16366"/>
        </table:table-row>
        <table:table-row>
          <table:table-cell office:value-type="float" office:value="30"/>
          <table:table-cell office:value-type="string" office:string-value="Northumbria"/>
          <table:table-cell office:value-type="float" office:value="57569"/>
          <table:table-cell office:value-type="float" office:value="178145"/>
          <table:table-cell office:value-type="float" office:value="182478"/>
          <table:table-cell office:value-type="float" office:value="94277"/>
          <table:table-cell office:value-type="float" office:value="48494"/>
          <table:table-cell office:value-type="float" office:value="151688"/>
          <table:table-cell office:value-type="float" office:value="179478"/>
          <table:table-cell office:value-type="float" office:value="57035"/>
          <table:table-cell office:value-type="float" office:value="47130"/>
          <table:table-cell office:value-type="float" office:value="153057"/>
          <table:table-cell office:value-type="float" office:value="150988"/>
          <table:table-cell office:value-type="float" office:value="77670"/>
          <table:table-cell office:value-type="float" office:value="43332"/>
          <table:table-cell office:value-type="float" office:value="142340"/>
          <table:table-cell office:value-type="float" office:value="122322"/>
          <table:table-cell office:value-type="float" office:value="113825"/>
          <table:table-cell table:number-columns-repeated="16366"/>
        </table:table-row>
        <table:table-row>
          <table:table-cell office:value-type="float" office:value="31"/>
          <table:table-cell office:value-type="string" office:string-value="Nottinghamshire"/>
          <table:table-cell office:value-type="float" office:value="62063"/>
          <table:table-cell office:value-type="float" office:value="80599"/>
          <table:table-cell office:value-type="float" office:value="69200"/>
          <table:table-cell office:value-type="float" office:value="53041"/>
          <table:table-cell office:value-type="float" office:value="47740"/>
          <table:table-cell office:value-type="float" office:value="70468"/>
          <table:table-cell office:value-type="float" office:value="56514"/>
          <table:table-cell office:value-type="float" office:value="73646"/>
          <table:table-cell office:value-type="float" office:value="43037"/>
          <table:table-cell office:value-type="float" office:value="58812"/>
          <table:table-cell office:value-type="float" office:value="33018"/>
          <table:table-cell office:value-type="float" office:value="98142"/>
          <table:table-cell office:value-type="float" office:value="45003"/>
          <table:table-cell office:value-type="float" office:value="53675"/>
          <table:table-cell office:value-type="float" office:value="26618"/>
          <table:table-cell office:value-type="float" office:value="119470"/>
          <table:table-cell table:number-columns-repeated="16366"/>
        </table:table-row>
        <table:table-row>
          <table:table-cell office:value-type="float" office:value="32"/>
          <table:table-cell office:value-type="string" office:string-value="South Wales"/>
          <table:table-cell office:value-type="float" office:value="90254"/>
          <table:table-cell office:value-type="float" office:value="113621"/>
          <table:table-cell office:value-type="float" office:value="93484"/>
          <table:table-cell office:value-type="float" office:value="27330"/>
          <table:table-cell office:value-type="float" office:value="86432"/>
          <table:table-cell office:value-type="float" office:value="109407"/>
          <table:table-cell office:value-type="float" office:value="99376"/>
          <table:table-cell office:value-type="float" office:value="26669"/>
          <table:table-cell office:value-type="float" office:value="85822"/>
          <table:table-cell office:value-type="float" office:value="107904"/>
          <table:table-cell office:value-type="float" office:value="103402"/>
          <table:table-cell office:value-type="float" office:value="21579"/>
          <table:table-cell office:value-type="float" office:value="87072"/>
          <table:table-cell office:value-type="float" office:value="122925"/>
          <table:table-cell office:value-type="float" office:value="92086"/>
          <table:table-cell office:value-type="float" office:value="75531"/>
          <table:table-cell table:number-columns-repeated="16366"/>
        </table:table-row>
        <table:table-row>
          <table:table-cell office:value-type="float" office:value="33"/>
          <table:table-cell office:value-type="string" office:string-value="South Yorkshire"/>
          <table:table-cell office:value-type="float" office:value="58561"/>
          <table:table-cell office:value-type="float" office:value="82397"/>
          <table:table-cell office:value-type="float" office:value="65766"/>
          <table:table-cell office:value-type="float" office:value="175163"/>
          <table:table-cell office:value-type="float" office:value="65509"/>
          <table:table-cell office:value-type="float" office:value="105144"/>
          <table:table-cell office:value-type="float" office:value="62385"/>
          <table:table-cell office:value-type="float" office:value="159197"/>
          <table:table-cell office:value-type="float" office:value="61870"/>
          <table:table-cell office:value-type="float" office:value="96242"/>
          <table:table-cell office:value-type="float" office:value="38499"/>
          <table:table-cell office:value-type="float" office:value="213727"/>
          <table:table-cell office:value-type="float" office:value="68945"/>
          <table:table-cell office:value-type="float" office:value="94931"/>
          <table:table-cell office:value-type="float" office:value="39816"/>
          <table:table-cell office:value-type="float" office:value="215872"/>
          <table:table-cell table:number-columns-repeated="16366"/>
        </table:table-row>
        <table:table-row>
          <table:table-cell office:value-type="float" office:value="34"/>
          <table:table-cell office:value-type="string" office:string-value="Staffordshire"/>
          <table:table-cell office:value-type="float" office:value="48899"/>
          <table:table-cell office:value-type="float" office:value="73210"/>
          <table:table-cell office:value-type="float" office:value="40479"/>
          <table:table-cell office:value-type="float" office:value="128619"/>
          <table:table-cell office:value-type="float" office:value="46938"/>
          <table:table-cell office:value-type="float" office:value="68280"/>
          <table:table-cell office:value-type="float" office:value="32460"/>
          <table:table-cell office:value-type="float" office:value="121592"/>
          <table:table-cell office:value-type="float" office:value="51332"/>
          <table:table-cell office:value-type="float" office:value="69772"/>
          <table:table-cell office:value-type="float" office:value="25134"/>
          <table:table-cell office:value-type="float" office:value="135535"/>
          <table:table-cell office:value-type="float" office:value="53981"/>
          <table:table-cell office:value-type="float" office:value="73954"/>
          <table:table-cell office:value-type="float" office:value="27571"/>
          <table:table-cell office:value-type="float" office:value="137631"/>
          <table:table-cell table:number-columns-repeated="16366"/>
        </table:table-row>
        <table:table-row>
          <table:table-cell office:value-type="float" office:value="35"/>
          <table:table-cell office:value-type="string" office:string-value="Suffolk"/>
          <table:table-cell office:value-type="float" office:value="15445"/>
          <table:table-cell office:value-type="float" office:value="70312"/>
          <table:table-cell office:value-type="float" office:value="63331"/>
          <table:table-cell office:value-type="float" office:value="28879"/>
          <table:table-cell office:value-type="float" office:value="15863"/>
          <table:table-cell office:value-type="float" office:value="72652"/>
          <table:table-cell office:value-type="float" office:value="50258"/>
          <table:table-cell office:value-type="float" office:value="38460"/>
          <table:table-cell office:value-type="float" office:value="19330"/>
          <table:table-cell office:value-type="float" office:value="49438"/>
          <table:table-cell office:value-type="float" office:value="31398"/>
          <table:table-cell office:value-type="float" office:value="62551"/>
          <table:table-cell office:value-type="float" office:value="19391"/>
          <table:table-cell office:value-type="float" office:value="48637"/>
          <table:table-cell office:value-type="float" office:value="27160"/>
          <table:table-cell office:value-type="float" office:value="46284"/>
          <table:table-cell table:number-columns-repeated="16366"/>
        </table:table-row>
        <table:table-row>
          <table:table-cell office:value-type="float" office:value="36"/>
          <table:table-cell office:value-type="string" office:string-value="Surrey"/>
          <table:table-cell office:value-type="float" office:value="32043"/>
          <table:table-cell office:value-type="float" office:value="63583"/>
          <table:table-cell office:value-type="float" office:value="58048"/>
          <table:table-cell office:value-type="float" office:value="151610"/>
          <table:table-cell office:value-type="float" office:value="35559"/>
          <table:table-cell office:value-type="float" office:value="60056"/>
          <table:table-cell office:value-type="float" office:value="51112"/>
          <table:table-cell office:value-type="float" office:value="140572"/>
          <table:table-cell office:value-type="float" office:value="32681"/>
          <table:table-cell office:value-type="float" office:value="53710"/>
          <table:table-cell office:value-type="float" office:value="33579"/>
          <table:table-cell office:value-type="float" office:value="145141"/>
          <table:table-cell office:value-type="float" office:value="34595"/>
          <table:table-cell office:value-type="float" office:value="51053"/>
          <table:table-cell office:value-type="float" office:value="8018"/>
          <table:table-cell office:value-type="float" office:value="161258"/>
          <table:table-cell table:number-columns-repeated="16366"/>
        </table:table-row>
        <table:table-row>
          <table:table-cell office:value-type="float" office:value="37"/>
          <table:table-cell office:value-type="string" office:string-value="Sussex"/>
          <table:table-cell office:value-type="float" office:value="82114"/>
          <table:table-cell office:value-type="float" office:value="91599"/>
          <table:table-cell office:value-type="float" office:value="101704"/>
          <table:table-cell office:value-type="float" office:value="263148"/>
          <table:table-cell office:value-type="float" office:value="83327"/>
          <table:table-cell office:value-type="float" office:value="78874"/>
          <table:table-cell office:value-type="float" office:value="111623"/>
          <table:table-cell office:value-type="float" office:value="259504"/>
          <table:table-cell office:value-type="float" office:value="81309"/>
          <table:table-cell office:value-type="float" office:value="74883"/>
          <table:table-cell office:value-type="float" office:value="107126"/>
          <table:table-cell office:value-type="float" office:value="268453"/>
          <table:table-cell office:value-type="float" office:value="79353"/>
          <table:table-cell office:value-type="float" office:value="65884"/>
          <table:table-cell office:value-type="float" office:value="83905"/>
          <table:table-cell office:value-type="float" office:value="277813"/>
          <table:table-cell table:number-columns-repeated="16366"/>
        </table:table-row>
        <table:table-row>
          <table:table-cell office:value-type="float" office:value="38"/>
          <table:table-cell office:value-type="string" office:string-value="Thames Valley"/>
          <table:table-cell office:value-type="float" office:value="117812"/>
          <table:table-cell office:value-type="float" office:value="144360"/>
          <table:table-cell office:value-type="float" office:value="121255"/>
          <table:table-cell office:value-type="float" office:value="186694"/>
          <table:table-cell office:value-type="float" office:value="123864"/>
          <table:table-cell office:value-type="float" office:value="124779"/>
          <table:table-cell office:value-type="float" office:value="124615"/>
          <table:table-cell office:value-type="float" office:value="197807"/>
          <table:table-cell office:value-type="float" office:value="122797"/>
          <table:table-cell office:value-type="float" office:value="104706"/>
          <table:table-cell office:value-type="float" office:value="116470"/>
          <table:table-cell office:value-type="float" office:value="218646"/>
          <table:table-cell office:value-type="float" office:value="130912"/>
          <table:table-cell office:value-type="float" office:value="101365"/>
          <table:table-cell office:value-type="float" office:value="114544"/>
          <table:table-cell office:value-type="float" office:value="233092"/>
          <table:table-cell table:number-columns-repeated="16366"/>
        </table:table-row>
        <table:table-row>
          <table:table-cell office:value-type="float" office:value="39"/>
          <table:table-cell office:value-type="string" office:string-value="Warwickshire"/>
          <table:table-cell office:value-type="float" office:value="25984"/>
          <table:table-cell office:value-type="float" office:value="28195"/>
          <table:table-cell office:value-type="float" office:value="23498"/>
          <table:table-cell office:value-type="float" office:value="53628"/>
          <table:table-cell office:value-type="float" office:value="26499"/>
          <table:table-cell office:value-type="float" office:value="28591"/>
          <table:table-cell office:value-type="float" office:value="22937"/>
          <table:table-cell office:value-type="float" office:value="55924"/>
          <table:table-cell office:value-type="float" office:value="27393"/>
          <table:table-cell office:value-type="float" office:value="28514"/>
          <table:table-cell office:value-type="float" office:value="24871"/>
          <table:table-cell office:value-type="float" office:value="55820"/>
          <table:table-cell office:value-type="float" office:value="28893"/>
          <table:table-cell office:value-type="float" office:value="31936"/>
          <table:table-cell office:value-type="float" office:value="27811"/>
          <table:table-cell office:value-type="float" office:value="57668"/>
          <table:table-cell table:number-columns-repeated="16366"/>
        </table:table-row>
        <table:table-row>
          <table:table-cell office:value-type="float" office:value="40"/>
          <table:table-cell office:value-type="string" office:string-value="West Mercia"/>
          <table:table-cell office:value-type="float" office:value="39183"/>
          <table:table-cell office:value-type="float" office:value="98055"/>
          <table:table-cell office:value-type="float" office:value="28184"/>
          <table:table-cell office:value-type="float" office:value="125271"/>
          <table:table-cell office:value-type="float" office:value="39381"/>
          <table:table-cell office:value-type="float" office:value="93393"/>
          <table:table-cell office:value-type="float" office:value="25278"/>
          <table:table-cell office:value-type="float" office:value="121785"/>
          <table:table-cell office:value-type="float" office:value="41467"/>
          <table:table-cell office:value-type="float" office:value="90634"/>
          <table:table-cell office:value-type="float" office:value="22810"/>
          <table:table-cell office:value-type="float" office:value="126105"/>
          <table:table-cell office:value-type="float" office:value="46944"/>
          <table:table-cell office:value-type="float" office:value="100303"/>
          <table:table-cell office:value-type="float" office:value="23322"/>
          <table:table-cell office:value-type="float" office:value="130436"/>
          <table:table-cell table:number-columns-repeated="16366"/>
        </table:table-row>
        <table:table-row>
          <table:table-cell office:value-type="float" office:value="41"/>
          <table:table-cell office:value-type="string" office:string-value="West Midlands"/>
          <table:table-cell office:value-type="float" office:value="133638"/>
          <table:table-cell office:value-type="float" office:value="139724"/>
          <table:table-cell office:value-type="float" office:value="314099"/>
          <table:table-cell office:value-type="float" office:value="235547"/>
          <table:table-cell office:value-type="float" office:value="140329"/>
          <table:table-cell office:value-type="float" office:value="166649"/>
          <table:table-cell office:value-type="float" office:value="227502"/>
          <table:table-cell office:value-type="float" office:value="237159"/>
          <table:table-cell office:value-type="float" office:value="138422"/>
          <table:table-cell office:value-type="float" office:value="166755"/>
          <table:table-cell office:value-type="float" office:value="222746"/>
          <table:table-cell office:value-type="float" office:value="238999"/>
          <table:table-cell office:value-type="float" office:value="145070"/>
          <table:table-cell office:value-type="float" office:value="138235"/>
          <table:table-cell office:value-type="float" office:value="227861"/>
          <table:table-cell office:value-type="float" office:value="178613"/>
          <table:table-cell table:number-columns-repeated="16366"/>
        </table:table-row>
        <table:table-row>
          <table:table-cell office:value-type="float" office:value="42"/>
          <table:table-cell office:value-type="string" office:string-value="West Yorkshire"/>
          <table:table-cell office:value-type="float" office:value="104085"/>
          <table:table-cell office:value-type="float" office:value="126210"/>
          <table:table-cell office:value-type="float" office:value="199926"/>
          <table:table-cell office:value-type="float" office:value="193639"/>
          <table:table-cell office:value-type="float" office:value="99394"/>
          <table:table-cell office:value-type="float" office:value="119188"/>
          <table:table-cell office:value-type="float" office:value="193082"/>
          <table:table-cell office:value-type="float" office:value="188247"/>
          <table:table-cell office:value-type="float" office:value="102624"/>
          <table:table-cell office:value-type="float" office:value="123525"/>
          <table:table-cell office:value-type="float" office:value="182527"/>
          <table:table-cell office:value-type="float" office:value="188861"/>
          <table:table-cell office:value-type="float" office:value="111209"/>
          <table:table-cell office:value-type="float" office:value="130282"/>
          <table:table-cell office:value-type="float" office:value="149727"/>
          <table:table-cell office:value-type="float" office:value="239684"/>
          <table:table-cell table:number-columns-repeated="16366"/>
        </table:table-row>
        <table:table-row>
          <table:table-cell office:value-type="float" office:value="43"/>
          <table:table-cell office:value-type="string" office:string-value="Wiltshire"/>
          <table:table-cell office:value-type="float" office:value="15780"/>
          <table:table-cell office:value-type="float" office:value="33304"/>
          <table:table-cell office:value-type="float" office:value="22758"/>
          <table:table-cell office:value-type="float" office:value="25936"/>
          <table:table-cell office:value-type="float" office:value="15843"/>
          <table:table-cell office:value-type="float" office:value="32384"/>
          <table:table-cell office:value-type="float" office:value="18944"/>
          <table:table-cell office:value-type="float" office:value="24242"/>
          <table:table-cell office:value-type="float" office:value="15530"/>
          <table:table-cell office:value-type="float" office:value="32648"/>
          <table:table-cell office:value-type="float" office:value="17280"/>
          <table:table-cell office:value-type="float" office:value="24820"/>
          <table:table-cell office:value-type="float" office:value="16879"/>
          <table:table-cell office:value-type="float" office:value="33426"/>
          <table:table-cell office:value-type="float" office:value="15514"/>
          <table:table-cell office:value-type="float" office:value="24986"/>
          <table:table-cell table:number-columns-repeated="16366"/>
        </table:table-row>
        <table:table-row>
          <table:table-cell office:value-type="string" office:string-value="-"/>
          <table:table-cell table:number-columns-repeated="16383"/>
        </table:table-row>
        <table:table-row>
          <table:table-cell/>
          <table:table-cell office:value-type="string" office:string-value="England amd Wales"/>
          <table:table-cell office:value-type="float" office:value="2609264"/>
          <table:table-cell office:value-type="float" office:value="4642021"/>
          <table:table-cell office:value-type="float" office:value="3473581"/>
          <table:table-cell office:value-type="float" office:value="6393210"/>
          <table:table-cell office:value-type="float" office:value="2620503"/>
          <table:table-cell office:value-type="float" office:value="4559101"/>
          <table:table-cell office:value-type="float" office:value="3277666"/>
          <table:table-cell office:value-type="float" office:value="6168877"/>
          <table:table-cell office:value-type="float" office:value="2678491"/>
          <table:table-cell office:value-type="float" office:value="4273456"/>
          <table:table-cell office:value-type="float" office:value="2822939"/>
          <table:table-cell office:value-type="float" office:value="6443944"/>
          <table:table-cell office:value-type="float" office:value="2727269"/>
          <table:table-cell office:value-type="float" office:value="4164056"/>
          <table:table-cell office:value-type="float" office:value="2737088"/>
          <table:table-cell office:value-type="float" office:value="6753231"/>
          <table:table-cell table:number-columns-repeated="16366"/>
        </table:table-row>
        <table:table-row>
          <table:table-cell table:number-columns-repeated="16384"/>
        </table:table-row>
        <table:table-row>
          <table:table-cell office:value-type="string" office:string-value="-"/>
          <table:table-cell table:number-columns-repeated="16383"/>
        </table:table-row>
        <table:table-row>
          <table:table-cell office:value-type="string" office:string-value="-"/>
          <table:table-cell table:number-columns-repeated="16383"/>
        </table:table-row>
        <table:table-row table:number-rows-repeated="1048524">
          <table:table-cell table:number-columns-repeated="16383"/>
        </table:table-row>
      </table:table>
      <table:table table:name="'file:///G:/OutlookSecureTemp/Force%20data%20reordering%20tool.xlsm'#Sorted" table:style-name="ta2">
        <table:table-source xlink:href="file:///G:/OutlookSecureTemp/Force%20data%20reordering%20tool.xlsm" table:table-name="Sorted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ToSortData_All" table:cell-range-address="'file:///G:/OutlookSecureTemp/Force%20data%20reordering%20tool.xlsm'#To_sort_data.$A$2:To_sort_data.$XFD$52" table:base-cell-address="Notes_and_sources.$A$1"/>
        <table:named-range table:name="ToSortData_Rows" table:cell-range-address="'file:///G:/OutlookSecureTemp/Force%20data%20reordering%20tool.xlsm'#To_sort_data.$A$2:To_sort_data.$A$52" table:base-cell-address="Notes_and_sourc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3" style:display-name="Comma 3" style:family="table-cell" style:data-style-name="N36"/>
    <style:style style:name="Hyperlink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5" style:display-name="Normal 1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eremy Hicks</meta:initial-creator>
    <dc:creator>Jeremy Hicks</dc:creator>
    <meta:creation-date>2016-12-08T09:48:25Z</meta:creation-date>
    <dc:date>2018-02-23T12:31:43Z</dc:date>
  </office:meta>
</office:document-meta>
</file>